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Calibri" svg:font-family="Calibri"/>
    <style:font-face style:name="Consolas" svg:font-family="Consolas"/>
    <style:font-face style:name="Courier New" svg:font-family="Courier New"/>
    <style:font-face style:name="Helvetica" svg:font-family="Helvetica"/>
    <style:font-face style:name="Hiragino Kaku Gothic ProN" svg:font-family="Hiragino Kaku Gothic ProN"/>
    <style:font-face style:name="Lucida Grande" svg:font-family="Lucida Grande"/>
    <style:font-face style:name="Symbol" svg:font-family="Symbol"/>
    <style:font-face style:name="Times" svg:font-family="Times"/>
    <style:font-face style:name="Times New Roman" svg:font-family="Times New Roman"/>
    <style:font-face style:name="Wingdings" svg:font-family="Wingdings"/>
  </office:font-face-decls>
  <office:automatic-styles>
    <style:style style:name="Table1" style:family="table">
      <style:table-properties style:width="7.0in" table:align="margins"/>
    </style:style>
    <style:style style:name="P1" style:family="paragraph" style:parent-style-name="Standard">
      <style:paragraph-properties fo:text-align="center"/>
      <style:text-properties style:font-name="Times" fo:font-size="11.0pt" fo:color="#000000"/>
    </style:style>
    <style:style style:name="P2" style:family="paragraph" style:parent-style-name="Standard">
      <style:text-properties style:font-name="Times" fo:font-size="11.0pt" fo:color="#000000"/>
    </style:style>
    <style:style style:name="P3" style:family="paragraph" style:parent-style-name="Standard">
      <style:paragraph-properties fo:margin-left="0.4924in"/>
      <style:text-properties style:font-name="Times" fo:font-size="11.0pt" fo:color="#000000"/>
    </style:style>
    <style:style style:name="P4" style:family="paragraph" style:parent-style-name="Standard">
      <style:text-properties style:font-name="Lucida Grande" fo:font-size="11.0pt" fo:color="#000000"/>
    </style:style>
    <style:style style:name="P5" style:family="paragraph" style:parent-style-name="Standard">
      <style:paragraph-properties fo:margin-left="0.9847in"/>
      <style:text-properties style:font-name="Times" fo:font-size="11.0pt" fo:color="#000000"/>
    </style:style>
    <style:style style:name="P6" style:family="paragraph" style:parent-style-name="Standard">
      <style:paragraph-properties fo:margin-left="1.0000in" fo:text-indent="-1.0000in">
        <style:tab-stops>
          <style:tab-stop style:position="0.6528in"/>
          <style:tab-stop style:position="1.0000in"/>
        </style:tab-stops>
      </style:paragraph-properties>
      <style:text-properties style:font-name="Times" fo:font-size="12.0pt" fo:color="#000000"/>
    </style:style>
    <style:style style:name="P7" style:family="paragraph" style:parent-style-name="Standard">
      <style:paragraph-properties fo:text-align="center"/>
      <style:text-properties style:font-name="Times" fo:font-size="12.0pt" fo:color="#000000"/>
    </style:style>
    <style:style style:name="P8" style:family="paragraph" style:parent-style-name="Standard">
      <style:text-properties style:font-name="Times" fo:font-size="12.0pt" fo:color="#000000"/>
    </style:style>
    <style:style style:name="P9" style:family="paragraph" style:parent-style-name="Standard">
      <style:paragraph-properties fo:margin-left="0.7500in"/>
      <style:text-properties style:font-name="Times" fo:font-size="12.0pt" fo:color="#000000"/>
    </style:style>
    <style:style style:name="P10" style:family="paragraph" style:parent-style-name="Standard">
      <style:paragraph-properties fo:text-align="justify"/>
      <style:text-properties style:font-name="Times" fo:font-size="12.0pt" fo:color="#000000"/>
    </style:style>
    <style:style style:name="P11"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2.0pt" fo:color="#000000"/>
    </style:style>
    <style:style style:name="P12" style:family="paragraph" style:parent-style-name="Standard">
      <style:paragraph-properties fo:margin-left="0.7500in"/>
      <style:text-properties style:font-name="Times" fo:font-size="11.0pt" fo:color="#000000"/>
    </style:style>
    <style:style style:name="P13" style:family="paragraph" style:parent-style-name="Standard">
      <style:paragraph-properties fo:margin-left="0.4924in"/>
      <style:text-properties style:font-name="Times" fo:font-size="12.0pt" fo:color="#000000"/>
    </style:style>
    <style:style style:name="P14" style:family="paragraph" style:parent-style-name="Standard">
      <style:paragraph-properties fo:margin-bottom="0.1965in"/>
      <style:text-properties style:font-name="Times" fo:font-size="11.0pt" fo:color="#222222"/>
    </style:style>
    <style:style style:name="P15" style:family="paragraph" style:parent-style-name="Standard">
      <style:paragraph-properties fo:margin-bottom="0.1965in"/>
      <style:text-properties style:font-name="Times" fo:font-size="11.0pt" fo:color="#1155cc"/>
    </style:style>
    <style:style style:name="P16" style:family="paragraph" style:parent-style-name="Standard">
      <style:text-properties style:font-name="Times" fo:font-size="9.0pt" fo:color="#500050"/>
    </style:style>
    <style:style style:name="P17" style:family="paragraph" style:parent-style-name="Standard">
      <style:paragraph-properties fo:margin-bottom="0.1965in"/>
      <style:text-properties style:font-name="Times" fo:font-size="12.0pt" fo:color="#000000"/>
    </style:style>
    <style:style style:name="P18" style:family="paragraph" style:parent-style-name="Standard">
      <style:paragraph-properties fo:margin-left="0.7500in"/>
      <style:text-properties style:font-name="Times" fo:font-size="7.5pt" fo:color="#000000"/>
    </style:style>
    <style:style style:name="P19" style:family="paragraph" style:parent-style-name="Standard">
      <style:paragraph-properties fo:margin-left="0.4924in"/>
      <style:text-properties style:font-name="Times" fo:font-size="10.0pt" fo:color="#000000"/>
    </style:style>
    <style:style style:name="P20" style:family="paragraph" style:parent-style-name="Standard">
      <style:paragraph-properties fo:text-indent="0.5000in"/>
      <style:text-properties style:font-name="Times" fo:font-size="12.0pt" fo:color="#000000"/>
    </style:style>
    <style:style style:name="P21" style:family="paragraph" style:parent-style-name="Standard">
      <style:paragraph-properties fo:margin-left="1.0000in"/>
      <style:text-properties style:font-name="Times" fo:font-size="12.0pt" fo:color="#000000"/>
    </style:style>
    <style:style style:name="P22" style:family="paragraph" style:parent-style-name="Standard">
      <style:paragraph-properties fo:margin-left="2.0000in"/>
      <style:text-properties style:font-name="Times" fo:font-size="11.0pt" fo:color="#000000"/>
    </style:style>
    <style:style style:name="P23" style:family="paragraph" style:parent-style-name="Standard">
      <style:paragraph-properties fo:margin-left="2.5000in" fo:text-indent="-2.5000in">
        <style:tab-stops>
          <style:tab-stop style:position="2.1528in"/>
          <style:tab-stop style:position="2.5000in"/>
        </style:tab-stops>
      </style:paragraph-properties>
      <style:text-properties style:font-name="Times" fo:font-size="11.0pt" fo:color="#000000"/>
    </style:style>
    <style:style style:name="P24"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1.0pt" fo:color="#000000"/>
    </style:style>
    <style:style style:name="P25" style:family="paragraph" style:parent-style-name="Standard">
      <style:paragraph-properties fo:margin-left="0.4660in" fo:text-indent="1.0340in"/>
      <style:text-properties style:font-name="Times" fo:font-size="11.0pt" fo:color="#000000"/>
    </style:style>
    <style:style style:name="P26" style:family="paragraph" style:parent-style-name="Standard">
      <style:paragraph-properties fo:margin-left="1.5000in"/>
      <style:text-properties style:font-name="Times" fo:font-size="11.0pt" fo:color="#000000"/>
    </style:style>
    <style:style style:name="P27" style:family="paragraph" style:parent-style-name="Standard">
      <style:paragraph-properties fo:margin-left="2.0000in" fo:text-indent="-2.0000in">
        <style:tab-stops>
          <style:tab-stop style:position="1.6528in"/>
          <style:tab-stop style:position="2.0000in"/>
        </style:tab-stops>
      </style:paragraph-properties>
      <style:text-properties style:font-name="Times" fo:font-size="11.0pt" fo:color="#000000"/>
    </style:style>
    <style:style style:name="P28" style:family="paragraph" style:parent-style-name="Standard">
      <style:paragraph-properties fo:margin-left="0.4924in"/>
      <style:text-properties style:font-name="Times" fo:font-size="12.0pt" fo:color="#1f4e79"/>
    </style:style>
    <style:style style:name="P29" style:family="paragraph" style:parent-style-name="Standard">
      <style:paragraph-properties fo:margin-bottom="0.1111in" fo:line-height="107%">
        <style:tab-stops>
          <style:tab-stop style:position="0.9792in"/>
        </style:tab-stops>
      </style:paragraph-properties>
      <style:text-properties style:font-name="Times" fo:font-size="12.0pt" fo:color="#0563c1"/>
    </style:style>
    <style:style style:name="P30" style:family="paragraph" style:parent-style-name="Standard">
      <style:paragraph-properties fo:margin-bottom="0.1111in" fo:line-height="107%">
        <style:tab-stops>
          <style:tab-stop style:position="0.9792in"/>
        </style:tab-stops>
      </style:paragraph-properties>
      <style:text-properties style:font-name="Times" fo:font-size="12.0pt" fo:color="#000000"/>
    </style:style>
    <style:style style:name="P31" style:family="paragraph" style:parent-style-name="Standard">
      <style:paragraph-properties fo:margin-bottom="0.1111in" fo:line-height="107%">
        <style:tab-stops>
          <style:tab-stop style:position="0.9792in"/>
        </style:tab-stops>
      </style:paragraph-properties>
      <style:text-properties style:font-name="Times" fo:font-size="12.0pt" fo:color="#1f4e79"/>
    </style:style>
    <style:style style:name="P32" style:family="paragraph" style:parent-style-name="Standard">
      <style:paragraph-properties fo:margin-bottom="0.1111in" fo:line-height="107%"/>
      <style:text-properties style:font-name="Times" fo:font-size="12.0pt" fo:color="#000000"/>
    </style:style>
    <style:style style:name="P33" style:family="paragraph" style:parent-style-name="Standard">
      <style:paragraph-properties fo:margin-bottom="0.166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1.0pt" fo:color="#333333"/>
    </style:style>
    <style:style style:name="P34" style:family="paragraph" style:parent-style-name="Standard">
      <style:paragraph-properties fo:margin-bottom="0.1667in"/>
      <style:text-properties style:font-name="Times" fo:font-size="12.0pt" fo:color="#333333"/>
    </style:style>
    <style:style style:name="P35" style:family="paragraph" style:parent-style-name="Standard">
      <style:paragraph-properties fo:margin-bottom="0.166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1.0pt" fo:color="#990000"/>
    </style:style>
    <style:style style:name="P36" style:family="paragraph" style:parent-style-name="Standard">
      <style:paragraph-properties fo:margin-bottom="0.1667in"/>
      <style:text-properties style:font-name="Times" fo:font-size="12.0pt" fo:color="#000000"/>
    </style:style>
    <style:style style:name="P37" style:family="paragraph" style:parent-style-name="Standard">
      <style:paragraph-properties fo:margin-bottom="0.1667in"/>
      <style:text-properties style:font-name="Times" fo:font-size="12.0pt" fo:color="#1f4e79"/>
    </style:style>
    <style:style style:name="P38" style:family="paragraph" style:parent-style-name="Standard">
      <style:paragraph-properties fo:margin-bottom="0.1111in" fo:text-align="justify" fo:line-height="107%"/>
      <style:text-properties style:font-name="Times" fo:font-size="12.0pt" fo:color="#1f4e79"/>
    </style:style>
    <style:style style:name="P39" style:family="paragraph" style:parent-style-name="Standard">
      <style:paragraph-properties fo:margin-bottom="0.1111in" fo:margin-left="0.5000in" fo:text-align="justify" fo:text-indent="-0.2500in"/>
      <style:text-properties style:font-name="Times" fo:font-size="12.0pt" fo:color="#000000"/>
    </style:style>
    <style:style style:name="P40" style:family="paragraph" style:parent-style-name="Standard">
      <style:paragraph-properties fo:margin-bottom="0.1111in" fo:margin-left="0.5000in" fo:text-align="justify" fo:text-indent="-0.2500in"/>
      <style:text-properties style:font-name="Times" fo:font-size="12.0pt" fo:color="#0563c1"/>
    </style:style>
    <style:style style:name="P41" style:family="paragraph" style:parent-style-name="Standard">
      <style:paragraph-properties fo:margin-bottom="0.1111in" fo:margin-left="0.5000in" fo:text-indent="-0.2500in"/>
      <style:text-properties style:font-name="Times" fo:font-size="12.0pt" fo:color="#000000"/>
    </style:style>
    <style:style style:name="P42" style:family="paragraph" style:parent-style-name="Standard">
      <style:paragraph-properties fo:margin-left="0.5000in" fo:text-indent="-0.2500in"/>
      <style:text-properties style:font-name="Times" fo:font-size="11.0pt" fo:color="#000000"/>
    </style:style>
    <style:style style:name="P43" style:family="paragraph" style:parent-style-name="Standard">
      <style:text-properties style:font-name="Arial" fo:font-size="11.5pt" fo:color="#439fe0" fo:background-color="#ffffff"/>
    </style:style>
    <style:style style:name="P44" style:family="paragraph" style:parent-style-name="Standard">
      <style:text-properties style:font-name="Times" fo:font-size="12.0pt" fo:color="#1f4e79"/>
    </style:style>
    <style:style style:name="P45" style:family="paragraph" style:parent-style-name="Standard">
      <style:paragraph-properties fo:margin-bottom="0.1111in" fo:text-align="justify" fo:line-height="107%"/>
      <style:text-properties style:font-name="Times" fo:font-size="12.0pt" fo:color="#0563c1"/>
    </style:style>
    <style:style style:name="P46" style:family="paragraph" style:parent-style-name="Standard">
      <style:paragraph-properties fo:margin-bottom="0.1111in" fo:line-height="107%"/>
      <style:text-properties style:font-name="Calibri" fo:font-size="11.0pt" fo:color="#000000"/>
    </style:style>
    <style:style style:name="P47" style:family="paragraph" style:parent-style-name="Standard">
      <style:paragraph-properties fo:margin-bottom="0.166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0.0pt" fo:color="#333333"/>
    </style:style>
    <style:style style:name="P48" style:family="paragraph" style:parent-style-name="Standard">
      <style:paragraph-properties fo:margin-bottom="0.1111in" fo:line-height="107%"/>
      <style:text-properties style:font-name="Times" fo:font-size="12.0pt" fo:color="#000000" fo:background-color="#ffffff"/>
    </style:style>
    <style:style style:name="P49" style:family="paragraph" style:parent-style-name="Standard">
      <style:paragraph-properties fo:margin-bottom="0.1111in" fo:text-align="center" fo:line-height="107%"/>
      <style:text-properties style:font-name="Times" fo:font-size="12.0pt" fo:color="#000000"/>
    </style:style>
    <style:style style:name="P50" style:family="paragraph" style:parent-style-name="Standard">
      <style:paragraph-properties fo:margin-bottom="0.1389in" fo:text-align="center"/>
      <style:text-properties style:font-name="Calibri" fo:font-size="9.0pt" fo:color="#44546a"/>
    </style:style>
    <style:style style:name="P51"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1.5pt" fo:color="#000000" fo:background-color="#ffffff"/>
    </style:style>
    <style:style style:name="P52" style:family="paragraph" style:parent-style-name="Standard">
      <style:paragraph-properties fo:margin-bottom="0.1111in" fo:line-height="107%">
        <style:tab-stops>
          <style:tab-stop style:position="0.9792in"/>
        </style:tab-stops>
      </style:paragraph-properties>
      <style:text-properties style:font-name="Consolas" fo:font-size="11.5pt" fo:color="#ff0000"/>
    </style:style>
    <style:style style:name="P53" style:family="paragraph" style:parent-style-name="Standard">
      <style:paragraph-properties fo:margin-bottom="0.1111in" fo:line-height="107%">
        <style:tab-stops>
          <style:tab-stop style:position="0.9792in"/>
        </style:tab-stops>
      </style:paragraph-properties>
      <style:text-properties style:font-name="Consolas" fo:font-size="11.5pt" fo:color="#000000" fo:background-color="#ffffff"/>
    </style:style>
    <style:style style:name="P54" style:family="paragraph" style:parent-style-name="Standard">
      <style:paragraph-properties>
        <style:tab-stops>
          <style:tab-stop style:position="0.6361in"/>
          <style:tab-stop style:position="0.9792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0.5pt" fo:color="#ff0000" fo:background-color="#f1f1f1"/>
    </style:style>
    <style:style style:name="P55" style:family="paragraph" style:parent-style-name="Standard">
      <style:paragraph-properties>
        <style:tab-stops>
          <style:tab-stop style:position="0.6361in"/>
          <style:tab-stop style:position="0.9792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1.5pt" fo:color="#ff0000"/>
    </style:style>
    <style:style style:name="P56" style:family="paragraph" style:parent-style-name="Standard">
      <style:paragraph-properties fo:margin-bottom="0.1111in" fo:margin-left="0.5000in" fo:text-indent="-0.2500in"/>
      <style:text-properties style:font-name="Times" fo:font-size="12.0pt" fo:color="#0563c1"/>
    </style:style>
    <style:style style:name="P57" style:family="paragraph" style:parent-style-name="Standard">
      <style:paragraph-properties fo:margin-bottom="0.1111in" fo:line-height="108%">
        <style:tab-stops>
          <style:tab-stop style:position="0.9792in"/>
        </style:tab-stops>
      </style:paragraph-properties>
      <style:text-properties style:font-name="Times New Roman" fo:font-size="12.0pt" fo:color="#1f4e79"/>
    </style:style>
    <style:style style:name="P58" style:family="paragraph" style:parent-style-name="Standard">
      <style:paragraph-properties fo:margin-bottom="0.1111in" fo:line-height="108%">
        <style:tab-stops>
          <style:tab-stop style:position="0.9792in"/>
        </style:tab-stops>
      </style:paragraph-properties>
      <style:text-properties style:font-name="Times New Roman" fo:font-size="12.0pt" fo:color="#0563c1"/>
    </style:style>
    <style:style style:name="P59" style:family="paragraph" style:parent-style-name="Standard">
      <style:paragraph-properties fo:margin-bottom="0.1111in" fo:line-height="108%">
        <style:tab-stops>
          <style:tab-stop style:position="0.9792in"/>
        </style:tab-stops>
      </style:paragraph-properties>
      <style:text-properties style:font-name="Times New Roman" fo:font-size="12.0pt"/>
    </style:style>
    <style:style style:name="P60" style:family="paragraph" style:parent-style-name="Standard">
      <style:paragraph-properties fo:margin-bottom="0.1111in" fo:text-align="justify" fo:line-height="108%"/>
      <style:text-properties style:font-name="Times New Roman" fo:font-size="12.0pt"/>
    </style:style>
    <style:style style:name="P61" style:family="paragraph" style:parent-style-name="Standard">
      <style:paragraph-properties fo:margin-bottom="0.1111in" fo:margin-left="0.5000in" fo:text-align="justify" fo:text-indent="-0.2500in" fo:line-height="108%"/>
      <style:text-properties style:font-name="Times New Roman" fo:font-size="12.0pt"/>
    </style:style>
    <style:style style:name="P62" style:family="paragraph" style:parent-style-name="Standard">
      <style:paragraph-properties fo:margin-bottom="0.1111in" fo:margin-left="0.5000in" fo:text-align="justify" fo:line-height="108%"/>
      <style:text-properties style:font-name="Times New Roman" fo:font-size="12.0pt"/>
    </style:style>
    <style:style style:name="P63" style:family="paragraph" style:parent-style-name="Standard">
      <style:paragraph-properties fo:text-align="center"/>
      <style:text-properties style:font-name="Times New Roman" fo:font-size="12.0pt" fo:color="#ffffff"/>
    </style:style>
    <style:style style:name="P64" style:family="paragraph" style:parent-style-name="Standard">
      <style:text-properties style:font-name="Times New Roman" fo:font-size="12.0pt"/>
    </style:style>
    <style:style style:name="P65" style:family="paragraph" style:parent-style-name="Standard">
      <style:paragraph-properties fo:text-align="center"/>
      <style:text-properties style:font-name="Times New Roman" fo:font-size="12.0pt"/>
    </style:style>
    <style:style style:name="P66" style:family="paragraph" style:parent-style-name="Standard">
      <style:paragraph-properties fo:margin-bottom="0.1111in" fo:margin-left="0.5000in" fo:text-indent="0.0625in" fo:line-height="108%"/>
      <style:text-properties style:font-name="Times New Roman" fo:font-size="12.0pt"/>
    </style:style>
    <style:style style:name="P67" style:family="paragraph" style:parent-style-name="Standard">
      <style:paragraph-properties fo:margin-bottom="0.1111in" fo:margin-left="0.5625in" fo:text-align="justify" fo:line-height="108%"/>
      <style:text-properties style:font-name="Times New Roman" fo:font-size="12.0pt"/>
    </style:style>
    <style:style style:name="P68" style:family="paragraph" style:parent-style-name="Standard">
      <style:paragraph-properties fo:text-align="justify"/>
      <style:text-properties style:font-name="Times New Roman" fo:font-size="12.0pt" fo:color="#ffffff"/>
    </style:style>
    <style:style style:name="P69" style:family="paragraph" style:parent-style-name="Standard">
      <style:paragraph-properties fo:text-align="justify"/>
      <style:text-properties style:font-name="Times New Roman" fo:font-size="12.0pt"/>
    </style:style>
    <style:style style:name="P70" style:family="paragraph" style:parent-style-name="Standard">
      <style:paragraph-properties fo:text-align="justify"/>
      <style:text-properties style:font-name="Courier New" fo:font-size="10.0pt"/>
    </style:style>
    <style:style style:name="P71" style:family="paragraph" style:parent-style-name="Standard">
      <style:paragraph-properties fo:margin-bottom="0.1111in" fo:margin-left="0.2500in" fo:text-align="justify" fo:line-height="108%"/>
      <style:text-properties style:font-name="Times New Roman" fo:font-size="12.0pt"/>
    </style:style>
    <style:style style:name="P72" style:family="paragraph" style:parent-style-name="Standard">
      <style:paragraph-properties fo:margin-left="0.2500in"/>
      <style:text-properties style:font-name="Courier New" fo:font-size="12.0pt"/>
    </style:style>
    <style:style style:name="P73" style:family="paragraph" style:parent-style-name="Standard">
      <style:text-properties style:font-name="Courier New" fo:font-size="12.0pt"/>
    </style:style>
    <style:style style:name="P74" style:family="paragraph" style:parent-style-name="Standard">
      <style:paragraph-properties fo:text-align="justify" fo:line-height="108%"/>
      <style:text-properties style:font-name="Times New Roman" fo:font-size="12.0pt"/>
    </style:style>
    <style:style style:name="P75" style:family="paragraph" style:parent-style-name="Standard">
      <style:paragraph-properties fo:margin-bottom="0.0694in" fo:text-align="justify"/>
      <style:text-properties style:font-name="Times New Roman" fo:font-size="12.0pt"/>
    </style:style>
    <style:style style:name="P76" style:family="paragraph" style:parent-style-name="Standard">
      <style:paragraph-properties fo:margin-top="0.0694in" fo:margin-bottom="0.0694in" fo:text-align="justify"/>
      <style:text-properties style:font-name="Times New Roman" fo:font-size="12.0pt"/>
    </style:style>
    <style:style style:name="P77" style:family="paragraph" style:parent-style-name="Standard">
      <style:paragraph-properties fo:margin-top="0.0694in" fo:text-align="justify"/>
      <style:text-properties style:font-name="Times New Roman" fo:font-size="12.0pt"/>
    </style:style>
    <style:style style:name="P78" style:family="paragraph" style:parent-style-name="Standard">
      <style:paragraph-properties fo:margin-top="0.0694in" fo:margin-bottom="0.0694in" fo:margin-left="0.7500in" fo:text-align="justify" fo:text-indent="-0.5000in"/>
      <style:text-properties style:font-name="Times New Roman" fo:font-size="12.0pt"/>
    </style:style>
    <style:style style:name="P79" style:family="paragraph" style:parent-style-name="Standard">
      <style:paragraph-properties fo:margin-bottom="0.1111in" fo:text-align="justify" fo:line-height="108%"/>
      <style:text-properties style:font-name="Times New Roman" fo:font-size="12.0pt" fo:color="#1f4e79"/>
    </style:style>
    <style:style style:name="P80" style:family="paragraph" style:parent-style-name="Standard">
      <style:paragraph-properties fo:margin-bottom="0.1111in" fo:margin-left="0.5000in" fo:text-align="justify" fo:text-indent="-0.2500in" fo:line-height="108%"/>
      <style:text-properties style:font-name="Times New Roman" fo:font-size="12.0pt" fo:color="#0563c1"/>
    </style:style>
    <style:style style:name="P81" style:family="paragraph" style:parent-style-name="Standard">
      <style:paragraph-properties fo:margin-left="0.5000in" fo:text-indent="-0.2500in"/>
      <style:text-properties style:font-name="Helvetica" fo:font-size="11.0pt"/>
    </style:style>
    <style:style style:name="P82" style:family="paragraph" style:parent-style-name="Standard">
      <style:text-properties style:font-name="Helvetica" fo:font-size="11.0pt"/>
    </style:style>
    <style:style style:name="P83" style:family="paragraph" style:parent-style-name="Standard">
      <style:text-properties style:font-name="Helvetica" fo:font-size="11.0pt" fo:color="#0563c1"/>
    </style:style>
    <style:style style:name="P84" style:family="paragraph" style:parent-style-name="Standard">
      <style:text-properties style:font-name="Times New Roman" fo:font-size="12.0pt" fo:color="#1f4e79"/>
    </style:style>
    <style:style style:name="P85" style:family="paragraph" style:parent-style-name="Standard">
      <style:paragraph-properties fo:margin-left="1.0000in" fo:text-indent="-0.2500in"/>
      <style:text-properties style:font-name="Times New Roman" fo:font-size="12.0pt"/>
    </style:style>
    <style:style style:name="P86" style:family="paragraph" style:parent-style-name="Standard">
      <style:paragraph-properties fo:margin-left="1.0000in"/>
      <style:text-properties style:font-name="Helvetica" fo:font-size="11.0pt"/>
    </style:style>
    <style:style style:name="P87" style:family="paragraph" style:parent-style-name="Standard">
      <style:paragraph-properties fo:margin-left="0.7500in" fo:text-indent="-0.2500in"/>
      <style:text-properties style:font-name="Times New Roman" fo:font-size="12.0pt"/>
    </style:style>
    <style:style style:name="P88" style:family="paragraph" style:parent-style-name="Standard">
      <style:paragraph-properties fo:margin-left="1.0000in"/>
      <style:text-properties style:font-name="Times New Roman" fo:font-size="12.0pt"/>
    </style:style>
    <style:style style:name="P89" style:family="paragraph" style:parent-style-name="Standard">
      <style:paragraph-properties fo:margin-left="0.2500in"/>
      <style:text-properties style:font-name="Times" fo:font-size="11.0pt" fo:color="#000000"/>
    </style:style>
    <style:style style:name="P90" style:family="paragraph" style:parent-style-name="Standard">
      <style:paragraph-properties fo:margin-top="0.0014in" fo:margin-bottom="0.0014in"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7.0pt" fo:color="#313131"/>
    </style:style>
    <style:style style:name="P91" style:family="paragraph" style:parent-style-name="Standard">
      <style:paragraph-properties fo:text-indent="0.2500in"/>
      <style:text-properties style:font-name="Times" fo:font-size="10.0pt" fo:color="#000000"/>
    </style:style>
    <style:style style:name="P92"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9966cc"/>
    </style:style>
    <style:style style:name="P93"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110000"/>
    </style:style>
    <style:style style:name="P94"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0066ff"/>
    </style:style>
    <style:style style:name="P95"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996600"/>
    </style:style>
    <style:style style:name="P96"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cc0066"/>
    </style:style>
    <style:style style:name="P97" style:family="paragraph" style:parent-style-name="Standard">
      <style:paragraph-properties fo:margin-left="0.0160in" style:line-height-at-least="0.2014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9.0pt" fo:color="#222222"/>
    </style:style>
    <style:style style:name="P98" style:family="paragraph" style:parent-style-name="Standard">
      <style:paragraph-properties fo:margin-left="0.2500in"/>
      <style:text-properties style:font-name="Times" fo:font-size="11.0pt" fo:color="#0000ff"/>
    </style:style>
    <style:style style:name="P99" style:family="paragraph" style:parent-style-name="Standard">
      <style:paragraph-properties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7.0pt" fo:color="#313131"/>
    </style:style>
    <style:style style:name="P100" style:family="paragraph" style:parent-style-name="Standard">
      <style:paragraph-properties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7.0pt" fo:color="#008800"/>
    </style:style>
    <style:style style:name="P101" style:family="paragraph" style:parent-style-name="Standard">
      <style:paragraph-properties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7.0pt" fo:color="#000088"/>
    </style:style>
    <style:style style:name="P102" style:family="paragraph" style:parent-style-name="Standard">
      <style:paragraph-properties fo:margin-left="0.0333in" fo:text-align="justify" style:line-height-at-least="0.1889in"/>
      <style:text-properties style:font-name="Times" fo:font-size="8.0pt" fo:color="#000000"/>
    </style:style>
    <style:style style:name="P103" style:family="paragraph" style:parent-style-name="Standard">
      <style:paragraph-properties fo:text-indent="0.5000in"/>
      <style:text-properties style:font-name="Calibri" fo:font-size="11.0pt"/>
    </style:style>
    <style:style style:name="P104" style:family="paragraph" style:parent-style-name="Standard">
      <style:paragraph-properties fo:text-align="justify">
        <style:tab-stops>
          <style:tab-stop style:position="0.9792in"/>
        </style:tab-stops>
      </style:paragraph-properties>
      <style:text-properties style:font-name="Calibri" fo:font-size="11.0pt" fo:color="#244061"/>
    </style:style>
    <style:style style:name="P105" style:family="paragraph" style:parent-style-name="Standard">
      <style:paragraph-properties fo:text-align="justify">
        <style:tab-stops>
          <style:tab-stop style:position="0.9792in"/>
        </style:tab-stops>
      </style:paragraph-properties>
      <style:text-properties style:font-name="Calibri" fo:font-size="11.0pt" fo:color="#0000ff"/>
    </style:style>
    <style:style style:name="P106" style:family="paragraph" style:parent-style-name="Standard">
      <style:paragraph-properties fo:text-align="justify">
        <style:tab-stops>
          <style:tab-stop style:position="0.9792in"/>
        </style:tab-stops>
      </style:paragraph-properties>
      <style:text-properties style:font-name="Calibri" fo:font-size="11.0pt"/>
    </style:style>
    <style:style style:name="P107" style:family="paragraph" style:parent-style-name="Standard">
      <style:paragraph-properties fo:text-align="justify"/>
      <style:text-properties style:font-name="Calibri" fo:font-size="11.0pt"/>
    </style:style>
    <style:style style:name="P108" style:family="paragraph" style:parent-style-name="Standard">
      <style:text-properties style:font-name="Calibri" fo:font-size="11.0pt"/>
    </style:style>
    <style:style style:name="P109" style:family="paragraph" style:parent-style-name="Standard">
      <style:paragraph-properties fo:margin-bottom="0.1667in" fo:text-align="justify"/>
      <style:text-properties style:font-name="Calibri" fo:font-size="11.0pt"/>
    </style:style>
    <style:style style:name="P110" style:family="paragraph" style:parent-style-name="Standard">
      <style:paragraph-properties fo:margin-bottom="0.1667in" fo:text-align="justify"/>
      <style:text-properties style:font-name="Calibri" fo:font-size="3.0pt"/>
    </style:style>
    <style:style style:name="P111" style:family="paragraph" style:parent-style-name="Standard">
      <style:paragraph-properties fo:margin-top="0.1667in" fo:text-align="justify"/>
      <style:text-properties style:font-name="Calibri" fo:font-size="11.0pt"/>
    </style:style>
    <style:style style:name="P112" style:family="paragraph" style:parent-style-name="Standard">
      <style:paragraph-properties fo:text-align="justify"/>
      <style:text-properties style:font-name="Calibri" fo:font-size="5.0pt"/>
    </style:style>
    <style:style style:name="P113" style:family="paragraph" style:parent-style-name="Standard">
      <style:paragraph-properties fo:text-align="justify">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alibri" fo:font-size="11.0pt"/>
    </style:style>
    <style:style style:name="P114" style:family="paragraph" style:parent-style-name="Standard">
      <style:paragraph-properties fo:text-align="justify">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alibri" fo:font-size="5.0pt"/>
    </style:style>
    <style:style style:name="P115" style:family="paragraph" style:parent-style-name="Standard">
      <style:paragraph-properties fo:text-align="justify">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alibri" fo:font-size="11.0pt" fo:color="#252525"/>
    </style:style>
    <style:style style:name="P116" style:family="paragraph" style:parent-style-name="Standard">
      <style:paragraph-properties fo:margin-left="0.5000in" fo:text-align="justify" fo:text-indent="-0.2500in"/>
      <style:text-properties style:font-name="Calibri" fo:font-size="11.0pt"/>
    </style:style>
    <style:style style:name="P117" style:family="paragraph" style:parent-style-name="Standard">
      <style:paragraph-properties fo:margin-left="0.5000in" fo:text-align="justify"/>
      <style:text-properties style:font-name="Calibri" fo:font-size="11.0pt"/>
    </style:style>
    <style:style style:name="P118" style:family="paragraph" style:parent-style-name="Standard">
      <style:paragraph-properties fo:text-align="justify"/>
      <style:text-properties style:font-name="Calibri" fo:font-size="11.0pt" fo:color="#244061"/>
    </style:style>
    <style:style style:name="P119" style:family="paragraph" style:parent-style-name="Standard">
      <style:paragraph-properties fo:margin-bottom="0.1111in" fo:margin-left="0.5000in" fo:text-align="justify" fo:text-indent="-0.2500in" fo:line-height="108%"/>
      <style:text-properties style:font-name="Calibri" fo:font-size="11.0pt"/>
    </style:style>
    <style:style style:name="P120" style:family="paragraph" style:parent-style-name="Standard">
      <style:paragraph-properties fo:margin-left="0.4924in" fo:text-indent="-0.4924in"/>
      <style:text-properties style:font-name="Calibri" fo:font-size="11.0pt" fo:color="#244061"/>
    </style:style>
    <style:style style:name="P121" style:family="paragraph" style:parent-style-name="Standard">
      <style:paragraph-properties fo:text-align="center"/>
      <style:text-properties style:font-name="Calibri" fo:font-size="11.0pt"/>
    </style:style>
    <style:style style:name="P122" style:family="paragraph" style:parent-style-name="Standard">
      <style:paragraph-properties fo:margin-left="0.9847in"/>
      <style:text-properties style:font-name="Calibri" fo:font-size="11.0pt"/>
    </style:style>
    <style:style style:name="P123" style:family="paragraph" style:parent-style-name="Standard">
      <style:paragraph-properties fo:margin-left="0.4924in" fo:text-indent="-0.4924in"/>
      <style:text-properties style:font-name="Calibri" fo:font-size="11.0pt"/>
    </style:style>
    <style:style style:name="P124" style:family="paragraph" style:parent-style-name="Standard">
      <style:paragraph-properties fo:margin-left="0.5000in" fo:text-indent="0.5000in"/>
      <style:text-properties style:font-name="Times" fo:font-size="12.0pt" fo:color="#000000"/>
    </style:style>
    <style:style style:name="P125" style:family="paragraph" style:parent-style-name="Standard">
      <style:paragraph-properties fo:margin-left="0.5000in"/>
      <style:text-properties style:font-name="Times" fo:font-size="12.0pt" fo:color="#000000"/>
    </style:style>
    <style:style style:name="P126" style:family="paragraph" style:parent-style-name="Standard">
      <style:paragraph-properties fo:margin-left="0.2500in"/>
      <style:text-properties style:font-name="Times" fo:font-size="12.0pt" fo:color="#000000"/>
    </style:style>
    <style:style style:name="P127" style:family="paragraph" style:parent-style-name="Standard">
      <style:paragraph-properties fo:margin-bottom="0.1042in" style:line-height-at-least="0.2083in"/>
      <style:text-properties style:font-name="Times" fo:font-size="11.0pt" fo:color="#000000"/>
    </style:style>
    <style:style style:name="P128" style:family="paragraph" style:parent-style-name="Standard">
      <style:paragraph-properties fo:margin-left="0.5000in"/>
      <style:text-properties style:font-name="Calibri" fo:font-size="11.0pt"/>
    </style:style>
    <style:style style:name="P129" style:family="paragraph" style:parent-style-name="Standard">
      <style:paragraph-properties fo:line-height="115%"/>
      <style:text-properties style:font-name="Calibri" fo:font-size="11.0pt"/>
    </style:style>
    <style:style style:name="P130" style:family="paragraph" style:parent-style-name="Standard">
      <style:paragraph-properties fo:margin-left="0.3938in" fo:text-indent="-0.3938in"/>
      <style:text-properties style:font-name="Calibri" fo:font-size="11.0pt"/>
    </style:style>
    <style:style style:name="P131" style:family="paragraph" style:parent-style-name="Standard">
      <style:paragraph-properties fo:text-align="justify" fo:line-height="115%"/>
      <style:text-properties style:font-name="Calibri" fo:font-size="11.0pt"/>
    </style:style>
    <style:style style:name="P132" style:family="paragraph" style:parent-style-name="Standard">
      <style:paragraph-properties fo:margin-left="0.5910in" fo:text-indent="-0.5910in">
        <style:tab-stops>
          <style:tab-stop style:position="0.3938in"/>
        </style:tab-stops>
      </style:paragraph-properties>
      <style:text-properties style:font-name="Calibri" fo:font-size="11.0pt"/>
    </style:style>
    <style:style style:name="P133" style:family="paragraph" style:parent-style-name="Standard">
      <style:paragraph-properties fo:margin-left="0.2500in" fo:text-align="justify" fo:line-height="115%"/>
      <style:text-properties style:font-name="Calibri" fo:font-size="11.0pt"/>
    </style:style>
    <style:style style:name="P134" style:family="paragraph" style:parent-style-name="Standard">
      <style:paragraph-properties fo:margin-left="0.2500in" fo:line-height="115%"/>
      <style:text-properties style:font-name="Calibri" fo:font-size="11.0pt"/>
    </style:style>
    <style:style style:name="P135" style:family="paragraph" style:parent-style-name="Standard">
      <style:paragraph-properties fo:margin-left="0.2500in" fo:line-height="115%"/>
      <style:text-properties style:font-name="Times New Roman" fo:font-size="11.0pt"/>
    </style:style>
    <style:style style:name="P136" style:family="paragraph" style:parent-style-name="Standard">
      <style:paragraph-properties fo:margin-bottom="0.1111in" fo:margin-left="0.5000in" fo:text-align="justify" fo:line-height="108%"/>
      <style:text-properties style:font-name="Calibri" fo:font-size="11.0pt"/>
    </style:style>
    <style:style style:name="P137" style:family="paragraph" style:parent-style-name="Standard">
      <style:paragraph-properties fo:text-align="justify"/>
      <style:text-properties style:font-name="Calibri" fo:font-size="11.0pt" fo:color="#0000ff"/>
    </style:style>
    <style:style style:name="P138" style:family="paragraph" style:parent-style-name="Standard">
      <style:paragraph-properties fo:margin-left="0.4924in" fo:text-indent="-0.4924in"/>
      <style:text-properties style:font-name="Calibri" fo:font-size="11.0pt" fo:color="#0000ff"/>
    </style:style>
    <style:style style:name="P139" style:family="paragraph" style:parent-style-name="Standard">
      <style:paragraph-properties fo:text-indent="0.4924in"/>
      <style:text-properties style:font-name="Calibri" fo:font-size="11.0pt"/>
    </style:style>
    <style:style style:name="P140" style:family="paragraph" style:parent-style-name="Standard">
      <style:paragraph-properties fo:margin-bottom="0.1111in" fo:text-align="justify" fo:line-height="108%"/>
      <style:text-properties style:font-name="Times New Roman" fo:font-size="12.0pt" fo:color="#0563c1"/>
    </style:style>
    <style:style style:name="P141" style:family="paragraph" style:parent-style-name="Standard">
      <style:paragraph-properties fo:margin-bottom="0.1111in" fo:margin-left="0.3750in" fo:text-align="justify" fo:text-indent="-0.1875in" fo:line-height="108%"/>
      <style:text-properties style:font-name="Times New Roman" fo:font-size="12.0pt"/>
    </style:style>
    <style:style style:name="P142" style:family="paragraph" style:parent-style-name="Standard">
      <style:paragraph-properties fo:margin-bottom="0.1111in" fo:margin-left="0.3750in" fo:text-align="justify" fo:text-indent="-0.1875in" fo:line-height="108%"/>
      <style:text-properties style:font-name="Times New Roman" fo:font-size="12.0pt" fo:color="#0563c1"/>
    </style:style>
    <style:style style:name="P143" style:family="paragraph" style:parent-style-name="Standard">
      <style:paragraph-properties fo:margin-left="0.5000in" fo:text-indent="-0.2500in"/>
      <style:text-properties style:font-name="Times New Roman" fo:font-size="12.0pt"/>
    </style:style>
    <style:style style:name="P144" style:family="paragraph" style:parent-style-name="Standard">
      <style:paragraph-properties fo:margin-left="0.3750in" fo:text-indent="-0.1875in"/>
      <style:text-properties style:font-name="Times New Roman" fo:font-size="12.0pt"/>
    </style:style>
    <style:style style:name="P145" style:family="paragraph" style:parent-style-name="Standard">
      <style:paragraph-properties fo:margin-left="0.6875in" fo:text-indent="-0.1875in"/>
      <style:text-properties style:font-name="Times New Roman" fo:font-size="12.0pt"/>
    </style:style>
    <style:style style:name="P146" style:family="paragraph" style:parent-style-name="Standard">
      <style:paragraph-properties fo:margin-bottom="0.1667in" style:line-height-at-least="0.1875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urier New" fo:font-size="10.5pt" fo:color="#f14e32"/>
    </style:style>
    <style:style style:name="P147" style:family="paragraph" style:parent-style-name="Standard">
      <style:paragraph-properties fo:margin-bottom="0.1111in" fo:margin-left="0.3750in" fo:text-align="justify" fo:text-indent="-0.1875in" fo:line-height="108%"/>
      <style:text-properties style:font-name="Times New Roman" fo:font-size="11.0pt"/>
    </style:style>
    <style:style style:name="P148" style:family="paragraph" style:parent-style-name="Standard">
      <style:paragraph-properties fo:margin-bottom="0.1111in" fo:line-height="108%"/>
      <style:text-properties style:font-name="Calibri" fo:font-size="11.0pt"/>
    </style:style>
    <style:style style:name="P149" style:family="paragraph" style:parent-style-name="Standard">
      <style:paragraph-properties fo:margin-left="1.0000in"/>
      <style:text-properties style:font-name="Times" fo:font-size="11.0pt" fo:color="#000000"/>
    </style:style>
    <style:style style:name="P150" style:family="paragraph" style:parent-style-name="Standard">
      <style:paragraph-properties fo:margin-left="1.4771in"/>
      <style:text-properties style:font-name="Times" fo:font-size="11.0pt" fo:color="#000000"/>
    </style:style>
    <style:style style:name="P151" style:family="paragraph" style:parent-style-name="Standard">
      <style:paragraph-properties fo:margin-bottom="0.1111in" fo:line-height="108%"/>
      <style:text-properties style:font-name="Times New Roman" fo:font-size="12.0pt" fo:color="#1f4e79"/>
    </style:style>
    <style:style style:name="P152" style:family="paragraph" style:parent-style-name="Standard">
      <style:paragraph-properties fo:margin-bottom="0.1111in" fo:line-height="108%"/>
      <style:text-properties style:font-name="Times New Roman" fo:font-size="11.0pt" fo:color="#0563c1"/>
    </style:style>
    <style:style style:name="P153" style:family="paragraph" style:parent-style-name="Standard">
      <style:paragraph-properties fo:margin-bottom="0.1111in" fo:line-height="108%"/>
      <style:text-properties style:font-name="Times New Roman" fo:font-size="11.0pt"/>
    </style:style>
    <style:style style:name="P154" style:family="paragraph" style:parent-style-name="Standard">
      <style:paragraph-properties fo:margin-bottom="0.1111in" fo:line-height="108%"/>
      <style:text-properties style:font-name="Times New Roman" fo:font-size="12.0pt"/>
    </style:style>
    <style:style style:name="P155" style:family="paragraph" style:parent-style-name="Standard">
      <style:paragraph-properties fo:margin-top="0.0694in" fo:margin-bottom="0.0694in" fo:margin-left="0.5000in" fo:text-indent="-0.2500in" style:line-height-at-least="0.2229in">
        <style:tab-stops>
          <style:tab-stop style:position="0.5000in"/>
        </style:tab-stops>
      </style:paragraph-properties>
      <style:text-properties style:font-name="Times New Roman" fo:font-size="12.0pt"/>
    </style:style>
    <style:style style:name="P156" style:family="paragraph" style:parent-style-name="Standard">
      <style:paragraph-properties fo:margin-bottom="0.1111in" fo:margin-left="0.5000in" fo:text-indent="-0.2500in" fo:line-height="108%"/>
      <style:text-properties style:font-name="Times New Roman" fo:font-size="12.0pt"/>
    </style:style>
    <style:style style:name="P157" style:family="paragraph" style:parent-style-name="Standard">
      <style:paragraph-properties fo:margin-top="0.0694in" fo:margin-bottom="0.0694in" fo:margin-left="0.5000in" fo:text-indent="-0.2500in" style:line-height-at-least="0.1771in">
        <style:tab-stops>
          <style:tab-stop style:position="0.5000in"/>
        </style:tab-stops>
      </style:paragraph-properties>
      <style:text-properties style:font-name="Times New Roman" fo:font-size="12.0pt"/>
    </style:style>
    <style:style style:name="P158" style:family="paragraph" style:parent-style-name="Standard">
      <style:paragraph-properties fo:margin-left="0.5000in" fo:text-indent="0.5000in"/>
      <style:text-properties style:font-name="Helvetica" fo:font-size="11.0pt"/>
    </style:style>
    <style:style style:name="P159" style:family="paragraph" style:parent-style-name="Standard">
      <style:paragraph-properties fo:margin-left="1.5000in" fo:text-indent="-0.1250in"/>
      <style:text-properties style:font-name="Helvetica" fo:font-size="11.0pt"/>
    </style:style>
    <style:style style:name="P160" style:family="paragraph" style:parent-style-name="Standard">
      <style:paragraph-properties fo:margin-left="1.6250in" fo:text-indent="-0.2500in"/>
      <style:text-properties style:font-name="Helvetica" fo:font-size="11.0pt"/>
    </style:style>
    <style:style style:name="P161" style:family="paragraph" style:parent-style-name="Standard">
      <style:paragraph-properties fo:margin-bottom="0.1111in" fo:margin-left="0.5000in" fo:text-indent="-0.5000in" fo:line-height="108%"/>
      <style:text-properties style:font-name="Times New Roman" fo:font-size="12.0pt"/>
    </style:style>
    <style:style style:name="P162" style:family="paragraph" style:parent-style-name="Standard">
      <style:paragraph-properties fo:margin-left="0.5000in" fo:text-indent="0.5000in"/>
      <style:text-properties style:font-name="Times New Roman" fo:font-size="12.0pt"/>
    </style:style>
    <style:style style:name="P163" style:family="paragraph" style:parent-style-name="Standard">
      <style:paragraph-properties fo:margin-left="1.6250in" fo:text-indent="-0.2500in"/>
      <style:text-properties style:font-name="Times New Roman" fo:font-size="12.0pt"/>
    </style:style>
    <style:style style:name="P164" style:family="paragraph" style:parent-style-name="Standard">
      <style:paragraph-properties fo:margin-left="1.7500in" fo:text-indent="-0.2500in"/>
      <style:text-properties style:font-name="Times New Roman" fo:font-size="12.0pt"/>
    </style:style>
    <style:style style:name="P165" style:family="paragraph" style:parent-style-name="Standard">
      <style:paragraph-properties fo:margin-left="1.7500in"/>
      <style:text-properties style:font-name="Times New Roman" fo:font-size="12.0pt"/>
    </style:style>
    <style:style style:name="P166" style:family="paragraph" style:parent-style-name="Standard">
      <style:text-properties style:font-name="Times" fo:font-size="11.0pt" fo:color="#500050"/>
    </style:style>
    <style:style style:name="P167" style:family="paragraph" style:parent-style-name="Standard">
      <style:paragraph-properties fo:margin-left="0.9840in"/>
      <style:text-properties style:font-name="Times" fo:font-size="12.0pt" fo:color="#000000"/>
    </style:style>
    <style:style style:name="P168" style:family="paragraph" style:parent-style-name="Standard">
      <style:paragraph-properties fo:margin-bottom="0.1965in"/>
      <style:text-properties style:font-name="Times" fo:font-size="9.0pt" fo:color="#000000"/>
    </style:style>
    <style:style style:name="T1" style:family="text">
      <style:text-properties fo:font-weight="bold" fo:font-weight-asian="bold" fo:font-weight-complex="bold"/>
    </style:style>
    <style:style style:name="T2" style:family="text">
      <style:text-properties style:text-underline-style="solid"/>
    </style:style>
    <style:style style:name="T3" style:family="text">
      <style:text-properties fo:font-size="11.0pt" fo:font-size-asian="11.0pt" fo:font-size-complex="11.0pt"/>
    </style:style>
    <style:style style:name="T4" style:family="text">
      <style:text-properties fo:letter-spacing="0.0000in"/>
    </style:style>
    <style:style style:name="T5" style:family="text">
      <style:text-properties fo:letter-spacing="0.0000in" fo:color="#222222"/>
    </style:style>
    <style:style style:name="T6" style:family="text">
      <style:text-properties fo:font-weight="bold" fo:font-weight-asian="bold" fo:font-weight-complex="bold" fo:letter-spacing="0.0000in"/>
    </style:style>
    <style:style style:name="T7" style:family="text">
      <style:text-properties fo:letter-spacing="0.0000in" fo:color="#1155cc"/>
    </style:style>
    <style:style style:name="T8" style:family="text">
      <style:text-properties fo:font-style="italic" fo:font-style-asian="italic" fo:font-style-complex="italic" fo:letter-spacing="0.0000in"/>
    </style:style>
    <style:style style:name="T9" style:family="text">
      <style:text-properties fo:font-size="11.0pt" fo:font-size-asian="11.0pt" fo:font-size-complex="11.0pt" fo:letter-spacing="0.0000in"/>
    </style:style>
    <style:style style:name="T10" style:family="text">
      <style:text-properties fo:font-style="italic" fo:font-style-asian="italic" fo:font-style-complex="italic" style:text-underline-style="solid" fo:letter-spacing="0.0000in" fo:color="#1155cc"/>
    </style:style>
    <style:style style:name="T11" style:family="text">
      <style:text-properties fo:font-size="11.0pt" fo:font-size-asian="11.0pt" fo:font-size-complex="11.0pt" style:text-underline-style="solid" fo:letter-spacing="0.0000in" fo:color="#1155cc"/>
    </style:style>
    <style:style style:name="T12" style:family="text">
      <style:text-properties fo:font-style="italic" fo:font-style-asian="italic" fo:font-style-complex="italic"/>
    </style:style>
    <style:style style:name="T13" style:family="text">
      <style:text-properties fo:font-weight="bold" fo:font-weight-asian="bold" fo:font-weight-complex="bold" style:text-underline-style="solid"/>
    </style:style>
    <style:style style:name="T14" style:family="text">
      <style:text-properties fo:font-size="13.5pt" fo:font-size-asian="13.5pt" fo:font-size-complex="13.5pt" fo:background-color="#ffffff"/>
    </style:style>
    <style:style style:name="T15" style:family="text">
      <style:text-properties fo:font-size="13.5pt" fo:font-size-asian="13.5pt" fo:font-size-complex="13.5pt"/>
    </style:style>
    <style:style style:name="T16" style:family="text">
      <style:text-properties fo:font-weight="bold" fo:font-weight-asian="bold" fo:font-weight-complex="bold" fo:color="#1f4e79"/>
    </style:style>
    <style:style style:name="T17" style:family="text">
      <style:text-properties fo:color="#1f4e79"/>
    </style:style>
    <style:style style:name="T18" style:family="text">
      <style:text-properties style:font-name="Calibri" fo:font-size="11.0pt" fo:font-size-asian="11.0pt" fo:font-size-complex="11.0pt"/>
    </style:style>
    <style:style style:name="T19" style:family="text">
      <style:text-properties fo:color="#333333"/>
    </style:style>
    <style:style style:name="T20" style:family="text">
      <style:text-properties style:font-name="Times New Roman"/>
    </style:style>
    <style:style style:name="T21" style:family="text">
      <style:text-properties fo:color="#000000"/>
    </style:style>
    <style:style style:name="T22" style:family="text">
      <style:text-properties style:text-underline-style="solid" fo:color="#0563c1"/>
    </style:style>
    <style:style style:name="T23" style:family="text">
      <style:text-properties style:font-name="Times" fo:font-size="12.0pt" fo:font-size-asian="12.0pt" fo:font-size-complex="12.0pt" fo:font-weight="bold" fo:font-weight-asian="bold" fo:font-weight-complex="bold" fo:color="#1f4e79"/>
    </style:style>
    <style:style style:name="T24" style:family="text">
      <style:text-properties style:font-name="Times" fo:font-size="11.0pt" fo:font-size-asian="11.0pt" fo:font-size-complex="11.0pt" fo:color="#000000"/>
    </style:style>
    <style:style style:name="T25" style:family="text">
      <style:text-properties style:font-name="Times" fo:color="#3d3c40"/>
    </style:style>
    <style:style style:name="T26" style:family="text">
      <style:text-properties style:font-name="Times" fo:font-size="12.0pt" fo:font-size-asian="12.0pt" fo:font-size-complex="12.0pt"/>
    </style:style>
    <style:style style:name="T27" style:family="text">
      <style:text-properties style:font-name="Courier New" fo:color="#000000"/>
    </style:style>
    <style:style style:name="T28" style:family="text">
      <style:text-properties fo:color="#0000ff"/>
    </style:style>
    <style:style style:name="T29" style:family="text">
      <style:text-properties fo:color="#a52a2a"/>
    </style:style>
    <style:style style:name="T30" style:family="text">
      <style:text-properties fo:color="#ff0000"/>
    </style:style>
    <style:style style:name="T31" style:family="text">
      <style:text-properties fo:color="#0000cd"/>
    </style:style>
    <style:style style:name="T32" style:family="text">
      <style:text-properties style:font-name="Consolas" fo:font-size="11.5pt" fo:font-size-asian="11.5pt" fo:font-size-complex="11.5pt" fo:color="#a52a2a"/>
    </style:style>
    <style:style style:name="T33" style:family="text">
      <style:text-properties style:font-name="Consolas" fo:font-size="11.5pt" fo:font-size-asian="11.5pt" fo:font-size-complex="11.5pt" fo:background-color="#ffffff"/>
    </style:style>
    <style:style style:name="T34" style:family="text">
      <style:text-properties style:font-name="Consolas" fo:font-size="11.5pt" fo:font-size-asian="11.5pt" fo:font-size-complex="11.5pt" fo:color="#ff0000"/>
    </style:style>
    <style:style style:name="T35" style:family="text">
      <style:text-properties style:font-name="Consolas" fo:font-size="11.5pt" fo:font-size-asian="11.5pt" fo:font-size-complex="11.5pt" fo:color="#0000cd"/>
    </style:style>
    <style:style style:name="T36" style:family="text">
      <style:text-properties fo:color="#000000" fo:background-color="#ffffff"/>
    </style:style>
    <style:style style:name="T37" style:family="text">
      <style:text-properties style:font-name="Times" fo:font-size="12.0pt" fo:font-size-asian="12.0pt" fo:font-size-complex="12.0pt" fo:color="#000000"/>
    </style:style>
    <style:style style:name="T38" style:family="text">
      <style:text-properties fo:color="#444444"/>
    </style:style>
    <style:style style:name="T39" style:family="text">
      <style:text-properties style:font-name="Hiragino Kaku Gothic ProN" fo:font-size="14.0pt" fo:font-size-asian="14.0pt" fo:font-size-complex="14.0pt"/>
    </style:style>
    <style:style style:name="T40" style:family="text">
      <style:text-properties style:font-name="Wingdings" fo:font-size="14.0pt" fo:font-size-asian="14.0pt" fo:font-size-complex="14.0pt"/>
    </style:style>
    <style:style style:name="T41" style:family="text">
      <style:text-properties fo:font-style="italic" fo:font-style-asian="italic" fo:font-style-complex="italic" fo:font-weight="bold" fo:font-weight-asian="bold" fo:font-weight-complex="bold"/>
    </style:style>
    <style:style style:name="T42" style:family="text">
      <style:text-properties style:font-name="Calibri" fo:font-size="11.0pt" fo:font-size-asian="11.0pt" fo:font-size-complex="11.0pt" fo:color="#000000"/>
    </style:style>
    <style:style style:name="T43" style:family="text">
      <style:text-properties style:font-name="Times New Roman" fo:font-size="12.0pt" fo:font-size-asian="12.0pt" fo:font-size-complex="12.0pt" fo:font-weight="bold" fo:font-weight-asian="bold" fo:font-weight-complex="bold" fo:letter-spacing="0.0000in" fo:color="#1f4e79"/>
    </style:style>
    <style:style style:name="T44" style:family="text">
      <style:text-properties style:font-name="Helvetica" fo:font-size="11.0pt" fo:font-size-asian="11.0pt" fo:font-size-complex="11.0pt"/>
    </style:style>
    <style:style style:name="T45" style:family="text">
      <style:text-properties fo:color="#666600"/>
    </style:style>
    <style:style style:name="T46" style:family="text">
      <style:text-properties fo:color="#006666"/>
    </style:style>
    <style:style style:name="T47" style:family="text">
      <style:text-properties fo:color="#000088"/>
    </style:style>
    <style:style style:name="T48" style:family="text">
      <style:text-properties fo:font-weight="bold" fo:font-weight-asian="bold" fo:font-weight-complex="bold" fo:color="#9966cc"/>
    </style:style>
    <style:style style:name="T49" style:family="text">
      <style:text-properties fo:font-weight="bold" fo:font-weight-asian="bold" fo:font-weight-complex="bold" fo:color="#006600"/>
    </style:style>
    <style:style style:name="T50" style:family="text">
      <style:text-properties fo:color="#110000"/>
    </style:style>
    <style:style style:name="T51" style:family="text">
      <style:text-properties fo:font-weight="bold" fo:font-weight-asian="bold" fo:font-weight-complex="bold" fo:color="#cc0066"/>
    </style:style>
    <style:style style:name="T52" style:family="text">
      <style:text-properties fo:color="#9900cc"/>
    </style:style>
    <style:style style:name="T53" style:family="text">
      <style:text-properties fo:color="#996600"/>
    </style:style>
    <style:style style:name="T54" style:family="text">
      <style:text-properties style:text-underline-style="solid" style:text-underline-color="#0000ff"/>
    </style:style>
    <style:style style:name="T55" style:family="text">
      <style:text-properties fo:color="#313131"/>
    </style:style>
    <style:style style:name="T56" style:family="text">
      <style:text-properties fo:color="#7f0055"/>
    </style:style>
    <style:style style:name="T57" style:family="text">
      <style:text-properties fo:font-size="7.0pt" fo:font-size-asian="7.0pt" fo:font-size-complex="7.0pt" fo:background-color="#ffffff"/>
    </style:style>
    <style:style style:name="T58" style:family="text">
      <style:text-properties fo:background-color="#ffffff"/>
    </style:style>
    <style:style style:name="T59" style:family="text">
      <style:text-properties fo:font-weight="bold" fo:font-weight-asian="bold" fo:font-weight-complex="bold" fo:color="#244061"/>
    </style:style>
    <style:style style:name="T60" style:family="text">
      <style:text-properties fo:color="#244061"/>
    </style:style>
    <style:style style:name="T61" style:family="text">
      <style:text-properties fo:font-weight="bold" fo:font-weight-asian="bold" fo:font-weight-complex="bold" fo:letter-spacing="0.0000in" fo:color="#244061"/>
    </style:style>
    <style:style style:name="T62" style:family="text">
      <style:text-properties style:font-name="Helvetica" fo:font-size="7.5pt" fo:font-size-asian="7.5pt" fo:font-size-complex="7.5pt"/>
    </style:style>
    <style:style style:name="T63" style:family="text">
      <style:text-properties style:font-name="Helvetica" fo:font-size="7.5pt" fo:font-size-asian="7.5pt" fo:font-size-complex="7.5pt" fo:color="#000000"/>
    </style:style>
    <style:style style:name="T64" style:family="text">
      <style:text-properties fo:font-size="12.0pt" fo:font-size-asian="12.0pt" fo:font-size-complex="12.0pt" fo:font-weight="bold" fo:font-weight-asian="bold" fo:font-weight-complex="bold" fo:color="#1f4e79"/>
    </style:style>
    <style:style style:name="T65" style:family="text">
      <style:text-properties fo:font-size="11.0pt" fo:font-size-asian="11.0pt" fo:font-size-complex="11.0pt" fo:color="#000000"/>
    </style:style>
    <style:style style:name="T66" style:family="text">
      <style:text-properties style:font-name="Symbol" fo:font-size="10.0pt" fo:font-size-asian="10.0pt" fo:font-size-complex="10.0pt"/>
    </style:style>
    <style:style style:name="T67" style:family="text">
      <style:text-properties style:font-name="Symbol"/>
    </style:style>
    <style:style style:name="T68" style:family="text">
      <style:text-properties style:font-name="Calibri"/>
    </style:style>
    <style:style style:name="T69" style:family="text">
      <style:text-properties fo:font-style="italic" fo:font-style-asian="italic" fo:font-style-complex="italic" fo:font-weight="bold" fo:font-weight-asian="bold" fo:font-weight-complex="bold" style:text-underline-style="solid"/>
    </style:style>
    <style:style style:name="T70" style:family="text">
      <style:text-properties style:font-name="Lucida Grande"/>
    </style:style>
    <style:style style:name="T71" style:family="text">
      <style:text-properties fo:font-size="9.0pt" fo:font-size-asian="9.0pt" fo:font-size-complex="9.0pt" fo:letter-spacing="0.0000in" fo:color="#000000"/>
    </style:style>
    <style:style style:name="T72" style:family="text">
      <style:text-properties fo:font-size="9.0pt" fo:font-size-asian="9.0pt" fo:font-size-complex="9.0pt" fo:font-style="italic" fo:font-style-asian="italic" fo:font-style-complex="italic" fo:letter-spacing="0.0000in" fo:color="#000000"/>
    </style:style>
    <style:style style:name="T73" style:family="text">
      <style:text-properties style:text-underline-style="solid" fo:letter-spacing="0.0000in" fo:color="#000000"/>
    </style:style>
    <style:style style:name="T74" style:family="text">
      <style:text-properties fo:font-size="11.0pt" fo:font-size-asian="11.0pt" fo:font-size-complex="11.0pt" fo:letter-spacing="0.0000in" fo:color="#1155cc"/>
    </style:style>
    <style:style style:name="T75" style:family="text">
      <style:text-properties fo:font-size="11.0pt" fo:font-size-asian="11.0pt" fo:font-size-complex="11.0pt" style:text-underline-style="solid" fo:letter-spacing="0.0000in"/>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style>
    <text:list-style style:name="L2">
      <text:list-level-style-bullet text:level="1" text:bullet-char="•">
        <style:list-level-properties text:space-before="0.25in" text:min-label-width="0.25in"/>
      </text:list-level-style-bullet>
    </text:list-style>
    <text:list-style style:name="L3">
      <text:list-level-style-number text:level="1" style:num-suffix="." style:num-format="1">
        <style:list-level-properties text:space-before="0.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level-style-number text:level="3" style:num-suffix="." style:num-format="i">
        <style:list-level-properties text:space-before="0.75in" text:min-label-width="0.25in"/>
      </text:list-level-style-number>
      <text:list-level-style-number text:level="4" style:num-suffix="." style:num-format="1">
        <style:list-level-properties text:space-before="1.00in" text:min-label-width="0.25in"/>
      </text:list-level-style-number>
      <text:list-level-style-number text:level="5" style:num-suffix="." style:num-format="a">
        <style:list-level-properties text:space-before="1.25in" text:min-label-width="0.25in"/>
      </text:list-level-style-number>
    </text:list-style>
    <text:list-style style:name="L5">
      <text:list-level-style-bullet text:level="1" text:bullet-char="">
        <style:list-level-properties text:space-before="0.25in" text:min-label-width="0.25in"/>
      </text:list-level-style-bullet>
    </text:list-style>
    <text:list-style style:name="L6">
      <text:list-level-style-bullet text:level="1" text:bullet-char="">
        <style:list-level-properties text:space-before="0.25in" text:min-label-width="0.25in"/>
      </text:list-level-style-bullet>
      <text:list-level-style-bullet text:level="2" text:bullet-char="o">
        <style:list-level-properties text:space-before="0.50in" text:min-label-width="0.25in"/>
      </text:list-level-style-bullet>
      <text:list-level-style-bullet text:level="3" text:bullet-char="">
        <style:list-level-properties text:space-before="0.75in" text:min-label-width="0.25in"/>
      </text:list-level-style-bullet>
      <text:list-level-style-bullet text:level="4" text:bullet-char="">
        <style:list-level-properties text:space-before="1.00in" text:min-label-width="0.25in"/>
      </text:list-level-style-bullet>
    </text:list-style>
    <text:list-style style:name="L7">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00in" text:min-label-width="0.25in"/>
      </text:list-level-style-number>
    </text:list-style>
    <text:list-style style:name="L8">
      <text:list-level-style-number text:level="1" style:num-suffix="." style:num-format="i">
        <style:list-level-properties text:space-before="0.25in" text:min-label-width="0.25in"/>
      </text:list-level-style-number>
    </text:list-style>
    <text:list-style style:name="L9">
      <text:list-level-style-number text:level="1" style:num-suffix="." style:num-format="a">
        <style:list-level-properties text:space-before="0.25in" text:min-label-width="0.25in"/>
      </text:list-level-style-number>
      <text:list-level-style-number text:level="2" style:num-suffix="." style:num-format="a">
        <style:list-level-properties text:space-before="0.50in" text:min-label-width="0.25in"/>
      </text:list-level-style-number>
    </text:list-style>
    <text:list-style style:name="L10">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text:list-style style:name="L11">
      <text:list-level-style-number text:level="1" style:num-suffix="." style:num-format="i">
        <style:list-level-properties text:space-before="0.25in" text:min-label-width="0.25in"/>
      </text:list-level-style-number>
      <text:list-level-style-number text:level="2" style:num-suffix="." style:num-format="a">
        <style:list-level-properties text:space-before="0.50in" text:min-label-width="0.25in"/>
      </text:list-level-style-number>
    </text:list-style>
    <text:list-style style:name="L12">
      <text:list-level-style-number text:level="1" style:num-suffix=")" style:num-format="a">
        <style:list-level-properties text:space-before="0.25in" text:min-label-width="0.25in"/>
      </text:list-level-style-number>
    </text:list-style>
    <text:list-style style:name="L13">
      <text:list-level-style-bullet text:level="1" text:bullet-char="•">
        <style:list-level-properties text:space-before="0.25in" text:min-label-width="0.25in"/>
      </text:list-level-style-bullet>
      <text:list-level-style-number text:level="2" style:num-suffix="." style:num-format="a">
        <style:list-level-properties text:space-before="0.50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level-style-number text:level="3" style:num-suffix="." style:num-format="i">
        <style:list-level-properties text:space-before="0.75in" text:min-label-width="0.25in"/>
      </text:list-level-style-number>
    </text:list-style>
    <text:list-style style:name="L15">
      <text:list-level-style-number text:level="1" style:num-suffix="." style:num-format="i">
        <style:list-level-properties text:space-before="0.25in" text:min-label-width="0.25in"/>
      </text:list-level-style-number>
      <text:list-level-style-number text:level="2" style:num-suffix="." style:num-format="a">
        <style:list-level-properties text:space-before="0.50in" text:min-label-width="0.25in"/>
      </text:list-level-style-number>
      <text:list-level-style-number text:level="3" style:num-suffix="." style:num-format="i">
        <style:list-level-properties text:space-before="0.75in" text:min-label-width="0.25in"/>
      </text:list-level-style-number>
    </text:list-style>
    <text:list-style style:name="L16">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level-style-bullet text:level="3" text:bullet-char="•">
        <style:list-level-properties text:space-before="0.75in" text:min-label-width="0.25in"/>
      </text:list-level-style-bullet>
    </text:list-style>
  </office:automatic-styles>
  <office:body>
    <office:text>
      <text:p text:style-name="P1"><text:span text:style-name="T1">CS 545 – Software Engineering Final</text:span></text:p>
      <text:p text:style-name="P2"/>
      <text:p text:style-name="P2"><text:span text:style-name="T1">Instructions</text:span><text:s/>– Please read carefully!!</text:p>
      <text:p text:style-name="P2">1.<text:tab/>On Pivotal Tracker, each of you is to take ownership of (place your name as owner and press START) and answer two questions, AS WELL AS the final unnumbered question. <text:s/></text:p>
      <text:p text:style-name="P3">•<text:tab/>First come, first served! <text:s text:c="2"/></text:p>
      <text:p text:style-name="P3">•<text:tab/>Fork the final project on GitHub, clone to your directory, and control it with git</text:p>
      <text:p text:style-name="P3">(Pivotal Tracker and GitHub links will be forthcoming).</text:p>
      <text:p text:style-name="P2">2.<text:tab/>Each question owner should answer their questions as well as possible, as soon as possible, press FINISH on Pivotal Tracker, and then merge answers to GitHub (you know the drill . . . ). <text:s/></text:p>
      <text:p text:style-name="P3">•<text:tab/>Note that although you can expect some help from your teammates during collaboration, your INITIAL answer should reflect that you are the main person responsible for these answers.</text:p>
      <text:p text:style-name="P3">•<text:tab/>Don't forget to list the sources of your answers.</text:p>
      <text:p text:style-name="P2">3.<text:tab/>Once all of the questions have been answered by ALL members of your final project team, arrange a collaboration meeting to discuss and possibly improve all of your team's answers.</text:p>
      <text:p text:style-name="P3">•<text:tab/>Record this meeting in a Hangout. List the link in both Pivotal Tracker and GitHub.</text:p>
      <text:p text:style-name="P3">•<text:tab/>Update/reword your answers as necessary and merge them to GitHub.</text:p>
      <text:p text:style-name="P3">•<text:tab/>List the collaborators for each question in both pivotal tracker and your exam doc.</text:p>
      <text:p text:style-name="P3">•<text:tab/>When all of the answers are complete and updated, press DELIVER on Pivotal Tracker, and make sure you've pushed to and made them available on GitHub for review.</text:p>
      <text:p text:style-name="P3">•<text:tab/>ALL questions from ALL teams must be DELIVERED BEFORE the scheduled final on Wednesday, May 13 from <text:s/>3:15-5:15PM.</text:p>
      <text:p text:style-name="P2">4.<text:tab/>Each question (except the last) must be peer-reviewed by the members of a different team, and all reviewers must be listed both in pivotal tracker and in your exam document.</text:p>
      <text:p text:style-name="P3">•<text:tab/>Your best opportunity for this will be at the scheduled final on Wednesday, May 13 from 3:15-5:15PM.</text:p>
      <text:p text:style-name="P3">•<text:tab/>The BU Deal$ team will review the Democratic Initiative team answers and vice versa.</text:p>
      <text:p text:style-name="P3">•<text:tab/>The BU Bus App team will review the NoticeIt! team answers and vice versa.</text:p>
      <text:p text:style-name="P3">•<text:tab/>Answers to be reviewed must have been made available on GitHub as per #3 above.</text:p>
      <text:p text:style-name="P3">•<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3">•<text:tab/>Press ACCEPT on Pivotal Tracker after review has been written up and pushed to GitHub.</text:p>
      <text:p text:style-name="P3">•<text:tab/>Record this meeting in a Hangout. List the link in both Pivotal Tracker and GitHub.</text:p>
      <text:p text:style-name="P2">5.<text:tab/>Once a question has been reviewed and ACCEPTed, all other students (i.e., anyone not involved in its ownership, collaboration or review) are welcome to individually REFACTOR it if necessary. <text:s/></text:p>
      <text:p text:style-name="P3">•<text:tab/>You must give a clear reason for doing so, you must clearly mark your changes, and your modifications must serve a real purpose that makes a genuine and significant contribution to the answer (i.e., does not serve as mere window-dressing on your part). </text:p>
      <text:p text:style-name="P3">•<text:tab/>You must also note your refactoring of the question on a Pivotal Tracker Activity entry. <text:s/></text:p>
      <text:p text:style-name="P3">•<text:tab/>All refactored answers must be pushed to GitHub by Tuesday, May 12 at midnight. </text:p>
      <text:p text:style-name="P2">6.<text:tab/>If all instructions are followed properly, there should be one complete document available to me for grading by Tuesday, May 12 at midnight.</text:p>
      <text:p text:style-name="P4"> </text:p>
      <text:p text:style-name="P2"/>
      <text:p text:style-name="P2"><text:span text:style-name="T1">Grading</text:span></text:p>
      <text:p text:style-name="P2">1.<text:tab/>Each question will be graded on a 100 point scale, then the scores for all questions will be averaged:</text:p>
      <text:p text:style-name="P3">o<text:tab/>Twenty points for spelling, grammar, format and general structure.</text:p>
      <text:p text:style-name="P3">o<text:tab/>Twenty points for correctness and precision.</text:p>
      <text:p text:style-name="P3">o<text:tab/>Twenty points for completeness.</text:p>
      <text:p text:style-name="P3">o<text:tab/>Twenty points for clarity.</text:p>
      <text:p text:style-name="P3">o<text:tab/>Twenty points for overall quality: <text:s/>your writing style should be persuasive and capture the interest of the reader, any accompanying drawings or illustrations should be properly rendered.</text:p>
      <text:p text:style-name="P3">o<text:tab/>Submit thoughtful and carefully reasoned answers, NOT canned, generic responses gleaned from google or Wikipedia!</text:p>
      <text:p text:style-name="P2">2.<text:tab/>Each student will be graded on a 100+ point scale</text:p>
      <text:p text:style-name="P3">o<text:tab/>40 points for answering two questions <text:s/>(20% of each question's score).</text:p>
      <text:p text:style-name="P3">o<text:tab/>10 points for answering last question (if complete, answer doesn't matter).</text:p>
      <text:p text:style-name="P3">o<text:tab/>20 points for significant collaborative contributions to teammates – include link to Hangout (weighted average of the score for each question on which you collaborate).</text:p>
      <text:p text:style-name="P3">o<text:tab/>20 points for substantial review of other team's answers – include link to Hangout <text:s/>(weighted average of the score for each question reviewed).</text:p>
      <text:p text:style-name="P3">o<text:tab/>5 points for proper management of and communication on Pivotal Tracker</text:p>
      <text:p text:style-name="P3">o<text:tab/>5 points for proper interactions with GitHub</text:p>
      <text:p text:style-name="P3">o<text:tab/>-1 point for EACH significant defect identified and updated during review of team's answers (i.e., your questions and those on which you collaborated).</text:p>
      <text:p text:style-name="P3">o<text:tab/>+2.5 points for any significant refactors you can perform on someone else's question (step 5 above)</text:p>
      <text:p text:style-name="P3">o<text:tab/>-2.5 points for any significant refactors performed on YOUR question (step 5 above)</text:p>
      <text:p text:style-name="P2">3.<text:tab/>Your final grade will be the average of the Class Performance grade (#1) and your individual contribution grade (#2)</text:p>
      <text:p text:style-name="P4"> </text:p>
      <text:p text:style-name="P2"/>
      <text:p text:style-name="P2"><text:span text:style-name="T1">Answer Template</text:span><text:s/>(Insert after <text:span text:style-name="T2">each</text:span><text:s/>question BEFORE answering):</text:p>
      <text:p text:style-name="P2"/>
      <text:p text:style-name="P2">ANS. &lt;Question #&gt;: <text:s/></text:p>
      <text:p text:style-name="P3">Pivotal Tracker URL: <text:s/>&lt;Pivotal Tracer URL&gt;</text:p>
      <text:p text:style-name="P3">Owner Name: <text:s/>&lt;Owner Name&gt;</text:p>
      <text:p text:style-name="P3">Initial Answer:</text:p>
      <text:p text:style-name="P5">&lt;Initial Answer&gt;</text:p>
      <text:p text:style-name="P5">&lt;References&gt;</text:p>
      <text:p text:style-name="P5"/>
      <text:p text:style-name="P3">Collaborators: <text:s/>&lt;Collaborator names&gt;</text:p>
      <text:p text:style-name="P3">Collaborator URL: <text:s/>&lt;Hangout on Air URL&gt;</text:p>
      <text:p text:style-name="P3">Collaborator Comments:</text:p>
      <text:p text:style-name="P5">&lt;Comment, Name&gt;<text:line-break/>&lt;Comment, Name&gt; <text:s/>&lt;etc.&gt;</text:p>
      <text:p text:style-name="P3">Updated Answer:</text:p>
      <text:p text:style-name="P5">&lt;Updated Answer&gt;</text:p>
      <text:p text:style-name="P5">&lt;Additional References&gt;</text:p>
      <text:p text:style-name="P5"/>
      <text:p text:style-name="P3">Reviewer: <text:s/>&lt;Reviewer Names&gt;</text:p>
      <text:p text:style-name="P3">Review URL: <text:s/>&lt;Hangout on Air URL&gt;</text:p>
      <text:p text:style-name="P3">Reviewer Comments:</text:p>
      <text:p text:style-name="P5">&lt;Comment, Name&gt;</text:p>
      <text:p text:style-name="P5">&lt;Comment, Name&gt; <text:s/>&lt;etc.&gt;</text:p>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5"/>
      <text:p text:style-name="P5"/>
      <text:p text:style-name="P2"><text:span text:style-name="T1">Note that I have inserted the template already for Question 1.<text:line-break/>Fill in the designated areas as appropriate, delete any parts that don't apply, and keep the formatting intact</text:span></text:p>
      <text:p text:style-name="P2"><text:span text:style-name="T1">QUESTIONS</text:span></text:p>
      <text:p text:style-name="P2">1.<text:tab/>Note that the ACM/IEEE Code of Ethics and Professional Practice is provided in Appendix A of this document. <text:s/>With respect to Therac-25, the Ariane 5 rocket and the FBI Virtual Case File</text:p>
      <text:p text:style-name="P3">a.<text:tab/>Describe what happened.</text:p>
      <text:p text:style-name="P3">b.<text:tab/>Describe the causes leading up to a.</text:p>
      <text:p text:style-name="P3">c.<text:tab/>Describe how a. could have been prevented.</text:p>
      <text:p text:style-name="P3">d.<text:tab/>Discuss which ACM/IEEE Code of Ethics and Professional Practice principles were violated in each of the above projects.</text:p>
      <text:p text:style-name="P3">e.<text:tab/>How can we ensure that developers, managers and clients adhere to these principles, and that violators are disciplined?</text:p>
      <text:p text:style-name="P3">f.<text:tab/>Does following the Agile process model make it more or less likely that violations of the above principles will occur?</text:p>
      <text:p text:style-name="P2">2.<text:tab/>Answer the following:</text:p>
      <text:p text:style-name="P3">a.<text:tab/>What is Software Engineering? <text:s/></text:p>
      <text:p text:style-name="P3">b.<text:tab/>Describe when, where and how it came into being.</text:p>
      <text:p text:style-name="P3">c.<text:tab/>Discuss its evolution with respect to the various process models discussed in class (i.e., what new idea or strategy did each introduce).</text:p>
      <text:p text:style-name="P3">d.<text:tab/>Compare and contrast it to Computer Science in general.</text:p>
      <text:p text:style-name="P2">3.<text:tab/>Answer the following questions with respect to Software Engineering process models (illustrate as necessary):</text:p>
      <text:p text:style-name="P3">a.<text:tab/>Describe, compare and contrast the Waterfall and the V process models.</text:p>
      <text:p text:style-name="P3">b.<text:tab/>Describe, compare and contrast the two kinds of Prototype process models.</text:p>
      <text:p text:style-name="P3">c.<text:tab/>Describe, compare and contrast the Phased Incremental and Phased Iterative process models.</text:p>
      <text:p text:style-name="P3">d.<text:tab/>Discuss any connections between these process models and the Agile process model.<text:line-break/><text:s/>&lt;Question #3&gt;: <text:s/></text:p>
      <text:p text:style-name="P3">Pivotal Tracker URL: <text:s/>https://www.pivotaltracker.com/n/projects/1339742/stories/94021710</text:p>
      <text:p text:style-name="P3">Owner Name: <text:s/>Raaja Koneri Nagarajan</text:p>
      <text:p text:style-name="P3">Initial Answer:</text:p>
      <text:list text:style-name="L1">
        <text:list-item>
          <text:list>
            <text:list-item>
              <text:p text:style-name="P6">Describe, compare and contrast the Waterfall and the V process models.</text:p>
            </text:list-item>
          </text:list>
        </text:list-item>
      </text:list>
      <table:table table:name="Table1" table:style-name="Table1">
        <table:table-column table:style-name="TableColumn1"/>
        <table:table-column table:style-name="TableColumn1"/>
        <table:table-row>
          <table:table-cell table:style-name="TableCell1">
            <text:p text:style-name="P7">WATERFALL MODEL</text:p>
          </table:table-cell>
          <table:table-cell table:style-name="TableCell1">
            <text:p text:style-name="P7">V PROCESS MODEL</text:p>
          </table:table-cell>
        </table:table-row>
        <table:table-row>
          <table:table-cell table:style-name="TableCell1">
            <text:p text:style-name="P8">DEFN: characterized by much of the design being done in advance of coding, completing each phase before going on to the next one.</text:p>
          </table:table-cell>
          <table:table-cell table:style-name="TableCell1">
            <text:p text:style-name="P8">DEFN: the activities in this model are vent into a 'V' shape, with coding at the lower tip of the 'V' : also termed as the verification and validation model.</text:p>
          </table:table-cell>
        </table:table-row>
        <table:table-row>
          <table:table-cell table:style-name="TableCell1">
            <text:p text:style-name="P8">Different phases of the waterfall model are Requirement Gathering and Analysis, Implementation, Testing and Debugging, Delivery, Maintenance.</text:p>
          </table:table-cell>
          <table:table-cell table:style-name="TableCell1">
            <text:p text:style-name="P8">VERIFICATION phases: Requirement analysis, System Design, Architecture Design, Coding.</text:p>
            <text:p text:style-name="P8">VALIDATION phases: Unit testing, Integration testing, System testing, User Acceptance testing.</text:p>
          </table:table-cell>
        </table:table-row>
        <table:table-row>
          <table:table-cell table:style-name="TableCell1">
            <text:p text:style-name="P8">The testing activities are carried out after the development activities are over.</text:p>
          </table:table-cell>
          <table:table-cell table:style-name="TableCell1">
            <text:p text:style-name="P8">Testing activities start with the first stage itself.</text:p>
          </table:table-cell>
        </table:table-row>
        <table:table-row>
          <table:table-cell table:style-name="TableCell1">
            <text:p text:style-name="P8">Oldest model in software development.</text:p>
          </table:table-cell>
          <table:table-cell table:style-name="TableCell1">
            <text:p text:style-name="P8">Extension of the waterfall model.</text:p>
          </table:table-cell>
        </table:table-row>
        <table:table-row>
          <table:table-cell table:style-name="TableCell1">
            <text:p text:style-name="P8">Continuous process</text:p>
          </table:table-cell>
          <table:table-cell table:style-name="TableCell1">
            <text:p text:style-name="P8">Simultaneous process</text:p>
          </table:table-cell>
        </table:table-row>
      </table:table>
      <text:p text:style-name="P9"/>
      <text:list text:style-name="L1">
        <text:list-item>
          <text:list>
            <text:list-item>
              <text:p text:style-name="P6">Describe, compare and contrast the two kinds of Prototype process models.</text:p>
            </text:list-item>
          </text:list>
        </text:list-item>
      </text:list>
      <text:p text:style-name="P9">All rely on planning and documentation, but Spiral and RUP use iteration and prototypes to improve them over time versus a single long path to the product.</text:p>
      <table:table table:name="Table2" table:style-name="Table1">
        <table:table-column table:style-name="TableColumn1"/>
        <table:table-column table:style-name="TableColumn1"/>
        <table:table-row>
          <table:table-cell table:style-name="TableCell1">
            <text:p text:style-name="P7">SPIRAL MODEL</text:p>
          </table:table-cell>
          <table:table-cell table:style-name="TableCell1">
            <text:p text:style-name="P7">RUP MODEL</text:p>
          </table:table-cell>
        </table:table-row>
        <table:table-row>
          <table:table-cell table:style-name="TableCell1">
            <text:p text:style-name="P8">The spiral model is a risk-driven process model generator for software projects. Based on the unique risk patterns of a given project, the spiral model guides a team to adopt elements of one or more process models, such as incremental, waterfall, or evolutionary prototyping.</text:p>
          </table:table-cell>
          <table:table-cell table:style-name="TableCell1">
            <text:p text:style-name="P8">Aimed at guiding software development organizations in their endeavors.</text:p>
            <text:p text:style-name="P8">Has a very well-defined and regular structure, using an object-oriented approach for its description.</text:p>
          </table:table-cell>
        </table:table-row>
        <table:table-row>
          <table:table-cell table:style-name="TableCell1">
            <text:p text:style-name="P10">PROS:</text:p>
            <text:p text:style-name="P10">• Iterations involve the customer before the</text:p>
            <text:p text:style-name="P10">product is completed • Reduces chances of</text:p>
            <text:p text:style-name="P10">misunderstandings • Risk management</text:p>
            <text:p text:style-name="P10">part of lifecycle • Project monitoring is</text:p>
            <text:p text:style-name="P10">easy • Schedule &amp; cost more</text:p>
            <text:p text:style-name="P10">Realistic over time.</text:p>
          </table:table-cell>
          <table:table-cell table:style-name="TableCell1">
            <text:p text:style-name="P10">PROS:</text:p>
            <text:p text:style-name="P10">• Business practices tied to development process • Lots of tools from Rational (now IBM) • Tools support gradual</text:p>
            <text:p text:style-name="P10">improvement of project</text:p>
          </table:table-cell>
        </table:table-row>
        <table:table-row>
          <table:table-cell table:style-name="TableCell1">
            <text:p text:style-name="P10">CONS:</text:p>
            <text:p text:style-name="P10">• Iterations 6 to 24 months long- gives time for customers to change their minds • Lots of documentation per iteration • Lots of rules to follow, hard for whole project • Cost of process is high • Hard to meet budget and schedule targets</text:p>
          </table:table-cell>
          <table:table-cell table:style-name="TableCell1">
            <text:p text:style-name="P8">CONS:</text:p>
            <text:p text:style-name="P8">• Tools are expensive (not open source) • So many options to tailor RUP to a company, so not use all the tools • Only good for medium to large-scale projects • Manager’s call size of iterations to make manageable</text:p>
          </table:table-cell>
        </table:table-row>
        <table:table-row>
          <table:table-cell table:style-name="TableCell1">
            <text:p text:style-name="P8">Phases: Determine Objective and Constraints, Evaluate Alternatives. Identity and Resolve Risks, Develop and verify prototype, Plan Next Iteration</text:p>
          </table:table-cell>
          <table:table-cell table:style-name="TableCell1">
            <text:p text:style-name="P8">Phases: Inception, Elaboration, Construction, Transition.</text:p>
          </table:table-cell>
        </table:table-row>
      </table:table>
      <text:p text:style-name="P9"/>
      <text:list text:style-name="L1">
        <text:list-item>
          <text:list>
            <text:list-item>
              <text:p text:style-name="P6">Describe, compare and contrast the Phased Incremental and Phased Iterative process models.</text:p>
            </text:list-item>
          </text:list>
        </text:list-item>
      </text:list>
      <table:table table:name="Table3" table:style-name="Table1">
        <table:table-column table:style-name="TableColumn1"/>
        <table:table-column table:style-name="TableColumn1"/>
        <table:table-row>
          <table:table-cell table:style-name="TableCell1">
            <text:p text:style-name="P7">PHASED INCREMENTAL</text:p>
          </table:table-cell>
          <table:table-cell table:style-name="TableCell1">
            <text:p text:style-name="P7">PHASED ITERATIVE</text:p>
          </table:table-cell>
        </table:table-row>
        <table:table-row>
          <table:table-cell table:style-name="TableCell1">
            <text:p text:style-name="P8">The product is designed, implemented and tested incrementally (a little more is added each time) until the product is finished. It involves both development and maintenance.</text:p>
          </table:table-cell>
          <table:table-cell table:style-name="TableCell1">
            <text:p text:style-name="P8">Development begins by specifying and implementing just part of the software, which can then be reviewed in order to identify further requirements. This process is then repeated, producing a new version of the software for each cycle of the model.</text:p>
          </table:table-cell>
        </table:table-row>
        <table:table-row>
          <table:table-cell table:style-name="TableCell1">
            <text:p text:style-name="P8">PROS:</text:p>
            <text:list text:style-name="L2">
              <text:list-item>
                <text:p text:style-name="P11">After each iteration, regression testing should be conducted. During this testing, faulty elements of the software can be quickly identified because few changes are made within any single iteration.</text:p>
              </text:list-item>
              <text:list-item>
                <text:p text:style-name="P11">It is generally easier to test and debug than other methods of software development because relatively smaller changes are made during each iteration. This allows for more targeted and rigorous testing of each element within the overall product.</text:p>
              </text:list-item>
              <text:list-item>
                <text:p text:style-name="P11">Customer can respond to features and review the product for any needful changes.</text:p>
              </text:list-item>
              <text:list-item>
                <text:p text:style-name="P11">Initial product delivery is faster and costs lower.</text:p>
              </text:list-item>
            </text:list>
          </table:table-cell>
          <table:table-cell table:style-name="TableCell1">
            <text:p text:style-name="P8"><text:s/>PROS:</text:p>
            <text:list text:style-name="L3">
              <text:list-item>
                <text:p text:style-name="P11">In iterative model we can only create a high-level design of the application before we actually begin to build the product and define the design solution for the entire product. Later on we can design and built a skeleton version of that, and then evolved the design based on what had been built.</text:p>
              </text:list-item>
              <text:list-item>
                <text:p text:style-name="P11">In iterative model we are building and improving the product step by step. Hence we can track the defects at early stages. This avoids the downward flow of the defects.</text:p>
              </text:list-item>
              <text:list-item>
                <text:p text:style-name="P11">In iterative model we can get the reliable user feedback. When presenting sketches and blueprints of the product to users for their feedback, we are effectively asking them to imagine how the product will work.</text:p>
              </text:list-item>
              <text:list-item>
                <text:p text:style-name="P11">In iterative model less time is spent on documenting and more time is given for designing.</text:p>
              </text:list-item>
            </text:list>
            <text:p text:style-name="P8"/>
          </table:table-cell>
        </table:table-row>
        <table:table-row>
          <table:table-cell table:style-name="TableCell1">
            <text:p text:style-name="P8">CONS:</text:p>
            <text:list text:style-name="L3">
              <text:list-item>
                <text:p text:style-name="P11">Resulting cost may exceed the cost of the organization.</text:p>
              </text:list-item>
              <text:list-item>
                <text:p text:style-name="P11">As additional functionality is added to the product, problems may arise related to system architecture which were not evident in earlier prototypes.</text:p>
              </text:list-item>
            </text:list>
          </table:table-cell>
          <table:table-cell table:style-name="TableCell1">
            <text:p text:style-name="P8">CONS:</text:p>
            <text:list text:style-name="L3">
              <text:list-item>
                <text:p text:style-name="P11">Each phase of an iteration is rigid with no overlaps</text:p>
              </text:list-item>
              <text:list-item>
                <text:p text:style-name="P11">Costly system architecture or design issues may arise because not all requirements are gathered up front for the entire lifecycle</text:p>
              </text:list-item>
            </text:list>
          </table:table-cell>
        </table:table-row>
        <table:table-row>
          <table:table-cell table:style-name="TableCell1">
            <text:p text:style-name="P8"><text:s/>WHEN TO USE</text:p>
            <text:list text:style-name="L2">
              <text:list-item>
                <text:p text:style-name="P11">This model can be used when the requirements of the complete system are clearly defined and understood.</text:p>
              </text:list-item>
              <text:list-item>
                <text:p text:style-name="P11">Major requirements must be defined; however, some details can evolve with time.</text:p>
              </text:list-item>
              <text:list-item>
                <text:p text:style-name="P11">There is a need to get a product to the market early.</text:p>
              </text:list-item>
              <text:list-item>
                <text:p text:style-name="P11">A new technology is being used</text:p>
              </text:list-item>
              <text:list-item>
                <text:p text:style-name="P11">Resources with needed skill set are not available</text:p>
              </text:list-item>
              <text:list-item>
                <text:p text:style-name="P11">There are some high risk features and goals.</text:p>
              </text:list-item>
            </text:list>
          </table:table-cell>
          <table:table-cell table:style-name="TableCell1">
            <text:p text:style-name="P8">WHEN TO USE:</text:p>
            <text:list text:style-name="L3">
              <text:list-item>
                <text:p text:style-name="P11">Requirements of the complete system are clearly defined and understood.</text:p>
              </text:list-item>
              <text:list-item>
                <text:p text:style-name="P11">When the project is big.</text:p>
              </text:list-item>
              <text:list-item>
                <text:p text:style-name="P11">Major requirements must be defined; however, some details can evolve with time.</text:p>
              </text:list-item>
            </text:list>
          </table:table-cell>
        </table:table-row>
      </table:table>
      <text:p text:style-name="P9"/>
      <text:list text:style-name="L1">
        <text:list-item>
          <text:list>
            <text:list-item>
              <text:p text:style-name="P6">Discuss any connections between these process models and the Agile process model.</text:p>
            </text:list-item>
          </text:list>
        </text:list-item>
      </text:list>
      <text:p text:style-name="P9"/>
      <text:p text:style-name="P12">The Agile Manifesto is a radical change from the prior methods. One of the founding tenets of Agile is “responding to change over following a plan,” so it is a much better match to the quickly evolving nature of SaaS than traditional “Plan-and-Document” methodologies like Waterfall, Spiral, or RUP. Another Agile tenet is “customer collaboration over contract negotiation,” which leads to weekly meetings with non-technical customers. Two critical Agile foundations are behavior-driven design and test-driven development, which means tests are written before the code, so testing really is a first class citizen in Agile. Agile ideas like pair programming and scrum emphasize working with others. Agile techniques are even a good match to evolving legacy code.<text:line-break/></text:p>
      <text:p text:style-name="P2"><text:tab/>Reference: Textbook</text:p>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Formatting of answers, bullet renumbering, 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Fix a few grammatical errors and indenting of paragraphs</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2">4.<text:tab/>Answer the following questions with respect to the Spiral and RAD process models (illustrate as necessary).</text:p>
      <text:p text:style-name="P2">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3">a.<text:tab/>What are the major features of the process model (Describe its phases, etc.)?</text:p>
      <text:p text:style-name="P3">b.<text:tab/>When would you recommend using this process model and why?</text:p>
      <text:p text:style-name="P3">c.<text:tab/>When would you NOT recommend using this process model and why?</text:p>
      <text:p text:style-name="P2">5.<text:tab/>The Software Engineering Institute's Capability Maturity Model is used to evaluate an organization's software development practices (i.e., process maturity). <text:s/>Illustrate the practices that would have to be in place to achieve each of the following levels. <text:s/>Hint: <text:s/>discuss with respect to Key Process Areas (KPAs).</text:p>
      <text:p text:style-name="P3">a.<text:tab/>Initial</text:p>
      <text:p text:style-name="P3">b.<text:tab/>Repeatable</text:p>
      <text:p text:style-name="P3">c.<text:tab/>Defined</text:p>
      <text:p text:style-name="P3">d.<text:tab/>Managed</text:p>
      <text:p text:style-name="P3">e.<text:tab/>Optimizing</text:p>
      <text:p text:style-name="P3"/>
      <text:p text:style-name="P3">ANS. &lt;Question 5&gt;:</text:p>
      <text:p text:style-name="P3"/>
      <text:p text:style-name="P3">Pivotal Tracker URL: https://www.pivotaltracker.com/n/projects/1339742/stories/94021510</text:p>
      <text:p text:style-name="P3">Owner Name: Ashok Teja Gadepalli</text:p>
      <text:p text:style-name="P3"/>
      <text:p text:style-name="P3">Initial Answer:</text:p>
      <text:p text:style-name="P3">a. Initial</text:p>
      <text:p text:style-name="P3"><text:s text:c="4"/>There are no formal practices in place.</text:p>
      <text:p text:style-name="P3">b. Repeatable</text:p>
      <text:p text:style-name="P3"><text:s text:c="4"/>Managed, Requriements Management, Project Planning, Project Monitoring and</text:p>
      <text:p text:style-name="P3"><text:s text:c="4"/>Control, Supplier Agreement Management, Measurement and Analysis, Process</text:p>
      <text:p text:style-name="P3"><text:s text:c="4"/>and Product Quality Assurance, Configuration Management. </text:p>
      <text:p text:style-name="P3">c. Defined</text:p>
      <text:p text:style-name="P3"><text:s text:c="4"/>Requirements Development, Technical Solution, Product Integration,</text:p>
      <text:p text:style-name="P3"><text:s text:c="4"/>Verification, Validation, Organizational Process Focus, Organizational</text:p>
      <text:p text:style-name="P3"><text:s text:c="4"/>Process Definition, Organizational Training, Risk Management, Decision</text:p>
      <text:p text:style-name="P3"><text:s text:c="4"/>analysis and Resolution, Integrated Product and Process Development</text:p>
      <text:p text:style-name="P3"><text:s text:c="4"/>environment, Integrated Project Management, Integrated Project Management,</text:p>
      <text:p text:style-name="P3"><text:s text:c="4"/>Integrated Teaming, Integrated Supplier Management, Organizational</text:p>
      <text:p text:style-name="P3"><text:s text:c="4"/>Environment Integration.</text:p>
      <text:p text:style-name="P3">d. Managed</text:p>
      <text:p text:style-name="P3"><text:s text:c="4"/>Organizational Process Performance, Quantitative Project Management</text:p>
      <text:p text:style-name="P3">e. Optimizing</text:p>
      <text:p text:style-name="P3"><text:s text:c="4"/>Organizational Innovation and Deployment, Causal Analysis and Resolution,</text:p>
      <text:p text:style-name="P3"><text:s text:c="4"/>Continuous Process improvement.</text:p>
      <text:p text:style-name="P3"/>
      <text:p text:style-name="P3">http://en.wikipedia.org/wiki/Capability_Maturity_Model</text:p>
      <text:p text:style-name="P3">Answer here: http://www.smartmatix.com/Resources/CMMIexplained/KeyProcessAreasKPAs.aspx</text:p>
      <text:p text:style-name="P3"/>
      <text:p text:style-name="P3">Collaborators: <text:s/>&lt;Collaborator names&gt;</text:p>
      <text:p text:style-name="P3">Collaborator URL: <text:s/>&lt;Hangout on Air URL&gt;</text:p>
      <text:p text:style-name="P3">Collaborator Comments:</text:p>
      <text:p text:style-name="P3">&lt;Comment, Name&gt;</text:p>
      <text:p text:style-name="P3">&lt;Comment, Name&gt; <text:s/>&lt;etc.&gt;</text:p>
      <text:p text:style-name="P3">Updated Answer:</text:p>
      <text:p text:style-name="P3">&lt;Updated Answer&gt;</text:p>
      <text:p text:style-name="P3">&lt;Additional References&gt;</text:p>
      <text:p text:style-name="P3"/>
      <text:p text:style-name="P3">Reviewer: <text:s/>&lt;Reviewer Names&gt;</text:p>
      <text:p text:style-name="P3">Review URL: <text:s/>&lt;Hangout on Air URL&gt;</text:p>
      <text:p text:style-name="P3">Reviewer Comments:</text:p>
      <text:p text:style-name="P3">&lt;Comment, Name&gt;</text:p>
      <text:p text:style-name="P3">&lt;Comment, Name&gt; <text:s/>&lt;etc.&gt;</text:p>
      <text:p text:style-name="P3">Updated Answer:</text:p>
      <text:p text:style-name="P3">&lt;Updated Answer&gt;</text:p>
      <text:p text:style-name="P3">&lt;Additional References&gt;</text:p>
      <text:p text:style-name="P3"/>
      <text:p text:style-name="P3">Refactors:</text:p>
      <text:p text:style-name="P3">&lt;Comment, Name&gt;</text:p>
      <text:p text:style-name="P3">&lt;Updated Answer&gt;</text:p>
      <text:p text:style-name="P3">&lt;Additional References&gt;</text:p>
      <text:p text:style-name="P3"/>
      <text:p text:style-name="P3">&lt;Comment, Name&gt;</text:p>
      <text:p text:style-name="P3">&lt;Updated Answer&gt;</text:p>
      <text:p text:style-name="P3">&lt;Additional References&gt; &lt;for each refactor&gt;</text:p>
      <text:p text:style-name="P3"/>
      <text:p text:style-name="P2">6.<text:tab/>Kent Beck, one of the original signers of the Agile Manifesto, is the founder of Extreme Programming, one of the most widely practiced 'flavors' of Agile process development.</text:p>
      <text:p text:style-name="P3">a.<text:tab/>Why is it called 'Extreme' programming? <text:s/></text:p>
      <text:p text:style-name="P3">b.<text:tab/>How does it relate to the best practices of Plan and Document (i.e., 'traditional') Software Engineering?</text:p>
      <text:p text:style-name="P3">c.<text:tab/>Describe the (current) thirteen practices of Extreme Programming.</text:p>
      <text:p text:style-name="P3">d.<text:tab/>Do these practices adequately describe the Agile process methodology?</text:p>
      <text:p text:style-name="P2">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2"/>
      <text:p text:style-name="P2">ANS. &lt;Question 7&gt;:</text:p>
      <text:p text:style-name="P2">Pivotal Tracker URL: https://www.pivotaltracker.com/n/projects/1339742/stories/94021398</text:p>
      <text:p text:style-name="P2">Owner Name: Ashok Teja Gadepalli</text:p>
      <text:p text:style-name="P2">Initial Answer:</text:p>
      <text:p text:style-name="P2"><text:tab/>There are many steps required for working on a project with a distributed team. This answer will be broken into four main sections. Team coordination and management, project development, project review and project delivery. Each step is very complex and not entirely disjoint from one another. </text:p>
      <text:p text:style-name="P2"/>
      <text:p text:style-name="P2">Step 1: Team coordination and management. </text:p>
      <text:p text:style-name="P2"><text:tab/>Having a well oiled and informed team is crucial for success in distributed project development. You do not have the convenience of working in the same place at the same time as one another. So communication and collaboration is vital. </text:p>
      <text:p text:style-name="P2"><text:tab/>First off, you need to have a team. Recruit individuals who have time to work and have a wide range of skills. You want to be diverse and need to have ample time to work. Next you need to designate who will be the project owner(s). This person will be in charge of keeping the project on track, managing code submission, managing code review and/or code reviewers and facilitating communication. Once the owner(s) is chosen they must work with the team to establish means of communication. You need lines of communication for members directly (e.g Google Hangouts), project task management (Pivotal Tracker) and for code collaboration and review (git/GitHub). They must standardize the designated lines and make sure everyone is aware of how the project will be managed. All members must be on the same page. </text:p>
      <text:p text:style-name="P2"><text:tab/>You will use a utility such as Google Hangouts for your scrums or meetings. The hangouts will occur at set times daily. You want to work with the team to ensure that everyone is able to attend the meetings. If not possible to happen all at once, you must coordinate for there to be multiple meetings per day to accommodate everyone. These meetings should have a leader and should be quick and precise. Making sure that everything gets communicated efficiently and in a timely manner. The goal of these meetings should be to communicate progress and express concerns. Everyone should be able to check-in and those with problems will then communicate with more senior members or owners after the meeting to obtain solutions. Another powerful tool for communication is IRC or tools such as Slack. This allows members to communicate and ask questions in the time between meetings. Here anyone can offer solutions to members in need and discuss new ideas for the project. </text:p>
      <text:p text:style-name="P2"><text:tab/>Pivotal Tracker and git/GitHub are powerful tools that will be utilized throughout the project development. Standards within these tools must be set so that everything is uniform and no time is wasted with constant refactoring. The use of these tools will be more thoroughly discussed in the next step: project development. </text:p>
      <text:p text:style-name="P2"/>
      <text:p text:style-name="P2">Step 2: Project Development. </text:p>
      <text:p text:style-name="P2"><text:tab/>Consistent and fluid instructions are vital to project development. If the project can not grow with ease then you will never be able to achieve your goal. The first step in beginning project development is standardizing how your tools are used. You need to delegate a place to list tasks to be completed (i.e, Pivotal Tracker). Create a remote repository on git/GitHub and make it available to all team members. You also need to set standards for programming languages used, tools used and general coding standards (i.e. Conformation with PEP8 for python). Next is general design for the project. What kind of design patterns do you want to use. This will be less set in stone as some other aspects. Although much of this may eventually change; you need to always have a standard in place that everyone will follow. Designs also should include whether you are using TDD, BDD and which utilities you will use to employ these. This will often lead to setting up an environment that will have all of these things included. When setting up these standards you may need to create some documentation to simplify the adaption of the project among the members. And to allow for new members to join along the way. You must also make sure that this gets updated as the project evolves. Otherwise you risk wasted time in adding new members or having everyone stay up to date. </text:p>
      <text:p text:style-name="P2"><text:tab/>Once the project is set up and everyone is working there will be a general order of operations. First, team members will fork the primary repository to their own GitHub. From here they will branch off for each task they are working on. These tasks will be posted on your task tracking software. They are added here either when a bug is found or when a new feature is desired. When a new feature is desired the team will vote upon its difficulty as to comply with the features of Pivotal Tracker. As members work on their tasks they will aim to comply with all standards. They will communicate their progress throughout the meetings and use the communication resources established to troubleshoot any problems. As work coding is done, members may need to participate in pair programming if that has been chosen as a standard. This will require people participating in hangouts with each other and giving feedback to one another as they code. Often promiscuous pairing is encouraged. Once they feel that their work is complete they will re-base their master branch to match that of the projects master. They will then merge their task branch to their local master and submit a pull request. Their pull request will go through code review (discussed in detail in next step) next. If their code is approved it will be merged to the projects master branch and the owner of the project will mark their task as completed on the task tracking software. Then they will pick up a new task to work on and repeat the cycle. </text:p>
      <text:p text:style-name="P2"><text:tab/>Project development requires communication among team members. Seldom does a project end up as was first imagined. It is very important that a project evolve as work continues. This requires collaboration among the team. The first part of an evolving project is the addition of new tasks. Tasks should demonstrate their value to the project when they are proposed. And the team should all decide together what the difficulty of the task is. As the project progresses the team should be re-evaluating the tools they are using. Discussing other possible tools that may be better suited to their need. </text:p>
      <text:p text:style-name="P2"/>
      <text:p text:style-name="P2">Step 3: Project Review. </text:p>
      <text:p text:style-name="P2"><text:tab/>Project review consists of code review and design review. The design review is continual throughout the project. As new ideas or requirements are added the design will likely need to evolve. This, like many other aspects, relies heavily upon communication throughout the team. The team leader needs to hear out concerns of the team and make good decisions. When the project changes they must all talk about the best solution to accommodate the shift. Then the changes must be properly implemented throughout the environment and the documentation. Although the documentation need not be exhaustive of the project like plan-and-document; it is important that any documentation in place stay current. </text:p>
      <text:p text:style-name="P2"><text:tab/>Code review is also a continual process. When someone sends a pull request saying that their task is complete, a code review will be performed. This review is usually done by the owner or other senior members that are designated by the owner. The goal of code review is to ensure that the code does what it is intended to do, follows standards and does not break other parts of the program. If proposed code fails one of these criteria it will be noted and the member who wrote it will need to fix the problem. This will continue until the code is proper. Code review requires communication between the developer and the reviewer. </text:p>
      <text:p text:style-name="P2"/>
      <text:p text:style-name="P2">Step 4: Project Delivery. </text:p>
      <text:p text:style-name="P2"><text:tab/>Today, the line between finished software and sowftware in development has been blurred. Much of the time there are multiple versions of a project. Typically, there is at least a stable working version and a version that is in development. Since software can often be deployed and updated at any time, this paradigm has grown in popularity. So much of project delivery is covered in code and design review. When a pull request is made, the code is thoroughly reviewed. If it is accepted then it is possible to even pull that code into the live version of the project. But for more major releases in a slower production environment; this requires more planning upon features desired for the release. The owner along with the team need to decide which features are working without bugs and should be included in the release. In agile development with BDD and TDD the use of integration testing helps confirm that the added features have minimal bugs and do not affect the rest of the code too much. In some cases, post mortems are performed to evaluate the process at which the project was handled against. </text:p>
      <text:p text:style-name="P2"/>
      <text:p text:style-name="P2">Overall, the lifecycle of a project is very complex. Its success relies heavily upon communication. The lifecycle requires planning for creation. Open lines of communication to get help and discuss features and the future. And abilities to easily track tasks and their code. </text:p>
      <text:p text:style-name="P2"/>
      <text:p text:style-name="P2">Collaborators: <text:s/>&lt;Collaborator names&gt;</text:p>
      <text:p text:style-name="P2">Collaborator URL: <text:s/>&lt;Hangout on Air URL&gt;</text:p>
      <text:p text:style-name="P2">Collaborator Comments:</text:p>
      <text:p text:style-name="P2">&lt;Comment, Name&gt;</text:p>
      <text:p text:style-name="P2">&lt;Comment, Name&gt; <text:s/>&lt;etc.&gt;</text:p>
      <text:p text:style-name="P2">Updated Answer:</text:p>
      <text:p text:style-name="P2">&lt;Updated Answer&gt;</text:p>
      <text:p text:style-name="P2">&lt;Additional References&gt;</text:p>
      <text:p text:style-name="P2"/>
      <text:p text:style-name="P2">Reviewer: <text:s/>&lt;Reviewer Names&gt;</text:p>
      <text:p text:style-name="P2">Review URL: <text:s/>&lt;Hangout on Air URL&gt;</text:p>
      <text:p text:style-name="P2">Reviewer Comments:</text:p>
      <text:p text:style-name="P2">&lt;Comment, Name&gt;</text:p>
      <text:p text:style-name="P2">&lt;Comment, Name&gt; <text:s/>&lt;etc.&gt;</text:p>
      <text:p text:style-name="P2">Updated Answer:</text:p>
      <text:p text:style-name="P2">&lt;Updated Answer&gt;</text:p>
      <text:p text:style-name="P2">&lt;Additional References&gt;</text:p>
      <text:p text:style-name="P2"/>
      <text:p text:style-name="P2">Refactors:</text:p>
      <text:p text:style-name="P2">&lt;Comment, Name&gt;</text:p>
      <text:p text:style-name="P2">&lt;Updated Answer&gt;</text:p>
      <text:p text:style-name="P2">&lt;Additional References&gt;</text:p>
      <text:p text:style-name="P2"/>
      <text:p text:style-name="P2">&lt;Comment, Name&gt;</text:p>
      <text:p text:style-name="P2">&lt;Updated Answer&gt;</text:p>
      <text:p text:style-name="P2">&lt;Additional References&gt; &lt;for each refactor&gt;</text:p>
      <text:p text:style-name="P2"/>
      <text:p text:style-name="P2"/>
      <text:p text:style-name="P2">8.<text:tab/>Answer the following with respect to PivotalTracker:</text:p>
      <text:p text:style-name="P3">a.<text:tab/>Describe the typical lifecycle of a fictitious user story from Start to Acceptance. <text:s/></text:p>
      <text:p text:style-name="P3">b.<text:tab/>Explain the meaning of each entry and describe its usage (including estimation, requestor, owner, activity, etc.). <text:s/></text:p>
      <text:p text:style-name="P3">c.<text:tab/>Discuss its role in project communication.</text:p>
      <text:p text:style-name="P2">9.<text:tab/>Answer the following with respect to Google Hangouts On Air </text:p>
      <text:p text:style-name="P3">a.<text:tab/>Explain how to get started with Google Hangouts On Air.</text:p>
      <text:p text:style-name="P3">b.<text:tab/>Explain how to set up a Google Hangout online meeting. <text:s/></text:p>
      <text:p text:style-name="P3">c.<text:tab/>Discuss common audio problems (such as background noise, echo and squealing) when doing a Hangout On Air and what can be done to alleviate them.</text:p>
      <text:p text:style-name="P3">d.<text:tab/>What, if anything, can you do if you want to join a hangout but the maximum number of people have already joined?</text:p>
      <text:p text:style-name="P3"/>
      <text:p text:style-name="P2"/>
      <text:p text:style-name="P14"><text:span text:style-name="T4">ANS. &lt;Question 9&gt;:</text:span></text:p>
      <text:p text:style-name="P15"><text:span text:style-name="T5">Pivotal Tracker URL: </text:span><text:a xlink:type="simple" xlink:href="https://www.pivotaltracker.com/story/show/94021086"><text:span text:style-name="T4">https://www.pivotaltracker.com/story/show/94021086</text:span></text:a></text:p>
      <text:p text:style-name="P14"><text:span text:style-name="T4">Owner Name: Chris Maltzan</text:span></text:p>
      <text:p text:style-name="P14"><text:span text:style-name="T4">Initial Answer:</text:span></text:p>
      <text:p text:style-name="P14"><text:span text:style-name="T6">PART A</text:span></text:p>
      <text:p text:style-name="P14"><text:span text:style-name="T4">To get started with Google Hangouts On Air, you will need a 2GHz dual core computer, an internet connection, a youtube account and a Google+ account. For simplicy's sake, it is easiest to use the same email for your Youtube and Google+ account, this way, your videos can be seamlessly uploaded on youtube. For a good experience, being able to both send and receive audio and video is essential. In order to use video, you will need a webcam. In order to use audio, you will need a microphone. In order to listen to what others are saying, you will need speakers.</text:span></text:p>
      <text:p text:style-name="P14"><text:span text:style-name="T4">The simplest way to get started will be join a Hangout that someone else has started. This will let you test your hardware to see if it is configured properly. To join a Hangout, you will only need to accept an invite once they send it to you, and follow the provided link. Once you have verified your computer is properly configured, try starting your own Hangout on Air and invite others to join you. Part B will outline how to create your own Hangout. If you find that your computer is not configured properly, Part C will outline some steps you can take to get set up.</text:span></text:p>
      <text:p text:style-name="P14"><text:span text:style-name="T4">On occasion, you may find that you can not get your mic or speakers to send or receive audio in a Hangout. Assuming the proper drivers are installed, the first thing to check is that your mic and speakers are actually plugged in. Failing this, an easy solution can also be to just perform a computer restart. If that does not solve the problem, you can try verifying that your audio and mic settings are in order in the control panel, particularly that the proper mic and speaker hardware is selected.</text:span></text:p>
      <text:p text:style-name="P14"><text:span text:style-name="T4">If you click the gear symbol at the top of the Hangout window, you can verify what microphone and speakers are in working order. The first thing to check here is that the Hangout detects the hardware. If anything shows up as “USB video/audio device,” then it is likely that you will need to install software from the device's manufacturer (Google, 2015). You will know your mic is working properly if you see the volume meter move when you speak. If you click the “Play test sound” button,” you can verify your speakers are working properly in this window as well. Google (2015) also suggests rejoining a video call if any of your devices are not recognized by the Hangout.</text:span></text:p>
      <text:p text:style-name="P14"><text:span text:style-name="T6">PART B</text:span></text:p>
      <text:p text:style-name="P14"><text:span text:style-name="T4">To create a Google Hangout On Air, one must first visit</text:span><text:a xlink:type="simple" xlink:href="https://plus.google.com/hangouts/onair"><text:span text:style-name="T7">https://plus.google.com/hangouts/onair</text:span></text:a><text:span text:style-name="T4">. Verify that you are on the “Hangouts On Air” tab within the navigation bar at the top of the page. At this point, you can click on a button to “create a hangout on air.” If you are not already logged in to Google+, it will prompt you to log in at this point. After making sure you are logged in to Google+, you can re-click the button to “Create a Hangout On Air.”</text:span></text:p>
      <text:p text:style-name="P14"><text:span text:style-name="T4">A pop-up will appear that will prompt you initialize the settings for your Hangout. Give your Hangout a name, description, time, and designate who your audience will be. It is often easiest to leave the audience as public, but if you wish to have a more private Hangout, you can designate specific people here instead. When you are ready, press “Share” to officially create the Hangout. You will then be re-directed to your Hangout's page. When it is time for the hangout to begin, press the “start” button on your Hangout's page to start the Hangout.</text:span></text:p>
      <text:p text:style-name="P14"><text:span text:style-name="T4">Another pop-up will appear on your desktop. This time, you will be asked to invite guests to your hangout. You can submit your attendees' emails here or you can copy and paste the URL from the top of this window and send it to them another way, such as through Slack. While you wait for others to join, now is a good time to prepare your video, audio and desktop sharing. To share your desktop, there is a button in the left hand side mouse-over menu. It will bring up a pop-up that will let you decide what part of your desktop you wish to share. Assuming your speakers and mic are correctly set up, being able to speak and listen over Google Hangouts should be as easy as plugging the speakers and mic into your computer.</text:span></text:p>
      <text:p text:style-name="P14"><text:span text:style-name="T4">Once you are all set and prepared for the Hangout on Air, you should start to see your participants joining the Hangout. When everyone else is ready, you can press the “Start broadcast” button at the bottom. This will start recording the session. When the Hangout On Air is ending, you can press “Stop broadcasting” to stop recording. Within an hour, you should see the video posted in your associated youtube channel.</text:span></text:p>
      <text:p text:style-name="P14"><text:span text:style-name="T6">PART C</text:span></text:p>
      <text:p text:style-name="P14"><text:span text:style-name="T4">Problems with either audio or video can be a result of various issues, including a poor internet connection, a low quality mic or even simply unmuted mics (Google, 2015). If you find that your internet connection is sluggish and the video is freezing, it may be necessary to change your bandwidth setting. This can be done quite simply, just by using the provided slider within the Hangout. You can adjust the bandwidth to range from HD 720p video, down to audio only (Google, 2015).</text:span></text:p>
      <text:p text:style-name="P14"><text:span text:style-name="T4">A low quality mic can be a problem, and it unfortunately can't be solved without getting a new mic. However, if you need to buy a new mic for Hangouts, you might want to look into getting a headset. This will allow you to combine your mic and speakers into one unit, simplifying your hardware configuration and decreasing the possibility of having a problem.</text:span></text:p>
      <text:p text:style-name="P14"><text:span text:style-name="T4">If you find that you are hearing an echo or squeeling in the background, it may be because of feedback from an unused mic (Google, 2015). When you are not speaking, it is best practice to mute your mic. Not only will this prevent others from hearing an echo, but they won't hear you typing, coughing or eating either. If you are in a hangout with ten people, all of those sounds can become very distracting to the other participants.</text:span></text:p>
      <text:p text:style-name="P14"><text:span text:style-name="T6">PART D</text:span></text:p>
      <text:p text:style-name="P14"><text:span text:style-name="T4">Google Hangouts will support a maximum of ten separate connections for a “personal” account. If this is not sufficient for one's needs, one could choose to upgrade to either the business ($5/month), goverment (&lt; $5/month), or education (free but requires educational affiliation) versions of Google Hangout, all of which allow up to 15 connections.</text:span></text:p>
      <text:p text:style-name="P14"><text:span text:style-name="T4">References:</text:span></text:p>
      <text:p text:style-name="P16"><text:span text:style-name="T4">Google (2015) </text:span><text:span text:style-name="T8">Start a Hangout,</text:span><text:span text:style-name="T9"><text:s/></text:span><text:span text:style-name="T4">Available at:</text:span><text:a xlink:type="simple" xlink:href="https://support.google.com/hangouts/answer/3115553?hl=en"><text:span text:style-name="T10">https://support.google.com/hangouts/answer/3115553?hl=en</text:span></text:a><text:span text:style-name="T4">(Accessed: 5/10/2015).</text:span></text:p>
      <text:p text:style-name="P16"><text:span text:style-name="T4">Google (2015) </text:span><text:span text:style-name="T8">Get started with Hangouts,</text:span><text:span text:style-name="T9"><text:s/></text:span><text:span text:style-name="T4">Available at:</text:span><text:a xlink:type="simple" xlink:href="https://support.google.com/hangouts/answer/2944865?hl=en"><text:span text:style-name="T10">https://support.google.com/hangouts/answer/2944865?hl=en</text:span></text:a><text:span text:style-name="T4">(Accessed: 5/10/2015).</text:span></text:p>
      <text:p text:style-name="P16"><text:span text:style-name="T4">Google (2015) </text:span><text:span text:style-name="T8">The bandwidth setting,</text:span><text:span text:style-name="T9"><text:s/></text:span><text:span text:style-name="T4">Available at:</text:span><text:a xlink:type="simple" xlink:href="https://support.google.com/hangouts/answer/2979333?hl=en"><text:span text:style-name="T10">https://support.google.com/hangouts/answer/2979333?hl=en</text:span></text:a><text:span text:style-name="T4">(Accessed: 5/10/2015).</text:span></text:p>
      <text:p text:style-name="P16"><text:span text:style-name="T4">Google (2015) </text:span><text:span text:style-name="T8">Troubleshoot audio/video issues with video calls,</text:span><text:span text:style-name="T4">Available at:</text:span><text:a xlink:type="simple" xlink:href="https://support.google.com/hangouts/answer/1355579?hl=en"><text:span text:style-name="T10">https://support.google.com/hangouts/answer/1355579?hl=en</text:span></text:a><text:span text:style-name="T11"><text:s/></text:span><text:span text:style-name="T4">(Accessed: 5/10/2015).</text:span></text:p>
      <text:p text:style-name="P16"/>
      <text:p text:style-name="P14"><text:span text:style-name="T4">Collaborators: &lt;Collaborator names&gt;</text:span></text:p>
      <text:p text:style-name="P14"><text:span text:style-name="T4">Collaborator URL: &lt;Hangout on Air URL&gt;</text:span></text:p>
      <text:p text:style-name="P14"><text:span text:style-name="T4">Collaborator Comments:</text:span></text:p>
      <text:p text:style-name="P14"><text:span text:style-name="T4">&lt;Comment, Name&gt;<text:line-break/>&lt;Comment, Name&gt; &lt;etc.&gt;</text:span></text:p>
      <text:p text:style-name="P14"><text:span text:style-name="T4">Updated Answer:</text:span></text:p>
      <text:p text:style-name="P14"><text:span text:style-name="T4">&lt;Updated Answer&gt;</text:span></text:p>
      <text:p text:style-name="P14"><text:span text:style-name="T4">&lt;Additional References&gt;</text:span></text:p>
      <text:p text:style-name="P17"/>
      <text:p text:style-name="P14"><text:span text:style-name="T4">Reviewer: &lt;Reviewer Names&gt;</text:span></text:p>
      <text:p text:style-name="P14"><text:span text:style-name="T4">Review URL: &lt;Hangout on Air URL&gt;</text:span></text:p>
      <text:p text:style-name="P14"><text:span text:style-name="T4">Reviewer Comments:</text:span></text:p>
      <text:p text:style-name="P14"><text:span text:style-name="T4">&lt;Comment, Name&gt;</text:span></text:p>
      <text:p text:style-name="P14"><text:span text:style-name="T4">&lt;Comment, Name&gt; &lt;etc.&gt;</text:span></text:p>
      <text:p text:style-name="P14"><text:span text:style-name="T4">Updated Answer:</text:span></text:p>
      <text:p text:style-name="P14"><text:span text:style-name="T4">&lt;Updated Answer&gt;</text:span></text:p>
      <text:p text:style-name="P14"><text:span text:style-name="T4">&lt;Additional References&gt;</text:span></text:p>
      <text:p text:style-name="P17"/>
      <text:p text:style-name="P14"><text:span text:style-name="T4">Refactors:</text:span></text:p>
      <text:p text:style-name="P14"><text:span text:style-name="T4">&lt;Comment, Name&gt;</text:span></text:p>
      <text:p text:style-name="P14"><text:span text:style-name="T4">&lt;Updated Answer&gt;</text:span></text:p>
      <text:p text:style-name="P14"><text:span text:style-name="T4">&lt;Additional References&gt;</text:span></text:p>
      <text:p text:style-name="P17"/>
      <text:p text:style-name="P14"><text:span text:style-name="T4">&lt;Comment, Name&gt;</text:span></text:p>
      <text:p text:style-name="P14"><text:span text:style-name="T4">&lt;Updated Answer&gt;</text:span></text:p>
      <text:p text:style-name="P14"><text:span text:style-name="T4">&lt;Additional References&gt; &lt;for each refactor&gt;</text:span></text:p>
      <text:p text:style-name="P2"/>
      <text:p text:style-name="P3"/>
      <text:p text:style-name="P3"/>
      <text:p text:style-name="P2">10.<text:tab/>With respect to pair programming:</text:p>
      <text:p text:style-name="P3">a.<text:tab/>What is it? Explain in detail how it is practiced.</text:p>
      <text:p text:style-name="P3">b.<text:tab/>What are its advantages?</text:p>
      <text:p text:style-name="P3">c.<text:tab/>What are its disadvantages?</text:p>
      <text:p text:style-name="P3">d.<text:tab/>What is promiscuous pairing? <text:s/>Should you do it and why?</text:p>
      <text:p text:style-name="P3">e.<text:tab/>Discuss the following statement by Fred Brooks: <text:s/>"You cannot win if your team loses, and you cannot fail if your team wins."</text:p>
      <text:p text:style-name="P3"/>
      <text:p text:style-name="P2">ANS. &lt;Question 10&gt;: <text:s/></text:p>
      <text:p text:style-name="P2">Pivotal Tracker URL: <text:s/><text:a xlink:type="simple" xlink:href="https://www.pivotaltracker.com/n/projects/1339742">https://www.pivotaltracker.com/n/projects/1339742</text:a></text:p>
      <text:p text:style-name="P2">Owner Name: <text:s/>Matthew Matyus</text:p>
      <text:p text:style-name="P2"/>
      <text:p text:style-name="P12"><text:s/>A) Pair programming is practice of two software developers working on the same code simultaneously. One person drives (the driver) the development and the other (the observer) watches and double-checks their work.</text:p>
      <text:p text:style-name="P12"/>
      <text:p text:style-name="P12">B) The advantages are the chances of errors in your code decreases. You end up with more robust and stable code. Also, the developers are forced to be in direct communication and they will share more knowledge with each other including programming idioms.</text:p>
      <text:p text:style-name="P12"/>
      <text:p text:style-name="P12">C) The main issue with Pair Programming is it is very costly. Hiring two per people per feature carries a lot of overhead, as coding can take longer. Users have reported much more mental fatigue during the course of pair programming as you are forced to focus on the code for much longer periods of time. </text:p>
      <text:p text:style-name="P12"/>
      <text:p text:style-name="P12">D) Promiscuous pairing is the process of enforcing every developer in your team to pair up. This process increases the overall communications and knowledge of your development teams. Overall, promiscuous pairing is beneficial.</text:p>
      <text:p text:style-name="P12"/>
      <text:p text:style-name="P12">E) The quote is used to demonstrate the importance of teamwork and to discourage people from working alone selfishly. If you work very hard yourself and perform well you still cannot be considered a winner if your team loses. Likewise, you are still considered succesful if your team completes all of its goals. </text:p>
      <text:p text:style-name="P12"/>
      <text:p text:style-name="P18">Armando Fox, David Patterson (2013) <text:span text:style-name="T12">Engineering Software as a Service: An Agile Approach Using Cloud Computing</text:span>, : Strawberry Canyon LLC.</text:p>
      <text:p text:style-name="P19"/>
      <text:p text:style-name="P3"/>
      <text:p text:style-name="P3"/>
      <text:p text:style-name="P2">11.<text:tab/>Explain each of the following Software Engineering productivity mechanisms and discuss two examples of each: </text:p>
      <text:p text:style-name="P3">a.<text:tab/>Clarity via conciseness</text:p>
      <text:p text:style-name="P3">b.<text:tab/>Synthesis</text:p>
      <text:p text:style-name="P3">c.<text:tab/>Reuse</text:p>
      <text:p text:style-name="P3">d.<text:tab/>Automation via Tools<text:line-break/>ANS. 11#: <text:s/></text:p>
      <text:p text:style-name="P3">Pivotal Tracker URL: <text:s/>https://www.pivotaltracker.com/n/projects/1339742/stories/94020960</text:p>
      <text:p text:style-name="P3">Owner Name: <text:s/>Samuel Johnson</text:p>
      <text:p text:style-name="P3">Initial Answer:</text:p>
      <text:p text:style-name="P8"/>
      <text:p text:style-name="P8">a.Clarity via conciseness</text:p>
      <text:p text:style-name="P8"/>
      <text:p text:style-name="P8"><text:s text:c="15"/>One of the driving assumptions of improving productivity of programmers is that if programs are easier to understand, then they will have fewer bugs and to be easier to evolve. A closely related corollary is that if the program is smaller, it’s generally easier to understand. We capture this notion with our motto of “clarity via conciseness.” Programming languages do this two ways. The first is simply offering a syntax that lets programmers express ideas naturally and in fewer characters. For example, below are two ways to express a simple assertion:</text:p>
      <text:p text:style-name="P20">Programming languages do this two ways. The first is simply offering a syntax that lets programmers express ideas naturally in fewer characters.<text:line-break/>Example:</text:p>
      <text:p text:style-name="P21">assert_greater_than_or_equal_to(a,7)</text:p>
      <text:p text:style-name="P21">a.should be &gt;= 7</text:p>
      <text:p text:style-name="P8"/>
      <text:p text:style-name="P8">The other way to improve clarity is to raise the level of abstraction.</text:p>
      <text:p text:style-name="P8">As computer hardware performance continued to increase, more programmers were willing to delegate tasks to the compiler and runtime system that they formerly performed themselves.</text:p>
      <text:p text:style-name="P21"/>
      <text:p text:style-name="P8">Example:</text:p>
      <text:p text:style-name="P8"><text:s text:c="16"/>Reflection, which allows programs to observe themselves, and metaprogramming, which allows programs to modify their own structure and behavior at runtime.</text:p>
      <text:p text:style-name="P21"/>
      <text:p text:style-name="P8">b.Synthesis<text:line-break/></text:p>
      <text:p text:style-name="P8"><text:s text:c="17"/>The implementation is generated rather than created manually. Logic synthesis for hardware engineers meant that they could describe hardware as Boolean functions and receive highly optimized transistors that implemented those functions. The classic software synthesis example is Bit blit. This graphics primitive combines two bitmaps under control of a mask. The straightforward approach would include a conditional statement in the innermost loop to chose the type of mask, but it was slow. The solution was to write a program that could synthesize the appropriate special-purpose code without the conditional statement in the loop.</text:p>
      <text:p text:style-name="P21"/>
      <text:p text:style-name="P21"><text:line-break/></text:p>
      <text:p text:style-name="P8">c.Reuse</text:p>
      <text:p text:style-name="P8"/>
      <text:p text:style-name="P20">The third productivity mechanism is to reuse portions from past designs rather than write everything from scratch. As it is easier to make small changes in software than in hardware, software is even more likely than hardware to reuse a component that is almost but not quite a correct fit.</text:p>
      <text:p text:style-name="P21"><text:s text:c="2"/></text:p>
      <text:p text:style-name="P20">Procedures and functions were invented in the earliest days of software so that different parts of the program could reuse the same code with different parameter values. Standardized libraries for input/ output and for mathematical functions soon followed, so that programmers could reuse code developed by others.</text:p>
      <text:p text:style-name="P21"/>
      <text:p text:style-name="P8">Example:</text:p>
      <text:p text:style-name="P21">Object oriented programming and Design Patterns</text:p>
      <text:p text:style-name="P8"/>
      <text:p text:style-name="P8">d.Automation via Tools</text:p>
      <text:p text:style-name="P8"/>
      <text:p text:style-name="P20">This is based on the DRY (Don’t Repeat Yourself) principle. A core value of computer engineering is finding ways to replace tedious manual tasks with tools to save time, improve accuracy, or both. Obvious Computer Aided Design (CAD) tools for software development are compilers and interpreters that raise the level of abstraction and generate code as mentioned above, but there are also more subtle productivity tools like Makefiles and version control systems (see Section   10.4) that automate tedious tasks.</text:p>
      <text:p text:style-name="P21"/>
      <text:p text:style-name="P8">Example:</text:p>
      <text:p text:style-name="P21"><text:s text:c="3"/>AutoCAD software .</text:p>
      <text:p text:style-name="P8">Reference: Textbook</text:p>
      <text:p text:style-name="P5"/>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Rephrase a few sentences to get clarity.</text:p>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2">12.<text:tab/>Answer the following:</text:p>
      <text:p text:style-name="P3">a.<text:tab/>Define ASP and explain why it failed.</text:p>
      <text:p text:style-name="P3">b.<text:tab/>Define SaaS.</text:p>
      <text:p text:style-name="P3">c.<text:tab/>Define SOA.</text:p>
      <text:p text:style-name="P3">d.<text:tab/>Define Cloud Computing.</text:p>
      <text:p text:style-name="P3">e.<text:tab/>Describe the relationships among each of the above.</text:p>
      <text:p text:style-name="P3">f.<text:tab/>Why has SaaS become so successful?</text:p>
      <text:p text:style-name="P2">13.<text:tab/>For each of <text:s/>the following workstyles: <text:s/>Rational Extrovert, Rational Introvert, Intuitive Extrovert and Intuitive Introvert:</text:p>
      <text:p text:style-name="P3">a.<text:tab/>Describe the typical characteristics of each.</text:p>
      <text:p text:style-name="P3">b.<text:tab/>Describe how they would typically interact/communicate with others.</text:p>
      <text:p text:style-name="P3">c.<text:tab/>Describe how you should interact/communicate with them in order to be effective.</text:p>
      <text:p text:style-name="P2">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3">a.<text:tab/>at the client-server layer.</text:p>
      <text:p text:style-name="P3">b.<text:tab/>at the three-tier shared nothing layer.</text:p>
      <text:p text:style-name="P3">c.<text:tab/>at the model-view-controller layer within the application tier.</text:p>
      <text:p text:style-name="P3">d.<text:tab/>at the software implementation layer within the model-view-controller layer.</text:p>
      <text:p text:style-name="P2">15.<text:tab/>Pipes-and-Filters, Client-Server, Peer-to-Peer and Layered are some of the major architectural styles used today.</text:p>
      <text:p text:style-name="P3">a.<text:tab/>Define each (illustrate as necessary).</text:p>
      <text:p text:style-name="P3">b.<text:tab/>Provide an example of where/how each would typically be used.</text:p>
      <text:p text:style-name="P3">c.<text:tab/>Discuss the advantages and disadvantages of each.<text:line-break/>ANS #15: <text:s/></text:p>
      <text:p text:style-name="P3">Pivotal Tracker URL: https://www.pivotaltracker.com/n/projects/1339742/stories/94020754</text:p>
      <text:p text:style-name="P3">Owner Name: <text:s/>Jesu Darison</text:p>
      <text:p text:style-name="P3">Initial Answer:</text:p>
      <text:p text:style-name="P5"><text:span text:style-name="T13">Pipes-and-Filter:</text:span></text:p>
      <text:p text:style-name="P22"><text:span text:style-name="T1">a)Illustration:</text:span><text:span text:style-name="T14"><text:s/></text:span></text:p>
      <text:p text:style-name="P22">The <text:span text:style-name="T12">Pipes and Filters</text:span> architectural pattern provides a structure for systems that process a stream of data. Each processing step is encapsulated in a filter component. Data are passed through pipes between adjacent filters. Recombining filters allows you to build families of related filters</text:p>
      <text:p text:style-name="P22">b)<text:span text:style-name="T1">Where it is used:</text:span></text:p>
      <text:p text:style-name="P22"><text:s text:c="3"/>It is used in software development stages where we need to Divide the functionality of the problem into a sequence of processing steps. Divide the functionality of the problem into a sequence of processing steps. Design for robust handling of errors.</text:p>
      <text:p text:style-name="P22">c)<text:span text:style-name="T1"><text:s/>Advantages :</text:span></text:p>
      <text:list text:style-name="L4">
        <text:list-item>
          <text:list>
            <text:list-item>
              <text:list>
                <text:list-item>
                  <text:list>
                    <text:list-item>
                      <text:list>
                        <text:list-item>
                          <text:p text:style-name="P23">Filters stand alone and can be treated as black boxes</text:p>
                        </text:list-item>
                        <text:list-item>
                          <text:p text:style-name="P23">Filters interact with other components in limited ways. </text:p>
                        </text:list-item>
                        <text:list-item>
                          <text:p text:style-name="P23">Filters interact with other components in limited ways. </text:p>
                        </text:list-item>
                      </text:list>
                    </text:list-item>
                  </text:list>
                </text:list-item>
              </text:list>
            </text:list-item>
          </text:list>
        </text:list-item>
      </text:list>
      <text:p text:style-name="P2"><text:span text:style-name="T1"><text:s text:c="55"/>Disadvantages:</text:span></text:p>
      <text:list text:style-name="L5">
        <text:list-item>
          <text:p text:style-name="P24">Because the problem is decomposed into sequential steps, a batch mentality is encouraged. It is difficult to create entire interactive applications using this style.</text:p>
        </text:list-item>
        <text:list-item>
          <text:p text:style-name="P24"><text:span text:style-name="T15">i</text:span>f a filter can not produce any output until it has received all of its input, the filter will require a buffer of unlimited size. If fixed size buffers are used, the system could deadlock. A sort filter has this problem.</text:p>
        </text:list-item>
      </text:list>
      <text:p text:style-name="P2"/>
      <text:p text:style-name="P2"/>
      <text:p text:style-name="P3"><text:span text:style-name="T13">Client-Server:</text:span><text:span text:style-name="T2"><text:s/></text:span></text:p>
      <text:p text:style-name="P25"><text:span text:style-name="T1"><text:s/></text:span></text:p>
      <text:p text:style-name="P26"><text:span text:style-name="T1"><text:s/>a)Illustration:</text:span></text:p>
      <text:p text:style-name="P26">Client-server architecture (client/server) is a <text:a xlink:type="simple" xlink:href="http://www.webopedia.com/TERM/N/network.html">network </text:a><text:a xlink:type="simple" xlink:href="http://www.webopedia.com/TERM/A/architecture.html">architecture</text:a> in which each <text:a xlink:type="simple" xlink:href="http://www.webopedia.com/TERM/C/computer.html">computer</text:a> or process on the network is either a <text:a xlink:type="simple" xlink:href="http://www.webopedia.com/TERM/C/client.html"><text:span text:style-name="T12">client</text:span></text:a> or a <text:a xlink:type="simple" xlink:href="http://www.webopedia.com/TERM/S/server.html"><text:span text:style-name="T12">server</text:span></text:a>. <text:a xlink:type="simple" xlink:href="http://www.webopedia.com/TERM/S/server.html">Servers</text:a> are powerful computers or processes <text:a xlink:type="simple" xlink:href="http://www.webopedia.com/TERM/D/dedicated.html">dedicated</text:a>to managing <text:a xlink:type="simple" xlink:href="http://www.webopedia.com/TERM/D/disk_drive.html">disk drives</text:a> (<text:a xlink:type="simple" xlink:href="http://www.webopedia.com/TERM/S/server.html"><text:span text:style-name="T12">file servers</text:span></text:a>), <text:a xlink:type="simple" xlink:href="http://www.webopedia.com/TERM/P/printer.html">printers</text:a> (<text:a xlink:type="simple" xlink:href="http://www.webopedia.com/TERM/S/server.html"><text:span text:style-name="T12">print servers</text:span></text:a>), or network <text:a xlink:type="simple" xlink:href="http://www.webopedia.com/TERM/T/traffic.html">traffic</text:a> (<text:a xlink:type="simple" xlink:href="http://www.webopedia.com/TERM/N/network.html"><text:span text:style-name="T12">network</text:span></text:a><text:span text:style-name="T12"> </text:span><text:a xlink:type="simple" xlink:href="http://www.webopedia.com/TERM/S/server.html"><text:span text:style-name="T12">servers </text:span></text:a>). Clients are <text:a xlink:type="simple" xlink:href="http://www.webopedia.com/TERM/P/PC.html">PCs</text:a> or <text:a xlink:type="simple" xlink:href="http://www.webopedia.com/TERM/W/workstation.html">workstations</text:a>on which users run <text:a xlink:type="simple" xlink:href="http://www.webopedia.com/TERM/A/application.html">applications</text:a>. Clients rely on servers for<text:a xlink:type="simple" xlink:href="http://www.webopedia.com/TERM/R/resource.html">resources</text:a>, such as <text:a xlink:type="simple" xlink:href="http://www.webopedia.com/TERM/F/file.html">files</text:a>, <text:a xlink:type="simple" xlink:href="http://www.webopedia.com/TERM/D/device.html">devices</text:a>, and even processing power. They are also called two-tier architecture.</text:p>
      <text:p text:style-name="P26">b)<text:span text:style-name="T1">Where it is used: </text:span>File servers, Database servers. In these systems the files or databases are made central which acts like a stand alone server. All requests are made by individual client machines to the server for the services. </text:p>
      <text:p text:style-name="P26"/>
      <text:p text:style-name="P26">c) <text:span text:style-name="T1">Disadvantage</text:span>: Stand alone failure as if the server crashes, the entire application is affected. It’s called the single point of failure.</text:p>
      <text:p text:style-name="P26"><text:s text:c="4"/><text:span text:style-name="T1">Advantage: </text:span>Multiple requests could be handled by the system, as many clients could contact the main server workstation in parallel.</text:p>
      <text:p text:style-name="P25"/>
      <text:p text:style-name="P25"><text:span text:style-name="T13">Links Used: </text:span>http://www.webopedia.com/TERM/C/client_server_architecture.<text:span text:style-name="T1">html</text:span></text:p>
      <text:p text:style-name="P26"/>
      <text:p text:style-name="P3"><text:span text:style-name="T13">Peer-to-Peer:</text:span></text:p>
      <text:p text:style-name="P26">a)<text:span text:style-name="T1">Illustration:</text:span>abbreviated <text:span text:style-name="T12">P2P</text:span>, a type of <text:a xlink:type="simple" xlink:href="http://www.webopedia.com/TERM/N/network.html">network</text:a> in which each <text:a xlink:type="simple" xlink:href="http://www.webopedia.com/TERM/W/workstation.html">workstation</text:a> has equivalent <text:s text:c="12"/>capabilities and responsibilities. This differs from <text:a xlink:type="simple" xlink:href="http://www.webopedia.com/TERM/C/client_server_architecture.html">client/server architectures</text:a>, in which some computers are <text:a xlink:type="simple" xlink:href="http://www.webopedia.com/TERM/D/dedicated.html">dedicated</text:a> to serving the others.They also come in different flavors namely Collaborative Computing, Instant messaging , Affinity communities. </text:p>
      <text:p text:style-name="P3"><text:s text:c="16"/><text:tab/>b)<text:span text:style-name="T1">where it is used:</text:span></text:p>
      <text:list text:style-name="L5">
        <text:list-item>
          <text:p text:style-name="P24">Its used in Distributed Computing platforms and it combines the idle or unused CPU processing power and/or free disk space of many computers in the network. Collaborative computing is most popular with science and biotech organizations where intense computer processing is required.</text:p>
        </text:list-item>
        <text:list-item>
          <text:p text:style-name="P24">It is also used in Instant Messaging which allows users to chat via text messages in real time.</text:p>
        </text:list-item>
      </text:list>
      <text:p text:style-name="P3"><text:span text:style-name="T1"><text:s text:c="18"/><text:tab/>c)Disadvantage:</text:span></text:p>
      <text:list text:style-name="L4">
        <text:list-item>
          <text:list>
            <text:list-item>
              <text:list>
                <text:list-item>
                  <text:list>
                    <text:list-item>
                      <text:list>
                        <text:list-item>
                          <text:p text:style-name="P23">Peer-to-peer networks are generally simpler, but they usually do not offer the same performance under heavy <text:a xlink:type="simple" xlink:href="http://www.webopedia.com/TERM/L/load.html">loads</text:a>.</text:p>
                        </text:list-item>
                        <text:list-item>
                          <text:p text:style-name="P23">One major concern of using P2P architecture in the workplace is, of course, network security. Security concerns stem from the architecture itself. Today we find most blocking and routing handles by a specific server within network, but the P2P architecture has no single fixed server responsible for routing and requests.</text:p>
                        </text:list-item>
                      </text:list>
                    </text:list-item>
                  </text:list>
                </text:list-item>
              </text:list>
            </text:list-item>
          </text:list>
        </text:list-item>
      </text:list>
      <text:p text:style-name="P26"><text:span text:style-name="T1">Advantage:</text:span></text:p>
      <text:p text:style-name="P26">Generally, P2P networks are used for sharing files</text:p>
      <text:p text:style-name="P3"><text:span text:style-name="T1"><text:s text:c="27"/></text:span><text:span text:style-name="T13">Links Used:</text:span><text:span text:style-name="T2"><text:s text:c="28"/></text:span></text:p>
      <text:list text:style-name="L6">
        <text:list-item>
          <text:list>
            <text:list-item>
              <text:list>
                <text:list-item>
                  <text:list>
                    <text:list-item>
                      <text:p text:style-name="P27">Link:http://www.webopedia.com/TERM/C/client_server_architecture.html</text:p>
                    </text:list-item>
                    <text:list-item>
                      <text:p text:style-name="P27">Link:http://www.webopedia.com/TERM/C/client_server_architecture.html</text:p>
                    </text:list-item>
                  </text:list>
                </text:list-item>
              </text:list>
            </text:list-item>
          </text:list>
        </text:list-item>
      </text:list>
      <text:p text:style-name="P3"/>
      <text:p text:style-name="P3"><text:span text:style-name="T13">Layered:</text:span></text:p>
      <text:p text:style-name="P26">a)A technique used in designing computer software, hardware, and communications in which system or network components are isolated inlayers so that changes can be made in one layer without affecting the others.</text:p>
      <text:p text:style-name="P26">b)<text:span text:style-name="T1">where it is used:</text:span></text:p>
      <text:list text:style-name="L7">
        <text:list-item>
          <text:list>
            <text:list-item>
              <text:list>
                <text:list-item>
                  <text:list>
                    <text:list-item>
                      <text:p text:style-name="P27">Layered architecture is used to control and encapsulate the complexity of large applications. It simplifies the application development with development of software components in a layered structure.</text:p>
                    </text:list-item>
                  </text:list>
                </text:list-item>
              </text:list>
            </text:list-item>
          </text:list>
        </text:list-item>
      </text:list>
      <text:p text:style-name="P26"/>
      <text:p text:style-name="P26">c)<text:span text:style-name="T1">Advantages:</text:span></text:p>
      <text:list text:style-name="L2">
        <text:list-item>
          <text:p text:style-name="P24">Layered architecture increases flexibility, maintainability, and scalability. </text:p>
        </text:list-item>
        <text:list-item>
          <text:p text:style-name="P24">Multiple applications can reuse the components.</text:p>
        </text:list-item>
      </text:list>
      <text:p text:style-name="P26"><text:span text:style-name="T1">Disadvantages</text:span>:</text:p>
      <text:p text:style-name="P5">The following are the disadvantages of a layered architecture: There might be a negative impact on the performance as we have the extra overhead of passing through layers instead of calling a component directly.Development of user-intensive applications can sometime take longer if the layering prevents the use of user interface components that directly interact with the database.</text:p>
      <text:p text:style-name="P5"/>
      <text:p text:style-name="P5">Reference: Google</text:p>
      <text:p text:style-name="P3">Collaborators: BUDeal$ team</text:p>
      <text:p text:style-name="P3">Collaborator URL: <text:s/>https://www.youtube.com/watch?v=ZzlWhJ0BYFg</text:p>
      <text:p text:style-name="P3">Collaborator Comments:</text:p>
      <text:p text:style-name="P5">Formatting of answers, bullet renumbering, removing unwanted extra spaces.</text:p>
      <text:p text:style-name="P3"/>
      <text:p text:style-name="P3">Reviewer: <text:s/>Democratic Initiative</text:p>
      <text:p text:style-name="P13"><text:span text:style-name="T3">Review URL: <text:s/></text:span><text:a xlink:type="simple" xlink:href="https://www.youtube.com/watch?v=VeM-nwQVXXA">https://www.youtube.com/watch?v=VeM-nwQVXXA</text:a></text:p>
      <text:p text:style-name="P3">Reviewer Comments:</text:p>
      <text:p text:style-name="P5">Formatting of answers, paraphrasing certain points</text:p>
      <text:p text:style-name="P3"/>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2">16.<text:tab/>Answer the following:</text:p>
      <text:p text:style-name="P3">a.<text:tab/>Define and describe the protocols on which HTTP is dependent.</text:p>
      <text:p text:style-name="P3">b.<text:tab/>What is the significance of the IP address 127.0.0.1?</text:p>
      <text:p text:style-name="P3">c.<text:tab/>What is a port and how/why is it used? <text:s/>What port is used by Web servers?</text:p>
      <text:p text:style-name="P3">d.<text:tab/>Explain what a URI is and describe in detail its basic structure.</text:p>
      <text:p text:style-name="P3">e.<text:tab/>Define and describe DNS. <text:s/>Would it be possible to make an internet connection without it?</text:p>
      <text:p text:style-name="P3">f.<text:tab/>Explain how HTTP is a 'stateless protocol'. <text:s/>If this is so, how can a server know that two different requests are actually from the same user?</text:p>
      <text:p text:style-name="P3"/>
      <text:p text:style-name="P28"><text:span text:style-name="T1">Question 16:</text:span></text:p>
      <text:p text:style-name="P29"><text:span text:style-name="T16">Pivotal Tracker URL:</text:span><text:span text:style-name="T17"><text:s/></text:span><text:span text:style-name="T2">https://www.pivotaltracker.com/story/show/94020700</text:span></text:p>
      <text:p text:style-name="P30"><text:span text:style-name="T16">Owner Name:</text:span><text:span text:style-name="T17"><text:s/></text:span>Gokhan Kilic</text:p>
      <text:p text:style-name="P31"><text:span text:style-name="T1">Initial Answer:</text:span></text:p>
      <text:p text:style-name="P32"><text:span text:style-name="T16">a)</text:span><text:span text:style-name="T18"><text:s/></text:span>The Hypertext Transfer Protocol (HTTP) is an application protocol for distributed, collaborative, hypermedia information systems. HTTP is the foundation of data communication for the World Wide Web.</text:p>
      <text:p text:style-name="P32">Hypertext is structured text that uses logical links (hyperlinks) between nodes containing text. HTTP is the protocol to exchange or transfer hypertext.</text:p>
      <text:p text:style-name="P32">HTTP relies on TCP/ IP (Transmission Control Protocol/ Internet Protocol) to reliably exchange ordered sequences of bytes. We will also talk about Domain Name System (DNS).<text:line-break/><text:line-break/>The Internet protocol suite is the computer networking model and set of communications protocols used on the Internet and similar computer networks. It is commonly known as TCP/IP, because its most important protocols, the Transmission Control Protocol (TCP) and the Internet Protocol (IP), were the first networking protocols defined in this standard.[4]</text:p>
      <text:p text:style-name="P32">TCP/IP provides end-to-end connectivity specifying how data should be packetized, addressed, transmitted, routed and received at the destination. Indeed, this functionality is organized into four abstraction layers which are used to sort all related protocols according to the scope of networking involved. [1]</text:p>
      <text:p text:style-name="P32">From lowest to highest, the layers are the link layer, containing communication technologies for a single network segment (link); the internet layer, connecting hosts across independent networks, thus establishing internetworking; the transport layer handling host-to-host communication; and the application layer, which provides process-to-process application data exchange.[2]</text:p>
      <text:p text:style-name="P32">In a TCP/ IP network, each computer has an IP address consisting of four bytes separated by dots, such as 128.32.244.172. Most of the time we don’t use IP addresses directly— another Internet service called Domain Name System (DNS), which has its own protocol based on TCP/ IP, is automatically invoked to map easy-to-remember hostnames like www.eecs.berkeley.edu to IP addresses.<text:line-break/><text:line-break/>The Domain Name System distributes the responsibility of assigning domain names and mapping those names to IP addresses by designating authoritative name servers for each domain. Authoritative name servers are assigned to be responsible for their supported domains, and may delegate authority over sub-domains to other name servers. This mechanism provides distributed and fault tolerant service and was designed to avoid the need for a single central database.[3]</text:p>
      <text:p text:style-name="P32"/>
      <text:p text:style-name="P32"/>
      <text:p text:style-name="P32"><text:span text:style-name="T16">b)</text:span><text:span text:style-name="T18"><text:s/></text:span>Definition: The IP address 127.0.0.1 is a special purpose address reserved for use on each computer. 127.0.0.1 is conventionally a computer's loopback address.</text:p>
      <text:p text:style-name="P32"/>
      <text:p text:style-name="P32">Network software and utilities can use 127.0.0.1 to access a local computer's TCP/IP network resources. Messages sent to loopback IP addresses like 127.0.0.1 do not reach outside to the local area network (LAN) but instead are automatically re-routed by the computer's own network adapter back to the receiving end of the TCP/IP stack.</text:p>
      <text:p text:style-name="P32">Though technically not in a private IP address range, all of the addresses 127.0.0.1 up to 127.255.255.255 are reserved for loopback, but 127.0.0.1 is by convention the loopback address in almost all cases.[5]</text:p>
      <text:p text:style-name="P32"/>
      <text:p text:style-name="P32"><text:span text:style-name="T16">c)</text:span><text:span text:style-name="T18"><text:s/></text:span>In computer networking, a port is a software construct serving as a communications endpoint in a computer's host operating system. A port is always associated with an IP address of a host and the protocol type of the communication. It completes the destination or origination address of a communications session. A port is identified for each address and protocol by a 16-bit number, commonly known as the port number.</text:p>
      <text:p text:style-name="P32">Specific, well-known port numbers are often used to identify specific applications and services. Of the thousands of enumerated ports, 1024 well-known port numbers are reserved by convention to identify specific service types on a host. The protocols that primarily use ports are the Transport Layer protocols, such as the Transmission Control Protocol (TCP) and the User Datagram Protocol (UDP) of the Internet Protocol Suite.</text:p>
      <text:p text:style-name="P32">In the client-server model of application architecture, ports are used to provide a multiplexing service on each port number that network clients connect to for service initiation, after which communication is reestablished on another connection-specific port number.[6]</text:p>
      <text:p text:style-name="P32">The ports used for Web servers are: 80 for http or 443 for https (secure) connections. [5]</text:p>
      <text:p text:style-name="P32"/>
      <text:p text:style-name="P32"><text:span text:style-name="T16">d) </text:span>URL stands for Uniform Resource Locator, and is used to specify addresses on the<text:span text:style-name="T19"> </text:span>World Wide Web. A URL is the fundamental network identification for any resource connected to the web (e.g., hypertext pages, images, and sound files).</text:p>
      <text:p text:style-name="P32">URLs have the following format:</text:p>
      <text:p text:style-name="P33"><text:s text:c="2"/>protocol://hostname/other_information</text:p>
      <text:p text:style-name="P34">For example, the URL for Indiana University's home page is:</text:p>
      <text:p text:style-name="P35"><text:span text:style-name="T19"><text:s text:c="2"/></text:span><text:span text:style-name="T2">http://www.indiana.edu/</text:span></text:p>
      <text:p text:style-name="P36">The protocol specifies how information from the link is transferred. The protocol used for web resources isHyperText Transfer Protocol (HTTP). The protocol is followed by a colon, two slashes, and then the domain name. The domain name is the computer on which the resource is located. Links to particular files or subdirectories may be further specified after the domain name. Directory names are separated by single forward slashes.</text:p>
      <text:p text:style-name="P36"/>
      <text:p text:style-name="P36"><text:span text:style-name="T16">e)</text:span><text:s/>DNS is an abbreviation for Domain Name System, a system for naming computers and network services that is organized into a hierarchy of domains. DNS naming is used in TCP/IP networks, such as the Internet, to locate computers and services through user-friendly names. When a user enters a DNS name in an application, DNS services can resolve the name to other information associated with the name, such as an IP address.</text:p>
      <text:p text:style-name="P36">For example, most users prefer a friendly name such as example.microsoft.com to locate a computer such as a mail or Web server on a network. A friendly name can be easier to learn and remember. However, computers communicate over a network by using numeric addresses. To make the use of network resources easier, name systems such as DNS provide a way to map the user-friendly name for a computer or service to its numeric address.</text:p>
      <text:p text:style-name="P36">The following figure shows a basic use of DNS, which is finding the IP address of a computer based on its name.[8]<text:span text:style-name="T20"><text:line-break/><text:line-break/></text:span>If we don’t use DNS, we can still use the internet, but everything will be harder to nagigate to and from, DNS is aimed towards human practicality, which simplifies the process by giving meaning to number addresses. [4]</text:p>
      <text:p text:style-name="P37"/>
      <text:p text:style-name="P36"><text:span text:style-name="T16">f)</text:span><text:s/>HTTP is a stateless protocol because every HTTP request is independent of and unrelated to all previous requests. <text:s/>HTTP cookies allow the association of HTTP requests from the same user. It’s the browser’s responsibility to accept a cookie from an HTTP server and ensure that the cookie is included with the future requests sent to that server.[4]</text:p>
      <text:p text:style-name="P38"><text:span text:style-name="T1">Reference:</text:span></text:p>
      <text:p text:style-name="P39">RFC 1122, Requirements for Internet Hosts – Communication Layers, R. Braden (ed.), October 1989.</text:p>
      <text:p text:style-name="P39">RFC 1123, Requirements for Internet Hosts – Application and Support, R. Braden (ed.), October 1989</text:p>
      <text:p text:style-name="P39">RFC 1034, Domain Names - Concepts and Facilities, P. Mockapetris, The Internet Society (November 1987)</text:p>
      <text:p text:style-name="P39">Fox, Armando; Patterson, David (2014-01-03). Engineering Software as a Service: An Agile Approach Using Cloud Computing (Kindle Locations 2250-2251). Strawberry Canyon LLC. Kindle Edition.</text:p>
      <text:p text:style-name="P40"><text:span text:style-name="T21">“127.0.0.1” </text:span><text:span text:style-name="T2">http://compnetworking.about.com/od/workingwithipaddresses/g/127_0_0_1_def.htm</text:span></text:p>
      <text:p text:style-name="P39">Postel, John. "RFC 793". Retrieved 29 June 2012.</text:p>
      <text:p text:style-name="P39">ARCHIVED: What is a URL? “<text:span text:style-name="T22">https://kb.iu.edu/d/adnz</text:span>”</text:p>
      <text:p text:style-name="P41">“DNS defined” https://technet.microsoft.com/en-us/library/cc787920%28v=ws.10%29.aspx</text:p>
      <text:p text:style-name="P38"><text:span text:style-name="T1">Collaborators: <text:s/></text:span></text:p>
      <text:p text:style-name="P42">Mithra Singam</text:p>
      <text:p text:style-name="P42">Vishnu Ravindra</text:p>
      <text:p text:style-name="P42">Vaibhav Khandelwal</text:p>
      <text:p text:style-name="P42">Harshal P. Patil</text:p>
      <text:p text:style-name="P42">Matthew Matyus</text:p>
      <text:p text:style-name="P42">Gokhan Kilic</text:p>
      <text:p text:style-name="P42">Ashok Teja</text:p>
      <text:p text:style-name="P2"/>
      <text:p text:style-name="P43"><text:span text:style-name="T23">Collaborator URL:</text:span><text:span text:style-name="T24"><text:s text:c="2"/></text:span><text:span text:style-name="T2">https://youtu.be/yY265jK74yE</text:span><text:span text:style-name="T25"> </text:span></text:p>
      <text:p text:style-name="P2"/>
      <text:p text:style-name="P44"><text:span text:style-name="T1">Collaborator Comments: Democratic Initiatives </text:span><text:span text:style-name="T21"><text:line-break/></text:span><text:span text:style-name="T1">Updated Answer:</text:span></text:p>
      <text:p text:style-name="P5">&lt;Updated Answer&gt;</text:p>
      <text:p text:style-name="P5">&lt;Additional References&gt;</text:p>
      <text:p text:style-name="P3"/>
      <text:p text:style-name="P3"/>
      <text:p text:style-name="P2">17.<text:tab/>Answer the following: </text:p>
      <text:p text:style-name="P3">a.<text:tab/>Describe each of the four different HTTP methods and explain when/how they are used.</text:p>
      <text:p text:style-name="P3">b.<text:tab/>What is REST and how is it implemented? </text:p>
      <text:p text:style-name="P3">c.<text:tab/>Why is REST such an important organizing principle in Web applications?</text:p>
      <text:p text:style-name="P3">d.<text:tab/>How are the HTML tag attributes id and class used?</text:p>
      <text:p text:style-name="P3">e.<text:tab/>How are CSS selectors used?</text:p>
      <text:p text:style-name="P3"/>
      <text:p text:style-name="P28"><text:span text:style-name="T1">Question 17:</text:span></text:p>
      <text:p text:style-name="P45"><text:span text:style-name="T16">Pivotal Tracker URL</text:span><text:span text:style-name="T17">: </text:span><text:span text:style-name="T2">https://www.pivotaltracker.com/story/show/94020658</text:span></text:p>
      <text:p text:style-name="P38"><text:span text:style-name="T1">Owner Name: Gokhan Kilic</text:span></text:p>
      <text:p text:style-name="P31"><text:span text:style-name="T1">Initial Answer:</text:span></text:p>
      <text:p text:style-name="P46">a) The HTTP verbs comprise a major portion of our “uniform interface” constraint and provide us the action counterpart to the noun-based resource. The primary or most-commonly-used HTTP verbs (or methods, as they are properly called) are POST, GET, PUT, and DELETE. These correspond to create, read, update, and delete (or CRUD) operations, respectively. </text:p>
      <text:p text:style-name="P46"><text:span text:style-name="T1">GET</text:span>: The HTTP GET method is used to retrieve (or read) a representation of a resource. In the “happy” (or non-error) path, GET returns a representation in XML or JSON and an HTTP response code of 200 (OK). In an error case, it most often returns a 404 (NOT FOUND) or 400 (BAD REQUEST).</text:p>
      <text:p text:style-name="P46">According to the design of the HTTP specification, GET (along with HEAD) requests are used only to read data and not change it. Therefore, when used this way, they are considered safe. That is, they can be called without risk of data modification or corruption—calling it once has the same effect as calling it 10 times, or none at all. Additionally, GET (and HEAD) is idempotent, which means that making multiple identical requests ends up having the same result as a single request.<text:span text:style-name="T26"><text:line-break/><text:line-break/></text:span>Example : Note that query strings (name/value pairs) is sent in the URL of a GET request:<text:span text:style-name="T26"><text:line-break/></text:span></text:p>
      <text:p text:style-name="P47"><text:span text:style-name="T3"><text:s text:c="2"/></text:span>/test/demo_form.asp?name1=value1&amp;name2=value2</text:p>
      <text:p text:style-name="P48">-&gt;Note that query strings (name/value pairs) is sent in the URL of a GET request.</text:p>
      <text:p text:style-name="P46"><text:span text:style-name="T26"><text:line-break/></text:span><text:span text:style-name="T1">PUT:</text:span><text:s/>PUT is most-often utilized for update capabilities, PUT-ing to a known resource URI with the request body containing the newly-updated representation of the original resource.</text:p>
      <text:p text:style-name="P46">However, PUT can also be used to create a resource in the case where the resource ID is chosen by the client instead of by the server. In other words, if the PUT is to a URI that contains the value of a non-existent resource ID. Again, the request body contains a resource representation. Many feel this is convoluted and confusing. Consequently, this method of creation should be used sparingly, if at all.<text:span text:style-name="T26"><text:line-break/><text:line-break/></text:span><text:span text:style-name="T1">POST: </text:span>The POST verb is most-often utilized for creation of new resources. In particular, it's used to create subordinate resources. That is, subordinate to some other (e.g. parent) resource. In other words, when creating a new resource, POST to the parent and the service takes care of associating the new resource with the parent, assigning an ID (new resource URI), etc.</text:p>
      <text:p text:style-name="P46">On successful creation, return HTTP status 201, returning a Location header with a link to the newly-created resource with the 201 HTTP status.</text:p>
      <text:p text:style-name="P46">POST is neither safe nor idempotent. It is therefore recommended for non-idempotent resource requests. Making two identical POST requests will most-likely result in two resources containing the same information.<text:span text:style-name="T26"><text:line-break/><text:line-break/></text:span>Example: Note that query strings (name/value pairs) is sent in the URL of a GET request:<text:span text:style-name="T26"><text:line-break/></text:span></text:p>
      <text:p text:style-name="P47"><text:span text:style-name="T3"><text:s text:c="2"/></text:span>POST /test/demo_form.asp HTTP/1.1<text:span text:style-name="T27"><text:line-break/></text:span><text:s text:c="2"/>Host: w3schools.com<text:span text:style-name="T27"><text:line-break/></text:span><text:s text:c="2"/>name1=value1&amp;name2=value2<text:span text:style-name="T27"><text:line-break/></text:span></text:p>
      <text:p text:style-name="P46"><text:span text:style-name="T1">DELETE: </text:span>DELETE is used to delete a resource identified by a URI.</text:p>
      <text:p text:style-name="P46">On successful deletion, return HTTP status 200 (OK) along with a response body, perhaps the representation of the deleted item (often demands too much bandwidth), or a wrapped response. Either that or return HTTP status 204 (NO CONTENT) with no response body. In other words, a 204 status with no body, or the JSEND-style response and HTTP status 200 are the recommended responses.</text:p>
      <text:p text:style-name="P46">HTTP-spec-wise, DELETE operations are idempotent. If you DELETE a resource, it's removed. Repeatedly calling DELETE on that resource ends up the same: the resource is gone. If calling DELETE say, decrements a counter (within the resource), the DELETE call is no longer idempotent. </text:p>
      <text:p text:style-name="P46">There is a caveat about DELETE idempotent, however. Calling DELETE on a resource a second time will often return a 404 (NOT FOUND) since it was already removed and therefore is no longer findable. This makes DELETE operations no longer idempotent, but is an appropriate compromise if resources are removed from the database instead of being simply marked as deleted.[9][4]<text:span text:style-name="T26"><text:line-break/></text:span></text:p>
      <text:p text:style-name="P32"><text:span text:style-name="T16">b)</text:span><text:span text:style-name="T18"><text:s/></text:span>Representation State Transfer is intended to evoke an image of how a well-designed Web application behaves: a network of web pages (a virtual state-machine), where the user progresses through an application by selecting links (state transitions), resulting in the next page (representing the next state of the application) being transferred to the user and rendered for their use.[10][4]<text:line-break/>Example:</text:p>
      <text:p text:style-name="P49"/>
      <text:p text:style-name="P50"><text:span text:style-name="T12">Figure 1 A summary of the output of rake <text:s text:c="2"/>routes showing the routes recognized by RottenPotatoes and the CRUD action represented by each route. The rightmost column shows which Rails controller action in the Movies controller would be called when a request matches the given URI and HTTP method.</text:span></text:p>
      <text:p text:style-name="P46"/>
      <text:p text:style-name="P30"><text:span text:style-name="T16">c) </text:span>Critically, a RESTful interface simplifies participating in a Service-Oriented Architecture because if every request is self-contained, interactions between services don’t need to establish or rely on the concept of an ongoing session, as many SaaS apps do when interacting with human users via a Web browser. [4]</text:p>
      <text:p text:style-name="P30"><text:span text:style-name="T16">d)</text:span><text:span text:style-name="T18"><text:s/></text:span>The class attribute specifies one or more class names for an element. The class attribute is mostly used to point to a class in a style sheet.[11]<text:line-break/><text:line-break/>Syntax:</text:p>
      <text:p text:style-name="P32">&lt;element class="classname"&gt;<text:line-break/><text:line-break/>Example:</text:p>
      <table:table table:name="Table4" table:style-name="Table1">
        <table:table-column table:style-name="TableColumn1"/>
        <table:table-row>
          <table:table-cell table:style-name="TableCell1">
            <text:p text:style-name="P51"><text:span text:style-name="T28">&lt;</text:span><text:span text:style-name="T29">h1</text:span> <text:span text:style-name="T30">class=</text:span><text:span text:style-name="T31">"intro"</text:span><text:span text:style-name="T28">&gt;</text:span>Header 1<text:span text:style-name="T28">&lt;</text:span><text:span text:style-name="T29">/h1</text:span><text:span text:style-name="T28">&gt;</text:span><text:span text:style-name="T26"><text:line-break/></text:span><text:span text:style-name="T28">&lt;</text:span><text:span text:style-name="T29">p</text:span><text:span text:style-name="T28">&gt;</text:span>A paragraph.<text:span text:style-name="T28">&lt;</text:span><text:span text:style-name="T29">/p</text:span><text:span text:style-name="T28">&gt;</text:span><text:span text:style-name="T26"><text:line-break/></text:span><text:span text:style-name="T28">&lt;</text:span><text:span text:style-name="T29">p</text:span> <text:span text:style-name="T30">class=</text:span><text:span text:style-name="T31">"important"</text:span><text:span text:style-name="T28">&gt;</text:span>Note that this is an important paragraph. :)<text:span text:style-name="T28">&lt;</text:span><text:span text:style-name="T29">/p</text:span><text:span text:style-name="T28">&gt;</text:span></text:p>
          </table:table-cell>
        </table:table-row>
      </table:table>
      <text:p text:style-name="P32"/>
      <text:p text:style-name="P32"/>
      <text:p text:style-name="P32"/>
      <text:p text:style-name="P30"><text:span text:style-name="T16">e) </text:span>CSS selectors allow you to select and manipulate HTML elements.<text:line-break/>CSS selectors are used to "find" (or select) HTML elements based on their id, class, type, attribute, and more.<text:line-break/><text:line-break/>Examples: <text:line-break/><text:line-break/><text:span text:style-name="T1">The element Selector</text:span></text:p>
      <text:p text:style-name="P30">The element selector selects elements based on the element name.<text:line-break/><text:line-break/><text:span text:style-name="T32">p </text:span><text:span text:style-name="T33">{</text:span><text:line-break/><text:span text:style-name="T33">    </text:span><text:span text:style-name="T34">text-align:</text:span><text:span text:style-name="T35"> center;</text:span><text:line-break/><text:span text:style-name="T33">    </text:span><text:span text:style-name="T34">color:</text:span><text:span text:style-name="T35"> red;</text:span><text:line-break/><text:span text:style-name="T33">}</text:span><text:line-break/><text:line-break/><text:span text:style-name="T1">The id Selector</text:span></text:p>
      <text:p text:style-name="P30">The id selector uses the id attribute of an HTML element to select a specific element.<text:line-break/>An id should be unique within a page, so the id selector is used if you want to select a single, unique element. To select an element with a specific id, write a hash character, followed by the id of the element.</text:p>
      <text:p text:style-name="P52"><text:span text:style-name="T29">#para1 </text:span><text:span text:style-name="T36">{</text:span><text:span text:style-name="T37"><text:line-break/></text:span><text:span text:style-name="T36">    </text:span>text-align:<text:span text:style-name="T31"> center;</text:span><text:span text:style-name="T37"><text:line-break/></text:span><text:span text:style-name="T36">    </text:span>color:<text:span text:style-name="T31"> red;</text:span><text:span text:style-name="T37"><text:line-break/></text:span><text:span text:style-name="T36">}</text:span></text:p>
      <text:p text:style-name="P53"/>
      <text:p text:style-name="P30"><text:span text:style-name="T1">The class Selector</text:span></text:p>
      <text:p text:style-name="P30">The class selector selects elements with a specific class attribute. To select elements with a specific class, write a period character, followed by the name of the class: In the example, all HTML elements with class="center" will be center-aligned:</text:p>
      <text:p text:style-name="P52"><text:span text:style-name="T29">.center </text:span><text:span text:style-name="T36">{</text:span><text:span text:style-name="T37"><text:line-break/></text:span><text:span text:style-name="T36">    </text:span>text-align:<text:span text:style-name="T31"> center;</text:span><text:span text:style-name="T37"><text:line-break/></text:span><text:span text:style-name="T36">    </text:span>color:<text:span text:style-name="T31"> red;</text:span><text:span text:style-name="T37"><text:line-break/></text:span><text:span text:style-name="T36">}</text:span></text:p>
      <text:p text:style-name="P30"/>
      <text:p text:style-name="P30"><text:span text:style-name="T1">Grouping Selectors</text:span></text:p>
      <table:table table:name="Table5" table:style-name="Table1">
        <table:table-column table:style-name="TableColumn1"/>
        <table:table-column table:style-name="TableColumn1"/>
        <table:table-row>
          <table:table-cell table:style-name="TableCell1">
            <text:p text:style-name="P54"><text:span text:style-name="T29">h1 </text:span><text:span text:style-name="T38">{</text:span><text:span text:style-name="T37"><text:line-break/></text:span><text:span text:style-name="T38">    </text:span>text-align:<text:span text:style-name="T31"> center;</text:span><text:span text:style-name="T37"><text:line-break/></text:span><text:span text:style-name="T38">    </text:span>color:<text:span text:style-name="T31"> red;</text:span><text:span text:style-name="T37"><text:line-break/></text:span><text:span text:style-name="T38">}</text:span><text:span text:style-name="T37"><text:line-break/><text:line-break/></text:span><text:span text:style-name="T29">h2 </text:span><text:span text:style-name="T38">{</text:span><text:span text:style-name="T37"><text:line-break/></text:span><text:span text:style-name="T38">    </text:span>text-align:<text:span text:style-name="T31"> center;</text:span><text:span text:style-name="T37"><text:line-break/></text:span><text:span text:style-name="T38">    </text:span>color:<text:span text:style-name="T31"> red;</text:span><text:span text:style-name="T37"><text:line-break/></text:span><text:span text:style-name="T38">}</text:span><text:span text:style-name="T37"><text:line-break/><text:line-break/></text:span><text:span text:style-name="T29">p </text:span><text:span text:style-name="T38">{</text:span><text:span text:style-name="T37"><text:line-break/></text:span><text:span text:style-name="T38">    </text:span>text-align:<text:span text:style-name="T31"> center;</text:span><text:span text:style-name="T37"><text:line-break/></text:span><text:span text:style-name="T38">    </text:span>color:<text:span text:style-name="T31"> red;</text:span><text:span text:style-name="T37"><text:line-break/></text:span><text:span text:style-name="T38">}</text:span></text:p>
          </table:table-cell>
          <table:table-cell table:style-name="TableCell1">
            <text:p text:style-name="P55"><text:span text:style-name="T29">h1, h2, p </text:span><text:span text:style-name="T36">{</text:span><text:span text:style-name="T37"><text:line-break/></text:span><text:span text:style-name="T36">    </text:span>text-align:<text:span text:style-name="T31"> center;</text:span><text:span text:style-name="T37"><text:line-break/></text:span><text:span text:style-name="T36">    </text:span>color:<text:span text:style-name="T31"> red;</text:span><text:span text:style-name="T37"><text:line-break/></text:span><text:span text:style-name="T36">}</text:span></text:p>
          </table:table-cell>
        </table:table-row>
      </table:table>
      <text:p text:style-name="P30">If you have elements with the same style definitions, such as on the left, you can group the selectors, to minimize the code. To group selectors, separate each selector with a comma. On the right we have grouped the selectors. [12]</text:p>
      <text:p text:style-name="P30"/>
      <text:p text:style-name="P30"/>
      <text:p text:style-name="P30"/>
      <text:p text:style-name="P32"/>
      <text:p text:style-name="P8"/>
      <text:p text:style-name="P38"><text:span text:style-name="T1">Reference:</text:span></text:p>
      <text:p text:style-name="P56"><text:span text:style-name="T21">“Using HTTP Methods for RESTful Services” </text:span><text:span text:style-name="T2">http://www.restapitutorial.com/lessons/httpmethods.html</text:span></text:p>
      <text:p text:style-name="P41">Fielding, R. T.; Taylor, R. N. (2000). "Principled design of the modern Web architecture". pp. 407–416. doi:10.1145/337180.337228.</text:p>
      <text:p text:style-name="P56"><text:span text:style-name="T21">“HTML class Attribute” </text:span><text:span text:style-name="T2">http://www.w3schools.com/tags/att_global_class.asp</text:span></text:p>
      <text:p text:style-name="P56"><text:span text:style-name="T21">“HTML id Attribute” </text:span><text:span text:style-name="T2">http://www.w3schools.com/tags/att_global_id.asp</text:span></text:p>
      <text:p text:style-name="P56"><text:span text:style-name="T21">“CSS Selectors” </text:span><text:span text:style-name="T2">http://www.w3schools.com/css/css_selectors.asp</text:span></text:p>
      <text:p text:style-name="P38"><text:span text:style-name="T1">Collaborators: <text:s/></text:span></text:p>
      <text:list text:style-name="L3">
        <text:list-item>
          <text:p text:style-name="P24">Mithra Singam</text:p>
        </text:list-item>
        <text:list-item>
          <text:p text:style-name="P24">Vishnu Ravindra</text:p>
        </text:list-item>
        <text:list-item>
          <text:p text:style-name="P24">Vaibhav Khandelwal</text:p>
        </text:list-item>
        <text:list-item>
          <text:p text:style-name="P24">Harshal P. Patil</text:p>
        </text:list-item>
        <text:list-item>
          <text:p text:style-name="P24">Matthew Matyus</text:p>
        </text:list-item>
        <text:list-item>
          <text:p text:style-name="P24">Gokhan Kilic</text:p>
        </text:list-item>
        <text:list-item>
          <text:p text:style-name="P24">Ashok Teja</text:p>
        </text:list-item>
      </text:list>
      <text:p text:style-name="P2"/>
      <text:p text:style-name="P43"><text:span text:style-name="T23">Collaborator URL:</text:span><text:span text:style-name="T24"><text:s text:c="2"/></text:span><text:span text:style-name="T2">https://youtu.be/yY265jK74yE</text:span><text:span text:style-name="T25"> </text:span></text:p>
      <text:p text:style-name="P2"/>
      <text:p text:style-name="P44"><text:span text:style-name="T1">Collaborator Comments: Democratic Initiatives </text:span><text:span text:style-name="T21"><text:line-break/></text:span><text:span text:style-name="T1">Updated Answer:</text:span></text:p>
      <text:p text:style-name="P5">&lt;Updated Answer&gt;</text:p>
      <text:p text:style-name="P5">&lt;Additional References&gt;</text:p>
      <text:p text:style-name="P3"/>
      <text:p text:style-name="P3"/>
      <text:p text:style-name="P3"/>
      <text:p text:style-name="P2">18.<text:tab/>The three pillars of Ruby are: <text:s/>Everything is an object, every operation is a method call . . . , and all programming is metaprogramming.</text:p>
      <text:p text:style-name="P3">a.<text:tab/>Define and explain each of these.</text:p>
      <text:p text:style-name="P3">b.<text:tab/>Provide two examples of each.</text:p>
      <text:p text:style-name="P3">c.<text:tab/>Define and discuss 'duck typing' and its relationship to mix-ins.</text:p>
      <text:p text:style-name="P3"/>
      <text:p text:style-name="P57"><text:span text:style-name="T1">Question 18:</text:span></text:p>
      <text:p text:style-name="P58"><text:span text:style-name="T16">Pivotal Tracker URL:</text:span><text:span text:style-name="T17"><text:s/></text:span><text:a xlink:type="simple" xlink:href="https://www.pivotaltracker.com/story/show/94020598"><text:span text:style-name="T2">https://www.pivotaltracker.com/story/show/94020598</text:span></text:a></text:p>
      <text:p text:style-name="P59"><text:span text:style-name="T16">Owner Name:</text:span><text:span text:style-name="T17"><text:s/></text:span>Mithra Singam</text:p>
      <text:p text:style-name="P57"><text:span text:style-name="T1">Initial Answer:</text:span></text:p>
      <text:p text:style-name="P60">Ruby is a minimalist language: while its libraries are rich, there are few mechanisms in the language itself. Three principles underlying these mechanisms will help you read and understand idiomatic code:</text:p>
      <text:list text:style-name="L2">
        <text:list-item>
          <text:p text:style-name="P61"><text:span text:style-name="T39">⎫</text:span><text:span text:style-name="T40"><text:tab/></text:span><text:span text:style-name="T41">Everything is an object</text:span>: In Ruby, there are no primitive data types. Everything in Ruby is an object of a class and any operations are performed on that object of the corresponding class.</text:p>
        </text:list-item>
      </text:list>
      <text:p text:style-name="P62">Ruby supports the usual basic types— </text:p>
      <text:p text:style-name="P62"/>
      <table:table table:name="Table6" table:style-name="Table1">
        <table:table-column table:style-name="TableColumn1"/>
        <table:table-column table:style-name="TableColumn1"/>
        <table:table-row>
          <table:table-cell table:style-name="TableCell1">
            <text:p text:style-name="P63"><text:span text:style-name="T1">Types</text:span></text:p>
          </table:table-cell>
          <table:table-cell table:style-name="TableCell1">
            <text:p text:style-name="P63"><text:span text:style-name="T1">Class</text:span></text:p>
          </table:table-cell>
        </table:table-row>
        <table:table-row>
          <table:table-cell table:style-name="TableCell1">
            <text:p text:style-name="P64"><text:span text:style-name="T1">fixed-point integers</text:span></text:p>
          </table:table-cell>
          <table:table-cell table:style-name="TableCell1">
            <text:p text:style-name="P65">Fixnum</text:p>
          </table:table-cell>
        </table:table-row>
        <table:table-row>
          <table:table-cell table:style-name="TableCell1">
            <text:p text:style-name="P64"><text:span text:style-name="T1">floating-point numbers</text:span></text:p>
          </table:table-cell>
          <table:table-cell table:style-name="TableCell1">
            <text:p text:style-name="P65">Float</text:p>
          </table:table-cell>
        </table:table-row>
        <table:table-row>
          <table:table-cell table:style-name="TableCell1">
            <text:p text:style-name="P64"><text:span text:style-name="T1">Strings</text:span></text:p>
          </table:table-cell>
          <table:table-cell table:style-name="TableCell1">
            <text:p text:style-name="P65">String</text:p>
          </table:table-cell>
        </table:table-row>
        <table:table-row>
          <table:table-cell table:style-name="TableCell1">
            <text:p text:style-name="P64"><text:span text:style-name="T1">linear arrays</text:span></text:p>
          </table:table-cell>
          <table:table-cell table:style-name="TableCell1">
            <text:p text:style-name="P65">Array</text:p>
          </table:table-cell>
        </table:table-row>
        <table:table-row>
          <table:table-cell table:style-name="TableCell1">
            <text:p text:style-name="P64"><text:span text:style-name="T1">associative arrays or hashmaps</text:span></text:p>
          </table:table-cell>
          <table:table-cell table:style-name="TableCell1">
            <text:p text:style-name="P65">Hash</text:p>
          </table:table-cell>
        </table:table-row>
      </table:table>
      <text:p text:style-name="P62"/>
      <text:p text:style-name="P62">But in contrast to Java, Ruby is <text:span text:style-name="T12">dynamically typed</text:span>: the type of a variable is generally not inferable until runtime. Ruby’s object model descends from Smalltalk, whose design was inspired by ideas in Simula. Everything in Ruby, even a plain integer, is an object that is an instance of some class. All operations, without exception, are performed by calling a method on an object, and every such call (indeed, every Ruby statement) returns a value. The notation obj.meth() calls method meth on the object obj, which is said to be the receiver and is hopefully able to respond to meth. Parentheses around method arguments are often optional. </text:p>
      <text:p text:style-name="P66">For example: 5.class     # =&gt; Fixnum</text:p>
      <text:p text:style-name="P67">The above call sends the method call class to the object 5. The class method happens to return the class that an object belongs to, in this case Fixnum.</text:p>
      <text:p text:style-name="P67">Every object is an instance of some class. Classes can inherit from superclasses as they do in Java, and all classes ultimately inherit from BasicObject, sometimes called the root class. Ruby does not support multiple inheritance, so every class has exactly one superclass, except for BasicObject, which has no superclass. As with most languages that support inheritance, if an object receives a call for a method not defined in its class, the call will be passed up to the superclass, and so on until the root class is reached. If no class along the way, including the root class, is able to handle the method, an undefined method exception is raised.</text:p>
      <text:list text:style-name="L2">
        <text:list-item>
          <text:p text:style-name="P61"><text:span text:style-name="T39">⎫</text:span><text:span text:style-name="T40"><text:tab/></text:span><text:span text:style-name="T41">Every operation is a method:</text:span><text:s/>Every statement in ruby is a method call. Even the basic math operations such as +, *, = = (equality comparison) are syntactic sugar for method calls: the operators are actually method calls on their receivers. The same is true for array dereferences such as x[ 0] and array assignment such as x[ 0] =”foo”. The table below shows the de- sugared versions of these expressions, as well as showing how Ruby’s core method send can be used to send any method call to any object. Many Ruby methods including send accept either a symbol or a string argument, so the first example in the table could also be written 10. send(’ modulo’,3).</text:p>
        </text:list-item>
      </text:list>
      <table:table table:name="Table7" table:style-name="Table1">
        <table:table-column table:style-name="TableColumn1"/>
        <table:table-column table:style-name="TableColumn1"/>
        <table:table-row>
          <table:table-cell table:style-name="TableCell1">
            <text:p text:style-name="P68"><text:span text:style-name="T1">Calls</text:span></text:p>
          </table:table-cell>
          <table:table-cell table:style-name="TableCell1">
            <text:p text:style-name="P68"><text:span text:style-name="T1">Calls as Send</text:span></text:p>
          </table:table-cell>
        </table:table-row>
        <table:table-row>
          <table:table-cell table:style-name="TableCell1">
            <text:p text:style-name="P69">10%3</text:p>
          </table:table-cell>
          <table:table-cell table:style-name="TableCell1">
            <text:p text:style-name="P69">10.send(‘modulo’,3)</text:p>
          </table:table-cell>
        </table:table-row>
        <table:table-row>
          <table:table-cell table:style-name="TableCell1">
            <text:p text:style-name="P70"><text:span text:style-name="T1">my_str.length</text:span></text:p>
          </table:table-cell>
          <table:table-cell table:style-name="TableCell1">
            <text:p text:style-name="P70">my_str.send(:length)</text:p>
          </table:table-cell>
        </table:table-row>
        <table:table-row>
          <table:table-cell table:style-name="TableCell1">
            <text:p text:style-name="P70"><text:span text:style-name="T1">1 + 2</text:span></text:p>
          </table:table-cell>
          <table:table-cell table:style-name="TableCell1">
            <text:p text:style-name="P70">1.send(:+, 2</text:p>
          </table:table-cell>
        </table:table-row>
        <table:table-row>
          <table:table-cell table:style-name="TableCell1">
            <text:p text:style-name="P70"><text:span text:style-name="T1">my_array[4]</text:span></text:p>
          </table:table-cell>
          <table:table-cell table:style-name="TableCell1">
            <text:p text:style-name="P70">my_array.send(:[], 4)</text:p>
          </table:table-cell>
        </table:table-row>
        <table:table-row>
          <table:table-cell table:style-name="TableCell1">
            <text:p text:style-name="P70"><text:span text:style-name="T1">my_array[3] = "foo"</text:span></text:p>
          </table:table-cell>
          <table:table-cell table:style-name="TableCell1">
            <text:p text:style-name="P70">my_array.send(:[]=, 3, "foo")</text:p>
          </table:table-cell>
        </table:table-row>
        <table:table-row>
          <table:table-cell table:style-name="TableCell1">
            <text:p text:style-name="P70"><text:span text:style-name="T1">if (x == 3)</text:span></text:p>
          </table:table-cell>
          <table:table-cell table:style-name="TableCell1">
            <text:p text:style-name="P70">if(x.send(:==, 3))</text:p>
          </table:table-cell>
        </table:table-row>
        <table:table-row>
          <table:table-cell table:style-name="TableCell1">
            <text:p text:style-name="P70"><text:span text:style-name="T1">my_func(x)</text:span></text:p>
          </table:table-cell>
          <table:table-cell table:style-name="TableCell1">
            <text:p text:style-name="P70">self.send(:my_func, x)</text:p>
          </table:table-cell>
        </table:table-row>
      </table:table>
      <text:p text:style-name="P71"/>
      <text:p text:style-name="P62"/>
      <text:list text:style-name="L2">
        <text:list-item>
          <text:p text:style-name="P61"><text:span text:style-name="T39">⎫</text:span><text:span text:style-name="T40"><text:tab/></text:span><text:span text:style-name="T41">All programming is metaprogramming:</text:span><text:s/>All Ruby programming is metaprogramming (creating code at runtime that defines new methods.), since even a class definition is not a declaration as it is in Java but actually code that is executed at runtime. We can modify a class at runtime by adding or changing instance methods or class methods. This holds good for even for Ruby’s built-in classes. Below example shows a way to do time arithmetic that takes advantage of the now method in the Time class in the standard Ruby library, which returns the number of seconds since 1/ 1/ 1970.</text:p>
        </text:list-item>
      </text:list>
      <text:p text:style-name="P72">#  Note: Time.now returns current time as seconds since epoch</text:p>
      <text:p text:style-name="P72"/>
      <text:p text:style-name="P72">class Fixnum</text:p>
      <text:p text:style-name="P72">  def seconds  ; self ; end</text:p>
      <text:p text:style-name="P72">  def minutes  ; self * 60 ; end</text:p>
      <text:p text:style-name="P72">  def hours    ; self * 60 * 60 ; end</text:p>
      <text:p text:style-name="P72">  def ago      ; Time.now - self ; end</text:p>
      <text:p text:style-name="P72">  def from_now ; Time.now + self ; end</text:p>
      <text:p text:style-name="P72">end</text:p>
      <text:p text:style-name="P72"/>
      <text:p text:style-name="P72">Time.now    </text:p>
      <text:p text:style-name="P72"># =&gt; Mon Nov 07 10:18:10 -0800 2011</text:p>
      <text:p text:style-name="P72"/>
      <text:p text:style-name="P72">5.minutes.ago</text:p>
      <text:p text:style-name="P72"># =&gt; Mon Nov 07 10:13:15 -0800 2011</text:p>
      <text:p text:style-name="P72"/>
      <text:p text:style-name="P72">5.minutes - 4.minutes</text:p>
      <text:p text:style-name="P72"># =&gt; 60</text:p>
      <text:p text:style-name="P72"/>
      <text:p text:style-name="P72">3.hours.from_now</text:p>
      <text:p text:style-name="P72"># =&gt; Mon Nov 07 13:18:15 -0800 2011</text:p>
      <text:p text:style-name="P71"/>
      <text:p text:style-name="P71">In this example, we reopened the Fixnum class, a core class that we met earlier, and added six new instance methods to it. Since each of the new methods also returns a fixnum, they can be nicely “chained” to write expressions like 5. minutes.ago. In fact, Rails includes a more complete version of this feature that does comprehensive time calculations. Of course, we cannot write 1. minute.ago since we only defined a method called minutes, not minute. We could define additional methods with singular names that duplicate the functionality of the methods we already have, but that’s not very DRY. Instead, we can take advantage of Ruby’s heavy-duty metaprogramming construct method_missing. If a method call cannot be found in the receiver’s class or any of its ancestor classes, Ruby will then try to call method_missing on the receiver, passing it the name and arguments of the nonexistent method. The default implementation of method_missing just punts up to the superclass’s implementation, but we can override it to implement “singular” versions of the time-calculation methods above:</text:p>
      <text:p text:style-name="P73">class Fixnum</text:p>
      <text:p text:style-name="P73">  def method_missing(method_id, *args)</text:p>
      <text:p text:style-name="P73">    name = method_id.to_s</text:p>
      <text:p text:style-name="P73">    if name =~ /^(second|minute|hour)$/</text:p>
      <text:p text:style-name="P73">      self.send(name + 's')</text:p>
      <text:p text:style-name="P73">    else</text:p>
      <text:p text:style-name="P73">      super # pass the buck to superclass</text:p>
      <text:p text:style-name="P73">    end</text:p>
      <text:p text:style-name="P73">  end</text:p>
      <text:p text:style-name="P73">end</text:p>
      <text:p text:style-name="P71"/>
      <text:p text:style-name="P74"><text:span text:style-name="T1">Duck Typing:</text:span></text:p>
      <text:p text:style-name="P75">Duck typing is a style of dynamic typing in which an object's current set of methods and properties determines the valid semantics, rather than its inheritance from a particular class or implementation of a specific interface. </text:p>
      <text:p text:style-name="P76">In Ruby, we don’t declare the types of variables or methods— everything is just some kind of object. So Rule is "Classes Aren’t Types". The class is never a type. Instead, the type of an object is defined more by what that object can do. In Ruby, we call this duck typing. If an object walks like a duck and talks like a duck, then the interpreter is happy to treat it as if it were a duck.</text:p>
      <text:p text:style-name="P77"><text:span text:style-name="T1">Mix-ins:</text:span></text:p>
      <text:p text:style-name="P75">A mix-in is a collection of related behaviors that can be added to any class, although in some cases the class may have to fulfill a “contract” in order to use the mix-in. This may sound similar to an Interface in Java, but there are two differences.</text:p>
      <text:list text:style-name="L8">
        <text:list-item>
          <text:p text:style-name="P78">i)<text:tab/>A mix-in is easier to reuse: the “contract,” if any, is specified in the mix-in’s documentation rather than being formally declared as a Java interface would be. </text:p>
        </text:list-item>
        <text:list-item>
          <text:p text:style-name="P78">ii)<text:tab/>Unlike a Java interface, which says nothing about how a class implements an interface, a mix-in is all about making it easy to reuse an implementation.</text:p>
        </text:list-item>
      </text:list>
      <text:p text:style-name="P76">A module is Ruby’s method for packaging together a group of methods as a mix-in. (Modules have other uses too, but mix-ins are the most important.) When a module is included into a class with include   ModuleName, the instance methods, class methods, and variables in the module become available in the class.</text:p>
      <text:p text:style-name="P76">Enumerable requires the class mixing it in to provide an each method, since Enumerable’s collection methods are implemented in terms of each. Unlike a Java interface, this simple contract is the only requirement for mixing in the module; it doesn’t matter what class you mix it into as long as that class defines the each instance method, and neither the class nor the mix-in have to declare their intentions in advance. For example, the each method in Ruby’s Array class iterates over the array elements, whereas the each method in the IO class iterates over the lines of a file or other I/ O stream. Mix-ins thereby allow reusing whole collections of behaviors across classes that are otherwise unrelated.</text:p>
      <text:p text:style-name="P76">From Enumerable’s point of view, if a class has an each method, it might as well be a collection, thus allowing Enumerable to provide other methods implemented in terms of each. Unlike Java’s Interface, no formal declaration is required for mix-ins; if we invented a new mixin that relied on (say) a class implementing the dereference operator [], we could then mix it into any such class without otherwise modifying the classes themselves. When Ruby programmers say that some class “quacks like an Array,” they usually mean that it’s not necessarily an Array nor a descendant of Array, but it responds to most of the same methods as Array and can therefore be used wherever an Array would be used.</text:p>
      <text:p text:style-name="P60">A class that implements some set of behaviors characteristic of another class, possibly by using mix-ins, is sometimes said to “quack like” the class it resembles. Ruby’s scheme for allowing mix-ins without static type checking is therefore sometimes called duck typing.</text:p>
      <text:p text:style-name="P79"><text:span text:style-name="T1">Reference:</text:span></text:p>
      <text:list text:style-name="L3">
        <text:list-item>
          <text:p text:style-name="P61">1)<text:tab/>Fox, Armando; Patterson, David (2014-01-03). Engineering Software as a Service: An Agile Approach Using Cloud Computing (Kindle Locations 2250-2251). Strawberry Canyon LLC. Kindle Edition.</text:p>
        </text:list-item>
        <text:list-item>
          <text:p text:style-name="P80"><text:span text:style-name="T42">2)<text:tab/></text:span><text:a xlink:type="simple" xlink:href="http://stackoverflow.com/questions/4205130/what-is-duck-typing"><text:span text:style-name="T2">http://stackoverflow.com/questions/4205130/what-is-duck-typing</text:span></text:a></text:p>
        </text:list-item>
      </text:list>
      <text:p text:style-name="P79"><text:span text:style-name="T1">Collaborators: <text:s/></text:span></text:p>
      <text:list text:style-name="L3">
        <text:list-item>
          <text:p text:style-name="P81">1.<text:tab/>Mithra Singam</text:p>
        </text:list-item>
        <text:list-item>
          <text:p text:style-name="P81">2.<text:tab/>Vishnu Ravindra</text:p>
        </text:list-item>
        <text:list-item>
          <text:p text:style-name="P81">3.<text:tab/>Vaibhav</text:p>
        </text:list-item>
        <text:list-item>
          <text:p text:style-name="P81">4.<text:tab/>Harshal Patil</text:p>
        </text:list-item>
        <text:list-item>
          <text:p text:style-name="P81">5.<text:tab/>Matthew</text:p>
        </text:list-item>
        <text:list-item>
          <text:p text:style-name="P81">6.<text:tab/>Gokhan</text:p>
        </text:list-item>
        <text:list-item>
          <text:p text:style-name="P81">7.<text:tab/>Ashok</text:p>
        </text:list-item>
      </text:list>
      <text:p text:style-name="P82"/>
      <text:p text:style-name="P83"><text:span text:style-name="T43">Collaborator URL:</text:span><text:span text:style-name="T21"><text:s text:c="2"/></text:span><text:a xlink:type="simple" xlink:href="https://www.youtube.com/watch?v=3MfTLUA-YXI"><text:span text:style-name="T2">https://www.youtube.com/watch?v=3MfTLUA-YXI</text:span></text:a></text:p>
      <text:p text:style-name="P82"/>
      <text:p text:style-name="P84"><text:span text:style-name="T6">Collaborator Comments:</text:span></text:p>
      <text:list text:style-name="L1">
        <text:list-item>
          <text:p text:style-name="P81">1.<text:tab/>Name: Vaibav</text:p>
          <text:list>
            <text:list-item>
              <text:p text:style-name="P85"><text:span text:style-name="T44">a.<text:tab/>Comment: </text:span><text:span text:style-name="T4">Explain <text:s/>the concept of object with an example.</text:span></text:p>
            </text:list-item>
          </text:list>
        </text:list-item>
      </text:list>
      <text:p text:style-name="P86"/>
      <text:p text:style-name="P84"><text:span text:style-name="T6">Reviewer Comments: </text:span></text:p>
      <text:list text:style-name="L1">
        <text:list-item>
          <text:list>
            <text:list-item>
              <text:p text:style-name="P87">1.<text:tab/><text:span text:style-name="T4">BuDeals Team</text:span></text:p>
            </text:list-item>
          </text:list>
        </text:list-item>
      </text:list>
      <text:list text:style-name="L9">
        <text:list-item>
          <text:list>
            <text:list-item>
              <text:p text:style-name="P85">a.<text:tab/><text:span text:style-name="T4">No Comments</text:span></text:p>
            </text:list-item>
          </text:list>
        </text:list-item>
      </text:list>
      <text:p text:style-name="P88"><text:span text:style-name="T4"/></text:p>
      <text:p text:style-name="P83"><text:span text:style-name="T43">Reviewer URL: </text:span><text:a xlink:type="simple" xlink:href="https://www.youtube.com/watch?v=yY265jK74yE&amp;feature=youtu.be%22%20%5Ct%20%22_blank"><text:span text:style-name="T2">https://www.youtube.com/watch?v=yY265jK74yE&amp;feature=youtu.be</text:span></text:a></text:p>
      <text:p text:style-name="P88"><text:span text:style-name="T4"/></text:p>
      <text:p text:style-name="P84"><text:span text:style-name="T6">Updated Answer:</text:span></text:p>
      <text:p text:style-name="P60">Ruby is a minimalist language: while its libraries are rich, there are few mechanisms in the language itself. Three principles underlying these mechanisms will help you read and understand idiomatic code:</text:p>
      <text:list text:style-name="L10">
        <text:list-item>
          <text:list>
            <text:list-item>
              <text:p text:style-name="P61"><text:span text:style-name="T39">⎫</text:span><text:span text:style-name="T40"><text:tab/></text:span><text:span text:style-name="T41">Everything is an object</text:span>: In Ruby, there are no primitive data types. Everything in Ruby is an object of a class and any operations are performed on that object of the corresponding class.</text:p>
            </text:list-item>
          </text:list>
        </text:list-item>
      </text:list>
      <text:p text:style-name="P62">Ruby supports the usual basic types— </text:p>
      <text:p text:style-name="P62"/>
      <table:table table:name="Table8" table:style-name="Table1">
        <table:table-column table:style-name="TableColumn1"/>
        <table:table-column table:style-name="TableColumn1"/>
        <table:table-row>
          <table:table-cell table:style-name="TableCell1">
            <text:p text:style-name="P63"><text:span text:style-name="T1">Types</text:span></text:p>
          </table:table-cell>
          <table:table-cell table:style-name="TableCell1">
            <text:p text:style-name="P63"><text:span text:style-name="T1">Class</text:span></text:p>
          </table:table-cell>
        </table:table-row>
        <table:table-row>
          <table:table-cell table:style-name="TableCell1">
            <text:p text:style-name="P64"><text:span text:style-name="T1">fixed-point integers</text:span></text:p>
          </table:table-cell>
          <table:table-cell table:style-name="TableCell1">
            <text:p text:style-name="P65">Fixnum</text:p>
          </table:table-cell>
        </table:table-row>
        <table:table-row>
          <table:table-cell table:style-name="TableCell1">
            <text:p text:style-name="P64"><text:span text:style-name="T1">floating-point numbers</text:span></text:p>
          </table:table-cell>
          <table:table-cell table:style-name="TableCell1">
            <text:p text:style-name="P65">Float</text:p>
          </table:table-cell>
        </table:table-row>
        <table:table-row>
          <table:table-cell table:style-name="TableCell1">
            <text:p text:style-name="P64"><text:span text:style-name="T1">Strings</text:span></text:p>
          </table:table-cell>
          <table:table-cell table:style-name="TableCell1">
            <text:p text:style-name="P65">String</text:p>
          </table:table-cell>
        </table:table-row>
        <table:table-row>
          <table:table-cell table:style-name="TableCell1">
            <text:p text:style-name="P64"><text:span text:style-name="T1">linear arrays</text:span></text:p>
          </table:table-cell>
          <table:table-cell table:style-name="TableCell1">
            <text:p text:style-name="P65">Array</text:p>
          </table:table-cell>
        </table:table-row>
        <table:table-row>
          <table:table-cell table:style-name="TableCell1">
            <text:p text:style-name="P64"><text:span text:style-name="T1">associative arrays or hashmaps</text:span></text:p>
          </table:table-cell>
          <table:table-cell table:style-name="TableCell1">
            <text:p text:style-name="P65">Hash</text:p>
          </table:table-cell>
        </table:table-row>
      </table:table>
      <text:p text:style-name="P62"/>
      <text:p text:style-name="P62">But in contrast to Java, Ruby is <text:span text:style-name="T12">dynamically typed</text:span>: the type of a variable is generally not inferable until runtime. That is, while objects have types, the variables that reference them do not. So s = 5 can follow s = ”foo” in the same block of code. Because variables do not have types, an array or hash can consist of elements of all different types, </text:p>
      <text:p text:style-name="P62">e.g.: Array : a = [1, “Mithra”, :se ]</text:p>
      <text:p text:style-name="P62"><text:tab/>a[2] = :se</text:p>
      <text:p text:style-name="P60"><text:tab/><text:s text:c="8"/>Hash: h = {:mith =&gt; ‘A’, “singam” =&gt; “se” , 13 =&gt; “USA”, ‘A’ =&gt; 18}</text:p>
      <text:p text:style-name="P60"><text:tab/><text:tab/>h[:mith] = ‘A’</text:p>
      <text:p text:style-name="P60"><text:s text:c="6"/><text:tab/><text:tab/>h[“singam”] <text:s/>= “se”</text:p>
      <text:p text:style-name="P67">Ruby’s object model descends from Smalltalk, whose design was inspired by ideas in Simula. Everything in Ruby, even a plain integer, is an object that is an instance of some class. All operations, without exception, are performed by calling a method on an object, and every such call (indeed, every Ruby statement) returns a value. The notation obj.meth() calls method meth on the object obj, which is said to be the receiver and is hopefully able to respond to meth. Parentheses around method arguments are often optional. </text:p>
      <text:p text:style-name="P66">For example: 5.class     # =&gt; Fixnum</text:p>
      <text:p text:style-name="P67">The above call sends the method call class to the object 5. The class method happens to return the class that an object belongs to, in this case Fixnum.</text:p>
      <text:p text:style-name="P67">Every object is an instance of some class. Classes can inherit from superclasses as they do in Java, and all classes ultimately inherit from BasicObject, sometimes called the root class. Ruby does not support multiple inheritance, so every class has exactly one superclass, except for BasicObject, which has no superclass. As with most languages that support inheritance, if an object receives a call for a method not defined in its class, the call will be passed up to the superclass, and so on until the root class is reached. If no class along the way, including the root class, is able to handle the method, an undefined method exception is raised.</text:p>
      <text:list text:style-name="L10">
        <text:list-item>
          <text:list>
            <text:list-item>
              <text:p text:style-name="P61"><text:span text:style-name="T39">⎫</text:span><text:span text:style-name="T40"><text:tab/></text:span><text:span text:style-name="T41">Every operation is a method:</text:span><text:s/>Every statement in ruby is a method call. Even the basic math operations such as +, *, = = (equality comparison) are syntactic sugar for method calls: the operators are actually method calls on their receivers. The same is true for array dereferences such as x[ 0] and array assignment such as x[ 0] =”foo”. The table below shows the de- sugared versions of these expressions, as well as showing how Ruby’s core method send can be used to send any method call to any object. Many Ruby methods including send accept either a symbol or a string argument, so the first example in the table could also be written 10. send(’ modulo’,3).</text:p>
            </text:list-item>
          </text:list>
        </text:list-item>
      </text:list>
      <table:table table:name="Table9" table:style-name="Table1">
        <table:table-column table:style-name="TableColumn1"/>
        <table:table-column table:style-name="TableColumn1"/>
        <table:table-row>
          <table:table-cell table:style-name="TableCell1">
            <text:p text:style-name="P68"><text:span text:style-name="T1">Calls</text:span></text:p>
          </table:table-cell>
          <table:table-cell table:style-name="TableCell1">
            <text:p text:style-name="P68"><text:span text:style-name="T1">Calls as Send</text:span></text:p>
          </table:table-cell>
        </table:table-row>
        <table:table-row>
          <table:table-cell table:style-name="TableCell1">
            <text:p text:style-name="P69">10%3</text:p>
          </table:table-cell>
          <table:table-cell table:style-name="TableCell1">
            <text:p text:style-name="P69">10.send(‘modulo’,3)</text:p>
          </table:table-cell>
        </table:table-row>
        <table:table-row>
          <table:table-cell table:style-name="TableCell1">
            <text:p text:style-name="P70"><text:span text:style-name="T1">my_str.length</text:span></text:p>
          </table:table-cell>
          <table:table-cell table:style-name="TableCell1">
            <text:p text:style-name="P70">my_str.send(:length)</text:p>
          </table:table-cell>
        </table:table-row>
        <table:table-row>
          <table:table-cell table:style-name="TableCell1">
            <text:p text:style-name="P70"><text:span text:style-name="T1">1 + 2</text:span></text:p>
          </table:table-cell>
          <table:table-cell table:style-name="TableCell1">
            <text:p text:style-name="P70">1.send(:+, 2</text:p>
          </table:table-cell>
        </table:table-row>
        <table:table-row>
          <table:table-cell table:style-name="TableCell1">
            <text:p text:style-name="P70"><text:span text:style-name="T1">my_array[4]</text:span></text:p>
          </table:table-cell>
          <table:table-cell table:style-name="TableCell1">
            <text:p text:style-name="P70">my_array.send(:[], 4)</text:p>
          </table:table-cell>
        </table:table-row>
        <table:table-row>
          <table:table-cell table:style-name="TableCell1">
            <text:p text:style-name="P70"><text:span text:style-name="T1">my_array[3] = "foo"</text:span></text:p>
          </table:table-cell>
          <table:table-cell table:style-name="TableCell1">
            <text:p text:style-name="P70">my_array.send(:[]=, 3, "foo")</text:p>
          </table:table-cell>
        </table:table-row>
        <table:table-row>
          <table:table-cell table:style-name="TableCell1">
            <text:p text:style-name="P70"><text:span text:style-name="T1">if (x == 3)</text:span></text:p>
          </table:table-cell>
          <table:table-cell table:style-name="TableCell1">
            <text:p text:style-name="P70">if(x.send(:==, 3))</text:p>
          </table:table-cell>
        </table:table-row>
        <table:table-row>
          <table:table-cell table:style-name="TableCell1">
            <text:p text:style-name="P70"><text:span text:style-name="T1">my_func(x)</text:span></text:p>
          </table:table-cell>
          <table:table-cell table:style-name="TableCell1">
            <text:p text:style-name="P70">self.send(:my_func, x)</text:p>
          </table:table-cell>
        </table:table-row>
      </table:table>
      <text:p text:style-name="P62"/>
      <text:list text:style-name="L10">
        <text:list-item>
          <text:list>
            <text:list-item>
              <text:p text:style-name="P61"><text:span text:style-name="T39">⎫</text:span><text:span text:style-name="T40"><text:tab/></text:span><text:span text:style-name="T41">All programming is metaprogramming:</text:span><text:s/>All Ruby programming is metaprogramming (creating code at runtime that defines new methods.), since even a class definition is not a declaration as it is in Java but actually code that is executed at runtime. We can modify a class at runtime by adding or changing instance methods or class methods. This holds good for even for Ruby’s built-in classes. Below example shows a way to do time arithmetic that takes advantage of the now method in the Time class in the standard Ruby library, which returns the number of seconds since 1/ 1/ 1970.</text:p>
            </text:list-item>
          </text:list>
        </text:list-item>
      </text:list>
      <text:p text:style-name="P72">#  Note: Time.now returns current time as seconds since epoch</text:p>
      <text:p text:style-name="P72"/>
      <text:p text:style-name="P72">class Fixnum</text:p>
      <text:p text:style-name="P72">  def seconds  ; self ; end</text:p>
      <text:p text:style-name="P72">  def minutes  ; self * 60 ; end</text:p>
      <text:p text:style-name="P72">  def hours    ; self * 60 * 60 ; end</text:p>
      <text:p text:style-name="P72">  def ago      ; Time.now - self ; end</text:p>
      <text:p text:style-name="P72">  def from_now ; Time.now + self ; end</text:p>
      <text:p text:style-name="P72">end</text:p>
      <text:p text:style-name="P72"/>
      <text:p text:style-name="P72">Time.now    </text:p>
      <text:p text:style-name="P72"># =&gt; Mon Nov 07 10:18:10 -0800 2011</text:p>
      <text:p text:style-name="P72"/>
      <text:p text:style-name="P72">5.minutes.ago</text:p>
      <text:p text:style-name="P72"># =&gt; Mon Nov 07 10:13:15 -0800 2011</text:p>
      <text:p text:style-name="P72"/>
      <text:p text:style-name="P72">5.minutes - 4.minutes</text:p>
      <text:p text:style-name="P72"># =&gt; 60</text:p>
      <text:p text:style-name="P72"/>
      <text:p text:style-name="P72">3.hours.from_now</text:p>
      <text:p text:style-name="P72"># =&gt; Mon Nov 07 13:18:15 -0800 2011</text:p>
      <text:p text:style-name="P71"/>
      <text:p text:style-name="P71">In this example, we reopened the Fixnum class, a core class that we met earlier, and added six new instance methods to it. Since each of the new methods also returns a fixnum, they can be nicely “chained” to write expressions like 5. minutes.ago. In fact, Rails includes a more complete version of this feature that does comprehensive time calculations. Of course, we cannot write 1. minute.ago since we only defined a method called minutes, not minute. We could define additional methods with singular names that duplicate the functionality of the methods we already have, but that’s not very DRY. Instead, we can take advantage of Ruby’s heavy-duty metaprogramming construct method_missing. If a method call cannot be found in the receiver’s class or any of its ancestor classes, Ruby will then try to call method_missing on the receiver, passing it the name and arguments of the nonexistent method. The default implementation of method_missing just punts up to the superclass’s implementation, but we can override it to implement “singular” versions of the time-calculation methods above:</text:p>
      <text:p text:style-name="P73">class Fixnum</text:p>
      <text:p text:style-name="P73">  def method_missing(method_id, *args)</text:p>
      <text:p text:style-name="P73">    name = method_id.to_s</text:p>
      <text:p text:style-name="P73">    if name =~ /^(second|minute|hour)$/</text:p>
      <text:p text:style-name="P73">      self.send(name + 's')</text:p>
      <text:p text:style-name="P73">    else</text:p>
      <text:p text:style-name="P73">      super # pass the buck to superclass</text:p>
      <text:p text:style-name="P73">    end</text:p>
      <text:p text:style-name="P73">  end</text:p>
      <text:p text:style-name="P73">end</text:p>
      <text:p text:style-name="P71"/>
      <text:p text:style-name="P74"><text:span text:style-name="T1">Duck Typing:</text:span></text:p>
      <text:p text:style-name="P75">Duck typing is a style of dynamic typing in which an object's current set of methods and properties determines the valid semantics, rather than its inheritance from a particular class or implementation of a specific interface. </text:p>
      <text:p text:style-name="P76">In Ruby, we don’t declare the types of variables or methods— everything is just some kind of object. So Rule is "Classes Aren’t Types". The class is never a type. Instead, the type of an object is defined more by what that object can do. In Ruby, we call this duck typing. If an object walks like a duck and talks like a duck, then the interpreter is happy to treat it as if it were a duck.</text:p>
      <text:p text:style-name="P77"><text:span text:style-name="T1">Mix-ins:</text:span></text:p>
      <text:p text:style-name="P75">A mix-in is a collection of related behaviors that can be added to any class, although in some cases the class may have to fulfill a “contract” in order to use the mix-in. This may sound similar to an Interface in Java, but there are two differences.</text:p>
      <text:list text:style-name="L11">
        <text:list-item>
          <text:list>
            <text:list-item>
              <text:p text:style-name="P78">iii)<text:tab/>A mix-in is easier to reuse: the “contract,” if any, is specified in the mix-in’s documentation rather than being formally declared as a Java interface would be. </text:p>
            </text:list-item>
            <text:list-item>
              <text:p text:style-name="P78">iv)<text:tab/>Unlike a Java interface, which says nothing about how a class implements an interface, a mix-in is all about making it easy to reuse an implementation.</text:p>
            </text:list-item>
          </text:list>
        </text:list-item>
      </text:list>
      <text:p text:style-name="P76">A module is Ruby’s method for packaging together a group of methods as a mix-in. (Modules have other uses too, but mix-ins are the most important.) When a module is included into a class with include   ModuleName, the instance methods, class methods, and variables in the module become available in the class.</text:p>
      <text:p text:style-name="P76">Enumerable requires the class mixing it in to provide an each method, since Enumerable’s collection methods are implemented in terms of each. Unlike a Java interface, this simple contract is the only requirement for mixing in the module; it doesn’t matter what class you mix it into as long as that class defines the each instance method, and neither the class nor the mix-in have to declare their intentions in advance. For example, the each method in Ruby’s Array class iterates over the array elements, whereas the each method in the IO class iterates over the lines of a file or other I/ O stream. Mix-ins thereby allow reusing whole collections of behaviors across classes that are otherwise unrelated.</text:p>
      <text:p text:style-name="P76">From Enumerable’s point of view, if a class has an each method, it might as well be a collection, thus allowing Enumerable to provide other methods implemented in terms of each. Unlike Java’s Interface, no formal declaration is required for mix-ins; if we invented a new mixin that relied on (say) a class implementing the dereference operator [], we could then mix it into any such class without otherwise modifying the classes themselves. When Ruby programmers say that some class “quacks like an Array,” they usually mean that it’s not necessarily an Array nor a descendant of Array, but it responds to most of the same methods as Array and can therefore be used wherever an Array would be used.</text:p>
      <text:p text:style-name="P60">A class that implements some set of behaviors characteristic of another class, possibly by using mix-ins, is sometimes said to “quack like” the class it resembles. Ruby’s scheme for allowing mix-ins without static type checking is therefore sometimes called duck typing.</text:p>
      <text:p text:style-name="P79"><text:span text:style-name="T1">Reference:</text:span></text:p>
      <text:list text:style-name="L1">
        <text:list-item>
          <text:list>
            <text:list-item>
              <text:p text:style-name="P61">3)<text:tab/>Fox, Armando; Patterson, David (2014-01-03). Engineering Software as a Service: An Agile Approach Using Cloud Computing (Kindle Locations 2250-2251). Strawberry Canyon LLC. Kindle Edition.</text:p>
            </text:list-item>
            <text:list-item>
              <text:p text:style-name="P80"><text:span text:style-name="T42">4)<text:tab/></text:span><text:a xlink:type="simple" xlink:href="http://stackoverflow.com/questions/4205130/what-is-duck-typing"><text:span text:style-name="T2">http://stackoverflow.com/questions/4205130/what-is-duck-typing</text:span></text:a></text:p>
            </text:list-item>
          </text:list>
        </text:list-item>
      </text:list>
      <text:p text:style-name="P3"/>
      <text:p text:style-name="P2">19.<text:tab/>Answer the following with respect to the Ruby language:</text:p>
      <text:p text:style-name="P3">a.<text:tab/>Do objects have types? <text:s/>Do the variables that point to objects have types?</text:p>
      <text:p text:style-name="P3">b.<text:tab/>What is the difference between the variable @name and the variable @@name?</text:p>
      <text:p text:style-name="P3">c.<text:tab/>What happens when a method is invoked on an object, but the method cannot be found in the receiver's class?</text:p>
      <text:p text:style-name="P3">d.<text:tab/>What iterator method is available to all collection-like Ruby classes?</text:p>
      <text:p text:style-name="P3">e.<text:tab/>Define and discuss the scoping rules for local variables.</text:p>
      <text:p text:style-name="P3">f.<text:tab/>Define and discuss 'poetry' mode.</text:p>
      <text:p text:style-name="P3">g.<text:tab/>Define and discuss closures.</text:p>
      <text:p text:style-name="P3">h.<text:tab/>Explain the purpose of the yield statement.</text:p>
      <text:p text:style-name="P2"/>
      <text:p text:style-name="P2">ANS. &lt;Question 19&gt;: <text:s/></text:p>
      <text:p text:style-name="P2">Pivotal Tracker URL: <text:s/><text:a xlink:type="simple" xlink:href="https://www.pivotaltracker.com/n/projects/1339742">https://www.pivotaltracker.com/n/projects/1339742</text:a></text:p>
      <text:p text:style-name="P2">Owner Name: <text:s/>Matthew Matyus</text:p>
      <text:p text:style-name="P89"/>
      <text:p text:style-name="P89">A) While objects have types, the variables that reference them do not. </text:p>
      <text:p text:style-name="P89"/>
      <text:p text:style-name="P89">B) @x specifies an instance variable and @@ x specifies a class (static) variable. The namespaces are distinct, so @x and @@ x are different variables. </text:p>
      <text:p text:style-name="P89"/>
      <text:p text:style-name="P89">C) When neither a receiver nor any of its ancestor classes can handle a method call, method_missing is called on the receiver. method_missing can inspect the name of the nonexistent method and its arguments, and can either take action to handle the call or pass the call up to the ancestor, as the default implementation of method_missing does. <text:s text:c="2"/></text:p>
      <text:p text:style-name="P89"/>
      <text:p text:style-name="P89">D) The method <text:span text:style-name="T1">each</text:span><text:s/>is an iterator available in all Ruby classes that are collection-like. </text:p>
      <text:p text:style-name="P89">Example:</text:p>
      <text:p text:style-name="P90"><text:tab/></text:p>
      <text:p text:style-name="P90"><text:s text:c="6"/>ary <text:span text:style-name="T45">=</text:span><text:s/><text:span text:style-name="T45">[</text:span><text:span text:style-name="T46">1</text:span><text:span text:style-name="T45">,</text:span><text:span text:style-name="T46">2</text:span><text:span text:style-name="T45">,</text:span><text:span text:style-name="T46">3</text:span><text:span text:style-name="T45">,</text:span><text:span text:style-name="T46">4</text:span><text:span text:style-name="T45">,</text:span><text:span text:style-name="T46">5</text:span><text:span text:style-name="T45">]</text:span><text:s/>ary<text:span text:style-name="T45">.</text:span>each <text:span text:style-name="T47">do</text:span><text:s/><text:span text:style-name="T45">|</text:span>i<text:span text:style-name="T45">|</text:span><text:s text:c="4"/>puts i <text:span text:style-name="T47">end</text:span></text:p>
      <text:p text:style-name="P89"/>
      <text:p text:style-name="P89"/>
      <text:p text:style-name="P89">E) In a lexically-scoped language such as Ruby, variables are visible to the scope within which they’re created and to all scopes enclosed by that scope. <text:s/></text:p>
      <text:p text:style-name="P89"/>
      <text:p text:style-name="P89">F) An important Ruby idiom is poetry mode: the ability to omit parentheses and curly braces when the parsing is unambiguous. Most commonly, Ruby programmers may omit parentheses around arguments to a method call, and omit curly braces when the last argument to a method call is a hash. <text:s/></text:p>
      <text:p text:style-name="P89"/>
      <text:p text:style-name="P89">Poetry Mode in Action:</text:p>
      <text:p text:style-name="P91"/>
      <text:p text:style-name="P91">a.should(be.send(:&gt;=,7)) </text:p>
      <text:p text:style-name="P91">a.should(be() &gt;= 7) </text:p>
      <text:p text:style-name="P91">a.should be &gt;= 7</text:p>
      <text:p text:style-name="P2"/>
      <text:p text:style-name="P89">G) A Ruby block is a closure : whenever the block executes, it can “see” the entire lexical scope available at the place where the block appears in the program text. In other words , it’s as if the presence of the block creates an instant snapshot of the scope, which can be reconstituted later whenever the block executes. </text:p>
      <text:p text:style-name="P92"><text:span text:style-name="T1"><text:tab/>Example:</text:span></text:p>
      <text:p text:style-name="P92"/>
      <text:p text:style-name="P93"><text:span text:style-name="T48"><text:tab/>class</text:span><text:s/>SomeClass <text:s text:c="2"/></text:p>
      <text:p text:style-name="P92"/>
      <text:p text:style-name="P93"><text:span text:style-name="T48"><text:s text:c="2"/><text:tab/><text:s text:c="2"/>def</text:span><text:s/>initialize<text:span text:style-name="T49">(</text:span>value1<text:span text:style-name="T49">)</text:span><text:s text:c="5"/></text:p>
      <text:p text:style-name="P94"><text:span text:style-name="T1"><text:s text:c="4"/><text:tab/><text:s text:c="4"/>@value1</text:span><text:span text:style-name="T50"><text:s/>= value1 <text:s text:c="2"/></text:span></text:p>
      <text:p text:style-name="P92"><text:span text:style-name="T1"><text:s text:c="2"/><text:tab/><text:s text:c="2"/>end</text:span><text:span text:style-name="T50"><text:s/>  <text:s/></text:span></text:p>
      <text:p text:style-name="P93"><text:s/></text:p>
      <text:p text:style-name="P93"><text:span text:style-name="T48"><text:s text:c="2"/><text:tab/><text:s text:c="2"/>def</text:span><text:s/>value_printer<text:span text:style-name="T49">(</text:span>value2<text:span text:style-name="T49">)</text:span><text:s text:c="5"/></text:p>
      <text:p text:style-name="P95"><text:span text:style-name="T51"><text:s text:c="4"/><text:tab/><text:s text:c="4"/>lambda</text:span><text:span text:style-name="T50"><text:s/></text:span><text:span text:style-name="T49">{</text:span><text:span text:style-name="T51">puts</text:span><text:span text:style-name="T50"><text:s/></text:span>"Value1: #{@value1}, Value2: #{value2}"<text:span text:style-name="T49">}</text:span><text:span text:style-name="T50"><text:s text:c="3"/></text:span></text:p>
      <text:p text:style-name="P92"><text:span text:style-name="T1"><text:s text:c="2"/><text:tab/><text:s text:c="2"/>end</text:span><text:span text:style-name="T50"><text:s/></text:span></text:p>
      <text:p text:style-name="P92"/>
      <text:p text:style-name="P92"><text:span text:style-name="T1"><text:tab/>end</text:span><text:span text:style-name="T50"><text:s/>  </text:span></text:p>
      <text:p text:style-name="P93"/>
      <text:p text:style-name="P93"><text:span text:style-name="T48"><text:s text:c="9"/>def</text:span><text:s/><text:span text:style-name="T51">caller</text:span><text:span text:style-name="T49">(</text:span>some_closure<text:span text:style-name="T49">)</text:span><text:s text:c="3"/></text:p>
      <text:p text:style-name="P93"><text:s text:c="10"/>some_closure.<text:span text:style-name="T52">call</text:span><text:s/></text:p>
      <text:p text:style-name="P92"><text:span text:style-name="T1"><text:s text:c="9"/>end</text:span><text:span text:style-name="T50"><text:s/>  </text:span></text:p>
      <text:p text:style-name="P93"/>
      <text:p text:style-name="P93"><text:s text:c="9"/>some_class = SomeClass.<text:span text:style-name="T52">new</text:span><text:span text:style-name="T49">(</text:span><text:span text:style-name="T46">5</text:span><text:span text:style-name="T49">)</text:span></text:p>
      <text:p text:style-name="P93"><text:s text:c="9"/>printer = some_class.<text:span text:style-name="T52">value_printer</text:span><text:span text:style-name="T49">(</text:span><text:span text:style-name="T53">"some value"</text:span><text:span text:style-name="T49">)</text:span><text:s/>  </text:p>
      <text:p text:style-name="P96"><text:span text:style-name="T1"><text:s text:c="9"/>caller</text:span><text:span text:style-name="T49">(</text:span><text:span text:style-name="T50">printer</text:span><text:span text:style-name="T49">)</text:span></text:p>
      <text:p text:style-name="P97"><text:s text:c="8"/>Value1: 5, Value2: some value</text:p>
      <text:p text:style-name="P98"><text:span text:style-name="T21">Reference: </text:span><text:a xlink:type="simple" xlink:href="%22"><text:span text:style-name="T54">http://www.skorks.com/2010/05/closures-a-simple-explanation-using-ruby/</text:span></text:a></text:p>
      <text:p text:style-name="P2"/>
      <text:p text:style-name="P89">H) Ruby’s <text:span text:style-name="T1">yield</text:span><text:s/>lets you define your own each methods that take a block, providing an elegant way to allow collections to manage their own traversal. <text:s/>When a method containing yield is called, it starts executing until yield is reached; at that point, control is transferred to the block that was passed to the method. If yield had any arguments, those arguments become the arguments to the block.</text:p>
      <text:p text:style-name="P99"/>
      <text:p text:style-name="P99"><text:s/><text:tab/><text:span text:style-name="T47">def</text:span><text:s/>test</text:p>
      <text:p text:style-name="P100"><text:span text:style-name="T55"><text:s text:c="4"/><text:tab/>puts </text:span>"You are in the method"</text:p>
      <text:p text:style-name="P99"><text:s text:c="4"/><text:tab/><text:span text:style-name="T47">yield</text:span><text:s text:c="4"/></text:p>
      <text:p text:style-name="P100"><text:span text:style-name="T55"><text:s text:c="4"/><text:tab/>puts </text:span>"You are again back to the method"</text:p>
      <text:p text:style-name="P99"><text:s text:c="4"/><text:tab/><text:span text:style-name="T47">yield</text:span><text:s/></text:p>
      <text:p text:style-name="P101"><text:tab/>end<text:span text:style-name="T55"><text:s/></text:span></text:p>
      <text:p text:style-name="P100"><text:span text:style-name="T55"><text:tab/>test </text:span><text:span text:style-name="T45">{</text:span><text:span text:style-name="T55">puts </text:span>"You are in the block"<text:span text:style-name="T45">}</text:span></text:p>
      <text:p text:style-name="P102"><text:s/><text:tab/>This will produce the following result:</text:p>
      <text:p text:style-name="P99"><text:span text:style-name="T56"><text:tab/>You</text:span><text:s/>are <text:span text:style-name="T47">in</text:span><text:s/>the method</text:p>
      <text:p text:style-name="P99"><text:span text:style-name="T56"><text:tab/>You</text:span><text:s/>are <text:span text:style-name="T47">in</text:span><text:s/>the block</text:p>
      <text:p text:style-name="P99"><text:span text:style-name="T56"><text:tab/>You</text:span><text:s/>are again back to the method </text:p>
      <text:p text:style-name="P99"><text:span text:style-name="T56"><text:tab/>You</text:span><text:s/>are <text:span text:style-name="T47">in</text:span><text:s/>the block</text:p>
      <text:p text:style-name="P2"><text:tab/>Reference: http://www.tutorialspoint.com/ruby/ruby_blocks.htm</text:p>
      <text:p text:style-name="P2"/>
      <text:p text:style-name="P2"><text:tab/>Main Reference</text:p>
      <text:p text:style-name="P2"><text:tab/>“Fox, Armando; Patterson, David (2014-01-03). Engineering Software as a Service: <text:tab/><text:tab/>An Agile Approach Using Cloud Computing (Kindle Location 2373). Strawberry <text:tab/><text:tab/>Canyon LLC. Kindle Edition.</text:p>
      <text:p text:style-name="P3"/>
      <text:p text:style-name="P2">20.<text:tab/>Answer the following:</text:p>
      <text:p text:style-name="P3">a.<text:tab/>Define framework and explain its benefits.</text:p>
      <text:p text:style-name="P3">b.<text:tab/>Is a framework the same or different from a toolkit? <text:s/>Explain.</text:p>
      <text:p text:style-name="P3">c.<text:tab/>How is an architecture or design pattern related to a framework?</text:p>
      <text:p text:style-name="P3">d.<text:tab/>Discuss convention over configuration with respect to the Rails framework.</text:p>
      <text:p text:style-name="P3">e.<text:tab/>In Rails, how does a redirect work, and when should it be used?</text:p>
      <text:p text:style-name="P3">f.<text:tab/>Describe the 'flash', and explain when and how it is used.</text:p>
      <text:p text:style-name="P3">g.<text:tab/>Describe the session hash, and explain when and how it is used.<text:line-break/></text:p>
      <text:p text:style-name="P2">21.<text:tab/>Answer the following with respect to scheduling:</text:p>
      <text:p text:style-name="P3">a.<text:tab/>Describe what a PERT chart is, what it shows and what its limitations are (draw illustrations).</text:p>
      <text:p text:style-name="P3">b.<text:tab/>Describe what a Gantt chart is, its similarities to a PERT chart and its differences (draw illustrations).</text:p>
      <text:p text:style-name="P3">c.<text:tab/>Discuss how scheduling is handled in an Agile project.<text:line-break/>ANS #21</text:p>
      <text:p text:style-name="P3">Pivotal Tracker URL: https://www.pivotaltracker.com/n/projects/1339742/stories/94020422</text:p>
      <text:p text:style-name="P3">Owner Name: <text:s/>Jesu Darison</text:p>
      <text:p text:style-name="P3">Initial Answer:</text:p>
      <text:p text:style-name="P8"/>
      <text:list text:style-name="L12">
        <text:list-item>
          <text:p text:style-name="P11"><text:span text:style-name="T1">PERT chart:</text:span></text:p>
        </text:list-item>
      </text:list>
      <text:list text:style-name="L2">
        <text:list-item>
          <text:p text:style-name="P11">A <text:span text:style-name="T1">PERT</text:span><text:s/>chart is a graphic representation of a project's schedule, showing the sequence of tasks, which tasks can be performed simultaneously, and the critical path of tasks that must be completed on time in order for the project to meet its completion deadline.</text:p>
        </text:list-item>
        <text:list-item>
          <text:p text:style-name="P11">PERT is abbreviated as Program Evaluation and Review Technique.</text:p>
        </text:list-item>
        <text:list-item>
          <text:p text:style-name="P11"><text:span text:style-name="T1">Limitations</text:span>:The PERT charts and the critical path calculations rest on tasks that have prerequisites and dependencies. In real projects, when you find that you can't meet the required prerequisites for a task, you make alternative arrangements. For example, if your power supply is going to be six months late, you might rent a generator. PERT charts are not flexible in this respect and you would have to prepare a completely revised chart. PERT charts are most effective on projects dealing with well-known processes and for which experienced personnel can accurately determine the required activities and their duration.</text:p>
        </text:list-item>
      </text:list>
      <text:list text:style-name="L12">
        <text:list-item>
          <text:p text:style-name="P11">G<text:span text:style-name="T1">ANTT chart:</text:span></text:p>
        </text:list-item>
      </text:list>
      <text:list text:style-name="L2">
        <text:list-item>
          <text:p text:style-name="P11">A <text:span text:style-name="T1">Gantt chart </text:span>is a visual representation of a project schedule. A type of bar chart, a Gantt charts show the start and finish dates of the different required elements of a project<text:span text:style-name="T1">.</text:span></text:p>
        </text:list-item>
        <text:list-item>
          <text:p text:style-name="P11"><text:span text:style-name="T1">Differences</text:span><text:s/>between PERT and GANTT chart:</text:p>
        </text:list-item>
        <text:list-item>
          <text:p text:style-name="P11"><text:span text:style-name="T57"><text:s/></text:span>One of the key differences between a PERT chart and a Gantt chart is the way the information is presented,<text:span text:style-name="T1">VISUALIZATION</text:span>. Gantt charts present information in the format of a bar chart. This presentation helps show the percentage of work completed for each task. PERT, on the other hand, displays information as a network model. This means that a PERT chart presents an initial node from which tasks branch out. This helps project managers visualize the he sequence of tasks, as you cannot start on the next activity until the one preceding it is completed.</text:p>
        </text:list-item>
        <text:list-item>
          <text:p text:style-name="P11">Secondly the difference would be <text:span text:style-name="T1">WORK BREAKDOWN STRUCTURE</text:span>.<text:span text:style-name="T57"><text:s/></text:span>One of the key responsibilities of a project manager is to break down the workload into tasks to guarantee that the project will be finished by the deadline. Both PERT and Gantt charts will display the tasks to be completed, but the charts emphasize different pieces. In Gantt charts, the focus is on the percentage completion of each task, without demonstrating the link that two tasks may have to each other. While PERT typically does not show the percentage completed, because it employs a network model, it is easy to see which tasks depend on each other.</text:p>
        </text:list-item>
      </text:list>
      <text:p text:style-name="P8"><text:span text:style-name="T1">c)Scheduling in Agile projects:</text:span></text:p>
      <text:list text:style-name="L2">
        <text:list-item>
          <text:p text:style-name="P11">Scheduling in Agile Projects are made though<text:span text:style-name="T1"><text:s/></text:span>PERT and GANTT charts. Its done on an iterative manner, where each tasks and its phases are executed as per the time lines stipulated. </text:p>
        </text:list-item>
        <text:list-item>
          <text:p text:style-name="P11">scheduling is the process which enables the definition of project start and finish dates and is considered an important tool to measure time and other project progress indicators</text:p>
        </text:list-item>
        <text:list-item>
          <text:p text:style-name="P11">Agile scheduling works in conjunction with both release and iteration planning. Release planning is the overall view of how the team will deliver the product by creating a theme of user stories (features) across a number of delivery stages (iterations). The iteration planning level is a more detailed view of the actions necessary to implement the <text:a xlink:type="simple" xlink:href="https://7bsp1018.wikispaces.com/Stories">user stories</text:a> selected for the iteration (Cohn, 2005), a single delivery stage. The scheduling aspect acknowledges the estimates provided by the team, the prioritisation of features and also any associated risk that may influence further the customers perceived priority of the user stories.</text:p>
        </text:list-item>
        <text:list-item>
          <text:p text:style-name="P24">Reference: textbook</text:p>
        </text:list-item>
      </text:list>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Formatting of answers, bullet renumbering, removing unwanted extra spaces.</text:p>
      <text:p text:style-name="P3">Reviewer: <text:s/>Democratic Initiative</text:p>
      <text:p text:style-name="P3">Review URL: <text:s/><text:a xlink:type="simple" xlink:href="https://www.youtube.com/watch?v=VeM-nwQVXXA">https://www.youtube.com/watch?v=VeM-nwQVXXA</text:a></text:p>
      <text:p text:style-name="P3">Reviewer Comments:</text:p>
      <text:p text:style-name="P5">formatting errors</text:p>
      <text:p text:style-name="P3"/>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2">22.<text:tab/>Explain the following with respect to effort estimation</text:p>
      <text:p text:style-name="P3">a.<text:tab/>Describe (in general: <text:s/>categorize) the techniques employed in a Plan and Document project.</text:p>
      <text:p text:style-name="P3">b.<text:tab/>Describe how the objectives of Plan and Document estimation differ from those of Agile estimation.</text:p>
      <text:p text:style-name="P3">c.<text:tab/>Describe how Planning Poker is used to estimate a user story.</text:p>
      <text:p text:style-name="P3">d.<text:tab/>How is Planning Poker similar to/different from the way tasks are estimated on AgileVentures?<text:line-break/><text:s/>22#: <text:s/></text:p>
      <text:p text:style-name="P3">Pivotal Tracker URL: <text:s/>https://www.pivotaltracker.com/n/projects/1339742/stories/94020388</text:p>
      <text:p text:style-name="P3">Owner Name: <text:s/>Sadhana Rajan</text:p>
      <text:p text:style-name="P3">Initial Answer:</text:p>
      <text:p text:style-name="P8"/>
      <text:list text:style-name="L1">
        <text:list-item>
          <text:list>
            <text:list-item>
              <text:p text:style-name="P6">Describe (in general: <text:s/>categorize) the techniques employed in a Plan and Document project.</text:p>
            </text:list-item>
          </text:list>
        </text:list-item>
      </text:list>
      <text:p text:style-name="P21">Sequence of phases: Requirements analysis and specification, Architectural design, Implementation and Integration, Verification, Operation and Maintenance. A simple project might have one inception phase iteration, two elaboration phase iterations, four construction phase iterations, and two transition phase iterations. The technique: the earlier you find an error the cheaper it is to fix, the philosophy of this process is to complete a phase before going on to the next one, thereby removing as many errors as early as possible. Getting the early phases right could also prevent unnecessary work downstream. As this process could take years, the extensive documentation helps to ensure that important information is not lost if a person leaves the project and that new people can get up to speed quickly when they join the project.</text:p>
      <text:p text:style-name="P21"/>
      <text:list text:style-name="L1">
        <text:list-item>
          <text:list>
            <text:list-item>
              <text:p text:style-name="P6">Describe how the objectives of Plan and Document estimation differ from those of Agile estimation.</text:p>
            </text:list-item>
          </text:list>
        </text:list-item>
      </text:list>
      <text:p text:style-name="P21">While plan-and-development processes brought discipline to software development, there were still software projects that failed so disastrously that they live in infamy. A group of software developers met to develop a lighter-weight software lifecycle: Agile Model. This alternative development model is based on embracing change as a fact of life: developers should continuously refine a working but incomplete prototype until the customer is happy with the result. In addition the customer should offer feedback on each iteration. Agile emphasizes test-driven development (TDD) to reduce mistakes by writing the tests before writing the code, user stories to reach agreement and validate customer requirements, and velocity to measure project progress.</text:p>
      <text:p text:style-name="P21"/>
      <text:list text:style-name="L1">
        <text:list-item>
          <text:list>
            <text:list-item>
              <text:p text:style-name="P6">Describe how Planning Poker is used to estimate a user story.</text:p>
            </text:list-item>
          </text:list>
        </text:list-item>
      </text:list>
      <text:p text:style-name="P21">Usually when using planning poker, user stories are used as a basis because they force us to write concise and coherent requirements. We humans are easily affected by the other participants in a group. In all groups there is always a formal or informal leader. If the leader speaks his estimate out loud for the rest of the group, they too will be affected by the leader’s view. Of course, it could also happen that some will disagree and come up with a very different estimate simply because they do not want to have the same opinion as the leader. This is the reasoning on which the rules of planning poker are based; every participant in planning poker flips and shows their cards at the same time, as this reduces the risk to be affected by each other.</text:p>
      <text:p text:style-name="P21"/>
      <text:list text:style-name="L1">
        <text:list-item>
          <text:list>
            <text:list-item>
              <text:p text:style-name="P6">How is Planning Poker similar to/different from the way tasks are estimated on AgileVentures?</text:p>
            </text:list-item>
          </text:list>
        </text:list-item>
      </text:list>
      <text:p text:style-name="P21">Planning Poker is commonly used in agile software development, in particular in Scrum and Extreme Programming. Planning poker should force people to think independently and propose their numbers simultaneously. The whole point of using planning poker is that as a process, it forces you to break down requirements into such small parts that it becomes possible to correctly estimate the time needed for each bit. Agile estimation tools help you stay agile from start to finish, saving time, conserving resources and accomplishing more. <text:span text:style-name="T58">It is rather common to use planning poker when working Agile. </text:span></text:p>
      <text:p text:style-name="P5"/>
      <text:p text:style-name="P5">Reference: Textbook</text:p>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Rephrase pharagraphs for clarity</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2">23.<text:tab/>Answer the following:</text:p>
      <text:p text:style-name="P3">a.<text:tab/>Define and describe the SMART guidelines for user stories.</text:p>
      <text:p text:style-name="P3">b.<text:tab/>Show and explain the proper format for a user story as developed by Connextra.</text:p>
      <text:p text:style-name="P3">c.<text:tab/>What is a storyboard and what is its relationship to a Lo-Fi User Interface sketch?</text:p>
      <text:p text:style-name="P3">d.<text:tab/>Explain what is meant by 'Code Smells'.</text:p>
      <text:p text:style-name="P3">e.<text:tab/>Describe and explain the SOFA guidelines for creating a well-written method.</text:p>
      <text:p text:style-name="P3"/>
      <text:p text:style-name="P103"/>
      <text:p text:style-name="P103"/>
      <text:p text:style-name="P104"><text:span text:style-name="T1">Question 23:</text:span></text:p>
      <text:p text:style-name="P105"><text:span text:style-name="T59">Pivotal Tracker URL:</text:span><text:span text:style-name="T60"><text:s/></text:span><text:a xlink:type="simple" xlink:href="https://www.pivotaltracker.com/story/show/94020352"><text:span text:style-name="T2">https://www.pivotaltracker.com/story/show/94020352</text:span></text:a><text:span text:style-name="T21"><text:s/></text:span></text:p>
      <text:p text:style-name="P106"><text:span text:style-name="T59">Owner Name:</text:span><text:span text:style-name="T60"><text:s/></text:span>Vishnu Ravindra</text:p>
      <text:p text:style-name="P104"><text:span text:style-name="T1">Initial Answer:</text:span></text:p>
      <text:p text:style-name="P107"/>
      <text:p text:style-name="P108"><text:span text:style-name="T1">Answer the following:</text:span></text:p>
      <text:list text:style-name="L1">
        <text:list-item>
          <text:list>
            <text:list-item>
              <text:p text:style-name="P107"><text:span text:style-name="T1">a.<text:tab/>Define and describe the SMART guidelines for user stories.</text:span></text:p>
            </text:list-item>
          </text:list>
        </text:list-item>
      </text:list>
      <text:p text:style-name="P109">User stories, is a device borrowed from the HCI community which makes easy to create requirements for nontechnical stakeholders.</text:p>
      <text:p text:style-name="P110"/>
      <text:p text:style-name="P111">The ideal user stores should be SMART,</text:p>
      <text:p text:style-name="P107">SMART is an acronym for Specific, Measurable, Achievable, Relevant and Time boxed.</text:p>
      <text:p text:style-name="P112"/>
      <text:p text:style-name="P107">Smart – A task needs to be specific enough that everyone can understand what is involved in it without any vague information.</text:p>
      <text:p text:style-name="P107">Example: </text:p>
      <text:p text:style-name="P107">Feature: User can search for a movie. (Vague)</text:p>
      <text:p text:style-name="P107">Feature: User can search for a movie by title. (Specific) </text:p>
      <text:p text:style-name="P112"/>
      <text:p text:style-name="P107">Measurable – Each story should be testable, which implies that there are known expected results for some good inputs.</text:p>
      <text:p text:style-name="P107">Example,</text:p>
      <text:p text:style-name="P107">Feature: RottenPotatoes should have a good response time. (Immeasurable)</text:p>
      <text:p text:style-name="P107">Feature: When adding a movie, 99% of Add Movie pages should appear within 3 seconds. (Measurable).</text:p>
      <text:p text:style-name="P112"/>
      <text:p text:style-name="P107">Achievable – Ideally, user stories are implemented in one agile iteration. If it takes more, then the story should be subdivided into smaller stories that can be accomplished ideally.</text:p>
      <text:p text:style-name="P112"/>
      <text:p text:style-name="P107">Relevant: A user story must have business value to one or more stakeholders. To drill down the real business value, one technique is to keep asking “Why”.</text:p>
      <text:p text:style-name="P112"/>
      <text:p text:style-name="P107">Time boxed: It means that you stop developing a story once you’ve exceeded the time budget. Either you give up or divide the story into smaller ones or reschedule the left part according to a new estimate. If dividing looks like it won’t help, then you go back to the customers to find the highest value part of the story that you can do quickly.</text:p>
      <text:p text:style-name="P107"/>
      <text:p text:style-name="P107"/>
      <text:p text:style-name="P107"/>
      <text:list text:style-name="L1">
        <text:list-item>
          <text:list>
            <text:list-item>
              <text:p text:style-name="P107"><text:span text:style-name="T1">b.<text:tab/>Show and explain the proper format for a user story as developed by Connextra.</text:span></text:p>
            </text:list-item>
          </text:list>
        </text:list-item>
      </text:list>
      <text:p text:style-name="P107"/>
      <text:p text:style-name="P113">Feature name</text:p>
      <text:p text:style-name="P113">As a [kind of stakeholder], </text:p>
      <text:p text:style-name="P113">So that [I can achieve some goal], </text:p>
      <text:p text:style-name="P113">I want to [do some task]</text:p>
      <text:p text:style-name="P113"/>
      <text:p text:style-name="P113">This format identifies the stakeholder since different stakeholders may describe the desired behaviour differently. For example, users may want to link to information sources to make it easier to find the information while operators may want links to trailers so that they can get an income stream from the advertisers. All three clauses have to be present in the Connextra format, but they should not be always in the same order.</text:p>
      <text:p text:style-name="P107"/>
      <text:p text:style-name="P107">Example: As a new user</text:p>
      <text:p text:style-name="P107"><text:tab/><text:s text:c="4"/>I want to register for the website</text:p>
      <text:p text:style-name="P107"><text:tab/><text:s text:c="3"/>So that I can participate in the discussion.</text:p>
      <text:list text:style-name="L1">
        <text:list-item>
          <text:list>
            <text:list-item>
              <text:p text:style-name="P107"><text:span text:style-name="T1">c.<text:tab/>What is a storyboard and what is its relationship to a Lo-Fi User Interface sketch?</text:span></text:p>
            </text:list-item>
          </text:list>
        </text:list-item>
      </text:list>
      <text:p text:style-name="P107"/>
      <text:p text:style-name="P113">A storyboard is a collection of Lo-Fi User Interface sketches.</text:p>
      <text:p text:style-name="P114"/>
      <text:p text:style-name="P113">Lo-Fi sketches show what the UI looks like at one instant in time. However, we also need to show how the sketches work together as a user interacts with a page. Filmmakers face a similar challenge with scenes of a movie. Their solution, which they call storyboarding, is to go through the entire film as if it was a comic book, with drawings for every scene. Instead of a linear sequence of images like in a movie, the storyboard for a UI is typically a tree or graph of screens driven by different user choices. To make a storyboard, you must think about all the user interactions with a web app: Pages or sections of pages, Forms and buttons and Popup.</text:p>
      <text:p text:style-name="P113">Below is an example storyboard of Rotten Potatoes web application,</text:p>
      <text:p text:style-name="P113"/>
      <text:p text:style-name="P107"/>
      <text:list text:style-name="L1">
        <text:list-item>
          <text:list>
            <text:list-item>
              <text:p text:style-name="P107"><text:span text:style-name="T1">d.<text:tab/>Explain what is meant by 'Code Smells'.</text:span></text:p>
            </text:list-item>
          </text:list>
        </text:list-item>
      </text:list>
      <text:p text:style-name="P107"/>
      <text:p text:style-name="P113">Structural characteristics of source code not readily captured by metrics. Like real smells, code smells call our attention to places that may be problematic. </text:p>
      <text:p text:style-name="P115">According to Fowler, "a code smell is a surface indication that usually corresponds to a deeper problem in the system"</text:p>
      <text:p text:style-name="P115">Four whimsically-named code smells with their symptoms from Fowler’s list are,</text:p>
      <text:list text:style-name="L10">
        <text:list-item>
          <text:list>
            <text:list-item>
              <text:p text:style-name="P116">-<text:tab/>Shotgun Surgery – making a small change to a class or method results in lots of little changes rippling to other classes or methods.</text:p>
            </text:list-item>
            <text:list-item>
              <text:p text:style-name="P116">-<text:tab/>Data Clump – the same three or four data items seem to often be passes as arguments together or manipulated together.</text:p>
            </text:list-item>
            <text:list-item>
              <text:p text:style-name="P116">-<text:tab/>Inappropriate Intimacy – once class exploits too much knowledge about the implementation of another.</text:p>
            </text:list-item>
            <text:list-item>
              <text:p text:style-name="P116">-<text:tab/>Repetitive Boilerplate – You have bits of code that are the same or nearly the same in various different places.</text:p>
            </text:list-item>
          </text:list>
        </text:list-item>
      </text:list>
      <text:p text:style-name="P117"/>
      <text:list text:style-name="L1">
        <text:list-item>
          <text:list>
            <text:list-item>
              <text:p text:style-name="P107"><text:span text:style-name="T1">e.<text:tab/>Describe and explain the SOFA guidelines for creating a well-written method.</text:span></text:p>
            </text:list-item>
          </text:list>
        </text:list-item>
      </text:list>
      <text:p text:style-name="P107"/>
      <text:p text:style-name="P113">S – Be Short, so that its main purpose is quickly grasped.</text:p>
      <text:p text:style-name="P113">O – Do only One thing, so testing can focus on thoroughly exercising that one thing. </text:p>
      <text:p text:style-name="P113">F – Take Few arguments, so that all-important combinations of argument values can be tested. </text:p>
      <text:p text:style-name="P113">A – Maintain a consistent level of Abstraction, so that it doesn’t jump back and forth between saying what to do and saying how to do it.</text:p>
      <text:p text:style-name="P107"/>
      <text:p text:style-name="P118"><text:span text:style-name="T1">Reference:</text:span></text:p>
      <text:list text:style-name="L10">
        <text:list-item>
          <text:list>
            <text:list-item>
              <text:p text:style-name="P119">-<text:tab/>Fox, Armando; Patterson, David (2014-01-03). Engineering Software as a Service: An Agile Approach Using Cloud Computing. Strawberry Canyon LLC. Kindle Edition. </text:p>
            </text:list-item>
          </text:list>
        </text:list-item>
      </text:list>
      <text:p text:style-name="P118"><text:span text:style-name="T1">Collaborators: <text:s/></text:span></text:p>
      <text:list text:style-name="L1">
        <text:list-item>
          <text:list>
            <text:list-item>
              <text:p text:style-name="P107">1.<text:tab/>Mithra SIngam</text:p>
            </text:list-item>
            <text:list-item>
              <text:p text:style-name="P107">2.<text:tab/>Vaibhav Khandelwal</text:p>
            </text:list-item>
            <text:list-item>
              <text:p text:style-name="P107">3.<text:tab/>Harshal Patil</text:p>
            </text:list-item>
            <text:list-item>
              <text:p text:style-name="P107">4.<text:tab/>Matthew</text:p>
            </text:list-item>
            <text:list-item>
              <text:p text:style-name="P107">5.<text:tab/>Gokhan</text:p>
            </text:list-item>
            <text:list-item>
              <text:p text:style-name="P107">6.<text:tab/>Ashok Teja</text:p>
            </text:list-item>
          </text:list>
        </text:list-item>
      </text:list>
      <text:p text:style-name="P107"/>
      <text:p text:style-name="P107"><text:span text:style-name="T61">Collaborator URL:</text:span><text:s text:c="2"/><text:a xlink:type="simple" xlink:href="https://www.youtube.com/watch?v=3MfTLUA-YXI%22%20%5Ct%20%22_blank"><text:span text:style-name="T2">https://www.youtube.com/watch?v=3MfTLUA-YXI</text:span></text:a></text:p>
      <text:p text:style-name="P107"/>
      <text:p text:style-name="P107"><text:span text:style-name="T61">Collaborator Comments:</text:span><text:s/>It looks pretty good, it would be great if you had some pictorial examples and align your answers accordingly.</text:p>
      <text:p text:style-name="P118"><text:span text:style-name="T6"/></text:p>
      <text:p text:style-name="P120"><text:span text:style-name="T1">Updated Answer:</text:span></text:p>
      <text:p text:style-name="P118"><text:span text:style-name="T6"/></text:p>
      <text:p text:style-name="P108"><text:span text:style-name="T1">Answer the following:</text:span></text:p>
      <text:list text:style-name="L9">
        <text:list-item>
          <text:list>
            <text:list-item>
              <text:p text:style-name="P116"><text:span text:style-name="T1">a.<text:tab/>Define and describe the SMART guidelines for user stories.</text:span></text:p>
            </text:list-item>
          </text:list>
        </text:list-item>
      </text:list>
      <text:p text:style-name="P109">User stories, is a device borrowed from the HCI community which makes easy to create requirements for nontechnical stakeholders.</text:p>
      <text:p text:style-name="P110"/>
      <text:p text:style-name="P111">The ideal user stores should be SMART,</text:p>
      <text:p text:style-name="P107">SMART is an acronym for Specific, Measurable, Achievable, Relevant and Time boxed.</text:p>
      <text:p text:style-name="P112"/>
      <text:p text:style-name="P107">Specific – A task needs to be specific enough that everyone can understand what is involved in it without any vague information.</text:p>
      <text:p text:style-name="P107">Example: </text:p>
      <text:p text:style-name="P107">Feature: User can search for a movie. (Vague)</text:p>
      <text:p text:style-name="P107">Feature: User can search for a movie by title. (Specific) </text:p>
      <text:p text:style-name="P112"/>
      <text:p text:style-name="P107">Measurable – Each story should be testable, which implies that there are known expected results for some good inputs.</text:p>
      <text:p text:style-name="P107">Example,</text:p>
      <text:p text:style-name="P107">Feature: RottenPotatoes should have a good response time. (Immeasurable)</text:p>
      <text:p text:style-name="P107">Feature: When adding a movie, 99% of Add Movie pages should appear within 3 seconds. (Measurable).</text:p>
      <text:p text:style-name="P112"/>
      <text:p text:style-name="P107">Achievable – Ideally, user stories are implemented in one agile iteration. If it takes more, then the story should be subdivided into smaller stories that can be accomplished ideally.</text:p>
      <text:p text:style-name="P112"/>
      <text:p text:style-name="P107">Relevant: A user story must have business value to one or more stakeholders. To drill down the real business value, one technique is to keep asking “Why”.</text:p>
      <text:p text:style-name="P112"/>
      <text:p text:style-name="P107">Time boxed: It means that you stop developing a story once you’ve exceeded the time budget. Either you give up or divide the story into smaller ones or reschedule the left part according to a new estimate. If dividing looks like it won’t help, then you go back to the customers to find the highest value part of the story that you can do quickly.</text:p>
      <text:p text:style-name="P107"/>
      <text:p text:style-name="P107"/>
      <text:list text:style-name="L9">
        <text:list-item>
          <text:list>
            <text:list-item>
              <text:p text:style-name="P116"><text:span text:style-name="T1">b.<text:tab/>Show and explain the proper format for a user story as developed by Connextra.</text:span></text:p>
            </text:list-item>
          </text:list>
        </text:list-item>
      </text:list>
      <text:p text:style-name="P107"/>
      <text:p text:style-name="P113">Feature name</text:p>
      <text:p text:style-name="P113">As a [kind of stakeholder], </text:p>
      <text:p text:style-name="P113">So that [I can achieve some goal], </text:p>
      <text:p text:style-name="P113">I want to [do some task]</text:p>
      <text:p text:style-name="P113"/>
      <text:p text:style-name="P113">This format identifies the stakeholder since different stakeholders may describe the desired behaviour differently. For example, users may want to link to information sources to make it easier to find the information while operators may want links to trailers so that they can get an income stream from the advertisers. All three clauses have to be present in the Connextra format, but they should not be always in the same order.</text:p>
      <text:p text:style-name="P107"/>
      <text:p text:style-name="P107">Example: As a new user</text:p>
      <text:p text:style-name="P107"><text:tab/><text:s text:c="4"/>I want to register for the website</text:p>
      <text:p text:style-name="P107"><text:tab/><text:s text:c="3"/>So that I can participate in the discussion.</text:p>
      <text:p text:style-name="P107"/>
      <text:list text:style-name="L9">
        <text:list-item>
          <text:list>
            <text:list-item>
              <text:p text:style-name="P116"><text:span text:style-name="T1">c.<text:tab/>What is a storyboard and what is its relationship to a Lo-Fi User Interface sketch?</text:span></text:p>
            </text:list-item>
          </text:list>
        </text:list-item>
      </text:list>
      <text:p text:style-name="P107"/>
      <text:p text:style-name="P113">A storyboard is a collection of Lo-Fi User Interface sketches.</text:p>
      <text:p text:style-name="P114"/>
      <text:p text:style-name="P113">Lo-Fi sketches show what the UI looks like at one instant in time. However, we also need to show how the sketches work together as a user interacts with a page. Filmmakers face a similar challenge with scenes of a movie. Their solution, which they call storyboarding, is to go through the entire film as if it was a comic book, with drawings for every scene. Instead of a linear sequence of images like in a movie, the storyboard for a UI is typically a tree or graph of screens driven by different user choices. To make a storyboard, you must think about all the user interactions with a web app: Pages or sections of pages, Forms and buttons and Popup.</text:p>
      <text:p text:style-name="P113">Below is an example storyboard of Rotten Potatoes web application,</text:p>
      <text:p text:style-name="P113"/>
      <text:p text:style-name="P121"/>
      <text:p text:style-name="P107"/>
      <text:list text:style-name="L9">
        <text:list-item>
          <text:list>
            <text:list-item>
              <text:p text:style-name="P116"><text:span text:style-name="T1">d.<text:tab/>Explain what is meant by 'Code Smells'.</text:span></text:p>
            </text:list-item>
          </text:list>
        </text:list-item>
      </text:list>
      <text:p text:style-name="P107"/>
      <text:p text:style-name="P113">Structural characteristics of source code not readily captured by metrics. Like real smells, code smells call our attention to places that may be problematic. </text:p>
      <text:p text:style-name="P115">According to Fowler, "a code smell is a surface indication that usually corresponds to a deeper problem in the system"</text:p>
      <text:p text:style-name="P115">Four whimsically-named code smells with their symptoms from Fowler’s list are,</text:p>
      <text:list text:style-name="L10">
        <text:list-item>
          <text:list>
            <text:list-item>
              <text:p text:style-name="P116">-<text:tab/>Shotgun Surgery – making a small change to a class or method results in lots of little changes rippling to other classes or methods.</text:p>
            </text:list-item>
            <text:list-item>
              <text:p text:style-name="P116">-<text:tab/>Data Clump – the same three or four data items seem to often be passes as arguments together or manipulated together.</text:p>
            </text:list-item>
            <text:list-item>
              <text:p text:style-name="P116">-<text:tab/>Inappropriate Intimacy – once class exploits too much knowledge about the implementation of another.</text:p>
            </text:list-item>
            <text:list-item>
              <text:p text:style-name="P116">-<text:tab/>Repetitive Boilerplate – You have bits of code that are the same or nearly the same in various different places.</text:p>
            </text:list-item>
          </text:list>
        </text:list-item>
      </text:list>
      <text:p text:style-name="P117"/>
      <text:list text:style-name="L9">
        <text:list-item>
          <text:list>
            <text:list-item>
              <text:p text:style-name="P116"><text:span text:style-name="T1">e.<text:tab/>Describe and explain the SOFA guidelines for creating a well-written method.</text:span></text:p>
            </text:list-item>
          </text:list>
        </text:list-item>
      </text:list>
      <text:p text:style-name="P107"/>
      <text:p text:style-name="P113">S – Be Short, so that its main purpose is quickly grasped.</text:p>
      <text:p text:style-name="P113">O – Do only One thing, so testing can focus on thoroughly exercising that one thing. </text:p>
      <text:p text:style-name="P113">F – Take Few arguments, so that all-important combinations of argument values can be tested. </text:p>
      <text:p text:style-name="P113">A – Maintain a consistent level of Abstraction, so that it doesn’t jump back and forth between saying what to do and saying how to do it.</text:p>
      <text:p text:style-name="P118"><text:span text:style-name="T6"/></text:p>
      <text:p text:style-name="P122"/>
      <text:p text:style-name="P123"><text:span text:style-name="T59">Reviewer: <text:s/></text:span>BU Deals Team</text:p>
      <text:p text:style-name="P123"><text:span text:style-name="T59">Review URL: <text:s/></text:span><text:span text:style-name="T62"> </text:span><text:a xlink:type="simple" xlink:href="https://www.youtube.com/watch?v=yY265jK74yE&amp;feature=youtu.be%22%20%5Ct%20%22_blank"><text:span text:style-name="T2">https://www.youtube.com/watch?v=yY265jK74yE&amp;feature=youtu.be</text:span></text:a></text:p>
      <text:p text:style-name="P123"><text:span text:style-name="T59">Reviewer Comments: </text:span>Everything looks good and the answers are well answered with proper examples. Even the formation of the answers looks pretty good.</text:p>
      <text:p text:style-name="P108"/>
      <text:p text:style-name="P108"/>
      <text:p text:style-name="P3"/>
      <text:p text:style-name="P3"/>
      <text:p text:style-name="P2">24.<text:tab/>Answer the following:</text:p>
      <text:p text:style-name="P3">a.<text:tab/>What is BDD and what is its purpose?</text:p>
      <text:p text:style-name="P3">b.<text:tab/>What tool do we use to transform user stories into acceptance and integration tests?</text:p>
      <text:p text:style-name="P3">c.<text:tab/>What tool do we use to simulate the user interacting with the browser to perform steps of a scenario?</text:p>
      <text:p text:style-name="P3">d.<text:tab/>Define and explain the difference between validation and verification</text:p>
      <text:p text:style-name="P3">e.<text:tab/>Explain what is meant by regression testing and its relationship to cycling.</text:p>
      <text:p text:style-name="P3">f.<text:tab/>Define and explain the use of stubs and drivers for testing in the context of Plan and Document testing methods.</text:p>
      <text:p text:style-name="P3">g.<text:tab/>Define and describe the following types of Plan and Document integration testing methods: <text:s/>Modified bottom-up, Modified Top-down, Modified Sandwich and Big Bang (Make sure you discuss it with respect to stubs and drivers).</text:p>
      <text:p text:style-name="P2">25.<text:tab/>Appendix B contains the contents of a Cucumber feature file for the RottenPotatoes application. <text:s/></text:p>
      <text:p text:style-name="P3">a.<text:tab/>Show the available regular expression steps from web_steps.rb that could be used to match the steps in the feature, and explain how they match the feature step (i.e., explain how the regular expression is constructed).</text:p>
      <text:p text:style-name="P3">b.<text:tab/>Show the additional regular expression steps in ruby that would have to be added, and explain how they would match.</text:p>
      <text:p text:style-name="P2">26.<text:tab/>Answer the following:</text:p>
      <text:p text:style-name="P3">a.<text:tab/>Define and explain the meaning of FIRST.</text:p>
      <text:p text:style-name="P3">b.<text:tab/>Describe and explain what is meant by TDD aka Red-Green-Refactor?</text:p>
      <text:p text:style-name="P3">c.<text:tab/>Define and describe RSpec and explain what it does.</text:p>
      <text:p text:style-name="P3">d.<text:tab/>Explain what code coverage means and discuss the various ways in which it can be measured.</text:p>
      <text:p text:style-name="P3">e.<text:tab/>Explain what is meant by the following Plan and Document testing methods: <text:s/>black box, white, grey box, mutation and fuzz.</text:p>
      <text:p text:style-name="P3">f.<text:tab/>Define exhaustive testing and explain how it can be implemented (or not).<text:line-break/>ANS. 26#: <text:s/></text:p>
      <text:p text:style-name="P3">Pivotal Tracker URL: https://www.pivotaltracker.com/n/projects/1339742/stories/94019992</text:p>
      <text:p text:style-name="P3">Owner Name: <text:s/>Samuel Johnson</text:p>
      <text:p text:style-name="P3">Initial Answer:</text:p>
      <text:p text:style-name="P8">Answer the following:</text:p>
      <text:p text:style-name="P8"/>
      <text:p text:style-name="P8">a. Define and explain the meaning of FIRST.</text:p>
      <text:p text:style-name="P124"/>
      <text:p text:style-name="P8">Fast, Independent, Repeatable, Self-checking, and Timely. </text:p>
      <text:p text:style-name="P124"/>
      <text:p text:style-name="P125">Fast: it should be easy and quick to run the subset of test cases relevant to your current coding task, to avoid interfering with your train of thought. We will use a Ruby tool called Autotest to help with this. </text:p>
      <text:p text:style-name="P124"/>
      <text:p text:style-name="P125">Independent: No test should rely on preconditions created by other tests, so that we can prioritize running only a subset of tests that cover recent code changes. </text:p>
      <text:p text:style-name="P124"/>
      <text:p text:style-name="P125">Repeatable: test behavior should not depend on external factors such as today’s date or on “magic constants” that will break the tests if their values change.</text:p>
      <text:p text:style-name="P124"/>
      <text:p text:style-name="P125">Self-checking: each test should be able to determine on its own whether it passed or failed, rather than relying on humans to check its output. </text:p>
      <text:p text:style-name="P124"/>
      <text:p text:style-name="P125">Timely: tests should be created or updated at the same time as the code being tested. As we’ll see, with test-driven development the tests are written immediately before the code.</text:p>
      <text:p text:style-name="P124"/>
      <text:p text:style-name="P8">b. Describe and explain what is meant by TDD aka Red-Green-Refactor?</text:p>
      <text:p text:style-name="P8"/>
      <text:p text:style-name="P8"><text:s text:c="15"/>TDD advocates the use of tests to drive the development of code. When TDD is used to create new code, it is sometimes referred to as test-first development since the tests come into existence before any of the code being tested. When TDD is used to extend or modify legacy code, as we’ll do in Chapter   9, new tests may be created for code that already exists. As we explore TDD in this chapter, we’ll show how the Ruby tools support TDD and FIRST. Although TDD may feel strange when you first try it, it tends to result in code that is well tested, more modular, and easier to read than most code developed. While TDD is obviously not the only way to achieve those goals, it is difficult to end up with seriously deficient code if TDD is used correctly.</text:p>
      <text:p text:style-name="P8"/>
      <text:p text:style-name="P8"><text:s text:c="15"/>Summary The TDD cycle of Red– Green– Refactor begins with writing a test that fails because the subject code it’s testing doesn’t exist yet (Red) and then adding the minimum code necessary to pass just that one example (Green).</text:p>
      <text:p text:style-name="P8">.</text:p>
      <text:p text:style-name="P8">c. Define and describe RSpec and explain what it does.</text:p>
      <text:p text:style-name="P8"/>
      <text:p text:style-name="P8"><text:s text:c="12"/>RSpec is a domain-specific language (DSL) for testing Ruby code. A DSL is a small programming language designed to ease tackling problems within a single area (domain) at the expense of generality. You’ve already seen examples of external (standalone) DSLs, such as HTML for describing Web pages. RSpec is an internal or embedded DSL: RSpec code is just Ruby code, but takes advantage of Ruby’s features and syntax so as to make up a “mini-language” focused on the job of testing. Regular expressions are another example of an internal DSL embedded in Ruby.</text:p>
      <text:p text:style-name="P8"/>
      <text:p text:style-name="P8"><text:s text:c="12"/>RSpec’s facilities help us capture expectations of how our code should behave. Such tests are executable specifications or “specs” written in Ruby, hence the name RSpec.</text:p>
      <text:p text:style-name="P8"/>
      <text:p text:style-name="P8">d. Explain what code coverage means and discuss the various ways in which it can be measured.</text:p>
      <text:p text:style-name="P8"/>
      <text:p text:style-name="P8"><text:s text:c="14"/>Coverage is a measure used to describe the degree to which the source code of a program is tested by a particular test suite. A program with high code coverage has been more thoroughly tested and has a lower chance of containing software bugs than a program with low code coverage.</text:p>
      <text:p text:style-name="P8"/>
      <text:p text:style-name="P8"><text:s text:c="10"/>Since the goal of testing is to exercise the subject code in at least the same ways it would be exercised in production, what fraction of those possibilities is actually exercised by the test suite is less straightforward than expected.Consider the following example:</text:p>
      <text:p text:style-name="P8"/>
      <text:p text:style-name="P8">  class   MyClass</text:p>
      <text:p text:style-name="P8">  def   foo( x, y, z)</text:p>
      <text:p text:style-name="P8"><text:tab/>  if  x</text:p>
      <text:p text:style-name="P8"><text:tab/><text:tab/>if  ( y  &amp;&amp;   z)   then   bar( 0)   end</text:p>
      <text:p text:style-name="P8"><text:tab/>else</text:p>
      <text:p text:style-name="P8"><text:tab/><text:tab/>bar(1)</text:p>
      <text:p text:style-name="P8"><text:tab/>end</text:p>
      <text:p text:style-name="P8"><text:s text:c="4"/>end</text:p>
      <text:p text:style-name="P8"><text:s text:c="4"/>def bar(x); @w=x; end</text:p>
      <text:p text:style-name="P8">end</text:p>
      <text:p text:style-name="P8"/>
      <text:p text:style-name="P8"/>
      <text:p text:style-name="P8"/>
      <text:p text:style-name="P8">S0 or Method coverage: Is every method executed at least once by the test suite? Satisfying S0 requires calling foo and bar at least once each.</text:p>
      <text:p text:style-name="P8"/>
      <text:p text:style-name="P8">S1 or Call coverage or Entry/ Exit coverage: Has each method been called from every place it could be called? Satisfying S1 requires calling bar from both line 4 and line 6. </text:p>
      <text:p text:style-name="P8"/>
      <text:p text:style-name="P8">C0 or Statement coverage: Is every statement of the source code executed at least once by the test suite, counting both branches of a conditional as a single statement? In addition to calling bar, satisfying C0 would require calling foo at least once with x true (otherwise the statement in line 4 will never be executed), and at least once with y false. </text:p>
      <text:p text:style-name="P8"/>
      <text:p text:style-name="P8">C1 or Branch coverage: Has each branch been taken in each direction at least once? Satisfying C1 would require calling foo with both false and true values of x and with values of y and z such that y  &amp;&amp;   z in line 4 evaluates once to true and once to false. A more stringent condition, decision coverage, requires that each subexpression that independently affects a conditional expression</text:p>
      <text:p text:style-name="P8"/>
      <text:p text:style-name="P8"/>
      <text:p text:style-name="P8">e. Explain what is meant by the following Plan and Document testing methods: black box, white, grey box, mutation and fuzz.</text:p>
      <text:p text:style-name="P8"/>
      <text:p text:style-name="P126"><text:s text:c="11"/>Black Box testing: <text:s text:c="2"/>Black-box testing is a method of software testing that examines the functionality of an application without peering into its internal structures or workings. This method of test can be applied to virtually every level of software testing: unit, integration, system and acceptance. Thus design is based solely on the software’s external specifications. A black-box test would specify a random set of key/ value pairs to test this behavior.</text:p>
      <text:p text:style-name="P126"><text:tab/><text:tab/><text:tab/></text:p>
      <text:p text:style-name="P8"><text:s text:c="11"/>White Box testing: <text:s text:c="3"/>White-box testing (also known as clear box testing, glass box testing, transparent box testing, and structural testing) is a method of testing software <text:s/>whose design reflects knowledge about the software’s implementation that is not implied by external specifications. a white-box test might exploit knowledge about the hash function to construct worst-case test data that results in many hash collision.</text:p>
      <text:p text:style-name="P8"/>
      <text:p text:style-name="P8"><text:s text:c="12"/>Grey Box testing: Gray-box testing (International English spelling: grey-box testing) is a combination of white-box testing and black-box testing. The aim of this testing is to search for the defects if any due to improper structure or improper usage of applications.</text:p>
      <text:p text:style-name="P8"/>
      <text:p text:style-name="P8"><text:s text:c="12"/>Mutation testing: <text:s text:c="2"/>Offutt, is a test-automation technique in which small but syntactically legal changes are automatically made to the program’s source code, such as replacing a + b with a-b or replacing if (c) with if (! c). Most such changes should cause at least one test to fail, so a mutation that causes no test to fail indicates either a lack of test coverage or a very strange program.</text:p>
      <text:p text:style-name="P8"><text:s/></text:p>
      <text:p text:style-name="P8"><text:s text:c="13"/>Fuzz testing: <text:s/>consists of throwing random data at your application and seeing what breaks. About 1/ 4 of common Unix utilities can be made to crash by fuzz testing, and Microsoft estimates that 20– 25% of their bugs are found this way. Dumb fuzzing generates completely random data, while smart fuzzing includes knowledge about the app’s structure. For example, smart fuzzing for a Rails app might include randomizing the variables and values occurring in form postings or in URIs embedded in page views, creating URIs that are syntactically valid but might expose a bug.</text:p>
      <text:p text:style-name="P8"/>
      <text:p text:style-name="P8">f. Define exhaustive testing and explain how it can be implemented (or not).</text:p>
      <text:p text:style-name="P21"><text:s text:c="2"/></text:p>
      <text:p text:style-name="P127"><text:s text:c="12"/>Exhaustive testing is a testing or quality assurance approach in which all possible combinations of scenarios and use/test cases are used for testing. In testing software, it is all the possible combinations of every type of input as well as every permutation and variation of how the input is carried out to ensure that everything works as expected. This goes the same for hardware testing—pressing any and all combinations of buttons and switches to determine which ones expose a bug so that it can be fixed. </text:p>
      <text:p text:style-name="P21"/>
      <text:p text:style-name="P8"><text:s text:c="13"/>Exhaustive testing cannot be implemented in most of the scenarios. Suppose it took just 1 nanosecond to test a program and it had just one 64-bit input that we wanted to test exhaustively. (Obviously, most programs take longer to run and have more inputs.) Just this simple case would take (2)^64 nanoseconds, or 500 years.</text:p>
      <text:p text:style-name="P5"/>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Format paragraphs</text:p>
      <text:p text:style-name="P5"/>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2">27.<text:tab/>Answer the following with respect to RSpec:</text:p>
      <text:p text:style-name="P3">a.<text:tab/>What is an expectation and how is it implemented?</text:p>
      <text:p text:style-name="P3">b.<text:tab/>What is a matcher? <text:s/>Give two examples of built in matchers.</text:p>
      <text:p text:style-name="P3">c.<text:tab/>Define and describe seam and explain how it is used.</text:p>
      <text:p text:style-name="P3">d.<text:tab/>Define and describe mock and explain how it is used.</text:p>
      <text:p text:style-name="P3">e.<text:tab/>Define and describe stub and explain how it is used.</text:p>
      <text:p text:style-name="P3">f.<text:tab/>Why is it so important to completely isolate the unit under test?</text:p>
      <text:p text:style-name="P3">g.<text:tab/>How do we insure that the unit under test is completely isolated?</text:p>
      <text:p text:style-name="P2">28.<text:tab/>Describe in detail the entire development of an application feature from User Story to working code according to the Agile Process Model (you can illustrate this as necessary).</text:p>
      <text:p text:style-name="P2">29.<text:tab/>Scrum, like Extreme Programming, is another 'flavor' of Agile. <text:s/></text:p>
      <text:p text:style-name="P3">a.<text:tab/>Describe the activity for which this methodology is named that is performed daily by Scrum team members</text:p>
      <text:p text:style-name="P3">b.<text:tab/>Define and describe a sprint. <text:s/>What does is correspond to in the Extreme Programming process model?</text:p>
      <text:p text:style-name="P3">c.<text:tab/>Define and describe Scrum master.</text:p>
      <text:p text:style-name="P3">d.<text:tab/>Define and describe Product Owner.</text:p>
      <text:p text:style-name="P3">e.<text:tab/>Define and describe a Two-Pizza team, and discuss the pros and cons of its suggested size.</text:p>
      <text:p text:style-name="P118"><text:span text:style-name="T6"/></text:p>
      <text:p text:style-name="P118"><text:span text:style-name="T6">Updated Answer:</text:span></text:p>
      <text:p text:style-name="P104"><text:span text:style-name="T1">Question 29:</text:span></text:p>
      <text:p text:style-name="P105"><text:span text:style-name="T59">Pivotal Tracker URL:</text:span><text:span text:style-name="T60"><text:s/></text:span><text:a xlink:type="simple" xlink:href="https://www.pivotaltracker.com/story/show/94019782"><text:span text:style-name="T2">https://www.pivotaltracker.com/story/show/94019782</text:span></text:a><text:span text:style-name="T21"><text:s text:c="2"/></text:span></text:p>
      <text:p text:style-name="P106"><text:span text:style-name="T59">Owner Name:</text:span><text:span text:style-name="T60"><text:s/></text:span>Vishnu Ravindra</text:p>
      <text:p text:style-name="P104"><text:span text:style-name="T1">Initial Answer:</text:span></text:p>
      <text:p text:style-name="P108"/>
      <text:p text:style-name="P108"><text:span text:style-name="T1">Scrum, like Extreme Programming, is another 'flavor' of Agile. <text:s/></text:span></text:p>
      <text:list text:style-name="L1">
        <text:list-item>
          <text:list>
            <text:list-item>
              <text:p text:style-name="P108"><text:span text:style-name="T1">a.<text:tab/>Describe the activity for which this methodology is named that is performed daily by Scrum team members</text:span></text:p>
            </text:list-item>
          </text:list>
        </text:list-item>
      </text:list>
      <text:p text:style-name="P128"/>
      <text:p text:style-name="P129">Daily scrum Meetings/Stand up meeting will be held daily for 10 to 15 minutes. The daily scrum meeting is not used as a problem-solving or issue resolution meeting; all these will be dealt offline. During the daily scrum, each team member answers the following three questions:</text:p>
      <text:p text:style-name="P129"><text:s/>1) What have you done since yesterday?</text:p>
      <text:p text:style-name="P129"><text:s/>2) What are you planning to do today?</text:p>
      <text:p text:style-name="P108"><text:s/>3) Are there any impediments or stumbling blocks?</text:p>
      <text:p text:style-name="P129">These meetings are intended as a communication vehicle for team members and not as a status update for management. The structure of these meetings promotes follow-up conversation between team members and identifies issues along the way.</text:p>
      <text:p text:style-name="P108"/>
      <text:p text:style-name="P108"/>
      <text:p text:style-name="P108"/>
      <text:list text:style-name="L1">
        <text:list-item>
          <text:list>
            <text:list-item>
              <text:p text:style-name="P130"><text:span text:style-name="T1">b.<text:tab/>Define and describe a sprint. <text:s/>What does is correspond to in the Extreme Programming process model?</text:span></text:p>
            </text:list-item>
          </text:list>
        </text:list-item>
      </text:list>
      <text:p text:style-name="P128"/>
      <text:p text:style-name="P131">A sprint is the unit of development in Scrum. The sprint is restricted to a specific time duration that is fixed in advance. For Agile project development the duration of a sprint is usually between one and four weeks, but two weeks is the most common.</text:p>
      <text:p text:style-name="P131"><text:s/></text:p>
      <text:p text:style-name="P131">The sprints each begin with a planning meeting where the spring backlog is defined and the tasks for the sprint are identified and estimated. The sprints end with a review meeting where progress is reviewed and demonstrated to stakeholders. Scrum emphasizes getting a working product by the end of a sprint that has been integrated, tested, and documented, and maybe even ready to be shipped out.</text:p>
      <text:p text:style-name="P131"/>
      <text:p text:style-name="P131">Sprints correspond to Extreme Programming because the time duration of a sprint is supposed to be optimized to be as short as it can be without harming performance. Extreme Programming tries to make time increments as short as possible while still remaining productive.</text:p>
      <text:p text:style-name="P128"/>
      <text:p text:style-name="P128"/>
      <text:list text:style-name="L1">
        <text:list-item>
          <text:list>
            <text:list-item>
              <text:p text:style-name="P132"><text:span text:style-name="T1">c.<text:tab/>Define and describe Scrum master.</text:span></text:p>
            </text:list-item>
          </text:list>
        </text:list-item>
      </text:list>
      <text:p text:style-name="P128"/>
      <text:p text:style-name="P131">The Scrum Master facilitates the Scrum. This person is responsible for removing impediments that are in the way of the team being able to deliver the product or meet goals. The Scrum Master is the person between the team and distracting influences. The Scrum Master ensures that:</text:p>
      <text:p text:style-name="P133">- <text:s text:c="6"/>The Scrum process is used as intended.</text:p>
      <text:p text:style-name="P133">- <text:s text:c="6"/>The rules of Scrum are being followed.</text:p>
      <text:p text:style-name="P133">- <text:s text:c="6"/>The team is being challenged to continuously improve.</text:p>
      <text:p text:style-name="P133">- <text:s text:c="6"/>Key meetings are held on time and professionally.</text:p>
      <text:p text:style-name="P131">The Scrum master is not a team lead or project manager because he or she does not have additional people responsibilities.</text:p>
      <text:p text:style-name="P128"/>
      <text:list text:style-name="L1">
        <text:list-item>
          <text:list>
            <text:list-item>
              <text:p text:style-name="P130"><text:span text:style-name="T1">d.<text:tab/>Define and describe Product Owner.</text:span></text:p>
            </text:list-item>
          </text:list>
        </text:list-item>
      </text:list>
      <text:p text:style-name="P128"/>
      <text:p text:style-name="P131">The Product Owner represents the stakeholders and can be seen as the voice of the customer. This person is responsible for ensuring that the team delivers value to the business. The Product Owner assists the team in writing and ranking user stories and then adding them to the product backlog. Scrum teams have one Product Owner who can be part of the development, but cannot also have the role of the Scrum Master.</text:p>
      <text:p text:style-name="P131">The Product Owner must have very good communication skills and be able to keep the project on track. The Product Owner must also be able to empathize with the development team and understand the limitations of the team.</text:p>
      <text:p text:style-name="P129"><text:s/></text:p>
      <text:p text:style-name="P129">Some responsibilities of the Product Owner may include:</text:p>
      <text:p text:style-name="P134">- <text:s text:c="6"/>Demonstrating solutions to stakeholders</text:p>
      <text:p text:style-name="P134">- <text:s text:c="6"/>Announcing releases</text:p>
      <text:p text:style-name="P134">- <text:s text:c="6"/>Communicating status of the team</text:p>
      <text:p text:style-name="P134">- <text:s text:c="6"/>Organize milestone reviews</text:p>
      <text:p text:style-name="P134">- <text:s text:c="6"/>Keep open communication with stakeholders</text:p>
      <text:p text:style-name="P134">- <text:s text:c="6"/>Negotiate priorities, scope, funding, and schedule</text:p>
      <text:p text:style-name="P134">- <text:s text:c="6"/>Make sure the Product Backlog is clear and accessible</text:p>
      <text:p text:style-name="P135"/>
      <text:p text:style-name="P128"/>
      <text:list text:style-name="L1">
        <text:list-item>
          <text:list>
            <text:list-item>
              <text:p text:style-name="P107"><text:span text:style-name="T1">e.<text:tab/>Define and describe a Two-Pizza team, and discuss the pros and cons of its suggested size.</text:span></text:p>
            </text:list-item>
          </text:list>
        </text:list-item>
      </text:list>
      <text:p text:style-name="P107"/>
      <text:p text:style-name="P131">A Two-Pizza team is usually around 4-6 people and absolutely no more than 10. The team is kept in the single digits because the more people on a team, the more communication links there are between people on the team. This can become problematic for larger teams. The number of links is calculated by (n(n-1))/2 where n is the number of people. A team with 6 people has only 15 links whereas a team with 12 people has 66 links. The reasoning behind the Two-Pizza team is to improve individual and team productivity and minimize the cost of coordinating, communicating, and relating with teammates.</text:p>
      <text:p text:style-name="P129"/>
      <text:p text:style-name="P129">Pros</text:p>
      <text:p text:style-name="P134">- <text:s text:c="6"/>Close-knit feeling of small group.</text:p>
      <text:p text:style-name="P134">- <text:s text:c="6"/>Eliminates overconfidence from large team size.</text:p>
      <text:p text:style-name="P134">- <text:s text:c="6"/>Shorter more concise meetings.</text:p>
      <text:p text:style-name="P129"><text:s/></text:p>
      <text:p text:style-name="P129">Cons</text:p>
      <text:p text:style-name="P134">- <text:s text:c="6"/>The possibility of not enough members to complete certain tasks by specific deadlines.</text:p>
      <text:p text:style-name="P134">- <text:s text:c="6"/>Less people inherently means there is a chance for less variety of skill sets between team <text:s text:c="3"/>members.</text:p>
      <text:p text:style-name="P107"/>
      <text:p text:style-name="P118"><text:span text:style-name="T1"/></text:p>
      <text:p text:style-name="P118"><text:span text:style-name="T1">Reference:</text:span></text:p>
      <text:list text:style-name="L10">
        <text:list-item>
          <text:list>
            <text:list-item>
              <text:p text:style-name="P119">-<text:tab/>Fox, Armando; Patterson, David (2014-01-03). Engineering Software as a Service: An Agile Approach Using Cloud Computing. Strawberry Canyon LLC. Kindle Edition. </text:p>
            </text:list-item>
          </text:list>
        </text:list-item>
      </text:list>
      <text:p text:style-name="P136"/>
      <text:p text:style-name="P118"><text:span text:style-name="T1">Collaborators: <text:s/></text:span></text:p>
      <text:list text:style-name="L1">
        <text:list-item>
          <text:list>
            <text:list-item>
              <text:p text:style-name="P107">1.<text:tab/>Mithra SIngam</text:p>
            </text:list-item>
            <text:list-item>
              <text:p text:style-name="P107">2.<text:tab/>Vaibhav Khandelwal</text:p>
            </text:list-item>
            <text:list-item>
              <text:p text:style-name="P107">3.<text:tab/>Harshal Patil</text:p>
            </text:list-item>
            <text:list-item>
              <text:p text:style-name="P107">4.<text:tab/>Matthew</text:p>
            </text:list-item>
            <text:list-item>
              <text:p text:style-name="P107">5.<text:tab/>Gokhan</text:p>
            </text:list-item>
            <text:list-item>
              <text:p text:style-name="P107">6.<text:tab/>Ashok Teja</text:p>
            </text:list-item>
          </text:list>
        </text:list-item>
      </text:list>
      <text:p text:style-name="P107"/>
      <text:p text:style-name="P137"><text:span text:style-name="T61">Collaborator URL:</text:span><text:span text:style-name="T21"><text:s text:c="2"/></text:span><text:a xlink:type="simple" xlink:href="https://www.youtube.com/watch?v=3MfTLUA-YXI%22%20%5Ct%20%22_blank"><text:span text:style-name="T2">https://www.youtube.com/watch?v=3MfTLUA-YXI</text:span></text:a></text:p>
      <text:p text:style-name="P107"/>
      <text:p text:style-name="P107"><text:span text:style-name="T61">Collaborator Comments:</text:span><text:s/>It looks pretty good with proper explanation of Scrum concepts in Agile methodology. </text:p>
      <text:p text:style-name="P107"/>
      <text:p text:style-name="P123"><text:span text:style-name="T59">Reviewer: <text:s/></text:span>BU Deals Team</text:p>
      <text:p text:style-name="P120"><text:span text:style-name="T1"/></text:p>
      <text:p text:style-name="P138"><text:span text:style-name="T59">Review URL: <text:s/></text:span><text:span text:style-name="T63"> </text:span><text:a xlink:type="simple" xlink:href="https://www.youtube.com/watch?v=yY265jK74yE&amp;feature=youtu.be%22%20%5Ct%20%22_blank"><text:span text:style-name="T2">https://www.youtube.com/watch?v=yY265jK74yE&amp;feature=youtu.be</text:span></text:a></text:p>
      <text:p text:style-name="P120"><text:span text:style-name="T1"/></text:p>
      <text:p text:style-name="P123"><text:span text:style-name="T59">Reviewer Comments: </text:span>The concepts of Scrum are clearly explained with responsibilities and roles of the individual. </text:p>
      <text:p text:style-name="P139"/>
      <text:p text:style-name="P3"/>
      <text:p text:style-name="P2">30.<text:tab/>Answer the following with respect to version control:</text:p>
      <text:p text:style-name="P3">a.<text:tab/>Define and describe the fork-and-pull management model.</text:p>
      <text:p text:style-name="P3">b.<text:tab/>Should this scheme be used for public repositories? <text:s/>for remote collaboration?</text:p>
      <text:p text:style-name="P3">c.<text:tab/>Define and describe a branch and explain what it is used for.</text:p>
      <text:p text:style-name="P3">d.<text:tab/>Define and describe a crisscross merge.</text:p>
      <text:p text:style-name="P3">e.<text:tab/>If you attempt a push and it fails with an error message, does this always mean that there is a merge conflict between your repo's version of some file and the origin repo's version of it?</text:p>
      <text:p text:style-name="P3"/>
      <text:p text:style-name="P79"><text:span text:style-name="T1">Question 30:</text:span></text:p>
      <text:p text:style-name="P140"><text:span text:style-name="T16">Pivotal Tracker URL</text:span><text:span text:style-name="T17">: </text:span><text:a xlink:type="simple" xlink:href="https://www.pivotaltracker.com/story/show/94019578"><text:span text:style-name="T2">https://www.pivotaltracker.com/story/show/94019578</text:span></text:a></text:p>
      <text:p text:style-name="P60"><text:span text:style-name="T16">Owner Name: </text:span>Mithra Singam</text:p>
      <text:p text:style-name="P79"><text:span text:style-name="T1">Initial Answer:</text:span></text:p>
      <text:p text:style-name="P60">a. The fork-and-pull management model is a scheme of facilitating multiple remote developers or development teams on a central code-based repository. This model enables developers to collaborate across the globe. Git is an example of a system that uses fork-and-pull to allow for and encourage collaboration. There are two aspects of the fork-and-pull model: forking, and pulling. Forking a repository allows a collaborator to create their own copy of the repository, which can receive their pushes. When a collaborator makes changes to a aspect of the repository on their local machine, the collaborator can push these changes to their own copy of the repository, which was created via the fork mentioned earlier. Now, the pull aspect of the model includes the act of submitting a pull request to the 'master' repository. A pull request is what a collaborator does when they want to merge the changes they made to their own repository to the master code. The owners of the master copy must review this pull request, and decide if they want to merge the collaborator's code with their repository. If they accept, the two repos are merged and the new master repo includes these updates.</text:p>
      <text:p text:style-name="P60">b. This scheme can be very effective for controlling and facilitating collaboration for public code repos. Git, for instance, allows any collaborator to fork their own copy of the repository. Therefore, any changes they make to the repository can only be made to their own separate copy- unless of course the collaborator submits a pull request that is accepted to merge with the master repository. This scheme should be used for projects that are undertaken by multiple remote collaborators. Since these collaborators are working separately, often times on the exact same problem, their solutions may tend to diverge from the master repo. The separate forks allow collaborators to make their own changes to the code, without interfering with any other collaborator's changes. Pull requests allow multiple collaborators to submit their changes for the same problem, and for the master repo to merge the solution that is best.</text:p>
      <text:p text:style-name="P60">c. Branches are instances of working code (or commit) that are taken on by different parties and worked on separately. Essentially, each time a repo commits, the commit is a working version of the repo. From a commit, there may be any number of branches. Each branch represents a developer or development team working on a feature, or fixing a bug. There is a master branch which always contains a working version of the code. Once the feature is completed and tested, or the bug is fixed, this feature branch is merged-committed with the master branch, and this becomes the new master branch. <text:s/></text:p>
      <text:p text:style-name="P60">d. A crisscross merge occurs when a feature branch merges with the master branch, and another feature branch must merge with the master branch before completing the feature and merging back with the master branch. For instance, say developer X creates a feature branch from the master, and before the developer X can complete their feature, a bug is identified, fixed, and merged with the master. Say also that this bug interferes with the feature developer X is working on. Now, the branch developer X is working on is outdated. Developer X must merge his/her branch with the master branch, to fix this bug. Now, developer X can finish their feature, and merge back with the master branch.</text:p>
      <text:p text:style-name="P60">e. A failed push does not necessarily mean there is a merge conflict between your file and the repo's version. A failed push means that for this file, there are commits in the same file in the origin repo that you have not committed yet. In order for you to push your commits, you first have to merge the commits from the original repo, and then you should be able to push.</text:p>
      <text:p text:style-name="P79"><text:span text:style-name="T1"/></text:p>
      <text:p text:style-name="P79"><text:span text:style-name="T1">Reference:</text:span></text:p>
      <text:list text:style-name="L3">
        <text:list-item>
          <text:p text:style-name="P141">1)<text:tab/>Fox, Armando; Patterson, David (2014-01-03). Engineering Software as a Service: An Agile Approach Using Cloud Computing (Kindle Locations 2250-2251). Strawberry Canyon LLC. Kindle Edition.</text:p>
        </text:list-item>
        <text:list-item>
          <text:p text:style-name="P142"><text:span text:style-name="T42">2)<text:tab/></text:span><text:a xlink:type="simple" xlink:href="http://github.com"><text:span text:style-name="T2">http://github.com</text:span></text:a></text:p>
        </text:list-item>
      </text:list>
      <text:p text:style-name="P79"><text:span text:style-name="T1">Collaborators: <text:s/></text:span></text:p>
      <text:list text:style-name="L3">
        <text:list-item>
          <text:p text:style-name="P143">1.<text:tab/><text:span text:style-name="T4">Mithra Singam</text:span></text:p>
        </text:list-item>
        <text:list-item>
          <text:p text:style-name="P143">2.<text:tab/><text:span text:style-name="T4">Vishnu Ravindra</text:span></text:p>
        </text:list-item>
        <text:list-item>
          <text:p text:style-name="P143">3.<text:tab/><text:span text:style-name="T4">Vaibhav</text:span></text:p>
        </text:list-item>
        <text:list-item>
          <text:p text:style-name="P143">4.<text:tab/><text:span text:style-name="T4">Harshal Patil</text:span></text:p>
        </text:list-item>
        <text:list-item>
          <text:p text:style-name="P143">5.<text:tab/><text:span text:style-name="T4">Matthew</text:span></text:p>
        </text:list-item>
        <text:list-item>
          <text:p text:style-name="P143">6.<text:tab/><text:span text:style-name="T4">Gokhan</text:span></text:p>
        </text:list-item>
        <text:list-item>
          <text:p text:style-name="P143">7.<text:tab/><text:span text:style-name="T4">Ashok</text:span></text:p>
        </text:list-item>
      </text:list>
      <text:p text:style-name="P82"/>
      <text:p text:style-name="P83"><text:span text:style-name="T43">Collaborator URL:</text:span><text:span text:style-name="T21"><text:s text:c="2"/></text:span><text:a xlink:type="simple" xlink:href="https://www.youtube.com/watch?v=3MfTLUA-YXI"><text:span text:style-name="T2">https://www.youtube.com/watch?v=3MfTLUA-YXI</text:span></text:a></text:p>
      <text:p text:style-name="P82"/>
      <text:p text:style-name="P84"><text:span text:style-name="T6">Collaborator Comments:</text:span></text:p>
      <text:list text:style-name="L1">
        <text:list-item>
          <text:p text:style-name="P144">1)<text:tab/><text:span text:style-name="T4">Name:</text:span></text:p>
          <text:list>
            <text:list-item>
              <text:p text:style-name="P145">a.<text:tab/><text:span text:style-name="T4">Comment: </text:span></text:p>
            </text:list-item>
          </text:list>
        </text:list-item>
      </text:list>
      <text:p text:style-name="P84"><text:span text:style-name="T6"/></text:p>
      <text:p text:style-name="P84"><text:span text:style-name="T6">Reviewer Comments:</text:span></text:p>
      <text:list text:style-name="L1">
        <text:list-item>
          <text:list>
            <text:list-item>
              <text:p text:style-name="P143">1)<text:tab/><text:span text:style-name="T4">BUDeals Team</text:span></text:p>
            </text:list-item>
          </text:list>
        </text:list-item>
      </text:list>
      <text:list text:style-name="L9">
        <text:list-item>
          <text:list>
            <text:list-item>
              <text:p text:style-name="P87">a.<text:tab/><text:span text:style-name="T4">Comment: Add commands for pull and commit</text:span></text:p>
            </text:list-item>
          </text:list>
        </text:list-item>
      </text:list>
      <text:p text:style-name="P84"><text:span text:style-name="T6"/></text:p>
      <text:p text:style-name="P83"><text:span text:style-name="T43">Reviewer URL: </text:span><text:a xlink:type="simple" xlink:href="https://www.youtube.com/watch?v=yY265jK74yE&amp;feature=youtu.be%22%20%5Ct%20%22_blank"><text:span text:style-name="T2">https://www.youtube.com/watch?v=yY265jK74yE&amp;feature=youtu.be</text:span></text:a></text:p>
      <text:p text:style-name="P84"><text:span text:style-name="T6"/></text:p>
      <text:p text:style-name="P79"><text:span text:style-name="T1">Updated Answer:</text:span></text:p>
      <text:p text:style-name="P60">a. The fork-and-pull management model is a scheme of facilitating multiple remote developers or development teams on a central code-based repository. This model enables developers to collaborate across the globe. Git is an example of a system that uses fork-and-pull to allow for and encourage collaboration. There are two aspects of the fork-and-pull model: forking, and pulling. Forking a repository allows a collaborator to create their own copy of the repository, which can receive their pushes. When a collaborator makes changes to a aspect of the repository on their local machine, the collaborator can push these changes to their own copy of the repository, which was created via the fork mentioned earlier. Now, the pull aspect of the model includes the act of submitting a pull request to the 'master' repository. A pull request is what a collaborator does when they want to merge the changes they made to their own repository to the master code. The owners of the master copy must review this pull request, and decide if they want to merge the collaborator's code with their repository. If they accept, the two repos are merged and the new master repo includes these updates.</text:p>
      <text:p text:style-name="P60">Commands: </text:p>
      <text:p text:style-name="P146">'git pull' [options] [&lt;repository&gt; [&lt;refspec&gt;...]]</text:p>
      <text:p text:style-name="P60"/>
      <text:p text:style-name="P60">b. This scheme can be very effective for controlling and facilitating collaboration for public code repos. Git, for instance, allows any collaborator to fork their own copy of the repository. Therefore, any changes they make to the repository can only be made to their own separate copy- unless of course the collaborator submits a pull request that is accepted to merge with the master repository. This scheme should be used for projects that are undertaken by multiple remote collaborators. Since these collaborators are working separately, often times on the exact same problem, their solutions may tend to diverge from the master repo. The separate forks allow collaborators to make their own changes to the code, without interfering with any other collaborator's changes. Pull requests allow multiple collaborators to submit their changes for the same problem, and for the master repo to merge the solution that is best.</text:p>
      <text:p text:style-name="P60">c. Branches are instances of working code (or commit) that are taken on by different parties and worked on separately. Essentially, each time a repo commits, the commit is a working version of the repo. From a commit, there may be any number of branches. Each branch represents a developer or development team working on a feature, or fixing a bug. There is a master branch which always contains a working version of the code. Once the feature is completed and tested, or the bug is fixed, this feature branch is merged-committed with the master branch, and this becomes the new master branch. <text:s/></text:p>
      <text:p text:style-name="P60">d. A crisscross merge occurs when a feature branch merges with the master branch, and another feature branch must merge with the master branch before completing the feature and merging back with the master branch. For instance, say developer X creates a feature branch from the master, and before the developer X can complete their feature, a bug is identified, fixed, and merged with the master. Say also that this bug interferes with the feature developer X is working on. Now, the branch developer X is working on is outdated. Developer X must merge his/her branch with the master branch, to fix this bug. Now, developer X can finish their feature, and merge back with the master branch.</text:p>
      <text:p text:style-name="P60">e. A failed push does not necessarily mean there is a merge conflict between your file and the repo's version. A failed push means that for this file, there are commits in the same file in the origin repo that you have not committed yet. In order for you to push your commits, you first have to merge the commits from the original repo, and then you should be able to push.</text:p>
      <text:p text:style-name="P84"><text:span text:style-name="T6">Updated Referencs:</text:span></text:p>
      <text:list text:style-name="L1">
        <text:list-item>
          <text:list>
            <text:list-item>
              <text:p text:style-name="P141">1)<text:tab/>Fox, Armando; Patterson, David (2014-01-03). Engineering Software as a Service: An Agile Approach Using Cloud Computing (Kindle Locations 2250-2251). Strawberry Canyon LLC. Kindle Edition.</text:p>
            </text:list-item>
            <text:list-item>
              <text:p text:style-name="P142"><text:span text:style-name="T42">2)<text:tab/></text:span><text:a xlink:type="simple" xlink:href="http://github.com"><text:span text:style-name="T2">http://github.com</text:span></text:a></text:p>
            </text:list-item>
            <text:list-item>
              <text:p text:style-name="P147">3)<text:tab/>http://git-scm.com/docs/git-pull</text:p>
            </text:list-item>
          </text:list>
        </text:list-item>
      </text:list>
      <text:p text:style-name="P148"/>
      <text:p text:style-name="P3"/>
      <text:p text:style-name="P2">31.<text:tab/>Answer the following:</text:p>
      <text:p text:style-name="P3">a.<text:tab/>Define and describe the five R's of bug fixing.</text:p>
      <text:p text:style-name="P3">b.<text:tab/>Define and describe Intel's policy of 'constructive confrontation'.</text:p>
      <text:p text:style-name="P3">c.<text:tab/>Explain what is meant by 'disagree and commit'.</text:p>
      <text:p text:style-name="P3">d.<text:tab/>Describe the goals and characteristics of a design review.</text:p>
      <text:p text:style-name="P3">e.<text:tab/>Describe the goals and characteristics of a code review.</text:p>
      <text:p text:style-name="P3">f.<text:tab/>What is the purpose of collecting project metrics? <text:s/>Name at least two commonly gathered metrics.</text:p>
      <text:p text:style-name="P3">g.<text:tab/>Describe the goals and characteristics of a project post mortem and explain its importance.<text:line-break/><text:line-break/>ANS. #31: <text:s/></text:p>
      <text:p text:style-name="P3">Pivotal Tracker URL: <text:s/><text:a xlink:type="simple" xlink:href="https://www.pivotaltracker.com/n/projects/1339742/stories/94019524">https://www.pivotaltracker.com/n/projects/1339742/stories/94019524</text:a></text:p>
      <text:p text:style-name="P3">Owner Name: <text:s/>Apeksha Pawar</text:p>
      <text:p text:style-name="P3">Initial Answer:</text:p>
      <text:p text:style-name="P8"><text:line-break/>a. The five R’s of bug fxing are: <text:line-break/><text:tab/>1. Reporting a bug – any stakeholder may find and report a bug in the server-side or <text:tab/>client-side SaaS code.<text:line-break/><text:tab/>2. Reproducing the problem, or else Reclassifying it as “not a bug” or “won’t be fixed” –<text:tab/>A member of the development or QA team must then reproduce the bug, documenting <text:tab/>the environment and steps necessary to trigger it.<text:line-break/><text:tab/>3. create a Regression test that demonstrates the bug.<text:line-break/><text:tab/>4. Repairing the bug<text:line-break/><text:tab/>5. Releasing the repaired code<text:line-break/></text:p>
      <text:p text:style-name="P8">b. Intel’s policy of ‘constructive confrontation’ believes that conflicts are not necessarily bad as it is better to have a conflict then let the project crash and burn. If one team member has a strong opinion that the person is proposing the wrong thing technically, he is obligated to bring it up even with the managers. The Intel culture is to speak up even if you disagree with the highest ranked people in the room.<text:line-break/></text:p>
      <text:p text:style-name="P8">c. If the conflict continues, then the project manager of the Plan-and-Document process can make the final decision. Once the decision is made, the teams need to embrace it and move ahead. The resolution ‘disagree and commit’ means that even though the team members might not agree with the decision, they will commit to help.</text:p>
      <text:p text:style-name="P8"/>
      <text:p text:style-name="P8">d. The goal of the design review is improving the software quality by benefiting from the experience of the people attending the meeting. The idea behind a design review is that once you have an initial design and implementation plan, you are ready for feedback from developers beyond your team. A design review follows the waterfall model where each phase is completed in sequence before going on the next phase. A design review is a meeting where the authors of program present its design with the goal of improving software quality by benefiting from the experience of people attending the meeting.<text:line-break/></text:p>
      <text:p text:style-name="P8">e. The goal of code review is to find and fix mistakes overlooked in the initial development phase, improving the overall quality of software and the developers’ skills. Code reviews are done in various forms such as pair programming, informal walkthroughs and formal inspections. Code review also follows the waterfall model and is held once the design has been implemented. Code reviews encourage people outside your team to look at your comments as well as your code.<text:line-break/></text:p>
      <text:p text:style-name="P8">f. Project metrics can assess project quality and progress in place of inspections or reviews. The idea is to collect metrics across many projects in an organization over time, establish a baseline for new projects, and then see how the project is doing compared to baseline. Commonly gathered metrics include – 1. Code size, measured in thousands of lines of code (KLOC) or in function points. 2. Effort, measured in person months spent on project.</text:p>
      <text:p text:style-name="P8"><text:line-break/>g. A project post mortem is a process intended to inform project improvements by determining aspects that were successful or unsuccessful. Post mortems are usually conducted at the end of the project process but are also useful at the end of each stage of a multi-phased project. Team members and business owners are asked by a facilitator to share answers to the following questions -<text:line-break/><text:tab/>- What worked well for them?<text:line-break/><text:tab/>- What did not work well for them?<text:line-break/><text:line-break/>The facilitator might solicit quantitative data related to cost management or qualitative data such as perceived quality of the product. Conducting a project post mortem is important because the feedback gathered from it will be used to ensure continuous improvement and improve the management of future projects.<text:line-break/>Reference: <text:a xlink:type="simple" xlink:href="http://searchcio.techtarget.com/definition/project-post-mortem">http://searchcio.techtarget.com/definition/project-post-mortem</text:a></text:p>
      <text:p text:style-name="P8"/>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Formatting of answers, bullet renumbering, 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Mention references, formatting</text:p>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line-break/></text:p>
      <text:p text:style-name="P2">32.<text:tab/>Some Plan and Document process models employ Formal Methods. <text:s/>The Cleanroom process model, described in Appendix C is one of these.</text:p>
      <text:p text:style-name="P3">a.<text:tab/>What would be the advantages or disadvantages of replacing unit testing with inspection and formal verification (is it practical? <text:s/>would it be sufficiently accurate?)</text:p>
      <text:p text:style-name="P3">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3">c.<text:tab/>Although Cleanroom may seem to be the antithesis of Agile, are there any similarities between its practices and any Agile practices (Are there any 'best practices' they hold in common)?</text:p>
      <text:p text:style-name="P2">33.<text:tab/>Appendix D consists of a blend of the pseudocode and actual ruby code for a method.</text:p>
      <text:p text:style-name="P3">a.<text:tab/>Draw and label a flow graph for the given method.</text:p>
      <text:p text:style-name="P3">b.<text:tab/>Determine the following with respect to the flow graph: <text:s/>number of regions, number of predicates, number of nodes and number of edges.</text:p>
      <text:p text:style-name="P3">c.<text:tab/>Compute the Cyclomatic Complexity for the given method and show how it is derived by three separate methods.</text:p>
      <text:p text:style-name="P3">d.<text:tab/>Derive and list the basis paths set for the given method.</text:p>
      <text:p text:style-name="P3">e.<text:tab/>Explain how this information can be used when designing unit tests for the given method.</text:p>
      <text:p text:style-name="P2">34.<text:tab/>Answer the following:</text:p>
      <text:p text:style-name="P3">a.<text:tab/>Define and describe a partial, and explain how to use it.</text:p>
      <text:p text:style-name="P3">b.<text:tab/>Define and describe advice and provide an example of it.</text:p>
      <text:p text:style-name="P3">c.<text:tab/>Can advice change the flow of execution in a Rails application? <text:s/>Give examples.</text:p>
      <text:p text:style-name="P3">d.<text:tab/>Define and describe a join point.</text:p>
      <text:p text:style-name="P3">e.<text:tab/>Define and describe pointcut, and explain how it is related to join points.</text:p>
      <text:p text:style-name="P3">f.<text:tab/>Define and describe AOP and explain what makes up an aspect.</text:p>
      <text:p text:style-name="P3">g.<text:tab/>What are the advantages and disadvantages of using AOP?</text:p>
      <text:p text:style-name="P2">35.<text:tab/>Answer the following:</text:p>
      <text:p text:style-name="P3">a.<text:tab/>Explain the difference between authentication and authorization.</text:p>
      <text:p text:style-name="P3">b.<text:tab/>What is the relationship between third-part authentication and single sign-on?</text:p>
      <text:p text:style-name="P3">c.<text:tab/>Give an example of an authorization provider.</text:p>
      <text:p text:style-name="P3">d.<text:tab/>What would you use to cleanly indicate that a user has been authenticated in a Rails app?</text:p>
      <text:p text:style-name="P3">e.<text:tab/>How can you identify model attributes that should be excluded from mass assignment?</text:p>
      <text:p text:style-name="P3">f.<text:tab/>What is an association, and what kinds of associations are possible among application entities?</text:p>
      <text:p text:style-name="P3">g.<text:tab/>Identify and describe the mechanism provided by relational databases to model associations.<text:line-break/>ANS 35#: <text:s/></text:p>
      <text:p text:style-name="P3">Pivotal Tracker URL: <text:s/>https://www.pivotaltracker.com/n/projects/1339742/stories/94019312</text:p>
      <text:p text:style-name="P3">Owner Name: <text:s/>Sadhana Rajan</text:p>
      <text:p text:style-name="P3">Initial Answer:</text:p>
      <text:p text:style-name="P8"/>
      <text:list text:style-name="L13">
        <text:list-item>
          <text:list>
            <text:list-item>
              <text:p text:style-name="P6">Explain the difference between authentication and authorization.</text:p>
            </text:list-item>
          </text:list>
        </text:list-item>
      </text:list>
      <table:table table:name="Table10" table:style-name="Table1">
        <table:table-column table:style-name="TableColumn1"/>
        <table:table-column table:style-name="TableColumn1"/>
        <table:table-row>
          <table:table-cell table:style-name="TableCell1">
            <text:p text:style-name="P7">AUTHENTICATION</text:p>
          </table:table-cell>
          <table:table-cell table:style-name="TableCell1">
            <text:p text:style-name="P7">AUTHORIZATION</text:p>
          </table:table-cell>
        </table:table-row>
        <table:table-row>
          <table:table-cell table:style-name="TableCell1">
            <text:p text:style-name="P8">The process by which an entity or principal proves that it is who it claims to be</text:p>
          </table:table-cell>
          <table:table-cell table:style-name="TableCell1">
            <text:p text:style-name="P8">Authorization refers to whether a principal is allowed to do something.</text:p>
            <text:p text:style-name="P8"/>
          </table:table-cell>
        </table:table-row>
        <table:table-row>
          <table:table-cell table:style-name="TableCell1">
            <text:p text:style-name="P8">Like having a username and password</text:p>
          </table:table-cell>
          <table:table-cell table:style-name="TableCell1">
            <text:p text:style-name="P8">Like having the permission to read and write a file, or read only etc.</text:p>
          </table:table-cell>
        </table:table-row>
      </table:table>
      <text:p text:style-name="P21"/>
      <text:list text:style-name="L13">
        <text:list-item>
          <text:list>
            <text:list-item>
              <text:p text:style-name="P6">What is the relationship between third-part authentication and single sign-on?</text:p>
            </text:list-item>
          </text:list>
        </text:list-item>
      </text:list>
      <table:table table:name="Table11" table:style-name="Table1">
        <table:table-column table:style-name="TableColumn1"/>
        <table:table-column table:style-name="TableColumn1"/>
        <table:table-row>
          <table:table-cell table:style-name="TableCell1">
            <text:p text:style-name="P7">THIRD-PARTY AUTHENTICATION</text:p>
          </table:table-cell>
          <table:table-cell table:style-name="TableCell1">
            <text:p text:style-name="P7">SINGLE SIGN-ON</text:p>
          </table:table-cell>
        </table:table-row>
        <table:table-row>
          <table:table-cell table:style-name="TableCell1">
            <text:p text:style-name="P8">Third-party authentication using standards such as OAuth is one way to achieve single-sign on: the requesting app can verify the identity of user via an authentication provider, without the user revealing her credentials to the requesting app.</text:p>
          </table:table-cell>
          <table:table-cell table:style-name="TableCell1">
            <text:p text:style-name="P8">Single sign-on refers to an end-user experience in which a single set of credentials (such as their Google or Facebook username and password) will sign them in to a variety of different services.</text:p>
            <text:p text:style-name="P8"/>
          </table:table-cell>
        </table:table-row>
      </table:table>
      <text:p text:style-name="P21"/>
      <text:p text:style-name="P21">Single sign on: the credentials established for one site (the provider) can be used to sign in to other sites that are administratively unrelated to it.</text:p>
      <text:p text:style-name="P21">Third-party authentication enables SSO by allowing a SaaS app to request that the user authenticate himself via a third-party provider. Once he has done so, the provider sends a token to the requesting app proving that the user authenticated himself correctly and possibly encoding additional privileges the user grants to the requesting app.</text:p>
      <text:p text:style-name="P21"/>
      <text:p text:style-name="P21">SSO presents the dilemma that while you may be happy to use your credentials on site A to login to site B, you usually don’t want to reveal those credentials to site B. third-party authentication solves this problem. The SSO process usually begins with a link or button the user must click. That link takes the user to a login page served securely by the provider; depending on implementation, the login page may be a popup, an HTML frame or iframe element, or a regular page served by the provider’s site. The user is then given the chance to login to the provider and decide whether to grant the app the requested privileges. </text:p>
      <text:p text:style-name="P21"/>
      <text:list text:style-name="L13">
        <text:list-item>
          <text:list>
            <text:list-item>
              <text:p text:style-name="P6">Give an example of an authorization provider. </text:p>
            </text:list-item>
          </text:list>
        </text:list-item>
      </text:list>
      <text:p text:style-name="P21">Twitter, Facebook – we could use the credentials in these to sign in to other sites.</text:p>
      <text:p text:style-name="P21"/>
      <text:list text:style-name="L13">
        <text:list-item>
          <text:list>
            <text:list-item>
              <text:p text:style-name="P6">What would you use to cleanly indicate that a user has been authenticated in a Rails app?</text:p>
            </text:list-item>
          </text:list>
        </text:list-item>
      </text:list>
      <text:p text:style-name="P21">The cleanest way to factor out authentication in Rails apps is to abstract the concept of a session. When a user successfully authenticates (perhaps using a framework such as OmniAuth), a session is created by storing the authenticated user’s id (primary key) in the session[]. When she signs out, the session is destroyed by deleting that information from the session[].</text:p>
      <text:list text:style-name="L13">
        <text:list-item>
          <text:list>
            <text:list-item>
              <text:p text:style-name="P6">How can you identify model attributes that should be excluded from mass assignment?</text:p>
            </text:list-item>
          </text:list>
        </text:list-item>
      </text:list>
      <text:p text:style-name="P21">Use attr_protected and attr_accessible to identify model attributes that are “sensitive” and should be excluded from mass assignment via a hash, such as user ID information used for session management or authentication.</text:p>
      <text:list text:style-name="L13">
        <text:list-item>
          <text:list>
            <text:list-item>
              <text:p text:style-name="P6">What is an association, and what kinds of associations are possible among application entities?</text:p>
            </text:list-item>
          </text:list>
        </text:list-item>
      </text:list>
      <text:p text:style-name="P21">Associations are one-to-one, one-to-many, or many-to-many relationships among application entities. It is a logical relationship between two types of entities in a software architecture. Kinds of associations: one-to-many, Zero or more, Aggregation – Shared and Composite, “N-ary” association, “Through” association etc.</text:p>
      <text:list text:style-name="L13">
        <text:list-item>
          <text:list>
            <text:list-item>
              <text:p text:style-name="P6">Identify and describe the mechanism provided by relational databases to model associations.</text:p>
            </text:list-item>
          </text:list>
        </text:list-item>
      </text:list>
      <text:p text:style-name="P149">Relational databases (RDBMSs) use foreign keys to represent these relationships. A foreign key is a column in one table whose job is to reference the primary key of another table to establish an association between the objects represented by those tables. In simpler words, the foreign key is defined in a second table, but it refers to the primary key in the first table. For example, a table called Employee has a primary key called <text:span text:style-name="T1">employee_id</text:span>. Another table called Employee Details has a foreign key which references <text:span text:style-name="T1">employee_id</text:span> in order to uniquely identify the relationship between both the tables. The table containing the foreign key is called the <text:span text:style-name="T1">child table</text:span>. The foreign keys must be part of the model on the “owned” side of the association.</text:p>
      <text:p text:style-name="P5"/>
      <text:p text:style-name="P2"><text:tab/>Reference: Textbook</text:p>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Reformat in tabular form<text:line-break/></text:p>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2">36.<text:tab/>Answer the following:</text:p>
      <text:p text:style-name="P3">a.<text:tab/>What is the type of association in Rails that handles indirect relationships?</text:p>
      <text:p text:style-name="P3">b.<text:tab/>Given:</text:p>
      <text:p text:style-name="P150">Class Moviegoer</text:p>
      <text:p text:style-name="P150"><text:s text:c="2"/>has_many:reviews</text:p>
      <text:p text:style-name="P5">How can we establish an association that can give us the movies that a moviegoer has reviewed?</text:p>
      <text:p text:style-name="P3">c.<text:tab/>What is the RESTful way to create routes for associations?</text:p>
      <text:p text:style-name="P3">d.<text:tab/>Show the RESTful way to create a route for movies and its associated item reviews.</text:p>
      <text:p text:style-name="P3">e.<text:tab/>What should be a concern if a movie is then deleted?</text:p>
      <text:p text:style-name="P3">f.<text:tab/>What is a named scope, and how is it used?</text:p>
      <text:p text:style-name="P3">g.<text:tab/>Does using a named scope incur performance penalties? <text:s/>Why or why not?</text:p>
      <text:p text:style-name="P2">37.<text:tab/>Answer the following:</text:p>
      <text:p text:style-name="P3">a.<text:tab/>Define and describe the DOM.</text:p>
      <text:p text:style-name="P3">b.<text:tab/>When user interaction generates a browser event, what can JavaScript code do with respect to the DOM?</text:p>
      <text:p text:style-name="P3">c.<text:tab/>Define and describe AJAX.</text:p>
      <text:p text:style-name="P3">d.<text:tab/>What tool do we use to test JavaScript and AJAX?</text:p>
      <text:p text:style-name="P3">e.<text:tab/>What is the advantage of using AJAX to make HTTP requests to a Web server?</text:p>
      <text:p text:style-name="P3">f.<text:tab/>Define and describe 'graceful degradation'.</text:p>
      <text:p text:style-name="P3"/>
      <text:p text:style-name="P151"><text:span text:style-name="T1">Question 37:</text:span></text:p>
      <text:p text:style-name="P152"><text:span text:style-name="T64">Pivotal Tracker URL:</text:span><text:span text:style-name="T21"><text:s/></text:span><text:a xlink:type="simple" xlink:href="https://www.pivotaltracker.com/story/show/94019046"><text:span text:style-name="T2">https://www.pivotaltracker.com/story/show/94019046</text:span></text:a></text:p>
      <text:p text:style-name="P153"><text:span text:style-name="T64">Owner Name:</text:span><text:s/>Vaibhav Khandelwal</text:p>
      <text:p text:style-name="P151"><text:span text:style-name="T1">Initial Answer</text:span><text:span text:style-name="T65">:</text:span></text:p>
      <text:p text:style-name="P154">a. Define and describe the DOM.</text:p>
      <text:p text:style-name="P154">Answer: The document object model (DOM) is “a platform- and language-neutral interface that will allow programs and scripts to dynamically access and update the content, structure and style of documents”— in other words, a standard representation of an HTML, XML, or XHTML document consisting of a hierarchy of elements. A DOM element is recursively defined in that one of its properties is an array of child elements. The nodes of every document are organized in a tree structure, called DOM tree. Objects in the DOM tree may be addressed and manipulated by using methods on the objects. DOM node which represents the &lt;html&gt; element of an HTML page is sufficinent to represent the whole page, since every element on a well formed page is a descendant <text:s/>of &lt;html&gt;. Other DOM element properties correspond to the HTML element’s attributes (href, src, and so on). When a browser loads a page, the HTML of the page is parsed into a DOM tree. </text:p>
      <text:p text:style-name="P154">Note - DOM technically refers to the standard itself, but developers often use it to mean the specific DOM tree corresponding to the current page.</text:p>
      <text:p text:style-name="P154">b. When user interaction generates a browser event, what can JavaScript code do with respect to the DOM?</text:p>
      <text:p text:style-name="P154">Answer: When a web page is loaded, the browser creates a Document Object Model of the page. With the object model, JavaScript gets all the power it needs to create dynamic HTML:</text:p>
      <text:list text:style-name="L2">
        <text:list-item>
          <text:p text:style-name="P155"><text:span text:style-name="T66">•<text:tab/></text:span>JavaScript can change all the HTML elements in the page</text:p>
        </text:list-item>
        <text:list-item>
          <text:p text:style-name="P155"><text:span text:style-name="T66">•<text:tab/></text:span>JavaScript can change all the HTML attributes in the page</text:p>
        </text:list-item>
        <text:list-item>
          <text:p text:style-name="P155"><text:span text:style-name="T66">•<text:tab/></text:span>JavaScript can change all the CSS styles in the page</text:p>
        </text:list-item>
        <text:list-item>
          <text:p text:style-name="P155"><text:span text:style-name="T66">•<text:tab/></text:span>JavaScript can remove existing HTML elements and attributes</text:p>
        </text:list-item>
        <text:list-item>
          <text:p text:style-name="P155"><text:span text:style-name="T66">•<text:tab/></text:span>JavaScript can add new HTML elements and attributes</text:p>
        </text:list-item>
        <text:list-item>
          <text:p text:style-name="P155"><text:span text:style-name="T66">•<text:tab/></text:span>JavaScript can react to all existing HTML events in the page</text:p>
        </text:list-item>
        <text:list-item>
          <text:p text:style-name="P155"><text:span text:style-name="T66">•<text:tab/></text:span>JavaScript can create new HTML events in the page</text:p>
        </text:list-item>
      </text:list>
      <text:p text:style-name="P154">Javascript can inspect the DOM elements and their values, as well as change the values and their attributes.</text:p>
      <text:p text:style-name="P154"><text:s/>Answer: Ajax (Asynchronous JavaScript and XML) is a method of building interactive applications for the Web that process user requests immediately. Ajax combines several programming tools including JavaScript, dynamic HTML (DHTML), Extensible Markup Language (XML), cascading style sheets (CSS), the Document Object Model (DOM), and the Microsoft object, XMLHttpRequest.</text:p>
      <text:p text:style-name="P154">Ajax allows content on Web pages to update immediately when a user performs an action, unlike an HTTP request, during which users must wait for a whole new page to load.</text:p>
      <text:p text:style-name="P154">For example </text:p>
      <text:list text:style-name="L2">
        <text:list-item>
          <text:p text:style-name="P156"><text:span text:style-name="T67">•<text:tab/></text:span>A weather forecasting site could display local conditions on one side of the page without delay after a user types in a zip code.</text:p>
        </text:list-item>
        <text:list-item>
          <text:p text:style-name="P156"><text:span text:style-name="T67">•<text:tab/></text:span>Google Maps is one well-known application that uses Ajax. The interface allows the user to change views and manipulate the map in real time.</text:p>
        </text:list-item>
      </text:list>
      <text:p text:style-name="P154">Applications created with Ajax use an engine that acts as an intermediary between a user's browser and the server from which it is requesting information. Instead of loading a traditional Web page, the user's browser loads the Ajax engine, which displays the page the user sees. The engine continues to run in the background, using JavaScript to communicate with the Web browser. User input or clicking on the page sends a JavaScript call to the Ajax engine, which can respond instantly in many cases. If the engine needs additional data, it requests it from the server, usually using XML, while it is simultaneously updating the page.</text:p>
      <text:p text:style-name="P154">d.<text:tab/>What tool do we use to test JavaScript and AJAX?</text:p>
      <text:p text:style-name="P154">Answer: Jasmine, an open-source JavaScript TDD framework developed by Pivotal Labs. Jasmine is designed to mimic RSpec and support the same TDD practices RSpec supports.</text:p>
      <text:p text:style-name="P154">Testing ajax code must address two problems:</text:p>
      <text:p text:style-name="P154">First, we must be able to “stub out the Internet” by intercepting AJAX calls, so that we can return “canned” AJAX responses and test our JavaScript code in isolation from the server. We will solve this problem using stubs. </text:p>
      <text:p text:style-name="P154">Second, our JavaScript code expects to find certain elements on the rendered page, but as we just saw, when running Jasmine tests the browser is viewing the Jasmine reporting page rather than our app.</text:p>
      <text:p text:style-name="P154">e.<text:tab/>What is the advantage of using AJAX to make HTTP requests to a Web server?</text:p>
      <text:p text:style-name="P154">Answer: <text:s/></text:p>
      <text:list text:style-name="L2">
        <text:list-item>
          <text:p text:style-name="P157"><text:span text:style-name="T66">•<text:tab/></text:span>Asynchronous calls — AJAX allows for the ability to make asynchronous calls to a web server. This allows the client browser to avoid waiting for all data to arrive before allowing the user to act once more.</text:p>
        </text:list-item>
        <text:list-item>
          <text:p text:style-name="P157"><text:span text:style-name="T66">•<text:tab/></text:span>Minimal data transfer — By not performing a full postback and sending all form data to the server, network utilization is minimized and quicker operations occur. In sites and locations with restricted pipes for data transfer, this can greatly improve network performance.</text:p>
        </text:list-item>
        <text:list-item>
          <text:p text:style-name="P157"><text:span text:style-name="T66">•<text:tab/></text:span>Limited processing on the server — Along with the fact that only the necessary data is sent to the server, the server is not required to process all form elements. By sending only the necessary data, there is limited processing on the server. There is no need to process all form elements, process the ViewState, send images back to the client, or send a full page back to the client.</text:p>
        </text:list-item>
        <text:list-item>
          <text:p text:style-name="P157"><text:span text:style-name="T66">•<text:tab/></text:span>Responsiveness—Because AJAX applications are asynchronous on the client, they are perceived to be very responsive.</text:p>
        </text:list-item>
      </text:list>
      <text:p text:style-name="P154">f.<text:tab/>Define and describe 'graceful degradation'.</text:p>
      <text:p text:style-name="P154">Answer: Graceful degradation is the ability of a computer, machine, electronic system or network to maintain limited functionality even when a large portion of it has been destroyed or rendered inoperative. </text:p>
      <text:p text:style-name="P154">The purpose of graceful degradation is to prevent catastrophic failure. Ideally, even the simultaneous loss of multiple components does not cause downtime in a system with this feature. In graceful degradation, the operating efficiency or speed declines gradually as an increasing number of components fail.</text:p>
      <text:p text:style-name="P154">In Web site design, the term graceful degradation refers to the judicious implementation of new or sophisticated features to ensure that most Internet users can effectively interact with pages on the site.</text:p>
      <text:p text:style-name="P154">many Internet users prefer to continue using their existing browsers rather than immediately upgrading to the latest version every time a new Web site technology becomes popular. When a site is designed with graceful degradation in mind, such users are not abruptly forced to upgrade their browsers unless they are using "ancient" ones!</text:p>
      <text:p text:style-name="P79"><text:span text:style-name="T1">Reference:</text:span></text:p>
      <text:list text:style-name="L3">
        <text:list-item>
          <text:p text:style-name="P61">1)<text:tab/>Fox, Armando; Patterson, David (2014-01-03). Engineering Software as a Service: An Agile Approach Using Cloud Computing (Kindle Locations 2250-2251). Strawberry Canyon LLC. Kindle Edition.</text:p>
        </text:list-item>
      </text:list>
      <text:p text:style-name="P79"><text:span text:style-name="T1">Collaborators: <text:s/></text:span></text:p>
      <text:list text:style-name="L3">
        <text:list-item>
          <text:p text:style-name="P81">1.<text:tab/>Mithra Singam</text:p>
        </text:list-item>
        <text:list-item>
          <text:p text:style-name="P81">2.<text:tab/>Vishnu Ravindra</text:p>
        </text:list-item>
        <text:list-item>
          <text:p text:style-name="P81">3.<text:tab/>Vaibhav</text:p>
        </text:list-item>
        <text:list-item>
          <text:p text:style-name="P81">4.<text:tab/>Harshal Patil</text:p>
        </text:list-item>
        <text:list-item>
          <text:p text:style-name="P81">5.<text:tab/>Matthew</text:p>
        </text:list-item>
        <text:list-item>
          <text:p text:style-name="P81">6.<text:tab/>Gokhan</text:p>
        </text:list-item>
        <text:list-item>
          <text:p text:style-name="P81">7.<text:tab/>Ashok</text:p>
        </text:list-item>
      </text:list>
      <text:p text:style-name="P82"/>
      <text:p text:style-name="P83"><text:span text:style-name="T43">Collaborator URL:</text:span><text:span text:style-name="T21"><text:s text:c="2"/></text:span><text:a xlink:type="simple" xlink:href="https://www.youtube.com/watch?v=3MfTLUA-YXI"><text:span text:style-name="T2">https://www.youtube.com/watch?v=3MfTLUA-YXI</text:span></text:a></text:p>
      <text:p text:style-name="P82"/>
      <text:p text:style-name="P84"><text:span text:style-name="T6">Collaborator Comments:</text:span></text:p>
      <text:list text:style-name="L3">
        <text:list-item>
          <text:p text:style-name="P81">1.<text:tab/>Name: Mithra</text:p>
        </text:list-item>
      </text:list>
      <text:p text:style-name="P158">Comment: </text:p>
      <text:list text:style-name="L14">
        <text:list-item>
          <text:list>
            <text:list-item>
              <text:list>
                <text:list-item>
                  <text:p text:style-name="P159">i.<text:tab/>You can give Example for Graceful degradation.</text:p>
                </text:list-item>
                <text:list-item>
                  <text:p text:style-name="P159">ii.<text:tab/>You can put image for DOM tree.</text:p>
                </text:list-item>
              </text:list>
            </text:list-item>
          </text:list>
        </text:list-item>
      </text:list>
      <text:p text:style-name="P84"><text:span text:style-name="T6"/></text:p>
      <text:p text:style-name="P83"><text:span text:style-name="T43">Reviewer URL: </text:span><text:a xlink:type="simple" xlink:href="https://www.youtube.com/watch?v=yY265jK74yE&amp;feature=youtu.be%22%20%5Ct%20%22_blank"><text:span text:style-name="T2">https://www.youtube.com/watch?v=yY265jK74yE&amp;feature=youtu.be</text:span></text:a></text:p>
      <text:p text:style-name="P84"><text:span text:style-name="T6"/></text:p>
      <text:p text:style-name="P84"><text:span text:style-name="T6">Reviewer Comments: </text:span></text:p>
      <text:list text:style-name="L15">
        <text:list-item>
          <text:list>
            <text:list-item>
              <text:list>
                <text:list-item>
                  <text:p text:style-name="P160">i.<text:tab/>No changes Required</text:p>
                </text:list-item>
              </text:list>
            </text:list-item>
          </text:list>
        </text:list-item>
      </text:list>
      <text:p text:style-name="P82"/>
      <text:p text:style-name="P84"><text:span text:style-name="T6">Updated Answer:</text:span></text:p>
      <text:p text:style-name="P154">a. Define and describe the DOM.</text:p>
      <text:p text:style-name="P154">Answer: The document object model (DOM) is “a platform- and language-neutral interface that will allow programs and scripts to dynamically access and update the content, structure and style of documents”— in other words, a standard representation of an HTML, XML, or XHTML document consisting of a hierarchy of elements. A DOM element is recursively defined in that one of its properties is an array of child elements. The nodes of every document are organized in a tree structure, called DOM tree. Objects in the DOM tree may be addressed and manipulated by using methods on the objects. DOM node which represents the &lt;html&gt; element of an HTML page is sufficinent to represent the whole page, since every element on a well formed page is a descendant <text:s/>of &lt;html&gt;. Other DOM element properties correspond to the HTML element’s attributes (href, src, and so on). When a browser loads a page, the HTML of the page is parsed into a DOM tree. </text:p>
      <text:p text:style-name="P154"/>
      <text:p text:style-name="P154">Note - DOM technically refers to the standard itself, but developers often use it to mean the specific DOM tree corresponding to the current page.</text:p>
      <text:p text:style-name="P154">b. When user interaction generates a browser event, what can JavaScript code do with respect to the DOM?</text:p>
      <text:p text:style-name="P154">Answer: When a web page is loaded, the browser creates a Document Object Model of the page. With the object model, JavaScript gets all the power it needs to create dynamic HTML:</text:p>
      <text:list text:style-name="L16">
        <text:list-item>
          <text:list>
            <text:list-item>
              <text:list>
                <text:list-item>
                  <text:p text:style-name="P155"><text:span text:style-name="T66">•<text:tab/></text:span>JavaScript can change all the HTML elements in the page</text:p>
                </text:list-item>
                <text:list-item>
                  <text:p text:style-name="P155"><text:span text:style-name="T66">•<text:tab/></text:span>JavaScript can change all the HTML attributes in the page</text:p>
                </text:list-item>
                <text:list-item>
                  <text:p text:style-name="P155"><text:span text:style-name="T66">•<text:tab/></text:span>JavaScript can change all the CSS styles in the page</text:p>
                </text:list-item>
                <text:list-item>
                  <text:p text:style-name="P155"><text:span text:style-name="T66">•<text:tab/></text:span>JavaScript can remove existing HTML elements and attributes</text:p>
                </text:list-item>
                <text:list-item>
                  <text:p text:style-name="P155"><text:span text:style-name="T66">•<text:tab/></text:span>JavaScript can add new HTML elements and attributes</text:p>
                </text:list-item>
                <text:list-item>
                  <text:p text:style-name="P155"><text:span text:style-name="T66">•<text:tab/></text:span>JavaScript can react to all existing HTML events in the page</text:p>
                </text:list-item>
                <text:list-item>
                  <text:p text:style-name="P155"><text:span text:style-name="T66">•<text:tab/></text:span>JavaScript can create new HTML events in the page</text:p>
                </text:list-item>
              </text:list>
            </text:list-item>
          </text:list>
        </text:list-item>
      </text:list>
      <text:p text:style-name="P154">Javascript can inspect the DOM elements and their values, as well as change the values and their attributes.</text:p>
      <text:p text:style-name="P154"><text:s/>Answer: Ajax (Asynchronous JavaScript and XML) is a method of building interactive applications for the Web that process user requests immediately. Ajax combines several programming tools including JavaScript, dynamic HTML (DHTML), Extensible Markup Language (XML), cascading style sheets (CSS), the Document Object Model (DOM), and the Microsoft object, XMLHttpRequest.</text:p>
      <text:p text:style-name="P154">Ajax allows content on Web pages to update immediately when a user performs an action, unlike an HTTP request, during which users must wait for a whole new page to load.</text:p>
      <text:p text:style-name="P154">For example </text:p>
      <text:list text:style-name="L16">
        <text:list-item>
          <text:list>
            <text:list-item>
              <text:list>
                <text:list-item>
                  <text:p text:style-name="P156"><text:span text:style-name="T67">•<text:tab/></text:span>A weather forecasting site could display local conditions on one side of the page without delay after a user types in a zip code.</text:p>
                </text:list-item>
                <text:list-item>
                  <text:p text:style-name="P156"><text:span text:style-name="T67">•<text:tab/></text:span>Google Maps is one well-known application that uses Ajax. The interface allows the user to change views and manipulate the map in real time.</text:p>
                </text:list-item>
              </text:list>
            </text:list-item>
          </text:list>
        </text:list-item>
      </text:list>
      <text:p text:style-name="P154">Applications created with Ajax use an engine that acts as an intermediary between a user's browser and the server from which it is requesting information. Instead of loading a traditional Web page, the user's browser loads the Ajax engine, which displays the page the user sees. The engine continues to run in the background, using JavaScript to communicate with the Web browser. User input or clicking on the page sends a JavaScript call to the Ajax engine, which can respond instantly in many cases. If the engine needs additional data, it requests it from the server, usually using XML, while it is simultaneously updating the page.</text:p>
      <text:p text:style-name="P154">d.<text:tab/>What tool do we use to test JavaScript and AJAX?</text:p>
      <text:p text:style-name="P154">Answer: Jasmine, an open-source JavaScript TDD framework developed by Pivotal Labs. Jasmine is designed to mimic RSpec and support the same TDD practices RSpec supports.</text:p>
      <text:p text:style-name="P154">Testing ajax code must address two problems:</text:p>
      <text:p text:style-name="P154">First, we must be able to “stub out the Internet” by intercepting AJAX calls, so that we can return “canned” AJAX responses and test our JavaScript code in isolation from the server. We will solve this problem using stubs. </text:p>
      <text:p text:style-name="P154">Second, our JavaScript code expects to find certain elements on the rendered page, but as we just saw, when running Jasmine tests the browser is viewing the Jasmine reporting page rather than our app.</text:p>
      <text:p text:style-name="P154">e.<text:tab/>What is the advantage of using AJAX to make HTTP requests to a Web server?</text:p>
      <text:p text:style-name="P154">Answer: <text:s/></text:p>
      <text:list text:style-name="L16">
        <text:list-item>
          <text:list>
            <text:list-item>
              <text:list>
                <text:list-item>
                  <text:p text:style-name="P157"><text:span text:style-name="T66">•<text:tab/></text:span>Asynchronous calls — AJAX allows for the ability to make asynchronous calls to a web server. This allows the client browser to avoid waiting for all data to arrive before allowing the user to act once more.</text:p>
                </text:list-item>
                <text:list-item>
                  <text:p text:style-name="P157"><text:span text:style-name="T66">•<text:tab/></text:span>Minimal data transfer — By not performing a full postback and sending all form data to the server, network utilization is minimized and quicker operations occur. In sites and locations with restricted pipes for data transfer, this can greatly improve network performance.</text:p>
                </text:list-item>
                <text:list-item>
                  <text:p text:style-name="P157"><text:span text:style-name="T66">•<text:tab/></text:span>Limited processing on the server — Along with the fact that only the necessary data is sent to the server, the server is not required to process all form elements. By sending only the necessary data, there is limited processing on the server. There is no need to process all form elements, process the ViewState, send images back to the client, or send a full page back to the client.</text:p>
                </text:list-item>
                <text:list-item>
                  <text:p text:style-name="P157"><text:span text:style-name="T66">•<text:tab/></text:span>Responsiveness—Because AJAX applications are asynchronous on the client, they are perceived to be very responsive.</text:p>
                </text:list-item>
              </text:list>
            </text:list-item>
          </text:list>
        </text:list-item>
      </text:list>
      <text:p text:style-name="P154">f.<text:tab/>Define and describe 'graceful degradation'.</text:p>
      <text:p text:style-name="P154">Answer: Graceful degradation is the ability of a computer, machine, electronic system or network to maintain limited functionality even when a large portion of it has been destroyed or rendered inoperative. </text:p>
      <text:p text:style-name="P154">The purpose of graceful degradation is to prevent catastrophic failure. Ideally, even the simultaneous loss of multiple components does not cause downtime in a system with this feature. In graceful degradation, the operating efficiency or speed declines gradually as an increasing number of components fail.</text:p>
      <text:p text:style-name="P154">In Web site design, the term graceful degradation refers to the judicious implementation of new or sophisticated features to ensure that most Internet users can effectively interact with pages on the site.</text:p>
      <text:p text:style-name="P154">many Internet users prefer to continue using their existing browsers rather than immediately upgrading to the latest version every time a new Web site technology becomes popular. When a site is designed with graceful degradation in mind, such users are not abruptly forced to upgrade their browsers unless they are using "ancient" ones!</text:p>
      <text:p text:style-name="P154">For Example, according to Microsoft , 24% of Chinese Internet users in 2013— over 130 million people— still use Internet Explorer 6, which has serious JavaScript compatibility problems. Another reason is that JavaScript may be disabled for security reasons, especially in enterprise environments where users cannot change their own configuration settings. We refer to all these cases as legacy browsers, and we insist that our app remain usable in the absence of JavaScript.</text:p>
      <text:p text:style-name="P148"/>
      <text:p text:style-name="P3"/>
      <text:p text:style-name="P2">38.<text:tab/>Answer the following:</text:p>
      <text:p text:style-name="P3">a.<text:tab/>Describe and discuss four language features that JavaScript shares with Ruby.</text:p>
      <text:p text:style-name="P3">b.<text:tab/>Does JavaScript have classes? <text:s/>Explain.</text:p>
      <text:p text:style-name="P3">c.<text:tab/>How should JavaScript code be related to HTML page markup?</text:p>
      <text:p text:style-name="P3">d.<text:tab/>Define and describe JSAPI.</text:p>
      <text:p text:style-name="P3">e.<text:tab/>Define and describe jQuery, and explain how it is used.</text:p>
      <text:p text:style-name="P2">39.<text:tab/>Answer the following:</text:p>
      <text:p text:style-name="P3">a.<text:tab/>Explain in detail the meaning and reasoning behind the following slogans:</text:p>
      <text:p text:style-name="P5">•<text:tab/>Prefer Composition and Delegation over Inheritance.</text:p>
      <text:p text:style-name="P5">•<text:tab/>Program to an Interface, not to an Implementation.</text:p>
      <text:p text:style-name="P3">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5">•<text:tab/>Define and describe each of these design patterns (Observer, Composite, and Strategy).</text:p>
      <text:p text:style-name="P5">•<text:tab/>Explain where (i.e., what tier?) and how MVC is implemented in Ruby on Rails applications.</text:p>
      <text:p text:style-name="P3">c.<text:tab/>Define and describe one creational pattern, one structural pattern (other than Composite), and provide examples of each</text:p>
      <text:p text:style-name="P3"/>
      <text:p text:style-name="P151"><text:span text:style-name="T1">Question 39:</text:span></text:p>
      <text:p text:style-name="P152"><text:span text:style-name="T64">Pivotal Tracker URL:</text:span><text:span text:style-name="T21"><text:s/></text:span><text:a xlink:type="simple" xlink:href="https://www.pivotaltracker.com/story/show/94018884"><text:span text:style-name="T2">https://www.pivotaltracker.com/story/show/94018884</text:span></text:a></text:p>
      <text:p text:style-name="P154"><text:span text:style-name="T16">Owner Name:</text:span><text:span text:style-name="T3"><text:s/></text:span>Vaibhav Khandelwal</text:p>
      <text:p text:style-name="P151"><text:span text:style-name="T1">Initial Answer:</text:span></text:p>
      <text:p text:style-name="P154">a.<text:tab/>Explain in detail the meaning and reasoning behind the following slogans:</text:p>
      <text:p text:style-name="P154">•<text:tab/>Prefer Composition and Delegation over Inheritance.</text:p>
      <text:p text:style-name="P154">Answer: Composition over Inheritance in object-oriented programming is the principle that classes should achieve polymorphic behavior and code reuse by composition (containing other classes that implement the desired functionality), instead of through inheritance (being a subclass).</text:p>
      <text:p text:style-name="P154">Though both Composition and Inheritance allows you to reuse code, one of the disadvantage of Inheritance is that it breaks encapsulation. If sub class is depending on super class behavior for its operation, it suddenly becomes fragile. When behavior of super class changes, functionality in sub class may get broken, without any change on its part.</text:p>
      <text:p text:style-name="P154">Composition offers better test-ability of a class than Inheritance. If one class is composed of another class, you can easily create Mock Object representing composed class for sake of testing. Inheritance doesn't provide this luxury. In order to test derived class, you must need its super class.</text:p>
      <text:p text:style-name="P154">Another reason of favoring Composition over inheritance is flexibility. If you use Composition you are flexible enough to replace implementation of Composed class with better and improved version.</text:p>
      <text:p text:style-name="P154">•<text:tab/>"Programming to an interface" means, rely on abstract classes and interfaces to hide differences between subclasses from clients.</text:p>
      <text:list text:style-name="L2">
        <text:list-item>
          <text:p text:style-name="P156"><text:span text:style-name="T67">•<text:tab/></text:span>clients remain unaware of the specific types of objects they use, as long as the object adheres to the interface.</text:p>
        </text:list-item>
        <text:list-item>
          <text:p text:style-name="P156"><text:span text:style-name="T67">•<text:tab/></text:span>clients remain unaware of the classes that implement these objects; clients only know about the abstract class(es) defining the interface.</text:p>
        </text:list-item>
      </text:list>
      <text:p text:style-name="P154">Use of an interface also leads to dynamic binding and polymorphism, which are central features of object-oriented programming.</text:p>
      <text:p text:style-name="P161">b. <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154">•<text:tab/><text:s/>Define and describe each of these design patterns (Observer, Composite, and Strategy).</text:p>
      <text:p text:style-name="P154">Answer: </text:p>
      <text:p text:style-name="P154"><text:span text:style-name="T1">Observer Pattern</text:span>: The Observer pattern provides a way for a component to flexibly broadcast messages to interested receivers. It defines a one-to-many dependency between objects so that when one object changes state, all its dependents are notified and updated automatically. </text:p>
      <text:p text:style-name="P154">Example: In Auction, Each bidder possesses a numbered paddle that is used to indicate a bid. The auctioneer starts the bidding, and "observes" when a paddle is raised to accept the bid. The acceptance of the bid changes the bid price which is broadcast to all of the bidders in the form of a new bid.</text:p>
      <text:p text:style-name="P154"><text:span text:style-name="T1">Composite Pattern</text:span>: The Composite pattern enables you to create hierarchical tree structures of varying complexity, while allowing every element in the structure to operate with a uniform interface. The Composite pattern combines objects into tree structures to represent either the whole hierarchy or a part of the hierarchy. This means the Composite pattern allows clients to treat individual objects and compositions of objects uniformly.</text:p>
      <text:p text:style-name="P154"><text:span text:style-name="T1">Example</text:span>: In graphics editors a shape can be basic or complex. An example of a simple shape is a line, where a complex shape is a rectangle which is made of four line objects. Since shapes have many operations in common such as rendering the shape to screen, and since shapes follow a part-whole hierarchy, composite pattern can be used to enable the program to deal with all shapes uniformly.</text:p>
      <text:p text:style-name="P154"><text:span text:style-name="T1">Strategy Pattern</text:span>: The intent of the Strategy Pattern is to define a family of algorithms, encapsulate each one, and make them interchangeable. The Strategy Pattern lets the algorithm vary independently from clients that use it. In addition the pattern, defines a group of classes that represent a set of possible behaviors. These behaviors can then be used in an application to change its functionality.</text:p>
      <text:p text:style-name="P154"><text:span text:style-name="T1">Example</text:span>: The admissions office of a university keeps online documentation ina single format. It gets updated frequently and the single formathelps maintenance (make changes in only one place). However, the newrequirement is that the users should be able to download informationin different formats such as HTML, PDF, and Word.<text:span text:style-name="T68"> </text:span></text:p>
      <text:p text:style-name="P154">•<text:tab/><text:s/>Explain where (i.e., what tier?) and how MVC is implemented in Ruby on Rails applications.</text:p>
      <text:p text:style-name="P154">Answer:</text:p>
      <text:p text:style-name="P154">(a) models: logic and persistence tiers</text:p>
      <text:p text:style-name="P154">(b) controllers: logic and presentation tiers</text:p>
      <text:p text:style-name="P154">(c) views: logic and presentation tiers.</text:p>
      <text:p text:style-name="P154">An application organized according to MVC consists of three main types of code.</text:p>
      <text:p text:style-name="P154">Models are concerned with the data manipulated by the application : how to store it, how to operate on it, and how to change it. An MVC app typically has a model for each type of entity manipulated by the app. </text:p>
      <text:p text:style-name="P154">Views are presented to the user and contain information about the models with which users can interact. The views serve as the interface between the system’s users and its data.</text:p>
      <text:p text:style-name="P154">Finally, controllers mediate the interaction in both directions: when a user interacts with a view (e.g. by clicking something on a Web page), a specific controller action corresponding to that user activity is invoked. Each controller corresponds to one model, and in Rails, each controller action is handled by a particular Ruby method within that controller. The controller can ask the model to retrieve or modify information; depending on the results of doing this, the controller decides what view will be presented next to the user, and supplies that view with any necessary information.</text:p>
      <text:p text:style-name="P154">c. <text:tab/>Define and describe one creational pattern, one structural pattern (other than Composite), and provide examples of each</text:p>
      <text:p text:style-name="P154">Answer: The <text:span text:style-name="T1">"Abstract Factory" (Creational)</text:span><text:s/>pattern provides an abstract class that determines the appropriate concrete class to instantiate to create a set of concrete products that implement a standard interface. The client interacts only with the product interfaces and the Abstract Factory class. The client never knows about the concrete construction classes provided by this pattern. The Abstract Factory pattern is similar to the Factory Method pattern, except it creates families of related objects.</text:p>
      <text:p text:style-name="P154"><text:span text:style-name="T1">Example</text:span>: Consider Pizza factory, which defines method names and returns types to make different kinds of pizza. The abstract factory can be named AbstractPizzaFactory, NYConcretePizzaFactory and ChicagoConcretePizzaFactory being two extensions of the abstract class. The abstract factory will define types of toppings for pizza, like pepperoni, sausage or anchovy, and the concrete factories will implement only a set of the toppings, which are specific for the area and even if one topping is implemented in both concrete factories, the resulting pizzas will be different subclasses, each for the area it was implemented in.</text:p>
      <text:p text:style-name="P154"><text:span text:style-name="T1">Decorator Pattern (Structural Pattern)</text:span></text:p>
      <text:p text:style-name="P154">The Decorator pattern enables you to add or remove object functionality without changing the external appearance or function of the object. It changes the functionality of an object in a way that is transparent to its clients by using an instance of a subclass of the original class that delegates operations to the original object. The Decorator pattern attaches additional responsibilities to an object dynamically to provide a flexible alternative to changing object functionality without using static inheritance</text:p>
      <text:p text:style-name="P154"><text:span text:style-name="T1">Example</text:span>: Icecream is a classic example for decorator design pattern. You create a basic icecream and then add toppings to it as you prefer. The added toppings change the taste of the basic icecream. You can add as many topping as you want. </text:p>
      <text:p text:style-name="P79"><text:span text:style-name="T1"/></text:p>
      <text:p text:style-name="P79"><text:span text:style-name="T1">Reference:</text:span></text:p>
      <text:list text:style-name="L3">
        <text:list-item>
          <text:p text:style-name="P61">1)<text:tab/>Fox, Armando; Patterson, David (2014-01-03). Engineering Software as a Service: An Agile Approach Using Cloud Computing (Kindle Locations 2250-2251). Strawberry Canyon LLC. Kindle Edition.</text:p>
        </text:list-item>
      </text:list>
      <text:p text:style-name="P79"><text:span text:style-name="T1">Collaborators: <text:s/></text:span></text:p>
      <text:list text:style-name="L3">
        <text:list-item>
          <text:p text:style-name="P81">1)<text:tab/>Mithra Singam</text:p>
        </text:list-item>
        <text:list-item>
          <text:p text:style-name="P81">2)<text:tab/>Vishnu Ravindra</text:p>
        </text:list-item>
        <text:list-item>
          <text:p text:style-name="P81">3)<text:tab/>Vaibhav</text:p>
        </text:list-item>
        <text:list-item>
          <text:p text:style-name="P81">4)<text:tab/>Harshal Patil</text:p>
        </text:list-item>
        <text:list-item>
          <text:p text:style-name="P81">5)<text:tab/>Matthew</text:p>
        </text:list-item>
        <text:list-item>
          <text:p text:style-name="P81">6)<text:tab/>Gokhan</text:p>
        </text:list-item>
        <text:list-item>
          <text:p text:style-name="P81">7)<text:tab/>Ashok</text:p>
        </text:list-item>
      </text:list>
      <text:p text:style-name="P82"/>
      <text:p text:style-name="P83"><text:span text:style-name="T43">Collaborator URL:</text:span><text:span text:style-name="T21"><text:s text:c="2"/></text:span><text:a xlink:type="simple" xlink:href="https://www.youtube.com/watch?v=3MfTLUA-YXI"><text:span text:style-name="T2">https://www.youtube.com/watch?v=3MfTLUA-YXI</text:span></text:a></text:p>
      <text:p text:style-name="P82"/>
      <text:p text:style-name="P84"><text:span text:style-name="T6">Collaborator Comments:</text:span></text:p>
      <text:list text:style-name="L3">
        <text:list-item>
          <text:p text:style-name="P143">1)<text:tab/><text:span text:style-name="T4">Name: Mithra</text:span></text:p>
        </text:list-item>
      </text:list>
      <text:p text:style-name="P162"><text:span text:style-name="T4">Comment: </text:span></text:p>
      <text:list text:style-name="L3">
        <text:list-item>
          <text:p text:style-name="P163"><text:span text:style-name="T44">1)<text:tab/></text:span><text:span text:style-name="T4">Please mention about the patterns like when we can use, under what requirements.</text:span></text:p>
        </text:list-item>
      </text:list>
      <text:p text:style-name="P84"><text:span text:style-name="T6"/></text:p>
      <text:p text:style-name="P83"><text:span text:style-name="T43">Reviewer URL: </text:span><text:a xlink:type="simple" xlink:href="https://www.youtube.com/watch?v=yY265jK74yE&amp;feature=youtu.be%22%20%5Ct%20%22_blank"><text:span text:style-name="T2">https://www.youtube.com/watch?v=yY265jK74yE&amp;feature=youtu.be</text:span></text:a></text:p>
      <text:p text:style-name="P84"><text:span text:style-name="T6"/></text:p>
      <text:p text:style-name="P84"><text:span text:style-name="T6">Reviewer (Budeals) Comments:</text:span></text:p>
      <text:list text:style-name="L3">
        <text:list-item>
          <text:p text:style-name="P164">1)<text:tab/><text:span text:style-name="T4">Benefits of Using pattern. </text:span></text:p>
        </text:list-item>
      </text:list>
      <text:p text:style-name="P165"><text:span text:style-name="T4"/></text:p>
      <text:p text:style-name="P84"><text:span text:style-name="T6">Updated Answer:</text:span></text:p>
      <text:p text:style-name="P84"><text:span text:style-name="T6"/></text:p>
      <text:p text:style-name="P154">a.<text:tab/>Explain in detail the meaning and reasoning behind the following slogans:</text:p>
      <text:p text:style-name="P154">•<text:tab/>Prefer Composition and Delegation over Inheritance.</text:p>
      <text:p text:style-name="P154">Answer: Composition over Inheritance in object-oriented programming is the principle that classes should achieve polymorphic behavior and code reuse by composition (containing other classes that implement the desired functionality), instead of through inheritance (being a subclass).</text:p>
      <text:p text:style-name="P154">Though both Composition and Inheritance allows you to reuse code, one of the disadvantage of Inheritance is that it breaks encapsulation. If sub class is depending on super class behavior for its operation, it suddenly becomes fragile. When behavior of super class changes, functionality in sub class may get broken, without any change on its part.</text:p>
      <text:p text:style-name="P154">Composition offers better test-ability of a class than Inheritance. If one class is composed of another class, you can easily create Mock Object representing composed class for sake of testing. Inheritance doesn't provide this luxury. In order to test derived class, you must need its super class.</text:p>
      <text:p text:style-name="P154">Another reason of favoring Composition over inheritance is flexibility. If you use Composition you are flexible enough to replace implementation of Composed class with better and improved version.</text:p>
      <text:p text:style-name="P154">•<text:tab/>"Programming to an interface" means, rely on abstract classes and interfaces to hide differences between subclasses from clients.</text:p>
      <text:list text:style-name="L2">
        <text:list-item>
          <text:p text:style-name="P156"><text:span text:style-name="T67">•<text:tab/></text:span>clients remain unaware of the specific types of objects they use, as long as the object adheres to the interface.</text:p>
        </text:list-item>
        <text:list-item>
          <text:p text:style-name="P156"><text:span text:style-name="T67">•<text:tab/></text:span>clients remain unaware of the classes that implement these objects; clients only know about the abstract class(es) defining the interface.</text:p>
        </text:list-item>
      </text:list>
      <text:p text:style-name="P154">Use of an interface also leads to dynamic binding and polymorphism, which are central features of object-oriented programming.</text:p>
      <text:p text:style-name="P161">b. <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154">•<text:tab/><text:s/>Define and describe each of these design patterns (Observer, Composite, and Strategy).</text:p>
      <text:p text:style-name="P154">Answer: </text:p>
      <text:p text:style-name="P154"><text:span text:style-name="T1">Observer Pattern</text:span>: The Observer pattern provides a way for a component to flexibly broadcast messages to interested receivers. It defines a one-to-many dependency between objects so that when one object changes state, all its dependents are notified and updated automatically. </text:p>
      <text:p text:style-name="P154">Example: In Auction, Each bidder possesses a numbered paddle that is used to indicate a bid. The auctioneer starts the bidding, and "observes" when a paddle is raised to accept the bid. The acceptance of the bid changes the bid price which is broadcast to all of the bidders in the form of a new bid.</text:p>
      <text:p text:style-name="P154"><text:span text:style-name="T1">Benefits</text:span>:</text:p>
      <text:p text:style-name="P154">Abstract coupling between subject and observer</text:p>
      <text:p text:style-name="P154">Support for broadcast communication</text:p>
      <text:p text:style-name="P154"><text:span text:style-name="T1">Composite Pattern</text:span>: The Composite pattern enables you to create hierarchical tree structures of varying complexity, while allowing every element in the structure to operate with a uniform interface. The Composite pattern combines objects into tree structures to represent either the whole hierarchy or a part of the hierarchy. This means the Composite pattern allows clients to treat individual objects and compositions of objects uniformly.</text:p>
      <text:p text:style-name="P154"><text:span text:style-name="T1">Example</text:span>: In graphics editors a shape can be basic or complex. An example of a simple shape is a line, where a complex shape is a rectangle which is made of four line objects. Since shapes have many operations in common such as rendering the shape to screen, and since shapes follow a part-whole hierarchy, composite pattern can be used to enable the program to deal with all shapes uniformly.</text:p>
      <text:p text:style-name="P154"><text:span text:style-name="T1">Benefits</text:span>:</text:p>
      <text:list text:style-name="L2">
        <text:list-item>
          <text:p text:style-name="P156"><text:span text:style-name="T67">•<text:tab/></text:span>Defines class hierarchies consisting of primitive objects and composite objects</text:p>
        </text:list-item>
        <text:list-item>
          <text:p text:style-name="P156"><text:span text:style-name="T67">•<text:tab/></text:span>Makes it easier to add new kinds of components</text:p>
        </text:list-item>
        <text:list-item>
          <text:p text:style-name="P156"><text:span text:style-name="T67">•<text:tab/></text:span>Provides flexibility of structure and a manageable interface</text:p>
        </text:list-item>
      </text:list>
      <text:p text:style-name="P154"><text:span text:style-name="T1">Strategy Pattern</text:span>: The intent of the Strategy Pattern is to define a family of algorithms, encapsulate each one, and make them interchangeable. The Strategy Pattern lets the algorithm vary independently from clients that use it. In addition the pattern, defines a group of classes that represent a set of possible behaviors. These behaviors can then be used in an application to change its functionality.</text:p>
      <text:p text:style-name="P154"><text:span text:style-name="T1">Example</text:span>: The admissions office of a university keeps online documentation ina single format. It gets updated frequently and the single formathelps maintenance (make changes in only one place). However, the newrequirement is that the users should be able to download informationin different formats such as HTML, PDF, and Word.<text:span text:style-name="T68"> </text:span></text:p>
      <text:p text:style-name="P154"><text:span text:style-name="T1">Benefits</text:span>:</text:p>
      <text:list text:style-name="L2">
        <text:list-item>
          <text:p text:style-name="P156"><text:span text:style-name="T67">•<text:tab/></text:span>An alternative to subclassing.</text:p>
        </text:list-item>
        <text:list-item>
          <text:p text:style-name="P156"><text:span text:style-name="T67">•<text:tab/></text:span>Defines each behavior in its own class, which eliminates conditional statements.</text:p>
        </text:list-item>
        <text:list-item>
          <text:p text:style-name="P156"><text:span text:style-name="T67">•<text:tab/></text:span>Easier to extend a model to incorporate new behaviors without recoding the application.</text:p>
        </text:list-item>
      </text:list>
      <text:p text:style-name="P154">•<text:tab/><text:s/>Explain where (i.e., what tier?) and how MVC is implemented in Ruby on Rails applications.</text:p>
      <text:p text:style-name="P154">Answer:</text:p>
      <text:p text:style-name="P154">(a) models: logic and persistence tiers</text:p>
      <text:p text:style-name="P154">(b) controllers: logic and presentation tiers</text:p>
      <text:p text:style-name="P154">(c) views: logic and presentation tiers.</text:p>
      <text:p text:style-name="P154">An application organized according to MVC consists of three main types of code.</text:p>
      <text:p text:style-name="P154">Models are concerned with the data manipulated by the application : how to store it, how to operate on it, and how to change it. An MVC app typically has a model for each type of entity manipulated by the app. </text:p>
      <text:p text:style-name="P154">Views are presented to the user and contain information about the models with which users can interact. The views serve as the interface between the system’s users and its data.</text:p>
      <text:p text:style-name="P154">Finally, controllers mediate the interaction in both directions: when a user interacts with a view (e.g. by clicking something on a Web page), a specific controller action corresponding to that user activity is invoked. Each controller corresponds to one model, and in Rails, each controller action is handled by a particular Ruby method within that controller. The controller can ask the model to retrieve or modify information; depending on the results of doing this, the controller decides what view will be presented next to the user, and supplies that view with any necessary information.</text:p>
      <text:p text:style-name="P154">c. <text:tab/>Define and describe one creational pattern, one structural pattern (other than Composite), and provide examples of each</text:p>
      <text:p text:style-name="P154">Answer: The "Abstract Factory" (Creational) pattern provides an abstract class that determines the appropriate concrete class to instantiate to create a set of concrete products that implement a standard interface. The client interacts only with the product interfaces and the Abstract Factory class. The client never knows about the concrete construction classes provided by this pattern. The Abstract Factory pattern is similar to the Factory Method pattern, except it creates families of related objects.</text:p>
      <text:p text:style-name="P154"><text:span text:style-name="T1">Example</text:span>: Consider Pizza factory, which defines method names and returns types to make different kinds of pizza. The abstract factory can be named AbstractPizzaFactory, NYConcretePizzaFactory and ChicagoConcretePizzaFactory being two extensions of the abstract class. The abstract factory will define types of toppings for pizza, like pepperoni, sausage or anchovy, and the concrete factories will implement only a set of the toppings, which are specific for the area and even if one topping is implemented in both concrete factories, the resulting pizzas will be different subclasses, each for the area it was implemented in.</text:p>
      <text:p text:style-name="P154"><text:span text:style-name="T1">Benefits</text:span>: </text:p>
      <text:p text:style-name="P154">Isolates concrete classes.</text:p>
      <text:p text:style-name="P154">Makes exchanging product families easy.</text:p>
      <text:p text:style-name="P154">Promotes consistency among products.</text:p>
      <text:p text:style-name="P154"><text:span text:style-name="T1">When to use</text:span>:</text:p>
      <text:p text:style-name="P154">The system should be independent of how its prodcuts are created, composed, and represented.</text:p>
      <text:p text:style-name="P154">The system should be configured with one of multiple families of products a) MS Windows or b) Apple Macintosh</text:p>
      <text:p text:style-name="P154">The family of related product objects is designed to be used together, and you must enforce this constraint. This is the key point of the pattern, otherwise you could use a Factory Pattern.</text:p>
      <text:p text:style-name="P154"><text:span text:style-name="T1">Decorator Pattern (Structural Pattern)</text:span></text:p>
      <text:p text:style-name="P154">The Decorator pattern enables you to add or remove object functionality without changing the external appearance or function of the object. It changes the functionality of an object in a way that is transparent to its clients by using an instance of a subclass of the original class that delegates operations to the original object. The Decorator pattern attaches additional responsibilities to an object dynamically to provide a flexible alternative to changing object functionality without using static inheritance</text:p>
      <text:p text:style-name="P154"><text:span text:style-name="T1">Example</text:span>: Icecream is a classic example for decorator design pattern. You create a basic icecream and then add toppings to it as you prefer. The added toppings change the taste of the basic icecream. You can add as many topping as you want. </text:p>
      <text:p text:style-name="P154"><text:span text:style-name="T1">Benefits</text:span>:</text:p>
      <text:list text:style-name="L2">
        <text:list-item>
          <text:p text:style-name="P156"><text:span text:style-name="T67">•<text:tab/></text:span>More flexibility than static inheritance.</text:p>
        </text:list-item>
        <text:list-item>
          <text:p text:style-name="P156"><text:span text:style-name="T67">•<text:tab/></text:span>Avoids feature-laden classes high up in the hierarchy</text:p>
        </text:list-item>
        <text:list-item>
          <text:p text:style-name="P156"><text:span text:style-name="T67">•<text:tab/></text:span>Simplifies coding because you write a series of classes, each targeted at a specific part of the functionality, rather than coding all behavior into the object</text:p>
        </text:list-item>
        <text:list-item>
          <text:p text:style-name="P156"><text:span text:style-name="T67">•<text:tab/></text:span>Enhances the object's extensibility because you make changes by coding new classes.</text:p>
        </text:list-item>
      </text:list>
      <text:p text:style-name="P154"><text:span text:style-name="T1">When To Use</text:span>:</text:p>
      <text:list text:style-name="L2">
        <text:list-item>
          <text:p text:style-name="P156"><text:span text:style-name="T67">•<text:tab/></text:span>You want to add responsibilities to individual objects dynamically and transparently, that is without affecting other objects</text:p>
        </text:list-item>
        <text:list-item>
          <text:p text:style-name="P156"><text:span text:style-name="T67">•<text:tab/></text:span>You want to add responsibilities to the object that you want to change in the future</text:p>
        </text:list-item>
        <text:list-item>
          <text:p text:style-name="P156"><text:span text:style-name="T67">•<text:tab/></text:span>When extension by static sub-classing is impractical.</text:p>
        </text:list-item>
      </text:list>
      <text:p text:style-name="P154"/>
      <text:p text:style-name="P148"/>
      <text:p text:style-name="P3"/>
      <text:p text:style-name="P2">40.<text:tab/>Answer the following with respect to Design Patterns:</text:p>
      <text:p text:style-name="P3">a.<text:tab/>Define and describe each of the SOLID principles (as modified for Ruby on Rails applications) in detail. <text:s text:c="2"/></text:p>
      <text:p text:style-name="P3">b.<text:tab/>For each of the above principles, describe symptoms of its violation and discuss refactoring actions that should be taken to remedy such problems.</text:p>
      <text:p text:style-name="P3">c. <text:tab/>Define and describe four general problems that can thwart productivity when SOLID principles are ignored.<text:line-break/><text:line-break/></text:p>
      <text:p text:style-name="P2">Pivotal Tracker URL: <text:s/><text:a xlink:type="simple" xlink:href="https://www.pivotaltracker.com/n/projects/1339742/stories/94018824">https://www.pivotaltracker.com/n/projects/1339742/stories/94018824</text:a></text:p>
      <text:p text:style-name="P2">Owner Name: <text:s/>Apeksha Pawar</text:p>
      <text:p text:style-name="P2">Initial Answer:</text:p>
      <text:p text:style-name="P8">a. SOLID principles are a set of 5 design principles that a clean code should follow. The motivation behind it is to minimize the cost of change. <text:s/>These 5 principles are –</text:p>
      <text:p text:style-name="P20">1. Single Responsibility principle – It says that a class should have one and only one <text:tab/>reason to change. 2. Each responsibility is a possible axis of change and a change to one <text:tab/>axis should not affect others.</text:p>
      <text:p text:style-name="P20">2. Open/Closed principle – It states that classes should be Open for extension, but closed <text:tab/>for source allocation.</text:p>
      <text:p text:style-name="P20">3. Liskov substitution principle – it states that if a method works on an instance of type T, <text:tab/>it should also work on any subtype of T which implies that substituting <text:s/>a subclass for a <text:tab/>class should preserve correct program behavior.</text:p>
      <text:p text:style-name="P20">4. Injection of dependencies – Collaborating classes whose implementation may vary at <text:tab/>runtime should depend on an intermediate “injected” dependency.<text:line-break/><text:tab/>Demeter principle – Speak only to your friends and treat friends of friends as strangers.<text:line-break/></text:p>
      <text:p text:style-name="P8">b. Principle: Single Responsibility Principle<text:line-break/><text:tab/>Symptom of Violation: Large class with poor Lack of Cohesion of Methods score and <text:tab/>data clumps.<text:line-break/><text:tab/>Refactoring Action: Extract the class and move the methods<text:line-break/><text:line-break/>Principle: Open/Closed Principle<text:line-break/><text:tab/>Symptom of Violation: Conditional complexity, case based dispatcher<text:line-break/><text:tab/>Refactoring Action: Use Strategy or Template method possibly combined with Abstract <text:tab/>factory pattern, use decorator to avoid explosion of subclasses.<text:line-break/><text:line-break/>Principle: Liskov Substitution Principle<text:line-break/><text:tab/>Symptom of Violation: Refused bequest: subclass destructively overrides an inherited <text:tab/>method.<text:line-break/><text:tab/>Refactoring Action: Replace inheritance with delegation<text:line-break/><text:line-break/>Principle: Injection of Dependencies<text:line-break/><text:tab/>Symptom of Violation: Unit tests that require ad hoc stubbing to create seams; <text:tab/>constructors that hardwire a call to another class’s constructor, rather than allowing <text:tab/>runtime determination of which other class to use<text:line-break/><text:tab/>Refactoring Action: Inject a dependency on a shared interface to isolate the classes; use <text:tab/>Adapter Façade, or proxy patterns as needed to make the interface uniform across <text:tab/>variants.<text:line-break/><text:line-break/>Principle: Demeter Principle<text:line-break/><text:tab/>Symptom of Violation: Inappropriate intimacy; feature envy, mock train wrecks<text:line-break/><text:tab/>Refactoring Action: Delegate behaviors and call the delegate method instead.</text:p>
      <text:p text:style-name="P8"/>
      <text:p text:style-name="P8">c. The four problems that can thwart productivity is SOLID principles are ignored are -<text:line-break/><text:tab/>1. Viscosity – it’s easier to fix a problem using a quick hack, even though you know <text:tab/>that’s not the right thing to do.<text:line-break/><text:tab/>2. Immobility – it’s hard to be DRY and because the functionality you want to reuse is <text:tab/>wired into the app in a way that makes extraction difficult.<text:line-break/><text:tab/>3. Needless repetition - <text:tab/>possibly as a consequence of immobility, the app has <text:tab/>similar functionality duplicated in multiple places. As a result, a change in one part of the <text:tab/>app often ripples to many other parts of the app, so that a small change in functionality <text:tab/>requires a lot of little changes to code and tests, a process known as shotgun surgery.<text:line-break/><text:tab/>4. Needless complexity – the app’s design reflects generality that was inserted before it <text:tab/>was needed.<text:line-break/><text:line-break/>Reference: Textbook</text:p>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Formatting of answers, bullet renumbering, 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Format and remove spaces</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3"/>
      <text:p text:style-name="P2">41.<text:tab/>Answer the following:</text:p>
      <text:p text:style-name="P3">a.<text:tab/>Define responsiveness and discuss its components.</text:p>
      <text:p text:style-name="P3">b.<text:tab/>Discuss two measurements of latency and describe what they show.</text:p>
      <text:p text:style-name="P3">c.<text:tab/>Define and describe PaaS, and explain what can be done to circumvent or delay its abandonment.</text:p>
      <text:p text:style-name="P3">d.<text:tab/>Define and describe the three principles that should be followed to keep SaaS apps secure.</text:p>
      <text:p text:style-name="P3">e.<text:tab/>Explain SQL injection and how to defend against it.<text:line-break/>ANS. 41: <text:s/></text:p>
      <text:p text:style-name="P3">Pivotal Tracker URL: https://www.pivotaltracker.com/n/projects/1339742/stories/94018446</text:p>
      <text:p text:style-name="P3">Owner Name: <text:s/>Raaja Koneri Nagarajan</text:p>
      <text:p text:style-name="P3">Initial Answer:</text:p>
      <text:p text:style-name="P8"/>
      <text:list text:style-name="L1">
        <text:list-item>
          <text:list>
            <text:list-item>
              <text:p text:style-name="P6">Define responsiveness and discuss its components.</text:p>
            </text:list-item>
          </text:list>
        </text:list-item>
      </text:list>
      <text:p text:style-name="P21">Responsiveness is the perceived delay between when a user takes an action such as clicking on a link and when the user perceives a response, such as new content appearing on the page. Technically, responsiveness has two components: latency, the initial delay to start receiving new content, and throughput, the time it takes for all the content to be delivered.</text:p>
      <text:p text:style-name="P21">Responsiveness measures how “snappy” an interactive app feels to users. Given today’s high-speed Internet connections and fast computers, responsiveness is dominated by latency.</text:p>
      <text:list text:style-name="L1">
        <text:list-item>
          <text:list>
            <text:list-item>
              <text:p text:style-name="P6">Discuss two measurements of latency and describe what they show.</text:p>
            </text:list-item>
          </text:list>
        </text:list-item>
      </text:list>
      <text:p text:style-name="P21">Two definitions are used to measure latency in a way that makes it impossible to ignore the bad experience of even a small number of users:</text:p>
      <text:list text:style-name="L2">
        <text:list-item>
          <text:p text:style-name="P11">A <text:span text:style-name="T69">service level objective (SLO)</text:span><text:s/>usually takes the form of a quantitative statement about the quantiles of the latency distribution over a time window of a given width. For example, “95% of requests within any 5-minute window should have a latency below 100   ms.” In statistical terms, the 95th quantile of the latency distribution must not exceed 100   ms.</text:p>
        </text:list-item>
        <text:list-item>
          <text:p text:style-name="P11">The <text:span text:style-name="T69">Apdex score</text:span><text:s/>(Application Performance Index) is an open standard that computes a simplified SLO as a number between 0 and 1 inclusive representing the fraction of satisfied users. Given a user satisfaction threshold latency T selected by the application operator, a request is satisfactory if it completes within time T, tolerable if it takes longer than T but less than 4T, and unsatisfactory otherwise. The Apdex score is then (Satisfactory   + 0.5( Tolerable))  /  ( Number   of   samples). In the example above, the Apdex score would be (8 + 0.5( 1)) <text:span text:style-name="T70">∕</text:span><text:s/>10 = 0.85.</text:p>
        </text:list-item>
      </text:list>
      <text:list text:style-name="L1">
        <text:list-item>
          <text:list>
            <text:list-item>
              <text:p text:style-name="P6">Define and describe PaaS, and explain what can be done to circumvent or delay its abandonment.</text:p>
            </text:list-item>
          </text:list>
        </text:list-item>
      </text:list>
      <text:p text:style-name="P21">Platform as a Service (PaaS): a curated software stack ready for you to deploy your app, with much of the administration and scaling responsibility managed for us, making deployment much more developer-friendly. PaaS providers may either run their own datacenters or, increasingly, rely on lower-level Infrastructure as a Service (IaaS) providers such as the Amazon public cloud, as Heroku does. Other emerging PaaS’s are CloudFoundry, a PaaS software layer that can be deployed on either a company’s existing servers or a public cloud, and Microsoft Azure, a set of managed services based on Windows Server and running in Microsoft’s cloud.</text:p>
      <text:p text:style-name="P21">The problems that threaten availability and responsiveness are the same whether we use PaaS or not, but it’s worth trying to stay within the PaaS tier because it provides machinery to help mitigate those problems.</text:p>
      <text:list text:style-name="L1">
        <text:list-item>
          <text:list>
            <text:list-item>
              <text:p text:style-name="P6">Define and describe the three principles that should be followed to keep SaaS apps secure.</text:p>
            </text:list-item>
          </text:list>
        </text:list-item>
      </text:list>
      <text:p text:style-name="P21">Given the importance of keeping the users trust, non-functional features can be more important than functional features, especially for SaaS apps. </text:p>
      <text:list text:style-name="L5">
        <text:list-item>
          <text:p text:style-name="P11">The Plan-and-Document processes speak little about performance, except as a potential piece of the System Requirement Specification that is later validated as part of the Master Test Plan. </text:p>
        </text:list-item>
        <text:list-item>
          <text:p text:style-name="P11">Releases, considered part of Configuration Management, are significant events in Plan-and-Document processes. A release wraps up everything about the project at that time, including documentation about how the release was made as well as the code, configuration files, data, and product documentation. </text:p>
        </text:list-item>
        <text:list-item>
          <text:p text:style-name="P11">Redundancy is the key to dependable system, with highly available systems aiming at no single point of failure. The Mean Time To Failure is a function of the whole system, including hardware and operators along with the software. Another way to improve availability that is easier to measure than MTTF is to concentrate on reducing Mean Time To Repair. </text:p>
        </text:list-item>
        <text:list-item>
          <text:p text:style-name="P11">Unlike the probabilistic basis for failures in dependability analysis, security is based on an intelligent adversary who is purposely exploiting unexpected events, such as buffer overflows.</text:p>
        </text:list-item>
      </text:list>
      <text:p text:style-name="P21"/>
      <text:list text:style-name="L1">
        <text:list-item>
          <text:list>
            <text:list-item>
              <text:p text:style-name="P6">Explain SQL injection and how to defend against it.</text:p>
            </text:list-item>
          </text:list>
        </text:list-item>
      </text:list>
      <text:p text:style-name="P21">SQL injection is a code injection technique, used to attack data-driven applications, in which malicious SQL statements are inserted into an entry field for execution (e.g. to dump the database contents to the attacker). SQL injection must exploit a security vulnerability in an application's software, for example, when user input is either incorrectly filtered for string literal escape characters embedded in SQL statements or user input is not strongly typed and unexpectedly executed. SQL injection is mostly known as an attack vector for websites but can be used to attack any type of SQL database.</text:p>
      <text:p text:style-name="P149">Defense: Use prepared queries with placeholders, rather than interpolating strings directly into queries</text:p>
      <text:p text:style-name="P5">Reference: Textbook<text:line-break/>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Bullet numbering and formatting</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2">42.<text:tab/>Answer the following:</text:p>
      <text:p text:style-name="P3">a.<text:tab/>Explain in detailed steps how partial migrations and feature flags can be used to perform a complex update of an app's code and schema.</text:p>
      <text:p text:style-name="P3">b.<text:tab/>Define caching, explain how it can take place at multiple levels, and discuss how it can help SaaS performance.</text:p>
      <text:p text:style-name="P3">c.<text:tab/>Describe two sources of abusive queries and how to avoid them.</text:p>
      <text:p text:style-name="P3">d.<text:tab/>Define and describe software rejuvenation and discuss a major problem it alleviates.</text:p>
      <text:p text:style-name="P2"/>
      <text:p text:style-name="P14"><text:span text:style-name="T4">ANS. &lt;Question 42&gt;:</text:span></text:p>
      <text:p text:style-name="P15"><text:span text:style-name="T5">Pivotal Tracker URL: </text:span><text:a xlink:type="simple" xlink:href="https://www.pivotaltracker.com/story/show/94018396"><text:span text:style-name="T4">https://www.pivotaltracker.com/story/show/94018396</text:span></text:a></text:p>
      <text:p text:style-name="P166"><text:span text:style-name="T4">Owner Name: Chris Maltzan</text:span></text:p>
      <text:p text:style-name="P166"><text:span text:style-name="T4">Initial Answer:</text:span></text:p>
      <text:p text:style-name="P167"/>
      <text:p text:style-name="P166"><text:span text:style-name="T6">PART A</text:span></text:p>
      <text:p text:style-name="P167"/>
      <text:p text:style-name="P14"><text:span text:style-name="T4">Imagine a developer needs to change the database schema in order to deliver a new feature. One difficult problem is that if the app is already being consumed by users, then the users' experience may be negatively impacted through either bugs or server down-time when the database migration is performed.<text:line-break/><text:line-break/>The first, and simplest way to solve this problem is to take the app offline, quickly perform the migration, and then put the app back online (hopefully before the users notice and switch to using a competing application). This is called performing the migration atomically (p. 402, Fox &amp; Paterson, 2012).<text:line-break/><text:line-break/>A better solution is to perform the migration while the app is running, which will prevent any system downtime and can be done without users having any idea of the technical database modifications being made. The Rollout gem can help with this process by assisting in the implementation of feature flags (Garvey, 2014). A feature flag is a "configuration variable whose value can be changed while the app is running to control which code paths in the app are executed" (p. 404, Fox &amp; Paterson, 2012). We can use feature flags as an indicator to designate whether or not a feature is currently active. The partial migration process involves six distinct steps as described by Fox and Paterson (2012):<text:line-break/><text:line-break/>1) Our software is currently at version N. First we perform an initial migration to add new columns and tables. All of the code will still run perfectly as it did in the past and the code does not need to be modified at all. We are simply preparing the database to support code we will write in the future. One important column to add is the flag for whether or not a record has been migrated to the new schema.<text:line-break/><text:line-break/>2) Now we can create version N+1 of our software. It will have code paths such that both the old and the new schema are able to be executed properly. The path that is actually executed is determined by the feature flag. The feature flag can be changed at any point in time (in real time, as the app runs).<text:line-break/><text:line-break/>3) We can now deploy our code (Version N+1) to any appropriate servers (including github and production)<text:line-break/><text:line-break/>4) Now that the app is deployed, we will set the feature flag to true. When each record gets modified, it will be migrated to the new schema. The user should have no idea that this is happening, it just occurs silently in the background. During this stage, if something unexpected goes wrong, it is perfectly acceptable to set the feature flag back to false, add more tests to handle the bug, and then redeploy again. Setting the feature flag to false will essentially revert our behaviour back to that of version N.<text:line-break/><text:line-break/>5) Once all records are successfully migrated, we can remove the feature flag and the old code path that was active in version N. We can then deploy our code in version N+2.<text:line-break/><text:line-break/>6) We can now perform one final migration to remove any old (and now unused) columns and tables from the database. If everything was done properly, this should have no effect on our application's behaviour at all.</text:span></text:p>
      <text:p text:style-name="P14"><text:span text:style-name="T6">PART B</text:span></text:p>
      <text:p text:style-name="P14"><text:span text:style-name="T4">Caching is simply using storage space to temporarily store data. This can happen at multiple levels in a rails app. The goal of these multiple levels is to satisfy the user's HTTP request as fast as possible. We aim to do this by resolving the request as “near” to the user as we can. In this case, we determine distance to be the number of the tiers of the application that the request must pass through (and consequently, the amount of work that must be performed to get to each tier). For example, it is must faster to resolve a request in the client tier by simply loading a fully cached web page than it is to have to run controller code and make actual data base queries and run any logic necessary to satisfy the HTTP request. While it is still necessary to be served the cached page, caching improves performance by circumventing the work needed to generate the page from scratch.</text:span></text:p>
      <text:p text:style-name="P14"><text:span text:style-name="T4">Below I will describe how caching can take place in the various tiers of a rails web app. Fox and Armando (2012) explained this chronologically in their text book, starting with the user's browser in the client tier and ending with the database in the persistence tier:</text:span></text:p>
      <text:p text:style-name="P14"><text:span text:style-name="T4">- Client Tier: Web pages can be cached in the user's browser. Assuming the web page has not been modified since it was cached, the entire page can simply be reloaded from the browser cache.</text:span></text:p>
      <text:p text:style-name="P14"><text:span text:style-name="T4">- Presentation Tier: The web server can perform page caching in instances when the user's browser does not have the page cached the page is able to be delivered (no authentication is required to view the page). This will bypass the rails stack entirely and therefore can prevent a lot of work from being performed to generate the web page. When page caching can be performed, the web server can simply serve the entire page directly from the cache.</text:span></text:p>
      <text:p text:style-name="P14"><text:span text:style-name="T4">- Logic Tier: Page caching in the presentation tier can not be performed for pages that require authentication. However, the action cache can handle such HTTP requests from the user. The controller can perform action caching allowing the appropriate controller to handle the authentication (or any other restrictions) and then serve the cached page. Unfortunately, it is not always possible to exclusively serve entirely cached pages. Since most web pages are built of various components (not all of which can be cached together), it is possible to turn to fragment caching instead. Fragment caching works in the model and view of the rails application. Fragment caching marks the first point of caching in which a full page is not stored. Only part of a page is cached and served to the user.</text:span></text:p>
      <text:p text:style-name="P14"><text:span text:style-name="T4">- Persistance Tier: The furthest possible caching (from the user's perspective) that can take place is query caching in the persistence layer. This is can allow us to store the results from database queries, thereby saving the effort of making the query again (again, assuming of course that the results of the query have not changed since they were cached.</text:span></text:p>
      <text:p text:style-name="P14"><text:span text:style-name="T4"><text:line-break/></text:span><text:span text:style-name="T6">PART C</text:span><text:span text:style-name="T4"><text:line-break/><text:line-break/>1. We can avoid the “N+1 queries” problem. This problem comes about when you are traversing an association and you perform N+1 queries rather than just a single query (Phabricator, 2015).</text:span></text:p>
      <text:p text:style-name="P14"><text:span text:style-name="T4">To illustrate what the N+1 queries problem is, I will give an example of code that can cause it. If a developer wanted to select all the male Users of his application, and then perform an action on each of the male Users' Pets (capital P for the model name), the code might look like this:</text:span></text:p>
      <text:p text:style-name="P14"><text:span text:style-name="T8">@male_users = Users.where(“gender = ?”, gen)</text:span></text:p>
      <text:p text:style-name="P14"><text:span text:style-name="T8">@male_users.pets.each do |u|</text:span></text:p>
      <text:p text:style-name="P17"/>
      <text:p text:style-name="P14"><text:span text:style-name="T4">The resulting data base queries would looks something like this:</text:span></text:p>
      <text:p text:style-name="P14"><text:span text:style-name="T8">SELECT * FROM user WHERE gender='male'</text:span></text:p>
      <text:p text:style-name="P14"><text:span text:style-name="T8">SELECT * FROM pet WHERE userID='1'</text:span></text:p>
      <text:p text:style-name="P14"><text:span text:style-name="T8">SELECT * FROM pet WHERE userID='2'</text:span></text:p>
      <text:p text:style-name="P14"><text:span text:style-name="T8">...</text:span></text:p>
      <text:p text:style-name="P14"><text:span text:style-name="T8">SELECT * FROM pet WHERE userID='N'</text:span></text:p>
      <text:p text:style-name="P14"><text:span text:style-name="T4">As you can see, the result is that we will be left with N+1 queries. Lecture 19 of the UC Berkley course at 35 minutes in explains a possible solution, however, to this problem. If we replace the first query with the impoved query below, we can save N queries to the database. Armando Fox makes the point in his lecture that although the includes function will create more work for the database, it is far faster to have all of that work be performed in one single query than it is for the database to suffer through an extra N round trips to the database later on.</text:span></text:p>
      <text:p text:style-name="P14"><text:span text:style-name="T8">@male_users = Users.where(“gender = ?”, gen).includes(:gender)</text:span></text:p>
      <text:p text:style-name="P14"><text:span text:style-name="T4">2. Another source of abusive queries can come from table scans. We can avoid full table scans (which are linear) by using indices judiciously. Lecture 19 of the UC Berkley course at 43 minutes in discussed how we can use indices in order to decrease the load on the database from unnecessarily burdensome queries. Given the following line of code:</text:span></text:p>
      <text:p text:style-name="P14"><text:span text:style-name="T8">User.where(“name = 'Chris'”)</text:span></text:p>
      <text:p text:style-name="P14"><text:span text:style-name="T4">There are two possible ways this query could be performed. If the name column is indexed, then the query can be performed instantly, just like using a hash table with unique hashes. However, if it is not indexed, then we must resort to a linear table scan in order to search for the User whose name is “Chris.” So in summary, we should follow the steps we performed in the performance homework to add an index to columns that are needed in where clauses in order to reduce the load on our data base. This can be done simply by creating a migration to add a name index column to our User table.</text:span></text:p>
      <text:p text:style-name="P14"><text:span text:style-name="T6">PART D</text:span></text:p>
      <text:p text:style-name="P14"><text:span text:style-name="T4">Software rejuvenation is a method for alleviating the symptoms of a resource leak. If one was to restart the processes of a web server once they have aged for X amount of time, the resources of the process would be released (freeing the leaked or lost resources). This is sometimes known as a “rolling reboot” (p. 406, Fox &amp; Paterson, 2012). The restarting of processes can be done one process at a time quietly in the background without users ever noticing that it is happening.</text:span></text:p>
      <text:p text:style-name="P14"><text:span text:style-name="T4">If one was to notice that after a server has been running for a long period of time it begins to malfunction and runs out of memory, then it is likely that a resource leak is at fault. While a rolling reboot may alleviate the problem temporarily, it is often better to find the source of the leak and fix the actual problem. However, if the leak was not caused by your code but instead something your software depends upon, such as the web server or third party tools, a rolling reboot may be the best option until the third party is able to resolve the issue.</text:span></text:p>
      <text:p text:style-name="P168"><text:span text:style-name="T4">Fox, A., Patterson, D. (2014) </text:span><text:span text:style-name="T8">Engineering Software as a Service an Agile Approach Using Cloud Computing</text:span><text:span text:style-name="T4">, San Francisco CA: Strawberry Canyon LLC.</text:span></text:p>
      <text:p text:style-name="P15"><text:span text:style-name="T71">Fox, A., Patterson, D. (2012) </text:span><text:span text:style-name="T72">CS 169 - Software Engineering,</text:span><text:span text:style-name="T71">Available at:</text:span><text:a xlink:type="simple" xlink:href="http://www.infocobuild.com/education/audio-video-courses/computer-science/CS169-Fall2012-Berkeley/lecture-19.html"><text:span text:style-name="T4">http://www.infocobuild.com/education/audio-video-courses/computer-science/CS169-Fall2012-Berkeley/lecture-19.html</text:span></text:a><text:span text:style-name="T73"> </text:span><text:span text:style-name="T71">(Accessed: 5/10/2015).</text:span></text:p>
      <text:p text:style-name="P168"><text:span text:style-name="T4">Garvey, L. (2014) </text:span><text:span text:style-name="T8">Feature Flags on Rails, </text:span><text:span text:style-name="T4">Available at:</text:span><text:a xlink:type="simple" xlink:href="https://www.reinteractive.net/posts/221-feature-flags-on-rails"><text:span text:style-name="T74">https://www.reinteractive.net/posts/221-feature-flags-on-rails</text:span></text:a><text:span text:style-name="T75"> </text:span><text:span text:style-name="T4">(Accessed: 5/10/2015).</text:span></text:p>
      <text:p text:style-name="P168"><text:span text:style-name="T4">Phabricator (2015) </text:span><text:span text:style-name="T8">Performance: N+1 Query Problem, </text:span><text:span text:style-name="T4">Available at:</text:span><text:a xlink:type="simple" xlink:href="https://secure.phabricator.com/book/phabcontrib/article/n_plus_one/"><text:span text:style-name="T74">https://secure.phabricator.com/book/phabcontrib/article/n_plus_one/</text:span></text:a><text:span text:style-name="T75"> </text:span><text:span text:style-name="T4">(Accessed: 5/10/2015).</text:span></text:p>
      <text:p text:style-name="P168"><text:span text:style-name="T4">Rails Guides (2014) </text:span><text:span text:style-name="T8">Caching with Rails: An overview, </text:span><text:span text:style-name="T4">Available at:</text:span><text:a xlink:type="simple" xlink:href="http://guides.rubyonrails.org/caching_with_rails.html"><text:span text:style-name="T74">http://guides.rubyonrails.org/caching_with_rails.html</text:span></text:a><text:span text:style-name="T4">(Accessed: 5/10/2015).</text:span></text:p>
      <text:p text:style-name="P2"/>
      <text:p text:style-name="P2"><text:span text:style-name="T1">LAST QUESTION</text:span></text:p>
      <text:p text:style-name="P2">Lessons Learned (Everyone Answers!):</text:p>
      <text:p text:style-name="P2">•<text:tab/>Most organizations carry out a postmortem analysis of a project after delivery and acceptance. <text:s text:c="2"/></text:p>
      <text:p text:style-name="P2">•<text:tab/>In it, they assess all aspects of the project (including products, process and resources) with the intent of identifying both what well in the project and what areas should be improved upon in future projects. <text:s text:c="2"/></text:p>
      <text:p text:style-name="P2">•<text:tab/>Before a formal postmortem, each team member does a self-assessment, called a Lessons Learned document. <text:s/></text:p>
      <text:p text:style-name="P2">•<text:tab/>Write your own section of our Lessons Learned document for the class by summarizing:</text:p>
      <text:p text:style-name="P3">a.<text:tab/>What were the most important (to you, personally) concepts, principles, skills, tools, etc. that you learned/mastered throughout the semester.</text:p>
      <text:p text:style-name="P3">b.<text:tab/>Note any concepts, principles, skills, tools, etc. that you would have liked to learn, but that we didn't cover.</text:p>
      <text:p text:style-name="P3">c.<text:tab/>List everything that you feel you did especially well this semester (master specific tools, languages, skills, etc., contribute to the project in a specific way, etc., learn and implement specific things quickly, etc.).</text:p>
      <text:p text:style-name="P3">d.<text:tab/>List anything that that you feel that you didn't do as well, or that didn't go as well as you hoped (getting a list of these items will help me to improve the class schedule in future semesters).</text:p>
      <text:p text:style-name="P3">e.<text:tab/>THANK YOU!</text:p>
      <text:p text:style-name="P2"/>
      <text:p text:style-name="P4"> </text:p>
      <text:p text:style-name="P2"/>
      <text:p text:style-name="P2"><text:span text:style-name="T1">Extra Credit </text:span>(+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2">Our customer wants an inventory system for her furniture warehouse and sales division</text:p>
      <text:p text:style-name="P2"/>
      <text:p text:style-name="P2">SLOC has been estimated at 1200, and our team's productivity rate is 100 lines per labor month per person, and development people cost $1000 per labor month. Other non-coding tasks have been estimated at 3 labor months.</text:p>
      <text:p text:style-name="P2"/>
      <text:p text:style-name="P2">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2"/>
      <text:p text:style-name="P2">Do a Trade Study comparing in-house development with purchase of the software.</text:p>
      <text:p text:style-name="P2"/>
      <text:p text:style-name="P2">(Hint: <text:s/>make sure that you tally the code estimates and then derive and include any additional costs items given in labor months)</text:p>
      <text:p text:style-name="P2"/>
      <text:p text:style-name="P2">Trade Study Name: <text:s/>Choose Commercial-Off-the-Shelf Software or Develop In-House</text:p>
      <text:p text:style-name="P2">Problem Statement: <text:s/>Select best value based on cost and built-in sales support capability</text:p>
      <text:p text:style-name="P2">Candidates <text:tab/>Half-Baked<text:tab/>HiPricedSpread<text:tab/>In-House</text:p>
      <text:p text:style-name="P2">Criterion<text:tab/>Wgt<text:tab/>Model<text:tab/>Value<text:tab/>Score<text:tab/>Wgt*Score<text:tab/>Value<text:tab/>Score<text:tab/>Wgt*Score<text:tab/>Value<text:tab/>Score<text:tab/>Wgt*Score</text:p>
      <text:p text:style-name="P2">Cost<text:tab/>1<text:tab/>Less is More<text:tab/>$<text:tab/><text:tab/><text:tab/>$<text:tab/><text:tab/><text:tab/>$<text:tab/><text:tab/></text:p>
      <text:p text:style-name="P2">Sales Support<text:tab/>2<text:tab/>0/1<text:tab/><text:tab/><text:tab/><text:tab/><text:tab/><text:tab/><text:tab/><text:tab/><text:tab/></text:p>
      <text:p text:style-name="P2">Rating<text:tab/><text:tab/><text:tab/><text:tab/><text:tab/><text:tab/><text:tab/><text:tab/><text:tab/><text:tab/><text:tab/></text:p>
      <text:p text:style-name="P2"/>
      <text:p text:style-name="P2">What is your decision? <text:s/>_____________________</text:p>
      <text:p text:style-name="P4"> </text:p>
      <text:p text:style-name="P2"/>
      <text:p text:style-name="P2"><text:span text:style-name="T1"><text:line-break/></text:span></text:p>
      <text:p text:style-name="P2"><text:span text:style-name="T1">Appendix A</text:span></text:p>
      <text:p text:style-name="P2">ACM/IEEE SE Code of Ethics and Professional Practice</text:p>
      <text:p text:style-name="P2"/>
      <text:p text:style-name="P2">•<text:tab/>Software engineers shall act consistently with the public interest</text:p>
      <text:p text:style-name="P2">•<text:tab/>Software engineers shall act in a manner that is in the best interests of their client and employer, consistent with the public interest</text:p>
      <text:p text:style-name="P2">•<text:tab/>Software engineers shall ensure that their products and related modifications meet the highest professional standards possible</text:p>
      <text:p text:style-name="P2">•<text:tab/>Software engineers shall maintain integrity and independence in their professional judgment</text:p>
      <text:p text:style-name="P2">•<text:tab/>Software engineering managers and leaders shall subscribe to and promote an ethical approach to the management of software development maintenance</text:p>
      <text:p text:style-name="P2">•<text:tab/>Software engineers shall advance the integrity and reputation of the profession, consistent with the public interest</text:p>
      <text:p text:style-name="P2">•<text:tab/>Software engineers shall be fair to and supportive of their colleagues</text:p>
      <text:p text:style-name="P2">•<text:tab/>Software engineers shall participate in lifelong learning regarding the practice of their profession and shall promote an ethical approach to the practice of the profession</text:p>
      <text:p text:style-name="P2"/>
      <text:p text:style-name="P2"/>
      <text:p text:style-name="P2">Appendix B</text:p>
      <text:p text:style-name="P2"/>
      <text:p text:style-name="P2">Background: movies have been added to database</text:p>
      <text:p text:style-name="P2"><text:s text:c="2"/></text:p>
      <text:p text:style-name="P2"><text:s text:c="2"/>Given the following movies exist:</text:p>
      <text:p text:style-name="P2"><text:s text:c="2"/>| title <text:s text:c="18"/>| rating | release_date |</text:p>
      <text:p text:style-name="P2"><text:s text:c="2"/>| Aladdin <text:s text:c="16"/>| G <text:s text:c="5"/>| 25-Nov-1992 <text:s/>|</text:p>
      <text:p text:style-name="P2"><text:s text:c="2"/>| The Terminator <text:s text:c="9"/>| R <text:s text:c="5"/>| 26-Oct-1984 <text:s/>|</text:p>
      <text:p text:style-name="P2"><text:s text:c="2"/>| When Harry Met Sally <text:s text:c="3"/>| R <text:s text:c="5"/>| 21-Jul-1989 <text:s/>|</text:p>
      <text:p text:style-name="P2"><text:s text:c="2"/>| The Help <text:s text:c="15"/>| PG-13 <text:s/>| 10-Aug-2011 <text:s/>|</text:p>
      <text:p text:style-name="P2"><text:s text:c="2"/>| Chocolat <text:s text:c="15"/>| PG-13 <text:s/>| 5-Jan-2001 <text:s text:c="2"/>|</text:p>
      <text:p text:style-name="P2"><text:s text:c="2"/>| Amelie <text:s text:c="17"/>| R <text:s text:c="5"/>| 25-Apr-2001 <text:s/>|</text:p>
      <text:p text:style-name="P2"><text:s text:c="2"/>| 2001: A Space Odyssey <text:s text:c="2"/>| G <text:s text:c="5"/>| 6-Apr-1968 <text:s text:c="2"/>|</text:p>
      <text:p text:style-name="P2"><text:s text:c="2"/>| The Incredibles <text:s text:c="8"/>| PG <text:s text:c="4"/>| 5-Nov-2004 <text:s text:c="2"/>|</text:p>
      <text:p text:style-name="P2"><text:s text:c="2"/>| Raiders of the Lost Ark | PG <text:s text:c="4"/>| 12-Jun-1981 <text:s/>|</text:p>
      <text:p text:style-name="P2"><text:s text:c="2"/>| Chicken Run <text:s text:c="12"/>| G <text:s text:c="5"/>| 21-Jun-2000 <text:s/>|</text:p>
      <text:p text:style-name="P2"/>
      <text:p text:style-name="P2"><text:s text:c="2"/>And I am on the RottenPotatoes home page</text:p>
      <text:p text:style-name="P2"><text:s text:c="2"/>And I check the following ratings: G PG PG-13 R</text:p>
      <text:p text:style-name="P2"><text:s text:c="2"/>And I press "Refresh"</text:p>
      <text:p text:style-name="P2"/>
      <text:p text:style-name="P2">Scenario: sort movies alphabetically</text:p>
      <text:p text:style-name="P2"><text:s text:c="2"/>When I follow "Movie Title"</text:p>
      <text:p text:style-name="P2"><text:s text:c="2"/>Then I should see all movies sorted by title in increasing order</text:p>
      <text:p text:style-name="P2"/>
      <text:p text:style-name="P2">Scenario: sort movies in increasing order of release date</text:p>
      <text:p text:style-name="P2"><text:s text:c="2"/>When I follow "Release Date"</text:p>
      <text:p text:style-name="P2"><text:s text:c="2"/>Then I should see all movies sorted by release date in increasing order</text:p>
      <text:p text:style-name="P2"/>
      <text:p text:style-name="P2"/>
      <text:p text:style-name="P2">Appendix C</text:p>
      <text:p text:style-name="P2">The Cleanroom Process Model</text:p>
      <text:p text:style-name="P2"/>
      <text:p text:style-name="P2">•<text:tab/>Process model that supposedly precludes the introduction of defects</text:p>
      <text:p text:style-name="P2">•<text:tab/>Uses formal methods to develop each program unit by refining increasingly detailed 'box' structures:</text:p>
      <text:p text:style-name="P2">1.<text:tab/>Black box (will generate result R after applying function f to input S)</text:p>
      <text:p text:style-name="P2">2.<text:tab/>State box (given current state, system will transition to new state and generate result R after applying function f to input S)</text:p>
      <text:p text:style-name="P2">3.<text:tab/>Clear box: <text:s/>Define algorithm that will satisfy requirements of black/state box</text:p>
      <text:p text:style-name="P2">•<text:tab/>Code is then generated for each program unit</text:p>
      <text:p text:style-name="P2">•<text:tab/>Unit is inspected: <text:s/>Together, every in the team inspects each line of code, and then verifies it using formal proofs instead of unit testing.</text:p>
      <text:p text:style-name="P2">•<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2"/>
      <text:p text:style-name="P2">Appendix D</text:p>
      <text:p text:style-name="P2"/>
      <text:p text:style-name="P2"><text:s text:c="2"/>def index</text:p>
      <text:p text:style-name="P2"><text:s text:c="4"/>@all_ratings = Movie.all_ratings</text:p>
      <text:p text:style-name="P2"><text:s text:c="4"/>IF params[:ratings] != {}</text:p>
      <text:p text:style-name="P2"><text:s text:c="4"/>THEN</text:p>
      <text:p text:style-name="P2"><text:s text:c="6"/>@selected_ratings = params[:ratings]</text:p>
      <text:p text:style-name="P2"><text:s text:c="4"/>ELSE</text:p>
      <text:p text:style-name="P2"><text:s text:c="6"/>IF session[:ratings] != {}</text:p>
      <text:p text:style-name="P2"><text:s text:c="6"/>THEN</text:p>
      <text:p text:style-name="P2"><text:s text:c="8"/>@selected_ratings = session[:ratings]</text:p>
      <text:p text:style-name="P2"><text:s text:c="6"/>ELSE</text:p>
      <text:p text:style-name="P2"><text:s text:c="8"/>@selected_ratings = {} </text:p>
      <text:p text:style-name="P2"><text:s text:c="6"/>ENDIF</text:p>
      <text:p text:style-name="P2"><text:s text:c="4"/>ENDIF</text:p>
      <text:p text:style-name="P2"><text:s text:c="4"/>IF @selected_ratings == {}</text:p>
      <text:p text:style-name="P2"><text:s text:c="4"/>THEN</text:p>
      <text:p text:style-name="P2"><text:s text:c="6"/>@selected_ratings = </text:p>
      <text:p text:style-name="P2"><text:s text:c="8"/>Hash[@all_ratings.map{|rating| [rating, rating]}]</text:p>
      <text:p text:style-name="P2"><text:s text:c="4"/>ENDIF</text:p>
      <text:p text:style-name="P2"><text:s text:c="4"/>sort = params[:sort] || session[:sort]</text:p>
      <text:p text:style-name="P2"><text:s text:c="4"/>IF sort == 'title'</text:p>
      <text:p text:style-name="P2"><text:s text:c="4"/>THEN</text:p>
      <text:p text:style-name="P2"><text:s text:c="6"/>order = {:order =&gt; :title} </text:p>
      <text:p text:style-name="P2"><text:s text:c="6"/>@title_hdr = 'hilite'</text:p>
      <text:p text:style-name="P2"><text:s text:c="4"/>ELSE</text:p>
      <text:p text:style-name="P2"><text:s text:c="6"/>IF sort == 'release_date'</text:p>
      <text:p text:style-name="P2"><text:s text:c="6"/>THEN</text:p>
      <text:p text:style-name="P2"><text:s text:c="8"/>order = {:order =&gt; :release_date}</text:p>
      <text:p text:style-name="P2"><text:s text:c="8"/>@release_date_hdr = 'hilite'</text:p>
      <text:p text:style-name="P2"><text:s text:c="6"/>ENDIF</text:p>
      <text:p text:style-name="P2"><text:s text:c="4"/>ENDIF </text:p>
      <text:p text:style-name="P2"><text:s text:c="4"/>IF params[:ratings]!=session[:ratings] <text:s/></text:p>
      <text:p text:style-name="P2"><text:s text:c="4"/>OR</text:p>
      <text:p text:style-name="P2"><text:s text:c="6"/>params[:sort]!=session[:sort]</text:p>
      <text:p text:style-name="P2"><text:s text:c="4"/>THEN</text:p>
      <text:p text:style-name="P2"><text:s text:c="6"/>session[:ratings] = @selected_ratings</text:p>
      <text:p text:style-name="P2"><text:s text:c="6"/>session[:sort] = sort</text:p>
      <text:p text:style-name="P2"><text:s text:c="6"/>flash.keep</text:p>
      <text:p text:style-name="P2"><text:s text:c="6"/>redirect_to :ratings =&gt; @selected_ratings, :sort =&gt; sort </text:p>
      <text:p text:style-name="P2"><text:s text:c="4"/>ELSE </text:p>
      <text:p text:style-name="P2"><text:s text:c="6"/>@movies = </text:p>
      <text:p text:style-name="P2"><text:s text:c="8"/>Movie.find_all_by_rating(@selected_ratings.keys, order) </text:p>
      <text:p text:style-name="P2"><text:s text:c="4"/>ENDIF</text:p>
      <text:p text:style-name="P2"><text:s text:c="2"/>END index</text:p>
      <text:p text:style-name="P2"/>
      <text:p text:style-name="P2">Appendix E</text:p>
      <text:p text:style-name="P2"/>
      <text:p text:style-name="P2">Trade Studies</text:p>
      <text:p text:style-name="P2">•<text:tab/>Process used to make preferred technical decision</text:p>
      <text:p text:style-name="P2">o<text:tab/>Considers a variety of alternatives</text:p>
      <text:p text:style-name="P2">o<text:tab/>Examines both weaknesses and strengths associated with a particular decision</text:p>
      <text:p text:style-name="P2">o<text:tab/>Can satisfy multiple objectives</text:p>
      <text:p text:style-name="P2">•<text:tab/>Start by determining what decision must be made</text:p>
      <text:p text:style-name="P2">•<text:tab/>Find and evaluate possible candidates</text:p>
      <text:p text:style-name="P2">•<text:tab/>Identify/finalize candidates to be used for study – each must represent a viable alternative</text:p>
      <text:p text:style-name="P2">•<text:tab/>Formulate tradeoffs: <text:s/>express each criterion using a formula and/or range and a weight</text:p>
      <text:p text:style-name="P2">o<text:tab/>Within a range/outside a range</text:p>
      <text:p text:style-name="P2">o<text:tab/>More is better/less is better</text:p>
      <text:p text:style-name="P2">o<text:tab/>Present/not present</text:p>
      <text:p text:style-name="P2">o<text:tab/>The weight assigned to a criterion indicates its importance relative to other criteria</text:p>
      <text:p text:style-name="P2">o<text:tab/>May use Delphi process to identify criteria and assign formulas and weights</text:p>
      <text:p text:style-name="P2"><text:tab/>Have set of expert stakeholders determine criteria</text:p>
      <text:p text:style-name="P2"><text:tab/>Have each assign weight to each criteria anonymously</text:p>
      <text:p text:style-name="P2"><text:tab/>Discuss if wide variance</text:p>
      <text:p text:style-name="P2"><text:tab/>Repeat last two steps until convergence</text:p>
      <text:p text:style-name="P2">•<text:tab/>Calculate weighted values for each criterion for each candidate</text:p>
      <text:p text:style-name="P2">•<text:tab/>Convert each set of values to a utility score</text:p>
      <text:p text:style-name="P2">o<text:tab/>Can be normalized, but not necessary</text:p>
      <text:p text:style-name="P2">•<text:tab/>Make selection</text:p>
      <text:p text:style-name="P2">•<text:tab/>Evaluate certainty/uncertainty/risk relative to selection</text:p>
      <text:p text:style-name="P2"/>
      <text:p text:style-name="P2">Worksheet:</text:p>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ore<text:tab/>Value<text:tab/>Score<text:tab/>Wgt*Score<text:tab/>Value<text:tab/>Score<text:tab/>Wgt*Score</text:p>
      <text:p text:style-name="P2">Cost/gram<text:tab/>1<text:tab/>Less is More<text:tab/>$8.85<text:tab/><text:tab/><text:tab/>$7.95<text:tab/><text:tab/><text:tab/>$6.85<text:tab/><text:tab/></text:p>
      <text:p text:style-name="P2">Flavor Rating<text:tab/>2<text:tab/>More is More<text:tab/>4<text:tab/><text:tab/><text:tab/>3<text:tab/><text:tab/><text:tab/>2<text:tab/><text:tab/></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Compute weighted score for cost/gram ----</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1<text:tab/>$6.85<text:tab/>(8.85-6.85)/8.85 = .23<text:tab/>.23*1 = .23</text:p>
      <text:p text:style-name="P2">Flavor Rating<text:tab/>2<text:tab/>More is More<text:tab/>4<text:tab/><text:tab/><text:tab/>3<text:tab/><text:tab/><text:tab/>2<text:tab/><text:tab/></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
      <text:p text:style-name="P2"/>
      <text:p text:style-name="P2">Compute weighted score for flavor rating ----</text:p>
      <text:p text:style-name="P4"> </text:p>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8</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
      <text:p text:style-name="P2">Compute weighted score for resistance ---</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 .8</text:p>
      <text:p text:style-name="P2">Resistance to Late Blight<text:tab/>1<text:tab/>0/1<text:tab/>0<text:tab/>0<text:tab/>0 * 1 = 0<text:tab/>1<text:tab/>1<text:tab/>1 * 1 = 1<text:tab/>0<text:tab/>0<text:tab/>0 * 1 = 0</text:p>
      <text:p text:style-name="P2">Rating<text:tab/><text:tab/><text:tab/><text:tab/><text:tab/><text:tab/><text:tab/><text:tab/><text:tab/><text:tab/><text:tab/></text:p>
      <text:p text:style-name="P2"/>
      <text:p text:style-name="P2"/>
      <text:p text:style-name="P2">Sum the scores and select the highest one!</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 .8</text:p>
      <text:p text:style-name="P2">Resistance to Late Blight<text:tab/>1<text:tab/>0/1<text:tab/>0<text:tab/>0<text:tab/>0 * 1 = 1<text:tab/>1<text:tab/>1<text:tab/>1 * 1 = 1<text:tab/>0<text:tab/>0<text:tab/>0 * 1 = 0</text:p>
      <text:p text:style-name="P2">Rating<text:tab/><text:tab/><text:tab/><text:tab/><text:tab/>1.6<text:tab/><text:tab/><text:tab/>2.3<text:tab/><text:tab/><text:tab/>1.03</text:p>
      <text:p text:style-name="P2"/>
      <text:p text:style-name="P2">Note that you will get completely different results depending on how you weight each factor!</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4.72</meta:generator>
  </office:meta>
</office:document-meta>
</file>